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8 - Conta de produção por atividade econômica - Bahia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8.1'.A1">Tabela 18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8.2'.A1">Tabela 18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8.3'.A1">Tabela 18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4'.A1">Tabela 18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5'.A1">Tabela 18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6'.A1">Tabela 18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7'.A1">Tabela 18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8'.A1">Tabela 18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9'.A1">Tabela 18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10'.A1">Tabela 18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11'.A1">Tabela 18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12'.A1">Tabela 18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13'.A1">Tabela 18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8.14'.A1">Tabela 18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8.15'.A1">Tabela 18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8.16'.A1">Tabela 18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8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506.4751185791" table:style-name="ce5">
            <text:p><text:s/>119,5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506.4751185791" table:style-name="ce5">
            <text:p><text:s/>119,506<text:s/></text:p>
          </table:table-cell>
          <table:table-cell office:value-type="float" office:value="1.0217900362831074" table:style-name="ce6">
            <text:p>1.022</text:p>
          </table:table-cell>
          <table:table-cell office:value-type="float" office:value="122110.52554747921" table:style-name="ce5">
            <text:p><text:s/>122,111<text:s/></text:p>
          </table:table-cell>
          <table:table-cell office:value-type="float" office:value="1.0892333330889701" table:style-name="ce6">
            <text:p>1.089</text:p>
          </table:table-cell>
          <table:table-cell office:value-type="float" office:value="133006.85474732661" table:style-name="ce5">
            <text:p><text:s/>133,0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3006.85474732661" table:style-name="ce5">
            <text:p><text:s/>133,007<text:s/></text:p>
          </table:table-cell>
          <table:table-cell office:value-type="float" office:value="1.106068632177986" table:style-name="ce6">
            <text:p>1.106</text:p>
          </table:table-cell>
          <table:table-cell office:value-type="float" office:value="147114.70990067159" table:style-name="ce5">
            <text:p><text:s/>147,115<text:s/></text:p>
          </table:table-cell>
          <table:table-cell office:value-type="float" office:value="1.0603558446896524" table:style-name="ce6">
            <text:p>1.060</text:p>
          </table:table-cell>
          <table:table-cell office:value-type="float" office:value="155993.94248299979" table:style-name="ce5">
            <text:p><text:s/>155,9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5993.94248299979" table:style-name="ce5">
            <text:p><text:s/>155,994<text:s/></text:p>
          </table:table-cell>
          <table:table-cell office:value-type="float" office:value="1.0467567085742608" table:style-name="ce6">
            <text:p>1.047</text:p>
          </table:table-cell>
          <table:table-cell office:value-type="float" office:value="163287.7057910274" table:style-name="ce5">
            <text:p><text:s/>163,288<text:s/></text:p>
          </table:table-cell>
          <table:table-cell office:value-type="float" office:value="1.0701442668186507" table:style-name="ce6">
            <text:p>1.070</text:p>
          </table:table-cell>
          <table:table-cell office:value-type="float" office:value="174741.40219423859" table:style-name="ce5">
            <text:p><text:s/>174,7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4741.40219423859" table:style-name="ce5">
            <text:p><text:s/>174,741<text:s/></text:p>
          </table:table-cell>
          <table:table-cell office:value-type="float" office:value="1.0260678250547568" table:style-name="ce6">
            <text:p>1.026</text:p>
          </table:table-cell>
          <table:table-cell office:value-type="float" office:value="179296.53049646091" table:style-name="ce5">
            <text:p><text:s/>179,297<text:s/></text:p>
          </table:table-cell>
          <table:table-cell office:value-type="float" office:value="1.1040149232023049" table:style-name="ce6">
            <text:p>1.104</text:p>
          </table:table-cell>
          <table:table-cell office:value-type="float" office:value="197946.04534648999" table:style-name="ce5">
            <text:p><text:s/>197,9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7946.04534648999" table:style-name="ce5">
            <text:p><text:s/>197,946<text:s/></text:p>
          </table:table-cell>
          <table:table-cell office:value-type="float" office:value="1.0364750876835951" table:style-name="ce6">
            <text:p>1.036</text:p>
          </table:table-cell>
          <table:table-cell office:value-type="float" office:value="205166.14470712413" table:style-name="ce5">
            <text:p><text:s/>205,166<text:s/></text:p>
          </table:table-cell>
          <table:table-cell office:value-type="float" office:value="1.0519084706808119" table:style-name="ce6">
            <text:p>1.052</text:p>
          </table:table-cell>
          <table:table-cell office:value-type="float" office:value="215816.00551434909" table:style-name="ce5">
            <text:p><text:s/>215,8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5816.00551434909" table:style-name="ce5">
            <text:p><text:s/>215,816<text:s/></text:p>
          </table:table-cell>
          <table:table-cell office:value-type="float" office:value="1.0372702295829783" table:style-name="ce6">
            <text:p>1.037</text:p>
          </table:table-cell>
          <table:table-cell office:value-type="float" office:value="223859.51758755019" table:style-name="ce5">
            <text:p><text:s/>223,860<text:s/></text:p>
          </table:table-cell>
          <table:table-cell office:value-type="float" office:value="1.0862651026649464" table:style-name="ce6">
            <text:p>1.086</text:p>
          </table:table-cell>
          <table:table-cell office:value-type="float" office:value="243170.78185476561" table:style-name="ce5">
            <text:p><text:s/>243,1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3170.78185476561" table:style-name="ce5">
            <text:p><text:s/>243,171<text:s/></text:p>
          </table:table-cell>
          <table:table-cell office:value-type="float" office:value="0.97666315114941882" table:style-name="ce6">
            <text:p>0.977</text:p>
          </table:table-cell>
          <table:table-cell office:value-type="float" office:value="237495.9420737433" table:style-name="ce5">
            <text:p><text:s/>237,496<text:s/></text:p>
          </table:table-cell>
          <table:table-cell office:value-type="float" office:value="1.0548124726719261" table:style-name="ce6">
            <text:p>1.055</text:p>
          </table:table-cell>
          <table:table-cell office:value-type="float" office:value="250513.6819083537" table:style-name="ce5">
            <text:p><text:s/>250,5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513.6819083537" table:style-name="ce5">
            <text:p><text:s/>250,514<text:s/></text:p>
          </table:table-cell>
          <table:table-cell office:value-type="float" office:value="1.0683871416790038" table:style-name="ce6">
            <text:p>1.068</text:p>
          </table:table-cell>
          <table:table-cell office:value-type="float" office:value="267645.5965655492" table:style-name="ce5">
            <text:p><text:s/>267,646<text:s/></text:p>
          </table:table-cell>
          <table:table-cell office:value-type="float" office:value="1.0702082875012553" table:style-name="ce6">
            <text:p>1.070</text:p>
          </table:table-cell>
          <table:table-cell office:value-type="float" office:value="286436.53555766825" table:style-name="ce5">
            <text:p><text:s/>286,4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6436.53555766825" table:style-name="ce5">
            <text:p><text:s/>286,437<text:s/></text:p>
          </table:table-cell>
          <table:table-cell office:value-type="float" office:value="1.0106579172442649" table:style-name="ce6">
            <text:p>1.011</text:p>
          </table:table-cell>
          <table:table-cell office:value-type="float" office:value="289489.35244937585" table:style-name="ce5">
            <text:p><text:s/>289,489<text:s/></text:p>
          </table:table-cell>
          <table:table-cell office:value-type="float" office:value="1.0910555106933908" table:style-name="ce6">
            <text:p>1.091</text:p>
          </table:table-cell>
          <table:table-cell office:value-type="float" office:value="315848.95327695279" table:style-name="ce5">
            <text:p><text:s/>315,8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5848.95327695279" table:style-name="ce5">
            <text:p><text:s/>315,849<text:s/></text:p>
          </table:table-cell>
          <table:table-cell office:value-type="float" office:value="1.0386868354231544" table:style-name="ce6">
            <text:p>1.039</text:p>
          </table:table-cell>
          <table:table-cell office:value-type="float" office:value="328068.14975095383" table:style-name="ce5">
            <text:p><text:s/>328,068<text:s/></text:p>
          </table:table-cell>
          <table:table-cell office:value-type="float" office:value="1.069244410000449" table:style-name="ce6">
            <text:p>1.069</text:p>
          </table:table-cell>
          <table:table-cell office:value-type="float" office:value="350785.03522039764" table:style-name="ce5">
            <text:p><text:s/>350,7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0785.03522039764" table:style-name="ce5">
            <text:p><text:s/>350,785<text:s/></text:p>
          </table:table-cell>
          <table:table-cell office:value-type="float" office:value="1.0283566701853943" table:style-name="ce6">
            <text:p>1.028</text:p>
          </table:table-cell>
          <table:table-cell office:value-type="float" office:value="360732.13077011437" table:style-name="ce5">
            <text:p><text:s/>360,732<text:s/></text:p>
          </table:table-cell>
          <table:table-cell office:value-type="float" office:value="1.0903601224268691" table:style-name="ce6">
            <text:p>1.090</text:p>
          </table:table-cell>
          <table:table-cell office:value-type="float" office:value="393327.93026980723" table:style-name="ce5">
            <text:p><text:s/>393,3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3327.93026980723" table:style-name="ce5">
            <text:p><text:s/>393,328<text:s/></text:p>
          </table:table-cell>
          <table:table-cell office:value-type="float" office:value="1.020999232456685" table:style-name="ce6">
            <text:p>1.021</text:p>
          </table:table-cell>
          <table:table-cell office:value-type="float" office:value="401587.51490924967" table:style-name="ce5">
            <text:p><text:s/>401,588<text:s/></text:p>
          </table:table-cell>
          <table:table-cell office:value-type="float" office:value="1.0752864728124099" table:style-name="ce6">
            <text:p>1.075</text:p>
          </table:table-cell>
          <table:table-cell office:value-type="float" office:value="431821.62243226817" table:style-name="ce5">
            <text:p><text:s/>431,82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31821.62243226817" table:style-name="ce5">
            <text:p><text:s/>431,822<text:s/></text:p>
          </table:table-cell>
          <table:table-cell office:value-type="float" office:value="0.95037833960651441" table:style-name="ce6">
            <text:p>0.950</text:p>
          </table:table-cell>
          <table:table-cell office:value-type="float" office:value="410393.91653337021" table:style-name="ce5">
            <text:p><text:s/>410,394<text:s/></text:p>
          </table:table-cell>
          <table:table-cell office:value-type="float" office:value="1.1000038947838893" table:style-name="ce6">
            <text:p>1.100</text:p>
          </table:table-cell>
          <table:table-cell office:value-type="float" office:value="451434.90658232162" table:style-name="ce5">
            <text:p><text:s/>451,4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1434.90658232162" table:style-name="ce5">
            <text:p><text:s/>451,435<text:s/></text:p>
          </table:table-cell>
          <table:table-cell office:value-type="float" office:value="0.94279419426689315" table:style-name="ce6">
            <text:p>0.943</text:p>
          </table:table-cell>
          <table:table-cell office:value-type="float" office:value="425610.20901523007" table:style-name="ce5">
            <text:p><text:s/>425,610<text:s/></text:p>
          </table:table-cell>
          <table:table-cell office:value-type="float" office:value="1.0694262772214997" table:style-name="ce6">
            <text:p>1.069</text:p>
          </table:table-cell>
          <table:table-cell office:value-type="float" office:value="455158.74137462187" table:style-name="ce5">
            <text:p><text:s/>455,1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5158.74137462187" table:style-name="ce5">
            <text:p><text:s/>455,159<text:s/></text:p>
          </table:table-cell>
          <table:table-cell office:value-type="float" office:value="0.99743463962843049" table:style-name="ce6">
            <text:p>0.997</text:p>
          </table:table-cell>
          <table:table-cell office:value-type="float" office:value="453991.09517672594" table:style-name="ce5">
            <text:p><text:s/>453,991<text:s/></text:p>
          </table:table-cell>
          <table:table-cell office:value-type="float" office:value="1.0492922375452793" table:style-name="ce6">
            <text:p>1.049</text:p>
          </table:table-cell>
          <table:table-cell office:value-type="float" office:value="476369.33208361868" table:style-name="ce5">
            <text:p><text:s/>476,3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6369.33208361868" table:style-name="ce5">
            <text:p><text:s/>476,369<text:s/></text:p>
          </table:table-cell>
          <table:table-cell office:value-type="float" office:value="1.0239293817699999" table:style-name="ce6">
            <text:p>1.024</text:p>
          </table:table-cell>
          <table:table-cell office:value-type="float" office:value="487768.55569456745" table:style-name="ce5">
            <text:p><text:s/>487,769<text:s/></text:p>
          </table:table-cell>
          <table:table-cell office:value-type="float" office:value="1.0837370540110856" table:style-name="ce6">
            <text:p>1.084</text:p>
          </table:table-cell>
          <table:table-cell office:value-type="float" office:value="528612.85758767265" table:style-name="ce5">
            <text:p><text:s/>528,6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031.751152809302" table:style-name="ce5">
            <text:p><text:s/>69,0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9031.751152809302" table:style-name="ce5">
            <text:p><text:s/>69,032<text:s/></text:p>
          </table:table-cell>
          <table:table-cell office:value-type="float" office:value="1.020927602844824" table:style-name="ce6">
            <text:p>1.021</text:p>
          </table:table-cell>
          <table:table-cell office:value-type="float" office:value="70476.420224618007" table:style-name="ce5">
            <text:p><text:s/>70,476<text:s/></text:p>
          </table:table-cell>
          <table:table-cell office:value-type="float" office:value="1.0662927633774157" table:style-name="ce6">
            <text:p>1.066</text:p>
          </table:table-cell>
          <table:table-cell office:value-type="float" office:value="75148.496874255929" table:style-name="ce5">
            <text:p><text:s/>75,1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5148.496874255929" table:style-name="ce5">
            <text:p><text:s/>75,148<text:s/></text:p>
          </table:table-cell>
          <table:table-cell office:value-type="float" office:value="1.1170904256674623" table:style-name="ce6">
            <text:p>1.117</text:p>
          </table:table-cell>
          <table:table-cell office:value-type="float" office:value="83947.666361532538" table:style-name="ce5">
            <text:p><text:s/>83,948<text:s/></text:p>
          </table:table-cell>
          <table:table-cell office:value-type="float" office:value="1.0675028737735224" table:style-name="ce6">
            <text:p>1.068</text:p>
          </table:table-cell>
          <table:table-cell office:value-type="float" office:value="89614.375087516833" table:style-name="ce5">
            <text:p><text:s/>89,6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614.375087516833" table:style-name="ce5">
            <text:p><text:s/>89,614<text:s/></text:p>
          </table:table-cell>
          <table:table-cell office:value-type="float" office:value="1.0531401547914687" table:style-name="ce6">
            <text:p>1.053</text:p>
          </table:table-cell>
          <table:table-cell office:value-type="float" office:value="94376.496851208212" table:style-name="ce5">
            <text:p><text:s/>94,376<text:s/></text:p>
          </table:table-cell>
          <table:table-cell office:value-type="float" office:value="1.0576673517520017" table:style-name="ce6">
            <text:p>1.058</text:p>
          </table:table-cell>
          <table:table-cell office:value-type="float" office:value="99818.939492248508" table:style-name="ce5">
            <text:p><text:s/>99,81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9818.939492248508" table:style-name="ce5">
            <text:p><text:s/>99,819<text:s/></text:p>
          </table:table-cell>
          <table:table-cell office:value-type="float" office:value="1.0253327815911806" table:style-name="ce6">
            <text:p>1.025</text:p>
          </table:table-cell>
          <table:table-cell office:value-type="float" office:value="102347.63088506891" table:style-name="ce5">
            <text:p><text:s/>102,348<text:s/></text:p>
          </table:table-cell>
          <table:table-cell office:value-type="float" office:value="1.1457783140463451" table:style-name="ce6">
            <text:p>1.146</text:p>
          </table:table-cell>
          <table:table-cell office:value-type="float" office:value="117267.6959621319" table:style-name="ce5">
            <text:p><text:s/>117,2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267.6959621319" table:style-name="ce5">
            <text:p><text:s/>117,268<text:s/></text:p>
          </table:table-cell>
          <table:table-cell office:value-type="float" office:value="1.0286668520413249" table:style-name="ce6">
            <text:p>1.029</text:p>
          </table:table-cell>
          <table:table-cell office:value-type="float" office:value="120629.3916515054" table:style-name="ce5">
            <text:p><text:s/>120,629<text:s/></text:p>
          </table:table-cell>
          <table:table-cell office:value-type="float" office:value="1.0090933619040963" table:style-name="ce6">
            <text:p>1.009</text:p>
          </table:table-cell>
          <table:table-cell office:value-type="float" office:value="121726.31836606351" table:style-name="ce5">
            <text:p><text:s/>121,7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726.31836606351" table:style-name="ce5">
            <text:p><text:s/>121,726<text:s/></text:p>
          </table:table-cell>
          <table:table-cell office:value-type="float" office:value="1.0279355928091038" table:style-name="ce6">
            <text:p>1.028</text:p>
          </table:table-cell>
          <table:table-cell office:value-type="float" office:value="125126.8152300892" table:style-name="ce5">
            <text:p><text:s/>125,127<text:s/></text:p>
          </table:table-cell>
          <table:table-cell office:value-type="float" office:value="1.1071809483018857" table:style-name="ce6">
            <text:p>1.107</text:p>
          </table:table-cell>
          <table:table-cell office:value-type="float" office:value="138538.02594444502" table:style-name="ce5">
            <text:p><text:s/>138,5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538.02594444502" table:style-name="ce5">
            <text:p><text:s/>138,538<text:s/></text:p>
          </table:table-cell>
          <table:table-cell office:value-type="float" office:value="0.95865702062876212" table:style-name="ce6">
            <text:p>0.959</text:p>
          </table:table-cell>
          <table:table-cell office:value-type="float" office:value="132810.4511956918" table:style-name="ce5">
            <text:p><text:s/>132,810<text:s/></text:p>
          </table:table-cell>
          <table:table-cell office:value-type="float" office:value="0.97414576398327468" table:style-name="ce6">
            <text:p>0.974</text:p>
          </table:table-cell>
          <table:table-cell office:value-type="float" office:value="129376.73844499059" table:style-name="ce5">
            <text:p><text:s/>129,3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376.73844499059" table:style-name="ce5">
            <text:p><text:s/>129,377<text:s/></text:p>
          </table:table-cell>
          <table:table-cell office:value-type="float" office:value="1.0801802739080002" table:style-name="ce6">
            <text:p>1.080</text:p>
          </table:table-cell>
          <table:table-cell office:value-type="float" office:value="139750.20077083365" table:style-name="ce5">
            <text:p><text:s/>139,750<text:s/></text:p>
          </table:table-cell>
          <table:table-cell office:value-type="float" office:value="1.0806533993673519" table:style-name="ce6">
            <text:p>1.081</text:p>
          </table:table-cell>
          <table:table-cell office:value-type="float" office:value="151021.5295252713" table:style-name="ce5">
            <text:p><text:s/>151,0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021.5295252713" table:style-name="ce5">
            <text:p><text:s/>151,022<text:s/></text:p>
          </table:table-cell>
          <table:table-cell office:value-type="float" office:value="1.0024805136504931" table:style-name="ce6">
            <text:p>1.002</text:p>
          </table:table-cell>
          <table:table-cell office:value-type="float" office:value="151396.14049077706" table:style-name="ce5">
            <text:p><text:s/>151,396<text:s/></text:p>
          </table:table-cell>
          <table:table-cell office:value-type="float" office:value="1.1236871533308626" table:style-name="ce6">
            <text:p>1.124</text:p>
          </table:table-cell>
          <table:table-cell office:value-type="float" office:value="170121.89813336064" table:style-name="ce5">
            <text:p><text:s/>170,1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0121.89813336064" table:style-name="ce5">
            <text:p><text:s/>170,122<text:s/></text:p>
          </table:table-cell>
          <table:table-cell office:value-type="float" office:value="1.0512193664337532" table:style-name="ce6">
            <text:p>1.051</text:p>
          </table:table-cell>
          <table:table-cell office:value-type="float" office:value="178835.43397225885" table:style-name="ce5">
            <text:p><text:s/>178,835<text:s/></text:p>
          </table:table-cell>
          <table:table-cell office:value-type="float" office:value="1.0707561513112525" table:style-name="ce6">
            <text:p>1.071</text:p>
          </table:table-cell>
          <table:table-cell office:value-type="float" office:value="191489.14099821349" table:style-name="ce5">
            <text:p><text:s/>191,4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1489.14099821349" table:style-name="ce5">
            <text:p><text:s/>191,489<text:s/></text:p>
          </table:table-cell>
          <table:table-cell office:value-type="float" office:value="1.0436910447916168" table:style-name="ce6">
            <text:p>1.044</text:p>
          </table:table-cell>
          <table:table-cell office:value-type="float" office:value="199855.50163467464" table:style-name="ce5">
            <text:p><text:s/>199,856<text:s/></text:p>
          </table:table-cell>
          <table:table-cell office:value-type="float" office:value="1.0761086297633287" table:style-name="ce6">
            <text:p>1.076</text:p>
          </table:table-cell>
          <table:table-cell office:value-type="float" office:value="215066.23001475242" table:style-name="ce5">
            <text:p><text:s/>215,0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066.23001475242" table:style-name="ce5">
            <text:p><text:s/>215,066<text:s/></text:p>
          </table:table-cell>
          <table:table-cell office:value-type="float" office:value="1.0206396915014764" table:style-name="ce6">
            <text:p>1.021</text:p>
          </table:table-cell>
          <table:table-cell office:value-type="float" office:value="219505.13065464245" table:style-name="ce5">
            <text:p><text:s/>219,505<text:s/></text:p>
          </table:table-cell>
          <table:table-cell office:value-type="float" office:value="1.0734089863164877" table:style-name="ce6">
            <text:p>1.073</text:p>
          </table:table-cell>
          <table:table-cell office:value-type="float" office:value="235618.77978726794" table:style-name="ce5">
            <text:p><text:s/>235,6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5618.77978726794" table:style-name="ce5">
            <text:p><text:s/>235,619<text:s/></text:p>
          </table:table-cell>
          <table:table-cell office:value-type="float" office:value="0.93380738161325227" table:style-name="ce6">
            <text:p>0.934</text:p>
          </table:table-cell>
          <table:table-cell office:value-type="float" office:value="220022.55581205816" table:style-name="ce5">
            <text:p><text:s/>220,023<text:s/></text:p>
          </table:table-cell>
          <table:table-cell office:value-type="float" office:value="1.0701119671474546" table:style-name="ce6">
            <text:p>1.070</text:p>
          </table:table-cell>
          <table:table-cell office:value-type="float" office:value="235448.77001685221" table:style-name="ce5">
            <text:p><text:s/>235,4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5448.77001685221" table:style-name="ce5">
            <text:p><text:s/>235,449<text:s/></text:p>
          </table:table-cell>
          <table:table-cell office:value-type="float" office:value="0.94534418904017892" table:style-name="ce6">
            <text:p>0.945</text:p>
          </table:table-cell>
          <table:table-cell office:value-type="float" office:value="222580.12655208874" table:style-name="ce5">
            <text:p><text:s/>222,580<text:s/></text:p>
          </table:table-cell>
          <table:table-cell office:value-type="float" office:value="1.0190909812599345" table:style-name="ce6">
            <text:p>1.019</text:p>
          </table:table-cell>
          <table:table-cell office:value-type="float" office:value="226829.39957692852" table:style-name="ce5">
            <text:p><text:s/>226,8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6829.39957692852" table:style-name="ce5">
            <text:p><text:s/>226,829<text:s/></text:p>
          </table:table-cell>
          <table:table-cell office:value-type="float" office:value="0.99502152188489279" table:style-name="ce6">
            <text:p>0.995</text:p>
          </table:table-cell>
          <table:table-cell office:value-type="float" office:value="225700.13437527188" table:style-name="ce5">
            <text:p><text:s/>225,700<text:s/></text:p>
          </table:table-cell>
          <table:table-cell office:value-type="float" office:value="1.0643831683434217" table:style-name="ce6">
            <text:p>1.064</text:p>
          </table:table-cell>
          <table:table-cell office:value-type="float" office:value="240231.42412188795" table:style-name="ce5">
            <text:p><text:s/>240,2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0231.42412188795" table:style-name="ce5">
            <text:p><text:s/>240,231<text:s/></text:p>
          </table:table-cell>
          <table:table-cell office:value-type="float" office:value="1.0230031705145437" table:style-name="ce6">
            <text:p>1.023</text:p>
          </table:table-cell>
          <table:table-cell office:value-type="float" office:value="245757.50853391539" table:style-name="ce5">
            <text:p><text:s/>245,758<text:s/></text:p>
          </table:table-cell>
          <table:table-cell office:value-type="float" office:value="1.1315178931511407" table:style-name="ce6">
            <text:p>1.132</text:p>
          </table:table-cell>
          <table:table-cell office:value-type="float" office:value="278079.01828236936" table:style-name="ce5">
            <text:p><text:s/>278,0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474.723965769808" table:style-name="ce5">
            <text:p><text:s/>50,4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474.723965769808" table:style-name="ce5">
            <text:p><text:s/>50,475<text:s/></text:p>
          </table:table-cell>
          <table:table-cell office:value-type="float" office:value="1.0229695432881938" table:style-name="ce6">
            <text:p>1.023</text:p>
          </table:table-cell>
          <table:table-cell office:value-type="float" office:value="51634.105322861193" table:style-name="ce5">
            <text:p><text:s/>51,634<text:s/></text:p>
          </table:table-cell>
          <table:table-cell office:value-type="float" office:value="1.1205453742500242" table:style-name="ce6">
            <text:p>1.121</text:p>
          </table:table-cell>
          <table:table-cell office:value-type="float" office:value="57858.357873070665" table:style-name="ce5">
            <text:p><text:s/>57,8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7858.357873070665" table:style-name="ce5">
            <text:p><text:s/>57,858<text:s/></text:p>
          </table:table-cell>
          <table:table-cell office:value-type="float" office:value="1.091753134053935" table:style-name="ce6">
            <text:p>1.092</text:p>
          </table:table-cell>
          <table:table-cell office:value-type="float" office:value="63167.043539139071" table:style-name="ce5">
            <text:p><text:s/>63,167<text:s/></text:p>
          </table:table-cell>
          <table:table-cell office:value-type="float" office:value="1.0508575940292879" table:style-name="ce6">
            <text:p>1.051</text:p>
          </table:table-cell>
          <table:table-cell office:value-type="float" office:value="66379.567395482954" table:style-name="ce5">
            <text:p><text:s/>66,3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379.567395482954" table:style-name="ce5">
            <text:p><text:s/>66,380<text:s/></text:p>
          </table:table-cell>
          <table:table-cell office:value-type="float" office:value="1.0381388677822043" table:style-name="ce6">
            <text:p>1.038</text:p>
          </table:table-cell>
          <table:table-cell office:value-type="float" office:value="68911.208939819204" table:style-name="ce5">
            <text:p><text:s/>68,911<text:s/></text:p>
          </table:table-cell>
          <table:table-cell office:value-type="float" office:value="1.0872318720662784" table:style-name="ce6">
            <text:p>1.087</text:p>
          </table:table-cell>
          <table:table-cell office:value-type="float" office:value="74922.46270199008" table:style-name="ce5">
            <text:p><text:s/>74,9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4922.46270199008" table:style-name="ce5">
            <text:p><text:s/>74,922<text:s/></text:p>
          </table:table-cell>
          <table:table-cell office:value-type="float" office:value="1.0270471209343748" table:style-name="ce6">
            <text:p>1.027</text:p>
          </table:table-cell>
          <table:table-cell office:value-type="float" office:value="76948.899611392" table:style-name="ce5">
            <text:p><text:s/>76,949<text:s/></text:p>
          </table:table-cell>
          <table:table-cell office:value-type="float" office:value="1.0484665770634876" table:style-name="ce6">
            <text:p>1.048</text:p>
          </table:table-cell>
          <table:table-cell office:value-type="float" office:value="80678.349384358095" table:style-name="ce5">
            <text:p><text:s/>80,6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678.349384358095" table:style-name="ce5">
            <text:p><text:s/>80,678<text:s/></text:p>
          </table:table-cell>
          <table:table-cell office:value-type="float" office:value="1.0478245241840394" table:style-name="ce6">
            <text:p>1.048</text:p>
          </table:table-cell>
          <table:table-cell office:value-type="float" office:value="84536.753055618712" table:style-name="ce5">
            <text:p><text:s/>84,537<text:s/></text:p>
          </table:table-cell>
          <table:table-cell office:value-type="float" office:value="1.1130033239670534" table:style-name="ce6">
            <text:p>1.113</text:p>
          </table:table-cell>
          <table:table-cell office:value-type="float" office:value="94089.687148285579" table:style-name="ce5">
            <text:p><text:s/>94,0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089.687148285579" table:style-name="ce5">
            <text:p><text:s/>94,090<text:s/></text:p>
          </table:table-cell>
          <table:table-cell office:value-type="float" office:value="1.0493466962203628" table:style-name="ce6">
            <text:p>1.049</text:p>
          </table:table-cell>
          <table:table-cell office:value-type="float" office:value="98732.702357460992" table:style-name="ce5">
            <text:p><text:s/>98,733<text:s/></text:p>
          </table:table-cell>
          <table:table-cell office:value-type="float" office:value="1.059757845293229" table:style-name="ce6">
            <text:p>1.060</text:p>
          </table:table-cell>
          <table:table-cell office:value-type="float" office:value="104632.75591032059" table:style-name="ce5">
            <text:p><text:s/>104,6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632.75591032059" table:style-name="ce5">
            <text:p><text:s/>104,633<text:s/></text:p>
          </table:table-cell>
          <table:table-cell office:value-type="float" office:value="1.0005040005615076" table:style-name="ce6">
            <text:p>1.001</text:p>
          </table:table-cell>
          <table:table-cell office:value-type="float" office:value="104685.49087805148" table:style-name="ce5">
            <text:p><text:s/>104,685<text:s/></text:p>
          </table:table-cell>
          <table:table-cell office:value-type="float" office:value="1.157151219785328" table:style-name="ce6">
            <text:p>1.157</text:p>
          </table:table-cell>
          <table:table-cell office:value-type="float" office:value="121136.9434633631" table:style-name="ce5">
            <text:p><text:s/>121,1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1136.9434633631" table:style-name="ce5">
            <text:p><text:s/>121,137<text:s/></text:p>
          </table:table-cell>
          <table:table-cell office:value-type="float" office:value="1.055791834746074" table:style-name="ce6">
            <text:p>1.056</text:p>
          </table:table-cell>
          <table:table-cell office:value-type="float" office:value="127895.39579471554" table:style-name="ce5">
            <text:p><text:s/>127,895<text:s/></text:p>
          </table:table-cell>
          <table:table-cell office:value-type="float" office:value="1.0587950034554108" table:style-name="ce6">
            <text:p>1.059</text:p>
          </table:table-cell>
          <table:table-cell office:value-type="float" office:value="135415.00603239698" table:style-name="ce5">
            <text:p><text:s/>135,4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415.00603239698" table:style-name="ce5">
            <text:p><text:s/>135,415<text:s/></text:p>
          </table:table-cell>
          <table:table-cell office:value-type="float" office:value="1.0197777632233835" table:style-name="ce6">
            <text:p>1.020</text:p>
          </table:table-cell>
          <table:table-cell office:value-type="float" office:value="138093.21195859878" table:style-name="ce5">
            <text:p><text:s/>138,093<text:s/></text:p>
          </table:table-cell>
          <table:table-cell office:value-type="float" office:value="1.0552803651730689" table:style-name="ce6">
            <text:p>1.055</text:p>
          </table:table-cell>
          <table:table-cell office:value-type="float" office:value="145727.05514359212" table:style-name="ce5">
            <text:p><text:s/>145,7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5727.05514359212" table:style-name="ce5">
            <text:p><text:s/>145,727<text:s/></text:p>
          </table:table-cell>
          <table:table-cell office:value-type="float" office:value="1.024056347200927" table:style-name="ce6">
            <text:p>1.024</text:p>
          </table:table-cell>
          <table:table-cell office:value-type="float" office:value="149232.71577869501" table:style-name="ce5">
            <text:p><text:s/>149,233<text:s/></text:p>
          </table:table-cell>
          <table:table-cell office:value-type="float" office:value="1.0674327903970624" table:style-name="ce6">
            <text:p>1.067</text:p>
          </table:table-cell>
          <table:table-cell office:value-type="float" office:value="159295.89422218414" table:style-name="ce5">
            <text:p><text:s/>159,2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9295.89422218414" table:style-name="ce5">
            <text:p><text:s/>159,296<text:s/></text:p>
          </table:table-cell>
          <table:table-cell office:value-type="float" office:value="1.0099232621215635" table:style-name="ce6">
            <text:p>1.010</text:p>
          </table:table-cell>
          <table:table-cell office:value-type="float" office:value="160876.62913543973" table:style-name="ce5">
            <text:p><text:s/>160,877<text:s/></text:p>
          </table:table-cell>
          <table:table-cell office:value-type="float" office:value="1.1080646158055616" table:style-name="ce6">
            <text:p>1.108</text:p>
          </table:table-cell>
          <table:table-cell office:value-type="float" office:value="178261.70025505483" table:style-name="ce5">
            <text:p><text:s/>178,2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261.70025505483" table:style-name="ce5">
            <text:p><text:s/>178,262<text:s/></text:p>
          </table:table-cell>
          <table:table-cell office:value-type="float" office:value="1.0214330054862364" table:style-name="ce6">
            <text:p>1.021</text:p>
          </table:table-cell>
          <table:table-cell office:value-type="float" office:value="182082.38425460723" table:style-name="ce5">
            <text:p><text:s/>182,082<text:s/></text:p>
          </table:table-cell>
          <table:table-cell office:value-type="float" office:value="1.0775498324464394" table:style-name="ce6">
            <text:p>1.078</text:p>
          </table:table-cell>
          <table:table-cell office:value-type="float" office:value="196202.84264500023" table:style-name="ce5">
            <text:p><text:s/>196,2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6202.84264500023" table:style-name="ce5">
            <text:p><text:s/>196,203<text:s/></text:p>
          </table:table-cell>
          <table:table-cell office:value-type="float" office:value="0.97027830053288588" table:style-name="ce6">
            <text:p>0.970</text:p>
          </table:table-cell>
          <table:table-cell office:value-type="float" office:value="190371.36072131208" table:style-name="ce5">
            <text:p><text:s/>190,371<text:s/></text:p>
          </table:table-cell>
          <table:table-cell office:value-type="float" office:value="1.1345516245043561" table:style-name="ce6">
            <text:p>1.135</text:p>
          </table:table-cell>
          <table:table-cell office:value-type="float" office:value="215986.13656546938" table:style-name="ce5">
            <text:p><text:s/>215,9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5986.13656546938" table:style-name="ce5">
            <text:p><text:s/>215,986<text:s/></text:p>
          </table:table-cell>
          <table:table-cell office:value-type="float" office:value="0.9400144180161264" table:style-name="ce6">
            <text:p>0.940</text:p>
          </table:table-cell>
          <table:table-cell office:value-type="float" office:value="203030.0824631413" table:style-name="ce5">
            <text:p><text:s/>203,030<text:s/></text:p>
          </table:table-cell>
          <table:table-cell office:value-type="float" office:value="1.1246084276163606" table:style-name="ce6">
            <text:p>1.125</text:p>
          </table:table-cell>
          <table:table-cell office:value-type="float" office:value="228329.34179769337" table:style-name="ce5">
            <text:p><text:s/>228,3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8329.34179769337" table:style-name="ce5">
            <text:p><text:s/>228,329<text:s/></text:p>
          </table:table-cell>
          <table:table-cell office:value-type="float" office:value="0.99983190510717057" table:style-name="ce6">
            <text:p>1.000</text:p>
          </table:table-cell>
          <table:table-cell office:value-type="float" office:value="228290.96080145406" table:style-name="ce5">
            <text:p><text:s/>228,291<text:s/></text:p>
          </table:table-cell>
          <table:table-cell office:value-type="float" office:value="1.0343725705684037" table:style-name="ce6">
            <text:p>1.034</text:p>
          </table:table-cell>
          <table:table-cell office:value-type="float" office:value="236137.9079617307" table:style-name="ce5">
            <text:p><text:s/>236,1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137.9079617307" table:style-name="ce5">
            <text:p><text:s/>236,138<text:s/></text:p>
          </table:table-cell>
          <table:table-cell office:value-type="float" office:value="1.0248716491545828" table:style-name="ce6">
            <text:p>1.025</text:p>
          </table:table-cell>
          <table:table-cell office:value-type="float" office:value="242011.04716065206" table:style-name="ce5">
            <text:p><text:s/>242,011<text:s/></text:p>
          </table:table-cell>
          <table:table-cell office:value-type="float" office:value="1.0352165417432106" table:style-name="ce6">
            <text:p>1.035</text:p>
          </table:table-cell>
          <table:table-cell office:value-type="float" office:value="250533.83930530329" table:style-name="ce5">
            <text:p><text:s/>250,5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048.3825854955994" table:style-name="ce5">
            <text:p><text:s/>9,0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048.3825854955994" table:style-name="ce5">
            <text:p><text:s/>9,048<text:s/></text:p>
          </table:table-cell>
          <table:table-cell office:value-type="float" office:value="0.99918266890282093" table:style-name="ce6">
            <text:p>0.999</text:p>
          </table:table-cell>
          <table:table-cell office:value-type="float" office:value="9040.9870610293001" table:style-name="ce5">
            <text:p><text:s/>9,041<text:s/></text:p>
          </table:table-cell>
          <table:table-cell office:value-type="float" office:value="1.1510962265434519" table:style-name="ce6">
            <text:p>1.151</text:p>
          </table:table-cell>
          <table:table-cell office:value-type="float" office:value="10407.046090179001" table:style-name="ce5">
            <text:p><text:s/>10,4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407.046090179001" table:style-name="ce5">
            <text:p><text:s/>10,407<text:s/></text:p>
          </table:table-cell>
          <table:table-cell office:value-type="float" office:value="1.189466009663755" table:style-name="ce6">
            <text:p>1.189</text:p>
          </table:table-cell>
          <table:table-cell office:value-type="float" office:value="12378.827585272" table:style-name="ce5">
            <text:p><text:s/>12,379<text:s/></text:p>
          </table:table-cell>
          <table:table-cell office:value-type="float" office:value="0.99871911682970171" table:style-name="ce6">
            <text:p>0.999</text:p>
          </table:table-cell>
          <table:table-cell office:value-type="float" office:value="12362.971753350001" table:style-name="ce5">
            <text:p><text:s/>12,3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362.971753350001" table:style-name="ce5">
            <text:p><text:s/>12,363<text:s/></text:p>
          </table:table-cell>
          <table:table-cell office:value-type="float" office:value="1.063678733123909" table:style-name="ce6">
            <text:p>1.064</text:p>
          </table:table-cell>
          <table:table-cell office:value-type="float" office:value="13150.230132250001" table:style-name="ce5">
            <text:p><text:s/>13,150<text:s/></text:p>
          </table:table-cell>
          <table:table-cell office:value-type="float" office:value="0.88981044509066143" table:style-name="ce6">
            <text:p>0.890</text:p>
          </table:table-cell>
          <table:table-cell office:value-type="float" office:value="11701.212127022" table:style-name="ce5">
            <text:p><text:s/>11,7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701.212127022" table:style-name="ce5">
            <text:p><text:s/>11,701<text:s/></text:p>
          </table:table-cell>
          <table:table-cell office:value-type="float" office:value="0.98883403878925724" table:style-name="ce6">
            <text:p>0.989</text:p>
          </table:table-cell>
          <table:table-cell office:value-type="float" office:value="11570.556846292999" table:style-name="ce5">
            <text:p><text:s/>11,571<text:s/></text:p>
          </table:table-cell>
          <table:table-cell office:value-type="float" office:value="1.0469144889019679" table:style-name="ce6">
            <text:p>1.047</text:p>
          </table:table-cell>
          <table:table-cell office:value-type="float" office:value="12113.383607048001" table:style-name="ce5">
            <text:p><text:s/>12,1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13.383607048001" table:style-name="ce5">
            <text:p><text:s/>12,113<text:s/></text:p>
          </table:table-cell>
          <table:table-cell office:value-type="float" office:value="1.052508969410654" table:style-name="ce6">
            <text:p>1.053</text:p>
          </table:table-cell>
          <table:table-cell office:value-type="float" office:value="12749.44489633" table:style-name="ce5">
            <text:p><text:s/>12,749<text:s/></text:p>
          </table:table-cell>
          <table:table-cell office:value-type="float" office:value="1.1493432416017648" table:style-name="ce6">
            <text:p>1.149</text:p>
          </table:table-cell>
          <table:table-cell office:value-type="float" office:value="14653.488325771001" table:style-name="ce5">
            <text:p><text:s/>14,6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53.488325771001" table:style-name="ce5">
            <text:p><text:s/>14,653<text:s/></text:p>
          </table:table-cell>
          <table:table-cell office:value-type="float" office:value="1.0325225594209442" table:style-name="ce6">
            <text:p>1.033</text:p>
          </table:table-cell>
          <table:table-cell office:value-type="float" office:value="15130.05727057" table:style-name="ce5">
            <text:p><text:s/>15,130<text:s/></text:p>
          </table:table-cell>
          <table:table-cell office:value-type="float" office:value="1.1009123383430182" table:style-name="ce6">
            <text:p>1.101</text:p>
          </table:table-cell>
          <table:table-cell office:value-type="float" office:value="16656.866729007001" table:style-name="ce5">
            <text:p><text:s/>16,6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656.866729007001" table:style-name="ce5">
            <text:p><text:s/>16,657<text:s/></text:p>
          </table:table-cell>
          <table:table-cell office:value-type="float" office:value="1.0133639417388958" table:style-name="ce6">
            <text:p>1.013</text:p>
          </table:table-cell>
          <table:table-cell office:value-type="float" office:value="16879.468125526" table:style-name="ce5">
            <text:p><text:s/>16,879<text:s/></text:p>
          </table:table-cell>
          <table:table-cell office:value-type="float" office:value="0.98190697634286495" table:style-name="ce6">
            <text:p>0.982</text:p>
          </table:table-cell>
          <table:table-cell office:value-type="float" office:value="16574.067509411001" table:style-name="ce5">
            <text:p><text:s/>16,5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574.067509411001" table:style-name="ce5">
            <text:p><text:s/>16,574<text:s/></text:p>
          </table:table-cell>
          <table:table-cell office:value-type="float" office:value="1.0528252794402979" table:style-name="ce6">
            <text:p>1.053</text:p>
          </table:table-cell>
          <table:table-cell office:value-type="float" office:value="17449.597257057998" table:style-name="ce5">
            <text:p><text:s/>17,450<text:s/></text:p>
          </table:table-cell>
          <table:table-cell office:value-type="float" office:value="0.993442297691843" table:style-name="ce6">
            <text:p>0.993</text:p>
          </table:table-cell>
          <table:table-cell office:value-type="float" office:value="17335.167992848979" table:style-name="ce5">
            <text:p><text:s/>17,3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35.167992848979" table:style-name="ce5">
            <text:p><text:s/>17,335<text:s/></text:p>
          </table:table-cell>
          <table:table-cell office:value-type="float" office:value="1.026152405567347" table:style-name="ce6">
            <text:p>1.026</text:p>
          </table:table-cell>
          <table:table-cell office:value-type="float" office:value="17788.524336776059" table:style-name="ce5">
            <text:p><text:s/>17,789<text:s/></text:p>
          </table:table-cell>
          <table:table-cell office:value-type="float" office:value="1.1167516637120758" table:style-name="ce6">
            <text:p>1.117</text:p>
          </table:table-cell>
          <table:table-cell office:value-type="float" office:value="19865.364148077413" table:style-name="ce5">
            <text:p><text:s/>19,8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865.364148077413" table:style-name="ce5">
            <text:p><text:s/>19,865<text:s/></text:p>
          </table:table-cell>
          <table:table-cell office:value-type="float" office:value="0.87428936318747263" table:style-name="ce6">
            <text:p>0.874</text:p>
          </table:table-cell>
          <table:table-cell office:value-type="float" office:value="17368.076570509849" table:style-name="ce5">
            <text:p><text:s/>17,368<text:s/></text:p>
          </table:table-cell>
          <table:table-cell office:value-type="float" office:value="1.2073528255312655" table:style-name="ce6">
            <text:p>1.207</text:p>
          </table:table-cell>
          <table:table-cell office:value-type="float" office:value="20969.396321448439" table:style-name="ce5">
            <text:p><text:s/>20,9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969.396321448439" table:style-name="ce5">
            <text:p><text:s/>20,969<text:s/></text:p>
          </table:table-cell>
          <table:table-cell office:value-type="float" office:value="0.97362847517050533" table:style-name="ce6">
            <text:p>0.974</text:p>
          </table:table-cell>
          <table:table-cell office:value-type="float" office:value="20416.40136569785" table:style-name="ce5">
            <text:p><text:s/>20,416<text:s/></text:p>
          </table:table-cell>
          <table:table-cell office:value-type="float" office:value="1.0547208007764186" table:style-name="ce6">
            <text:p>1.055</text:p>
          </table:table-cell>
          <table:table-cell office:value-type="float" office:value="21533.6031974016" table:style-name="ce5">
            <text:p><text:s/>21,5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33.6031974016" table:style-name="ce5">
            <text:p><text:s/>21,534<text:s/></text:p>
          </table:table-cell>
          <table:table-cell office:value-type="float" office:value="1.1426052618704001" table:style-name="ce6">
            <text:p>1.143</text:p>
          </table:table-cell>
          <table:table-cell office:value-type="float" office:value="24604.408320380342" table:style-name="ce5">
            <text:p><text:s/>24,604<text:s/></text:p>
          </table:table-cell>
          <table:table-cell office:value-type="float" office:value="1.0231767017160116" table:style-name="ce6">
            <text:p>1.023</text:p>
          </table:table-cell>
          <table:table-cell office:value-type="float" office:value="25174.657352920749" table:style-name="ce5">
            <text:p><text:s/>25,17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174.657352920749" table:style-name="ce5">
            <text:p><text:s/>25,175<text:s/></text:p>
          </table:table-cell>
          <table:table-cell office:value-type="float" office:value="1.0764495607482432" table:style-name="ce6">
            <text:p>1.076</text:p>
          </table:table-cell>
          <table:table-cell office:value-type="float" office:value="27099.248849539072" table:style-name="ce5">
            <text:p><text:s/>27,099<text:s/></text:p>
          </table:table-cell>
          <table:table-cell office:value-type="float" office:value="1.0968573755181983" table:style-name="ce6">
            <text:p>1.097</text:p>
          </table:table-cell>
          <table:table-cell office:value-type="float" office:value="29724.01097161998" table:style-name="ce5">
            <text:p><text:s/>29,7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724.01097161998" table:style-name="ce5">
            <text:p><text:s/>29,724<text:s/></text:p>
          </table:table-cell>
          <table:table-cell office:value-type="float" office:value="0.83100656479235235" table:style-name="ce6">
            <text:p>0.831</text:p>
          </table:table-cell>
          <table:table-cell office:value-type="float" office:value="24700.848249376111" table:style-name="ce5">
            <text:p><text:s/>24,701<text:s/></text:p>
          </table:table-cell>
          <table:table-cell office:value-type="float" office:value="1.1322436940091234" table:style-name="ce6">
            <text:p>1.132</text:p>
          </table:table-cell>
          <table:table-cell office:value-type="float" office:value="27967.379667032397" table:style-name="ce5">
            <text:p><text:s/>27,9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967.379667032397" table:style-name="ce5">
            <text:p><text:s/>27,967<text:s/></text:p>
          </table:table-cell>
          <table:table-cell office:value-type="float" office:value="1.027380155539396" table:style-name="ce6">
            <text:p>1.027</text:p>
          </table:table-cell>
          <table:table-cell office:value-type="float" office:value="28733.130872345089" table:style-name="ce5">
            <text:p><text:s/>28,733<text:s/></text:p>
          </table:table-cell>
          <table:table-cell office:value-type="float" office:value="0.93530351198156392" table:style-name="ce6">
            <text:p>0.935</text:p>
          </table:table-cell>
          <table:table-cell office:value-type="float" office:value="26874.198215130262" table:style-name="ce5">
            <text:p><text:s/>26,8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874.198215130262" table:style-name="ce5">
            <text:p><text:s/>26,874<text:s/></text:p>
          </table:table-cell>
          <table:table-cell office:value-type="float" office:value="1.1248624817705921" table:style-name="ce6">
            <text:p>1.125</text:p>
          </table:table-cell>
          <table:table-cell office:value-type="float" office:value="30229.77729986624" table:style-name="ce5">
            <text:p><text:s/>30,230<text:s/></text:p>
          </table:table-cell>
          <table:table-cell office:value-type="float" office:value="1.0795622388363824" table:style-name="ce6">
            <text:p>1.080</text:p>
          </table:table-cell>
          <table:table-cell office:value-type="float" office:value="32634.926061368849" table:style-name="ce5">
            <text:p><text:s/>32,6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36.2580525847998" table:style-name="ce5">
            <text:p><text:s/>2,4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36.2580525847998" table:style-name="ce5">
            <text:p><text:s/>2,436<text:s/></text:p>
          </table:table-cell>
          <table:table-cell office:value-type="float" office:value="1.0107250507645849" table:style-name="ce6">
            <text:p>1.011</text:p>
          </table:table-cell>
          <table:table-cell office:value-type="float" office:value="2462.3870438744002" table:style-name="ce5">
            <text:p><text:s/>2,462<text:s/></text:p>
          </table:table-cell>
          <table:table-cell office:value-type="float" office:value="1.1352482269606545" table:style-name="ce6">
            <text:p>1.135</text:p>
          </table:table-cell>
          <table:table-cell office:value-type="float" office:value="2795.4205256493001" table:style-name="ce5">
            <text:p><text:s/>2,79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95.4205256493001" table:style-name="ce5">
            <text:p><text:s/>2,795<text:s/></text:p>
          </table:table-cell>
          <table:table-cell office:value-type="float" office:value="1.1380691046038418" table:style-name="ce6">
            <text:p>1.138</text:p>
          </table:table-cell>
          <table:table-cell office:value-type="float" office:value="3181.3817346168998" table:style-name="ce5">
            <text:p><text:s/>3,181<text:s/></text:p>
          </table:table-cell>
          <table:table-cell office:value-type="float" office:value="1.1526785410920803" table:style-name="ce6">
            <text:p>1.153</text:p>
          </table:table-cell>
          <table:table-cell office:value-type="float" office:value="3667.1104565152" table:style-name="ce5">
            <text:p><text:s/>3,6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67.1104565152" table:style-name="ce5">
            <text:p><text:s/>3,667<text:s/></text:p>
          </table:table-cell>
          <table:table-cell office:value-type="float" office:value="1.0371453866969811" table:style-name="ce6">
            <text:p>1.037</text:p>
          </table:table-cell>
          <table:table-cell office:value-type="float" office:value="3803.326692483" table:style-name="ce5">
            <text:p><text:s/>3,803<text:s/></text:p>
          </table:table-cell>
          <table:table-cell office:value-type="float" office:value="1.0434932928367262" table:style-name="ce6">
            <text:p>1.043</text:p>
          </table:table-cell>
          <table:table-cell office:value-type="float" office:value="3968.7458940728998" table:style-name="ce5">
            <text:p><text:s/>3,9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68.7458940728998" table:style-name="ce5">
            <text:p><text:s/>3,969<text:s/></text:p>
          </table:table-cell>
          <table:table-cell office:value-type="float" office:value="0.99317257975632389" table:style-name="ce6">
            <text:p>0.993</text:p>
          </table:table-cell>
          <table:table-cell office:value-type="float" office:value="3941.6495980137001" table:style-name="ce5">
            <text:p><text:s/>3,942<text:s/></text:p>
          </table:table-cell>
          <table:table-cell office:value-type="float" office:value="1.0541407328943293" table:style-name="ce6">
            <text:p>1.054</text:p>
          </table:table-cell>
          <table:table-cell office:value-type="float" office:value="4155.0533960627999" table:style-name="ce5">
            <text:p><text:s/>4,1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55.0533960627999" table:style-name="ce5">
            <text:p><text:s/>4,155<text:s/></text:p>
          </table:table-cell>
          <table:table-cell office:value-type="float" office:value="1.0611287229685606" table:style-name="ce6">
            <text:p>1.061</text:p>
          </table:table-cell>
          <table:table-cell office:value-type="float" office:value="4409.0465040302997" table:style-name="ce5">
            <text:p><text:s/>4,409<text:s/></text:p>
          </table:table-cell>
          <table:table-cell office:value-type="float" office:value="1.0924417934520154" table:style-name="ce6">
            <text:p>1.092</text:p>
          </table:table-cell>
          <table:table-cell office:value-type="float" office:value="4816.6266702762005" table:style-name="ce5">
            <text:p><text:s/>4,8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16.6266702762005" table:style-name="ce5">
            <text:p><text:s/>4,817<text:s/></text:p>
          </table:table-cell>
          <table:table-cell office:value-type="float" office:value="1.015560570192666" table:style-name="ce6">
            <text:p>1.016</text:p>
          </table:table-cell>
          <table:table-cell office:value-type="float" office:value="4891.5761276709" table:style-name="ce5">
            <text:p><text:s/>4,892<text:s/></text:p>
          </table:table-cell>
          <table:table-cell office:value-type="float" office:value="1.3100079885058313" table:style-name="ce6">
            <text:p>1.310</text:p>
          </table:table-cell>
          <table:table-cell office:value-type="float" office:value="6408.0038036332999" table:style-name="ce5">
            <text:p><text:s/>6,4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08.0038036332999" table:style-name="ce5">
            <text:p><text:s/>6,408<text:s/></text:p>
          </table:table-cell>
          <table:table-cell office:value-type="float" office:value="1.0182636055126626" table:style-name="ce6">
            <text:p>1.018</text:p>
          </table:table-cell>
          <table:table-cell office:value-type="float" office:value="6525.0370572264992" table:style-name="ce5">
            <text:p><text:s/>6,525<text:s/></text:p>
          </table:table-cell>
          <table:table-cell office:value-type="float" office:value="0.91467259047317118" table:style-name="ce6">
            <text:p>0.915</text:p>
          </table:table-cell>
          <table:table-cell office:value-type="float" office:value="5968.2725480668005" table:style-name="ce5">
            <text:p><text:s/>5,9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68.2725480668005" table:style-name="ce5">
            <text:p><text:s/>5,968<text:s/></text:p>
          </table:table-cell>
          <table:table-cell office:value-type="float" office:value="1.0213956578966994" table:style-name="ce6">
            <text:p>1.021</text:p>
          </table:table-cell>
          <table:table-cell office:value-type="float" office:value="6095.9676657395003" table:style-name="ce5">
            <text:p><text:s/>6,096<text:s/></text:p>
          </table:table-cell>
          <table:table-cell office:value-type="float" office:value="1.086919131960931" table:style-name="ce6">
            <text:p>1.087</text:p>
          </table:table-cell>
          <table:table-cell office:value-type="float" office:value="6625.8238837074805" table:style-name="ce5">
            <text:p><text:s/>6,6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25.8238837074805" table:style-name="ce5">
            <text:p><text:s/>6,626<text:s/></text:p>
          </table:table-cell>
          <table:table-cell office:value-type="float" office:value="1.0828588477294678" table:style-name="ce6">
            <text:p>1.083</text:p>
          </table:table-cell>
          <table:table-cell office:value-type="float" office:value="7174.8320159698696" table:style-name="ce5">
            <text:p><text:s/>7,175<text:s/></text:p>
          </table:table-cell>
          <table:table-cell office:value-type="float" office:value="1.1120877815660803" table:style-name="ce6">
            <text:p>1.112</text:p>
          </table:table-cell>
          <table:table-cell office:value-type="float" office:value="7979.0430197492196" table:style-name="ce5">
            <text:p><text:s/>7,9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979.0430197492196" table:style-name="ce5">
            <text:p><text:s/>7,979<text:s/></text:p>
          </table:table-cell>
          <table:table-cell office:value-type="float" office:value="0.89795949041207457" table:style-name="ce6">
            <text:p>0.898</text:p>
          </table:table-cell>
          <table:table-cell office:value-type="float" office:value="7164.8574039900304" table:style-name="ce5">
            <text:p><text:s/>7,165<text:s/></text:p>
          </table:table-cell>
          <table:table-cell office:value-type="float" office:value="1.1431054382559775" table:style-name="ce6">
            <text:p>1.143</text:p>
          </table:table-cell>
          <table:table-cell office:value-type="float" office:value="8190.18746282961" table:style-name="ce5">
            <text:p><text:s/>8,19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190.18746282961" table:style-name="ce5">
            <text:p><text:s/>8,190<text:s/></text:p>
          </table:table-cell>
          <table:table-cell office:value-type="float" office:value="1.0021628447689879" table:style-name="ce6">
            <text:p>1.002</text:p>
          </table:table-cell>
          <table:table-cell office:value-type="float" office:value="8207.9015669406199" table:style-name="ce5">
            <text:p><text:s/>8,208<text:s/></text:p>
          </table:table-cell>
          <table:table-cell office:value-type="float" office:value="1.0272420128644297" table:style-name="ce6">
            <text:p>1.027</text:p>
          </table:table-cell>
          <table:table-cell office:value-type="float" office:value="8431.5013270171894" table:style-name="ce5">
            <text:p><text:s/>8,4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31.5013270171894" table:style-name="ce5">
            <text:p><text:s/>8,432<text:s/></text:p>
          </table:table-cell>
          <table:table-cell office:value-type="float" office:value="1.1135096282559025" table:style-name="ce6">
            <text:p>1.114</text:p>
          </table:table-cell>
          <table:table-cell office:value-type="float" office:value="9388.5579082860604" table:style-name="ce5">
            <text:p><text:s/>9,389<text:s/></text:p>
          </table:table-cell>
          <table:table-cell office:value-type="float" office:value="1.0321782645330226" table:style-name="ce6">
            <text:p>1.032</text:p>
          </table:table-cell>
          <table:table-cell office:value-type="float" office:value="9690.6654082424902" table:style-name="ce5">
            <text:p><text:s/>9,6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690.6654082424902" table:style-name="ce5">
            <text:p><text:s/>9,691<text:s/></text:p>
          </table:table-cell>
          <table:table-cell office:value-type="float" office:value="1.0405357041771026" table:style-name="ce6">
            <text:p>1.041</text:p>
          </table:table-cell>
          <table:table-cell office:value-type="float" office:value="10083.48335451029" table:style-name="ce5">
            <text:p><text:s/>10,083<text:s/></text:p>
          </table:table-cell>
          <table:table-cell office:value-type="float" office:value="1.1771310053733304" table:style-name="ce6">
            <text:p>1.177</text:p>
          </table:table-cell>
          <table:table-cell office:value-type="float" office:value="11869.580898759939" table:style-name="ce5">
            <text:p><text:s/>11,8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69.580898759939" table:style-name="ce5">
            <text:p><text:s/>11,870<text:s/></text:p>
          </table:table-cell>
          <table:table-cell office:value-type="float" office:value="0.93427953549378095" table:style-name="ce6">
            <text:p>0.934</text:p>
          </table:table-cell>
          <table:table-cell office:value-type="float" office:value="11089.506528599291" table:style-name="ce5">
            <text:p><text:s/>11,090<text:s/></text:p>
          </table:table-cell>
          <table:table-cell office:value-type="float" office:value="1.0310259674193887" table:style-name="ce6">
            <text:p>1.031</text:p>
          </table:table-cell>
          <table:table-cell office:value-type="float" office:value="11433.56919685271" table:style-name="ce5">
            <text:p><text:s/>11,4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433.56919685271" table:style-name="ce5">
            <text:p><text:s/>11,434<text:s/></text:p>
          </table:table-cell>
          <table:table-cell office:value-type="float" office:value="0.96388915530648456" table:style-name="ce6">
            <text:p>0.964</text:p>
          </table:table-cell>
          <table:table-cell office:value-type="float" office:value="11020.6933552926" table:style-name="ce5">
            <text:p><text:s/>11,021<text:s/></text:p>
          </table:table-cell>
          <table:table-cell office:value-type="float" office:value="1.002418342711912" table:style-name="ce6">
            <text:p>1.002</text:p>
          </table:table-cell>
          <table:table-cell office:value-type="float" office:value="11047.34516874859" table:style-name="ce5">
            <text:p><text:s/>11,0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47.34516874859" table:style-name="ce5">
            <text:p><text:s/>11,047<text:s/></text:p>
          </table:table-cell>
          <table:table-cell office:value-type="float" office:value="1.0765672961768964" table:style-name="ce6">
            <text:p>1.077</text:p>
          </table:table-cell>
          <table:table-cell office:value-type="float" office:value="11893.210518252568" table:style-name="ce5">
            <text:p><text:s/>11,893<text:s/></text:p>
          </table:table-cell>
          <table:table-cell office:value-type="float" office:value="1.1383821489134427" table:style-name="ce6">
            <text:p>1.138</text:p>
          </table:table-cell>
          <table:table-cell office:value-type="float" office:value="13539.018547248319" table:style-name="ce5">
            <text:p><text:s/>13,5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12.1245329107996" table:style-name="ce5">
            <text:p><text:s/>6,6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12.1245329107996" table:style-name="ce5">
            <text:p><text:s/>6,612<text:s/></text:p>
          </table:table-cell>
          <table:table-cell office:value-type="float" office:value="0.9949298420516679" table:style-name="ce6">
            <text:p>0.995</text:p>
          </table:table-cell>
          <table:table-cell office:value-type="float" office:value="6578.6000171549003" table:style-name="ce5">
            <text:p><text:s/>6,579<text:s/></text:p>
          </table:table-cell>
          <table:table-cell office:value-type="float" office:value="1.1570281738790924" table:style-name="ce6">
            <text:p>1.157</text:p>
          </table:table-cell>
          <table:table-cell office:value-type="float" office:value="7611.6255645297015" table:style-name="ce5">
            <text:p><text:s/>7,6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611.6255645297015" table:style-name="ce5">
            <text:p><text:s/>7,612<text:s/></text:p>
          </table:table-cell>
          <table:table-cell office:value-type="float" office:value="1.2083418676708622" table:style-name="ce6">
            <text:p>1.208</text:p>
          </table:table-cell>
          <table:table-cell office:value-type="float" office:value="9197.4458506551" table:style-name="ce5">
            <text:p><text:s/>9,197<text:s/></text:p>
          </table:table-cell>
          <table:table-cell office:value-type="float" office:value="0.94546479947097783" table:style-name="ce6">
            <text:p>0.945</text:p>
          </table:table-cell>
          <table:table-cell office:value-type="float" office:value="8695.8612968348007" table:style-name="ce5">
            <text:p><text:s/>8,6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95.8612968348007" table:style-name="ce5">
            <text:p><text:s/>8,696<text:s/></text:p>
          </table:table-cell>
          <table:table-cell office:value-type="float" office:value="1.0748680459253843" table:style-name="ce6">
            <text:p>1.075</text:p>
          </table:table-cell>
          <table:table-cell office:value-type="float" office:value="9346.9034397670002" table:style-name="ce5">
            <text:p><text:s/>9,347<text:s/></text:p>
          </table:table-cell>
          <table:table-cell office:value-type="float" office:value="0.82727571572536274" table:style-name="ce6">
            <text:p>0.827</text:p>
          </table:table-cell>
          <table:table-cell office:value-type="float" office:value="7732.4662329490993" table:style-name="ce5">
            <text:p><text:s/>7,7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732.4662329490993" table:style-name="ce5">
            <text:p><text:s/>7,732<text:s/></text:p>
          </table:table-cell>
          <table:table-cell office:value-type="float" office:value="0.98660725031963004" table:style-name="ce6">
            <text:p>0.987</text:p>
          </table:table-cell>
          <table:table-cell office:value-type="float" office:value="7628.907248279299" table:style-name="ce5">
            <text:p><text:s/>7,629<text:s/></text:p>
          </table:table-cell>
          <table:table-cell office:value-type="float" office:value="1.0431808844943296" table:style-name="ce6">
            <text:p>1.043</text:p>
          </table:table-cell>
          <table:table-cell office:value-type="float" office:value="7958.3302109852011" table:style-name="ce5">
            <text:p><text:s/>7,9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58.3302109852011" table:style-name="ce5">
            <text:p><text:s/>7,958<text:s/></text:p>
          </table:table-cell>
          <table:table-cell office:value-type="float" office:value="1.0480085861211332" table:style-name="ce6">
            <text:p>1.048</text:p>
          </table:table-cell>
          <table:table-cell office:value-type="float" office:value="8340.3983922996995" table:style-name="ce5">
            <text:p><text:s/>8,340<text:s/></text:p>
          </table:table-cell>
          <table:table-cell office:value-type="float" office:value="1.1794234750916353" table:style-name="ce6">
            <text:p>1.179</text:p>
          </table:table-cell>
          <table:table-cell office:value-type="float" office:value="9836.8616554948003" table:style-name="ce5">
            <text:p><text:s/>9,8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36.8616554948003" table:style-name="ce5">
            <text:p><text:s/>9,837<text:s/></text:p>
          </table:table-cell>
          <table:table-cell office:value-type="float" office:value="1.0408280101387781" table:style-name="ce6">
            <text:p>1.041</text:p>
          </table:table-cell>
          <table:table-cell office:value-type="float" office:value="10238.4811428991" table:style-name="ce5">
            <text:p><text:s/>10,238<text:s/></text:p>
          </table:table-cell>
          <table:table-cell office:value-type="float" office:value="1.0010139963466944" table:style-name="ce6">
            <text:p>1.001</text:p>
          </table:table-cell>
          <table:table-cell office:value-type="float" office:value="10248.8629253737" table:style-name="ce5">
            <text:p><text:s/>10,2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248.8629253737" table:style-name="ce5">
            <text:p><text:s/>10,249<text:s/></text:p>
          </table:table-cell>
          <table:table-cell office:value-type="float" office:value="1.0103004736910315" table:style-name="ce6">
            <text:p>1.010</text:p>
          </table:table-cell>
          <table:table-cell office:value-type="float" office:value="10354.4310682995" table:style-name="ce5">
            <text:p><text:s/>10,354<text:s/></text:p>
          </table:table-cell>
          <table:table-cell office:value-type="float" office:value="1.0242759733863371" table:style-name="ce6">
            <text:p>1.024</text:p>
          </table:table-cell>
          <table:table-cell office:value-type="float" office:value="10605.7949613442" table:style-name="ce5">
            <text:p><text:s/>10,6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05.7949613442" table:style-name="ce5">
            <text:p><text:s/>10,606<text:s/></text:p>
          </table:table-cell>
          <table:table-cell office:value-type="float" office:value="1.07051188833086" table:style-name="ce6">
            <text:p>1.071</text:p>
          </table:table-cell>
          <table:table-cell office:value-type="float" office:value="11353.629591318499" table:style-name="ce5">
            <text:p><text:s/>11,354<text:s/></text:p>
          </table:table-cell>
          <table:table-cell office:value-type="float" office:value="0.94325290630675063" table:style-name="ce6">
            <text:p>0.943</text:p>
          </table:table-cell>
          <table:table-cell office:value-type="float" office:value="10709.344109141499" table:style-name="ce5">
            <text:p><text:s/>10,7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709.344109141499" table:style-name="ce5">
            <text:p><text:s/>10,709<text:s/></text:p>
          </table:table-cell>
          <table:table-cell office:value-type="float" office:value="0.99106838034519207" table:style-name="ce6">
            <text:p>0.991</text:p>
          </table:table-cell>
          <table:table-cell office:value-type="float" office:value="10613.692320806189" table:style-name="ce5">
            <text:p><text:s/>10,614<text:s/></text:p>
          </table:table-cell>
          <table:table-cell office:value-type="float" office:value="1.1199044374997802" table:style-name="ce6">
            <text:p>1.120</text:p>
          </table:table-cell>
          <table:table-cell office:value-type="float" office:value="11886.321128328193" table:style-name="ce5">
            <text:p><text:s/>11,8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886.321128328193" table:style-name="ce5">
            <text:p><text:s/>11,886<text:s/></text:p>
          </table:table-cell>
          <table:table-cell office:value-type="float" office:value="0.85840009338153389" table:style-name="ce6">
            <text:p>0.858</text:p>
          </table:table-cell>
          <table:table-cell office:value-type="float" office:value="10203.219166519819" table:style-name="ce5">
            <text:p><text:s/>10,203<text:s/></text:p>
          </table:table-cell>
          <table:table-cell office:value-type="float" office:value="1.2524683288732734" table:style-name="ce6">
            <text:p>1.252</text:p>
          </table:table-cell>
          <table:table-cell office:value-type="float" office:value="12779.208858618831" table:style-name="ce5">
            <text:p><text:s/>12,7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779.208858618831" table:style-name="ce5">
            <text:p><text:s/>12,779<text:s/></text:p>
          </table:table-cell>
          <table:table-cell office:value-type="float" office:value="0.95534081442947127" table:style-name="ce6">
            <text:p>0.955</text:p>
          </table:table-cell>
          <table:table-cell office:value-type="float" office:value="12208.49979875723" table:style-name="ce5">
            <text:p><text:s/>12,208<text:s/></text:p>
          </table:table-cell>
          <table:table-cell office:value-type="float" office:value="1.0731950760828244" table:style-name="ce6">
            <text:p>1.073</text:p>
          </table:table-cell>
          <table:table-cell office:value-type="float" office:value="13102.101870384411" table:style-name="ce5">
            <text:p><text:s/>13,1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02.101870384411" table:style-name="ce5">
            <text:p><text:s/>13,102<text:s/></text:p>
          </table:table-cell>
          <table:table-cell office:value-type="float" office:value="1.1613289655828216" table:style-name="ce6">
            <text:p>1.161</text:p>
          </table:table-cell>
          <table:table-cell office:value-type="float" office:value="15215.85041209428" table:style-name="ce5">
            <text:p><text:s/>15,216<text:s/></text:p>
          </table:table-cell>
          <table:table-cell office:value-type="float" office:value="1.0176225137157531" table:style-name="ce6">
            <text:p>1.018</text:p>
          </table:table-cell>
          <table:table-cell office:value-type="float" office:value="15483.991944678259" table:style-name="ce5">
            <text:p><text:s/>15,4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483.991944678259" table:style-name="ce5">
            <text:p><text:s/>15,484<text:s/></text:p>
          </table:table-cell>
          <table:table-cell office:value-type="float" office:value="1.0989262688732528" table:style-name="ce6">
            <text:p>1.099</text:p>
          </table:table-cell>
          <table:table-cell office:value-type="float" office:value="17015.76549502878" table:style-name="ce5">
            <text:p><text:s/>17,016<text:s/></text:p>
          </table:table-cell>
          <table:table-cell office:value-type="float" office:value="1.0492875021153929" table:style-name="ce6">
            <text:p>1.049</text:p>
          </table:table-cell>
          <table:table-cell office:value-type="float" office:value="17854.430072860039" table:style-name="ce5">
            <text:p><text:s/>17,8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854.430072860039" table:style-name="ce5">
            <text:p><text:s/>17,854<text:s/></text:p>
          </table:table-cell>
          <table:table-cell office:value-type="float" office:value="0.76235094960925098" table:style-name="ce6">
            <text:p>0.762</text:p>
          </table:table-cell>
          <table:table-cell office:value-type="float" office:value="13611.34172077682" table:style-name="ce5">
            <text:p><text:s/>13,611<text:s/></text:p>
          </table:table-cell>
          <table:table-cell office:value-type="float" office:value="1.2147083520019126" table:style-name="ce6">
            <text:p>1.215</text:p>
          </table:table-cell>
          <table:table-cell office:value-type="float" office:value="16533.810470179687" table:style-name="ce5">
            <text:p><text:s/>16,5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533.810470179687" table:style-name="ce5">
            <text:p><text:s/>16,534<text:s/></text:p>
          </table:table-cell>
          <table:table-cell office:value-type="float" office:value="1.0712858689773037" table:style-name="ce6">
            <text:p>1.071</text:p>
          </table:table-cell>
          <table:table-cell office:value-type="float" office:value="17712.437517052491" table:style-name="ce5">
            <text:p><text:s/>17,712<text:s/></text:p>
          </table:table-cell>
          <table:table-cell office:value-type="float" office:value="0.89354460847890127" table:style-name="ce6">
            <text:p>0.894</text:p>
          </table:table-cell>
          <table:table-cell office:value-type="float" office:value="15826.85304638167" table:style-name="ce5">
            <text:p><text:s/>15,8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26.85304638167" table:style-name="ce5">
            <text:p><text:s/>15,827<text:s/></text:p>
          </table:table-cell>
          <table:table-cell office:value-type="float" office:value="1.1585731369260277" table:style-name="ce6">
            <text:p>1.159</text:p>
          </table:table-cell>
          <table:table-cell office:value-type="float" office:value="18336.56678161367" table:style-name="ce5">
            <text:p><text:s/>18,337<text:s/></text:p>
          </table:table-cell>
          <table:table-cell office:value-type="float" office:value="1.0414112817055949" table:style-name="ce6">
            <text:p>1.041</text:p>
          </table:table-cell>
          <table:table-cell office:value-type="float" office:value="19095.907514120529" table:style-name="ce5">
            <text:p><text:s/>19,0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78.5650542504" table:style-name="ce5">
            <text:p><text:s/>2,5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78.5650542504" table:style-name="ce5">
            <text:p><text:s/>2,579<text:s/></text:p>
          </table:table-cell>
          <table:table-cell office:value-type="float" office:value="1.0552419948910343" table:style-name="ce6">
            <text:p>1.055</text:p>
          </table:table-cell>
          <table:table-cell office:value-type="float" office:value="2721.0101318035004" table:style-name="ce5">
            <text:p><text:s/>2,721<text:s/></text:p>
          </table:table-cell>
          <table:table-cell office:value-type="float" office:value="1.1957886607039185" table:style-name="ce6">
            <text:p>1.196</text:p>
          </table:table-cell>
          <table:table-cell office:value-type="float" office:value="3253.7530612711003" table:style-name="ce5">
            <text:p><text:s/>3,2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53.7530612711003" table:style-name="ce5">
            <text:p><text:s/>3,254<text:s/></text:p>
          </table:table-cell>
          <table:table-cell office:value-type="float" office:value="1.0528035679632926" table:style-name="ce6">
            <text:p>1.053</text:p>
          </table:table-cell>
          <table:table-cell office:value-type="float" office:value="3425.5628321776999" table:style-name="ce5">
            <text:p><text:s/>3,426<text:s/></text:p>
          </table:table-cell>
          <table:table-cell office:value-type="float" office:value="1.1844870329018145" table:style-name="ce6">
            <text:p>1.184</text:p>
          </table:table-cell>
          <table:table-cell office:value-type="float" office:value="4057.5347551048999" table:style-name="ce5">
            <text:p><text:s/>4,0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57.5347551048999" table:style-name="ce5">
            <text:p><text:s/>4,058<text:s/></text:p>
          </table:table-cell>
          <table:table-cell office:value-type="float" office:value="0.9381745415230055" table:style-name="ce6">
            <text:p>0.938</text:p>
          </table:table-cell>
          <table:table-cell office:value-type="float" office:value="3806.6758085841998" table:style-name="ce5">
            <text:p><text:s/>3,807<text:s/></text:p>
          </table:table-cell>
          <table:table-cell office:value-type="float" office:value="1.1077810830992714" table:style-name="ce6">
            <text:p>1.108</text:p>
          </table:table-cell>
          <table:table-cell office:value-type="float" office:value="4216.9634502412" table:style-name="ce5">
            <text:p><text:s/>4,2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16.9634502412" table:style-name="ce5">
            <text:p><text:s/>4,217<text:s/></text:p>
          </table:table-cell>
          <table:table-cell office:value-type="float" office:value="0.94309382937998332" table:style-name="ce6">
            <text:p>0.943</text:p>
          </table:table-cell>
          <table:table-cell office:value-type="float" office:value="3976.9922086434003" table:style-name="ce5">
            <text:p><text:s/>3,977<text:s/></text:p>
          </table:table-cell>
          <table:table-cell office:value-type="float" office:value="1.1895064918521638" table:style-name="ce6">
            <text:p>1.190</text:p>
          </table:table-cell>
          <table:table-cell office:value-type="float" office:value="4730.6580502267998" table:style-name="ce5">
            <text:p><text:s/>4,7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30.6580502267998" table:style-name="ce5">
            <text:p><text:s/>4,731<text:s/></text:p>
          </table:table-cell>
          <table:table-cell office:value-type="float" office:value="1.0790101267574139" table:style-name="ce6">
            <text:p>1.079</text:p>
          </table:table-cell>
          <table:table-cell office:value-type="float" office:value="5104.4279424212" table:style-name="ce5">
            <text:p><text:s/>5,104<text:s/></text:p>
          </table:table-cell>
          <table:table-cell office:value-type="float" office:value="1.0906989269437704" table:style-name="ce6">
            <text:p>1.091</text:p>
          </table:table-cell>
          <table:table-cell office:value-type="float" office:value="5567.3940794605996" table:style-name="ce5">
            <text:p><text:s/>5,5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67.3940794605996" table:style-name="ce5">
            <text:p><text:s/>5,567<text:s/></text:p>
          </table:table-cell>
          <table:table-cell office:value-type="float" office:value="1.0111390869587964" table:style-name="ce6">
            <text:p>1.011</text:p>
          </table:table-cell>
          <table:table-cell office:value-type="float" office:value="5629.4097662455997" table:style-name="ce5">
            <text:p><text:s/>5,629<text:s/></text:p>
          </table:table-cell>
          <table:table-cell office:value-type="float" office:value="1.2555448568894494" table:style-name="ce6">
            <text:p>1.256</text:p>
          </table:table-cell>
          <table:table-cell office:value-type="float" office:value="7067.9764793329005" table:style-name="ce5">
            <text:p><text:s/>7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67.9764793329005" table:style-name="ce5">
            <text:p><text:s/>7,068<text:s/></text:p>
          </table:table-cell>
          <table:table-cell office:value-type="float" office:value="0.95840281499269375" table:style-name="ce6">
            <text:p>0.958</text:p>
          </table:table-cell>
          <table:table-cell office:value-type="float" office:value="6773.9685540948003" table:style-name="ce5">
            <text:p><text:s/>6,774<text:s/></text:p>
          </table:table-cell>
          <table:table-cell office:value-type="float" office:value="0.74367083022261993" table:style-name="ce6">
            <text:p>0.744</text:p>
          </table:table-cell>
          <table:table-cell office:value-type="float" office:value="5037.6028185256" table:style-name="ce5">
            <text:p><text:s/>5,0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37.6028185256" table:style-name="ce5">
            <text:p><text:s/>5,038<text:s/></text:p>
          </table:table-cell>
          <table:table-cell office:value-type="float" office:value="1.0939363746526962" table:style-name="ce6">
            <text:p>1.094</text:p>
          </table:table-cell>
          <table:table-cell office:value-type="float" office:value="5510.8169642380999" table:style-name="ce5">
            <text:p><text:s/>5,511<text:s/></text:p>
          </table:table-cell>
          <table:table-cell office:value-type="float" office:value="1.2318389094539757" table:style-name="ce6">
            <text:p>1.232</text:p>
          </table:table-cell>
          <table:table-cell office:value-type="float" office:value="6788.4387594275304" table:style-name="ce5">
            <text:p><text:s/>6,7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88.4387594275304" table:style-name="ce5">
            <text:p><text:s/>6,788<text:s/></text:p>
          </table:table-cell>
          <table:table-cell office:value-type="float" office:value="0.88893933145598425" table:style-name="ce6">
            <text:p>0.889</text:p>
          </table:table-cell>
          <table:table-cell office:value-type="float" office:value="6034.5102124353998" table:style-name="ce5">
            <text:p><text:s/>6,035<text:s/></text:p>
          </table:table-cell>
          <table:table-cell office:value-type="float" office:value="1.2543548405190807" table:style-name="ce6">
            <text:p>1.254</text:p>
          </table:table-cell>
          <table:table-cell office:value-type="float" office:value="7569.4170951301703" table:style-name="ce5">
            <text:p><text:s/>7,5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569.4170951301703" table:style-name="ce5">
            <text:p><text:s/>7,569<text:s/></text:p>
          </table:table-cell>
          <table:table-cell office:value-type="float" office:value="1.0911529569298117" table:style-name="ce6">
            <text:p>1.091</text:p>
          </table:table-cell>
          <table:table-cell office:value-type="float" office:value="8259.3918455863513" table:style-name="ce5">
            <text:p><text:s/>8,259<text:s/></text:p>
          </table:table-cell>
          <table:table-cell office:value-type="float" office:value="1.2429414667297736" table:style-name="ce6">
            <text:p>1.243</text:p>
          </table:table-cell>
          <table:table-cell office:value-type="float" office:value="10265.940614849029" table:style-name="ce5">
            <text:p><text:s/>10,26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265.940614849029" table:style-name="ce5">
            <text:p><text:s/>10,266<text:s/></text:p>
          </table:table-cell>
          <table:table-cell office:value-type="float" office:value="1.0151525188689898" table:style-name="ce6">
            <text:p>1.015</text:p>
          </table:table-cell>
          <table:table-cell office:value-type="float" office:value="10421.495473723458" table:style-name="ce5">
            <text:p><text:s/>10,421<text:s/></text:p>
          </table:table-cell>
          <table:table-cell office:value-type="float" office:value="0.94053598865344923" table:style-name="ce6">
            <text:p>0.941</text:p>
          </table:table-cell>
          <table:table-cell office:value-type="float" office:value="9801.7915486259408" table:style-name="ce5">
            <text:p><text:s/>9,8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801.7915486259408" table:style-name="ce5">
            <text:p><text:s/>9,802<text:s/></text:p>
          </table:table-cell>
          <table:table-cell office:value-type="float" office:value="0.99584457195242426" table:style-name="ce6">
            <text:p>0.996</text:p>
          </table:table-cell>
          <table:table-cell office:value-type="float" office:value="9761.0609091082897" table:style-name="ce5">
            <text:p><text:s/>9,761<text:s/></text:p>
          </table:table-cell>
          <table:table-cell office:value-type="float" office:value="0.75842314615133199" table:style-name="ce6">
            <text:p>0.758</text:p>
          </table:table-cell>
          <table:table-cell office:value-type="float" office:value="7403.0145244606892" table:style-name="ce5">
            <text:p><text:s/>7,40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03.0145244606892" table:style-name="ce5">
            <text:p><text:s/>7,403<text:s/></text:p>
          </table:table-cell>
          <table:table-cell office:value-type="float" office:value="0.90133057646476211" table:style-name="ce6">
            <text:p>0.901</text:p>
          </table:table-cell>
          <table:table-cell office:value-type="float" office:value="6672.5633489091597" table:style-name="ce5">
            <text:p><text:s/>6,673<text:s/></text:p>
          </table:table-cell>
          <table:table-cell office:value-type="float" office:value="1.0579731588169949" table:style-name="ce6">
            <text:p>1.058</text:p>
          </table:table-cell>
          <table:table-cell office:value-type="float" office:value="7059.3929236519298" table:style-name="ce5">
            <text:p><text:s/>7,0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059.3929236519298" table:style-name="ce5">
            <text:p><text:s/>7,059<text:s/></text:p>
          </table:table-cell>
          <table:table-cell office:value-type="float" office:value="0.76889537184615131" table:style-name="ce6">
            <text:p>0.769</text:p>
          </table:table-cell>
          <table:table-cell office:value-type="float" office:value="5427.9345470394401" table:style-name="ce5">
            <text:p><text:s/>5,428<text:s/></text:p>
          </table:table-cell>
          <table:table-cell office:value-type="float" office:value="0.8516736710064513" table:style-name="ce6">
            <text:p>0.852</text:p>
          </table:table-cell>
          <table:table-cell office:value-type="float" office:value="4622.82894165982" table:style-name="ce5">
            <text:p><text:s/>4,6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22.82894165982" table:style-name="ce5">
            <text:p><text:s/>4,623<text:s/></text:p>
          </table:table-cell>
          <table:table-cell office:value-type="float" office:value="1.2599320812471249" table:style-name="ce6">
            <text:p>1.260</text:p>
          </table:table-cell>
          <table:table-cell office:value-type="float" office:value="5824.4504897149" table:style-name="ce5">
            <text:p><text:s/>5,824<text:s/></text:p>
          </table:table-cell>
          <table:table-cell office:value-type="float" office:value="0.90598754012103844" table:style-name="ce6">
            <text:p>0.906</text:p>
          </table:table-cell>
          <table:table-cell office:value-type="float" office:value="5276.8795717335797" table:style-name="ce5">
            <text:p><text:s/>5,2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76.8795717335797" table:style-name="ce5">
            <text:p><text:s/>5,277<text:s/></text:p>
          </table:table-cell>
          <table:table-cell office:value-type="float" office:value="1.079921797373528" table:style-name="ce6">
            <text:p>1.080</text:p>
          </table:table-cell>
          <table:table-cell office:value-type="float" office:value="5698.6172716301808" table:style-name="ce5">
            <text:p><text:s/>5,699<text:s/></text:p>
          </table:table-cell>
          <table:table-cell office:value-type="float" office:value="1.150537109009633" table:style-name="ce6">
            <text:p>1.151</text:p>
          </table:table-cell>
          <table:table-cell office:value-type="float" office:value="6556.4706410537501" table:style-name="ce5">
            <text:p><text:s/>6,5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63.2667511443999" table:style-name="ce5">
            <text:p><text:s/>1,4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63.2667511443999" table:style-name="ce5">
            <text:p><text:s/>1,463<text:s/></text:p>
          </table:table-cell>
          <table:table-cell office:value-type="float" office:value="1.0404391810192648" table:style-name="ce6">
            <text:p>1.040</text:p>
          </table:table-cell>
          <table:table-cell office:value-type="float" office:value="1522.4400601733998" table:style-name="ce5">
            <text:p><text:s/>1,522<text:s/></text:p>
          </table:table-cell>
          <table:table-cell office:value-type="float" office:value="1.2254840446649184" table:style-name="ce6">
            <text:p>1.225</text:p>
          </table:table-cell>
          <table:table-cell office:value-type="float" office:value="1865.7260027012001" table:style-name="ce5">
            <text:p><text:s/>1,8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65.7260027012001" table:style-name="ce5">
            <text:p><text:s/>1,866<text:s/></text:p>
          </table:table-cell>
          <table:table-cell office:value-type="float" office:value="1.0596686388597378" table:style-name="ce6">
            <text:p>1.060</text:p>
          </table:table-cell>
          <table:table-cell office:value-type="float" office:value="1977.0513337676" table:style-name="ce5">
            <text:p><text:s/>1,977<text:s/></text:p>
          </table:table-cell>
          <table:table-cell office:value-type="float" office:value="1.0671536116707157" table:style-name="ce6">
            <text:p>1.067</text:p>
          </table:table-cell>
          <table:table-cell office:value-type="float" office:value="2109.8174712885002" table:style-name="ce5">
            <text:p><text:s/>2,1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09.8174712885002" table:style-name="ce5">
            <text:p><text:s/>2,110<text:s/></text:p>
          </table:table-cell>
          <table:table-cell office:value-type="float" office:value="0.94465162160351079" table:style-name="ce6">
            <text:p>0.945</text:p>
          </table:table-cell>
          <table:table-cell office:value-type="float" office:value="1993.0424955401002" table:style-name="ce5">
            <text:p><text:s/>1,993<text:s/></text:p>
          </table:table-cell>
          <table:table-cell office:value-type="float" office:value="1.0079210747532112" table:style-name="ce6">
            <text:p>1.008</text:p>
          </table:table-cell>
          <table:table-cell office:value-type="float" office:value="2008.8295341336" table:style-name="ce5">
            <text:p><text:s/>2,00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08.8295341336" table:style-name="ce5">
            <text:p><text:s/>2,009<text:s/></text:p>
          </table:table-cell>
          <table:table-cell office:value-type="float" office:value="0.93854422420146" table:style-name="ce6">
            <text:p>0.939</text:p>
          </table:table-cell>
          <table:table-cell office:value-type="float" office:value="1885.3753566664" table:style-name="ce5">
            <text:p><text:s/>1,885<text:s/></text:p>
          </table:table-cell>
          <table:table-cell office:value-type="float" office:value="1.0663985853478251" table:style-name="ce6">
            <text:p>1.066</text:p>
          </table:table-cell>
          <table:table-cell office:value-type="float" office:value="2010.5616131986999" table:style-name="ce5">
            <text:p><text:s/>2,0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10.5616131986999" table:style-name="ce5">
            <text:p><text:s/>2,011<text:s/></text:p>
          </table:table-cell>
          <table:table-cell office:value-type="float" office:value="1.0751724103181031" table:style-name="ce6">
            <text:p>1.075</text:p>
          </table:table-cell>
          <table:table-cell office:value-type="float" office:value="2161.7003757559" table:style-name="ce5">
            <text:p><text:s/>2,162<text:s/></text:p>
          </table:table-cell>
          <table:table-cell office:value-type="float" office:value="1.2218349190390065" table:style-name="ce6">
            <text:p>1.222</text:p>
          </table:table-cell>
          <table:table-cell office:value-type="float" office:value="2641.2410035982998" table:style-name="ce5">
            <text:p><text:s/>2,6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41.2410035982998" table:style-name="ce5">
            <text:p><text:s/>2,641<text:s/></text:p>
          </table:table-cell>
          <table:table-cell office:value-type="float" office:value="1.0152601364972336" table:style-name="ce6">
            <text:p>1.015</text:p>
          </table:table-cell>
          <table:table-cell office:value-type="float" office:value="2681.5467018353002" table:style-name="ce5">
            <text:p><text:s/>2,682<text:s/></text:p>
          </table:table-cell>
          <table:table-cell office:value-type="float" office:value="1.2006948133282054" table:style-name="ce6">
            <text:p>1.201</text:p>
          </table:table-cell>
          <table:table-cell office:value-type="float" office:value="3219.7192165910001" table:style-name="ce5">
            <text:p><text:s/>3,2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19.7192165910001" table:style-name="ce5">
            <text:p><text:s/>3,220<text:s/></text:p>
          </table:table-cell>
          <table:table-cell office:value-type="float" office:value="0.97925036254554665" table:style-name="ce6">
            <text:p>0.979</text:p>
          </table:table-cell>
          <table:table-cell office:value-type="float" office:value="3152.9112101416003" table:style-name="ce5">
            <text:p><text:s/>3,153<text:s/></text:p>
          </table:table-cell>
          <table:table-cell office:value-type="float" office:value="0.91291306025995933" table:style-name="ce6">
            <text:p>0.913</text:p>
          </table:table-cell>
          <table:table-cell office:value-type="float" office:value="2878.3338215783001" table:style-name="ce5">
            <text:p><text:s/>2,8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78.3338215783001" table:style-name="ce5">
            <text:p><text:s/>2,878<text:s/></text:p>
          </table:table-cell>
          <table:table-cell office:value-type="float" office:value="1.054741710031049" table:style-name="ce6">
            <text:p>1.055</text:p>
          </table:table-cell>
          <table:table-cell office:value-type="float" office:value="3035.8987370117002" table:style-name="ce5">
            <text:p><text:s/>3,036<text:s/></text:p>
          </table:table-cell>
          <table:table-cell office:value-type="float" office:value="1.0082651223153407" table:style-name="ce6">
            <text:p>1.008</text:p>
          </table:table-cell>
          <table:table-cell office:value-type="float" office:value="3060.9908114100899" table:style-name="ce5">
            <text:p><text:s/>3,0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60.9908114100899" table:style-name="ce5">
            <text:p><text:s/>3,061<text:s/></text:p>
          </table:table-cell>
          <table:table-cell office:value-type="float" office:value="0.90715854293529707" table:style-name="ce6">
            <text:p>0.907</text:p>
          </table:table-cell>
          <table:table-cell office:value-type="float" office:value="2776.8039644171099" table:style-name="ce5">
            <text:p><text:s/>2,777<text:s/></text:p>
          </table:table-cell>
          <table:table-cell office:value-type="float" office:value="1.1542587278719172" table:style-name="ce6">
            <text:p>1.154</text:p>
          </table:table-cell>
          <table:table-cell office:value-type="float" office:value="3205.15021151779" table:style-name="ce5">
            <text:p><text:s/>3,2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05.15021151779" table:style-name="ce5">
            <text:p><text:s/>3,205<text:s/></text:p>
          </table:table-cell>
          <table:table-cell office:value-type="float" office:value="1.1134822637331521" table:style-name="ce6">
            <text:p>1.113</text:p>
          </table:table-cell>
          <table:table-cell office:value-type="float" office:value="3568.8779131256197" table:style-name="ce5">
            <text:p><text:s/>3,569<text:s/></text:p>
          </table:table-cell>
          <table:table-cell office:value-type="float" office:value="1.1427941237791097" table:style-name="ce6">
            <text:p>1.143</text:p>
          </table:table-cell>
          <table:table-cell office:value-type="float" office:value="4078.4927076050099" table:style-name="ce5">
            <text:p><text:s/>4,0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78.4927076050099" table:style-name="ce5">
            <text:p><text:s/>4,078<text:s/></text:p>
          </table:table-cell>
          <table:table-cell office:value-type="float" office:value="1.0334832785706565" table:style-name="ce6">
            <text:p>1.033</text:p>
          </table:table-cell>
          <table:table-cell office:value-type="float" office:value="4215.0540150821398" table:style-name="ce5">
            <text:p><text:s/>4,215<text:s/></text:p>
          </table:table-cell>
          <table:table-cell office:value-type="float" office:value="1.0206369365536765" table:style-name="ce6">
            <text:p>1.021</text:p>
          </table:table-cell>
          <table:table-cell office:value-type="float" office:value="4302.0398173617095" table:style-name="ce5">
            <text:p><text:s/>4,3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02.0398173617095" table:style-name="ce5">
            <text:p><text:s/>4,302<text:s/></text:p>
          </table:table-cell>
          <table:table-cell office:value-type="float" office:value="1.0184592522398179" table:style-name="ce6">
            <text:p>1.018</text:p>
          </table:table-cell>
          <table:table-cell office:value-type="float" office:value="4381.4522554961304" table:style-name="ce5">
            <text:p><text:s/>4,381<text:s/></text:p>
          </table:table-cell>
          <table:table-cell office:value-type="float" office:value="0.84921961233287868" table:style-name="ce6">
            <text:p>0.849</text:p>
          </table:table-cell>
          <table:table-cell office:value-type="float" office:value="3720.8151858674401" table:style-name="ce5">
            <text:p><text:s/>3,7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20.8151858674401" table:style-name="ce5">
            <text:p><text:s/>3,721<text:s/></text:p>
          </table:table-cell>
          <table:table-cell office:value-type="float" office:value="0.90573282050745574" table:style-name="ce6">
            <text:p>0.906</text:p>
          </table:table-cell>
          <table:table-cell office:value-type="float" office:value="3370.0644328826897" table:style-name="ce5">
            <text:p><text:s/>3,370<text:s/></text:p>
          </table:table-cell>
          <table:table-cell office:value-type="float" office:value="1.3386195357544113" table:style-name="ce6">
            <text:p>1.339</text:p>
          </table:table-cell>
          <table:table-cell office:value-type="float" office:value="4511.2340866078794" table:style-name="ce5">
            <text:p><text:s/>4,5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11.2340866078794" table:style-name="ce5">
            <text:p><text:s/>4,511<text:s/></text:p>
          </table:table-cell>
          <table:table-cell office:value-type="float" office:value="0.69850404266350308" table:style-name="ce6">
            <text:p>0.699</text:p>
          </table:table-cell>
          <table:table-cell office:value-type="float" office:value="3151.1152468969999" table:style-name="ce5">
            <text:p><text:s/>3,151<text:s/></text:p>
          </table:table-cell>
          <table:table-cell office:value-type="float" office:value="1.0641133156927898" table:style-name="ce6">
            <text:p>1.064</text:p>
          </table:table-cell>
          <table:table-cell office:value-type="float" office:value="3353.1436935056699" table:style-name="ce5">
            <text:p><text:s/>3,3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53.1436935056699" table:style-name="ce5">
            <text:p><text:s/>3,353<text:s/></text:p>
          </table:table-cell>
          <table:table-cell office:value-type="float" office:value="1.2785734131648303" table:style-name="ce6">
            <text:p>1.279</text:p>
          </table:table-cell>
          <table:table-cell office:value-type="float" office:value="4287.2403770376704" table:style-name="ce5">
            <text:p><text:s/>4,287<text:s/></text:p>
          </table:table-cell>
          <table:table-cell office:value-type="float" office:value="0.74881510759941983" table:style-name="ce6">
            <text:p>0.749</text:p>
          </table:table-cell>
          <table:table-cell office:value-type="float" office:value="3210.3503642360401" table:style-name="ce5">
            <text:p><text:s/>3,2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10.3503642360401" table:style-name="ce5">
            <text:p><text:s/>3,210<text:s/></text:p>
          </table:table-cell>
          <table:table-cell office:value-type="float" office:value="1.0626511266686971" table:style-name="ce6">
            <text:p>1.063</text:p>
          </table:table-cell>
          <table:table-cell office:value-type="float" office:value="3411.4824315566902" table:style-name="ce5">
            <text:p><text:s/>3,411<text:s/></text:p>
          </table:table-cell>
          <table:table-cell office:value-type="float" office:value="0.95801278739507711" table:style-name="ce6">
            <text:p>0.958</text:p>
          </table:table-cell>
          <table:table-cell office:value-type="float" office:value="3268.2437934049603" table:style-name="ce5">
            <text:p><text:s/>3,2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5.2983031060003" table:style-name="ce5">
            <text:p><text:s/>1,1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5.2983031060003" table:style-name="ce5">
            <text:p><text:s/>1,115<text:s/></text:p>
          </table:table-cell>
          <table:table-cell office:value-type="float" office:value="1.0746632253381863" table:style-name="ce6">
            <text:p>1.075</text:p>
          </table:table-cell>
          <table:table-cell office:value-type="float" office:value="1198.5700716301003" table:style-name="ce5">
            <text:p><text:s/>1,199<text:s/></text:p>
          </table:table-cell>
          <table:table-cell office:value-type="float" office:value="1.1580691787857935" table:style-name="ce6">
            <text:p>1.158</text:p>
          </table:table-cell>
          <table:table-cell office:value-type="float" office:value="1388.0270585699" table:style-name="ce5">
            <text:p><text:s/>1,3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88.0270585699" table:style-name="ce5">
            <text:p><text:s/>1,388<text:s/></text:p>
          </table:table-cell>
          <table:table-cell office:value-type="float" office:value="1.0435758362682912" table:style-name="ce6">
            <text:p>1.044</text:p>
          </table:table-cell>
          <table:table-cell office:value-type="float" office:value="1448.5114984100999" table:style-name="ce5">
            <text:p><text:s/>1,449<text:s/></text:p>
          </table:table-cell>
          <table:table-cell office:value-type="float" office:value="1.3446336366361142" table:style-name="ce6">
            <text:p>1.345</text:p>
          </table:table-cell>
          <table:table-cell office:value-type="float" office:value="1947.7172838163999" table:style-name="ce5">
            <text:p><text:s/>1,9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47.7172838163999" table:style-name="ce5">
            <text:p><text:s/>1,948<text:s/></text:p>
          </table:table-cell>
          <table:table-cell office:value-type="float" office:value="0.93115840174218045" table:style-name="ce6">
            <text:p>0.931</text:p>
          </table:table-cell>
          <table:table-cell office:value-type="float" office:value="1813.6333130440999" table:style-name="ce5">
            <text:p><text:s/>1,814<text:s/></text:p>
          </table:table-cell>
          <table:table-cell office:value-type="float" office:value="1.2175194953831927" table:style-name="ce6">
            <text:p>1.218</text:p>
          </table:table-cell>
          <table:table-cell office:value-type="float" office:value="2208.1339161076003" table:style-name="ce5">
            <text:p><text:s/>2,2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08.1339161076003" table:style-name="ce5">
            <text:p><text:s/>2,208<text:s/></text:p>
          </table:table-cell>
          <table:table-cell office:value-type="float" office:value="0.94723279087348511" table:style-name="ce6">
            <text:p>0.947</text:p>
          </table:table-cell>
          <table:table-cell office:value-type="float" office:value="2091.6168519770004" table:style-name="ce5">
            <text:p><text:s/>2,092<text:s/></text:p>
          </table:table-cell>
          <table:table-cell office:value-type="float" office:value="1.3004754835748524" table:style-name="ce6">
            <text:p>1.300</text:p>
          </table:table-cell>
          <table:table-cell office:value-type="float" office:value="2720.0964370280999" table:style-name="ce5">
            <text:p><text:s/>2,7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20.0964370280999" table:style-name="ce5">
            <text:p><text:s/>2,720<text:s/></text:p>
          </table:table-cell>
          <table:table-cell office:value-type="float" office:value="1.0818467781533658" table:style-name="ce6">
            <text:p>1.082</text:p>
          </table:table-cell>
          <table:table-cell office:value-type="float" office:value="2942.7275666652999" table:style-name="ce5">
            <text:p><text:s/>2,943<text:s/></text:p>
          </table:table-cell>
          <table:table-cell office:value-type="float" office:value="0.99436764347785611" table:style-name="ce6">
            <text:p>0.994</text:p>
          </table:table-cell>
          <table:table-cell office:value-type="float" office:value="2926.1530758622998" table:style-name="ce5">
            <text:p><text:s/>2,9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26.1530758622998" table:style-name="ce5">
            <text:p><text:s/>2,926<text:s/></text:p>
          </table:table-cell>
          <table:table-cell office:value-type="float" office:value="1.0074192935178561" table:style-name="ce6">
            <text:p>1.007</text:p>
          </table:table-cell>
          <table:table-cell office:value-type="float" office:value="2947.8630644102996" table:style-name="ce5">
            <text:p><text:s/>2,948<text:s/></text:p>
          </table:table-cell>
          <table:table-cell office:value-type="float" office:value="1.3054396281842617" table:style-name="ce6">
            <text:p>1.305</text:p>
          </table:table-cell>
          <table:table-cell office:value-type="float" office:value="3848.2572627418999" table:style-name="ce5">
            <text:p><text:s/>3,8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48.2572627418999" table:style-name="ce5">
            <text:p><text:s/>3,848<text:s/></text:p>
          </table:table-cell>
          <table:table-cell office:value-type="float" office:value="0.94096030923181595" table:style-name="ce6">
            <text:p>0.941</text:p>
          </table:table-cell>
          <table:table-cell office:value-type="float" office:value="3621.0573439532" table:style-name="ce5">
            <text:p><text:s/>3,621<text:s/></text:p>
          </table:table-cell>
          <table:table-cell office:value-type="float" office:value="0.59630897603791377" table:style-name="ce6">
            <text:p>0.596</text:p>
          </table:table-cell>
          <table:table-cell office:value-type="float" office:value="2159.2689969473004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59.2689969473004" table:style-name="ce5">
            <text:p><text:s/>2,159<text:s/></text:p>
          </table:table-cell>
          <table:table-cell office:value-type="float" office:value="1.1461833753577499" table:style-name="ce6">
            <text:p>1.146</text:p>
          </table:table-cell>
          <table:table-cell office:value-type="float" office:value="2474.9182272263997" table:style-name="ce5">
            <text:p><text:s/>2,475<text:s/></text:p>
          </table:table-cell>
          <table:table-cell office:value-type="float" office:value="1.5060893354018932" table:style-name="ce6">
            <text:p>1.506</text:p>
          </table:table-cell>
          <table:table-cell office:value-type="float" office:value="3727.4479480174405" table:style-name="ce5">
            <text:p><text:s/>3,7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27.4479480174405" table:style-name="ce5">
            <text:p><text:s/>3,727<text:s/></text:p>
          </table:table-cell>
          <table:table-cell office:value-type="float" office:value="0.87397766339057881" table:style-name="ce6">
            <text:p>0.874</text:p>
          </table:table-cell>
          <table:table-cell office:value-type="float" office:value="3257.7062480182899" table:style-name="ce5">
            <text:p><text:s/>3,258<text:s/></text:p>
          </table:table-cell>
          <table:table-cell office:value-type="float" office:value="1.339674774626235" table:style-name="ce6">
            <text:p>1.340</text:p>
          </table:table-cell>
          <table:table-cell office:value-type="float" office:value="4364.2668836123803" table:style-name="ce5">
            <text:p><text:s/>4,3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64.2668836123803" table:style-name="ce5">
            <text:p><text:s/>4,364<text:s/></text:p>
          </table:table-cell>
          <table:table-cell office:value-type="float" office:value="1.0747541471566262" table:style-name="ce6">
            <text:p>1.075</text:p>
          </table:table-cell>
          <table:table-cell office:value-type="float" office:value="4690.5139324607308" table:style-name="ce5">
            <text:p><text:s/>4,691<text:s/></text:p>
          </table:table-cell>
          <table:table-cell office:value-type="float" office:value="1.3191407159935606" table:style-name="ce6">
            <text:p>1.319</text:p>
          </table:table-cell>
          <table:table-cell office:value-type="float" office:value="6187.4479072440199" table:style-name="ce5">
            <text:p><text:s/>6,1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187.4479072440199" table:style-name="ce5">
            <text:p><text:s/>6,187<text:s/></text:p>
          </table:table-cell>
          <table:table-cell office:value-type="float" office:value="1.003069690716113" table:style-name="ce6">
            <text:p>1.003</text:p>
          </table:table-cell>
          <table:table-cell office:value-type="float" office:value="6206.4414586413195" table:style-name="ce5">
            <text:p><text:s/>6,206<text:s/></text:p>
          </table:table-cell>
          <table:table-cell office:value-type="float" office:value="0.88613608424628676" table:style-name="ce6">
            <text:p>0.886</text:p>
          </table:table-cell>
          <table:table-cell office:value-type="float" office:value="5499.7517312642303" table:style-name="ce5">
            <text:p><text:s/>5,5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99.7517312642303" table:style-name="ce5">
            <text:p><text:s/>5,500<text:s/></text:p>
          </table:table-cell>
          <table:table-cell office:value-type="float" office:value="0.97815481797676462" table:style-name="ce6">
            <text:p>0.978</text:p>
          </table:table-cell>
          <table:table-cell office:value-type="float" office:value="5379.6086536121593" table:style-name="ce5">
            <text:p><text:s/>5,380<text:s/></text:p>
          </table:table-cell>
          <table:table-cell office:value-type="float" office:value="0.68447345814287475" table:style-name="ce6">
            <text:p>0.684</text:p>
          </table:table-cell>
          <table:table-cell office:value-type="float" office:value="3682.1993385932492" table:style-name="ce5">
            <text:p><text:s/>3,6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82.1993385932492" table:style-name="ce5">
            <text:p><text:s/>3,682<text:s/></text:p>
          </table:table-cell>
          <table:table-cell office:value-type="float" office:value="0.89688216534419329" table:style-name="ce6">
            <text:p>0.897</text:p>
          </table:table-cell>
          <table:table-cell office:value-type="float" office:value="3302.4989160264695" table:style-name="ce5">
            <text:p><text:s/>3,302<text:s/></text:p>
          </table:table-cell>
          <table:table-cell office:value-type="float" office:value="0.77158506386732351" table:style-name="ce6">
            <text:p>0.772</text:p>
          </table:table-cell>
          <table:table-cell office:value-type="float" office:value="2548.1588370440504" table:style-name="ce5">
            <text:p><text:s/>2,5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48.1588370440504" table:style-name="ce5">
            <text:p><text:s/>2,548<text:s/></text:p>
          </table:table-cell>
          <table:table-cell office:value-type="float" office:value="0.89351545399878884" table:style-name="ce6">
            <text:p>0.894</text:p>
          </table:table-cell>
          <table:table-cell office:value-type="float" office:value="2276.8193001424402" table:style-name="ce5">
            <text:p><text:s/>2,277<text:s/></text:p>
          </table:table-cell>
          <table:table-cell office:value-type="float" office:value="0.55765745137293798" table:style-name="ce6">
            <text:p>0.558</text:p>
          </table:table-cell>
          <table:table-cell office:value-type="float" office:value="1269.6852481541496" table:style-name="ce5">
            <text:p><text:s/>1,2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9.6852481541496" table:style-name="ce5">
            <text:p><text:s/>1,270<text:s/></text:p>
          </table:table-cell>
          <table:table-cell office:value-type="float" office:value="1.2107017191166112" table:style-name="ce6">
            <text:p>1.211</text:p>
          </table:table-cell>
          <table:table-cell office:value-type="float" office:value="1537.21011267723" table:style-name="ce5">
            <text:p><text:s/>1,537<text:s/></text:p>
          </table:table-cell>
          <table:table-cell office:value-type="float" office:value="1.3443375049741502" table:style-name="ce6">
            <text:p>1.344</text:p>
          </table:table-cell>
          <table:table-cell office:value-type="float" office:value="2066.5292074975396" table:style-name="ce5">
            <text:p><text:s/>2,0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6.5292074975396" table:style-name="ce5">
            <text:p><text:s/>2,067<text:s/></text:p>
          </table:table-cell>
          <table:table-cell office:value-type="float" office:value="1.1067517612504942" table:style-name="ce6">
            <text:p>1.107</text:p>
          </table:table-cell>
          <table:table-cell office:value-type="float" office:value="2287.1348400734901" table:style-name="ce5">
            <text:p><text:s/>2,287<text:s/></text:p>
          </table:table-cell>
          <table:table-cell office:value-type="float" office:value="1.4377057224763945" table:style-name="ce6">
            <text:p>1.438</text:p>
          </table:table-cell>
          <table:table-cell office:value-type="float" office:value="3288.2268476487898" table:style-name="ce5">
            <text:p><text:s/>3,2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101.273042477995" table:style-name="ce5">
            <text:p><text:s/>47,1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101.273042477995" table:style-name="ce5">
            <text:p><text:s/>47,101<text:s/></text:p>
          </table:table-cell>
          <table:table-cell office:value-type="float" office:value="1.0539160150090159" table:style-name="ce6">
            <text:p>1.054</text:p>
          </table:table-cell>
          <table:table-cell office:value-type="float" office:value="49640.78598678" table:style-name="ce5">
            <text:p><text:s/>49,641<text:s/></text:p>
          </table:table-cell>
          <table:table-cell office:value-type="float" office:value="1.0052475917105821" table:style-name="ce6">
            <text:p>1.005</text:p>
          </table:table-cell>
          <table:table-cell office:value-type="float" office:value="49901.280563831002" table:style-name="ce5">
            <text:p><text:s/>49,9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901.280563831002" table:style-name="ce5">
            <text:p><text:s/>49,901<text:s/></text:p>
          </table:table-cell>
          <table:table-cell office:value-type="float" office:value="1.1578434287415469" table:style-name="ce6">
            <text:p>1.158</text:p>
          </table:table-cell>
          <table:table-cell office:value-type="float" office:value="57777.869786620002" table:style-name="ce5">
            <text:p><text:s/>57,778<text:s/></text:p>
          </table:table-cell>
          <table:table-cell office:value-type="float" office:value="1.0758972265203433" table:style-name="ce6">
            <text:p>1.076</text:p>
          </table:table-cell>
          <table:table-cell office:value-type="float" office:value="62163.049857678001" table:style-name="ce5">
            <text:p><text:s/>62,1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163.049857678001" table:style-name="ce5">
            <text:p><text:s/>62,163<text:s/></text:p>
          </table:table-cell>
          <table:table-cell office:value-type="float" office:value="1.0599215774166351" table:style-name="ce6">
            <text:p>1.060</text:p>
          </table:table-cell>
          <table:table-cell office:value-type="float" office:value="65887.957862178999" table:style-name="ce5">
            <text:p><text:s/>65,888<text:s/></text:p>
          </table:table-cell>
          <table:table-cell office:value-type="float" office:value="1.0716652276526459" table:style-name="ce6">
            <text:p>1.072</text:p>
          </table:table-cell>
          <table:table-cell office:value-type="float" office:value="70609.833361940007" table:style-name="ce5">
            <text:p><text:s/>70,6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609.833361940007" table:style-name="ce5">
            <text:p><text:s/>70,610<text:s/></text:p>
          </table:table-cell>
          <table:table-cell office:value-type="float" office:value="1.017274772735556" table:style-name="ce6">
            <text:p>1.017</text:p>
          </table:table-cell>
          <table:table-cell office:value-type="float" office:value="71829.602186163" table:style-name="ce5">
            <text:p><text:s/>71,830<text:s/></text:p>
          </table:table-cell>
          <table:table-cell office:value-type="float" office:value="1.1125182703770133" table:style-name="ce6">
            <text:p>1.113</text:p>
          </table:table-cell>
          <table:table-cell office:value-type="float" office:value="79911.744786019" table:style-name="ce5">
            <text:p><text:s/>79,9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911.744786019" table:style-name="ce5">
            <text:p><text:s/>79,912<text:s/></text:p>
          </table:table-cell>
          <table:table-cell office:value-type="float" office:value="1.0139002123869199" table:style-name="ce6">
            <text:p>1.014</text:p>
          </table:table-cell>
          <table:table-cell office:value-type="float" office:value="81022.535010754" table:style-name="ce5">
            <text:p><text:s/>81,023<text:s/></text:p>
          </table:table-cell>
          <table:table-cell office:value-type="float" office:value="1.0141988932384345" table:style-name="ce6">
            <text:p>1.014</text:p>
          </table:table-cell>
          <table:table-cell office:value-type="float" office:value="82172.965335279005" table:style-name="ce5">
            <text:p><text:s/>82,1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172.965335279005" table:style-name="ce5">
            <text:p><text:s/>82,173<text:s/></text:p>
          </table:table-cell>
          <table:table-cell office:value-type="float" office:value="1.0019388497129795" table:style-name="ce6">
            <text:p>1.002</text:p>
          </table:table-cell>
          <table:table-cell office:value-type="float" office:value="82332.28636553399" table:style-name="ce5">
            <text:p><text:s/>82,332<text:s/></text:p>
          </table:table-cell>
          <table:table-cell office:value-type="float" office:value="1.0737497727403069" table:style-name="ce6">
            <text:p>1.074</text:p>
          </table:table-cell>
          <table:table-cell office:value-type="float" office:value="88404.273774182002" table:style-name="ce5">
            <text:p><text:s/>88,4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404.273774182002" table:style-name="ce5">
            <text:p><text:s/>88,404<text:s/></text:p>
          </table:table-cell>
          <table:table-cell office:value-type="float" office:value="0.92663314278675524" table:style-name="ce6">
            <text:p>0.927</text:p>
          </table:table-cell>
          <table:table-cell office:value-type="float" office:value="81918.330043151" table:style-name="ce5">
            <text:p><text:s/>81,918<text:s/></text:p>
          </table:table-cell>
          <table:table-cell office:value-type="float" office:value="1.0006905716582137" table:style-name="ce6">
            <text:p>1.001</text:p>
          </table:table-cell>
          <table:table-cell office:value-type="float" office:value="81974.900520167008" table:style-name="ce5">
            <text:p><text:s/>81,9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974.900520167008" table:style-name="ce5">
            <text:p><text:s/>81,975<text:s/></text:p>
          </table:table-cell>
          <table:table-cell office:value-type="float" office:value="1.0865200527990533" table:style-name="ce6">
            <text:p>1.087</text:p>
          </table:table-cell>
          <table:table-cell office:value-type="float" office:value="89067.373241369001" table:style-name="ce5">
            <text:p><text:s/>89,067<text:s/></text:p>
          </table:table-cell>
          <table:table-cell office:value-type="float" office:value="1.0883902977181377" table:style-name="ce6">
            <text:p>1.088</text:p>
          </table:table-cell>
          <table:table-cell office:value-type="float" office:value="96940.064879146099" table:style-name="ce5">
            <text:p><text:s/>96,9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940.064879146099" table:style-name="ce5">
            <text:p><text:s/>96,940<text:s/></text:p>
          </table:table-cell>
          <table:table-cell office:value-type="float" office:value="0.97068092918598092" table:style-name="ce6">
            <text:p>0.971</text:p>
          </table:table-cell>
          <table:table-cell office:value-type="float" office:value="94097.872252238813" table:style-name="ce5">
            <text:p><text:s/>94,098<text:s/></text:p>
          </table:table-cell>
          <table:table-cell office:value-type="float" office:value="1.0748270094356804" table:style-name="ce6">
            <text:p>1.075</text:p>
          </table:table-cell>
          <table:table-cell office:value-type="float" office:value="101138.93462713454" table:style-name="ce5">
            <text:p><text:s/>101,1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1138.93462713454" table:style-name="ce5">
            <text:p><text:s/>101,139<text:s/></text:p>
          </table:table-cell>
          <table:table-cell office:value-type="float" office:value="1.0604163750694258" table:style-name="ce6">
            <text:p>1.060</text:p>
          </table:table-cell>
          <table:table-cell office:value-type="float" office:value="107249.38243568964" table:style-name="ce5">
            <text:p><text:s/>107,249<text:s/></text:p>
          </table:table-cell>
          <table:table-cell office:value-type="float" office:value="1.0314750262665076" table:style-name="ce6">
            <text:p>1.031</text:p>
          </table:table-cell>
          <table:table-cell office:value-type="float" office:value="110625.05956491968" table:style-name="ce5">
            <text:p><text:s/>110,6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0625.05956491968" table:style-name="ce5">
            <text:p><text:s/>110,625<text:s/></text:p>
          </table:table-cell>
          <table:table-cell office:value-type="float" office:value="1.0594759068030506" table:style-name="ce6">
            <text:p>1.059</text:p>
          </table:table-cell>
          <table:table-cell office:value-type="float" office:value="117204.58529768477" table:style-name="ce5">
            <text:p><text:s/>117,205<text:s/></text:p>
          </table:table-cell>
          <table:table-cell office:value-type="float" office:value="1.0774472891382432" table:style-name="ce6">
            <text:p>1.077</text:p>
          </table:table-cell>
          <table:table-cell office:value-type="float" office:value="126281.76270356243" table:style-name="ce5">
            <text:p><text:s/>126,2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281.76270356243" table:style-name="ce5">
            <text:p><text:s/>126,282<text:s/></text:p>
          </table:table-cell>
          <table:table-cell office:value-type="float" office:value="1.0013611529916135" table:style-name="ce6">
            <text:p>1.001</text:p>
          </table:table-cell>
          <table:table-cell office:value-type="float" office:value="126453.65150265262" table:style-name="ce5">
            <text:p><text:s/>126,454<text:s/></text:p>
          </table:table-cell>
          <table:table-cell office:value-type="float" office:value="1.1247801544885305" table:style-name="ce6">
            <text:p>1.125</text:p>
          </table:table-cell>
          <table:table-cell office:value-type="float" office:value="142232.55767279241" table:style-name="ce5">
            <text:p><text:s/>142,2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2232.55767279241" table:style-name="ce5">
            <text:p><text:s/>142,233<text:s/></text:p>
          </table:table-cell>
          <table:table-cell office:value-type="float" office:value="0.92407222948738799" table:style-name="ce6">
            <text:p>0.924</text:p>
          </table:table-cell>
          <table:table-cell office:value-type="float" office:value="131433.15667439078" table:style-name="ce5">
            <text:p><text:s/>131,433<text:s/></text:p>
          </table:table-cell>
          <table:table-cell office:value-type="float" office:value="1.086228711321479" table:style-name="ce6">
            <text:p>1.086</text:p>
          </table:table-cell>
          <table:table-cell office:value-type="float" office:value="142766.46839933755" table:style-name="ce5">
            <text:p><text:s/>142,7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766.46839933755" table:style-name="ce5">
            <text:p><text:s/>142,766<text:s/></text:p>
          </table:table-cell>
          <table:table-cell office:value-type="float" office:value="0.96138747448752682" table:style-name="ce6">
            <text:p>0.961</text:p>
          </table:table-cell>
          <table:table-cell office:value-type="float" office:value="137253.89449594246" table:style-name="ce5">
            <text:p><text:s/>137,254<text:s/></text:p>
          </table:table-cell>
          <table:table-cell office:value-type="float" office:value="1.0312863358568505" table:style-name="ce6">
            <text:p>1.031</text:p>
          </table:table-cell>
          <table:table-cell office:value-type="float" office:value="141548.06593680324" table:style-name="ce5">
            <text:p><text:s/>141,5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548.06593680324" table:style-name="ce5">
            <text:p><text:s/>141,548<text:s/></text:p>
          </table:table-cell>
          <table:table-cell office:value-type="float" office:value="0.98245439269463852" table:style-name="ce6">
            <text:p>0.982</text:p>
          </table:table-cell>
          <table:table-cell office:value-type="float" office:value="139064.51915704267" table:style-name="ce5">
            <text:p><text:s/>139,065<text:s/></text:p>
          </table:table-cell>
          <table:table-cell office:value-type="float" office:value="1.0743659613468626" table:style-name="ce6">
            <text:p>1.074</text:p>
          </table:table-cell>
          <table:table-cell office:value-type="float" office:value="149406.18581339534" table:style-name="ce5">
            <text:p><text:s/>149,4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406.18581339534" table:style-name="ce5">
            <text:p><text:s/>149,406<text:s/></text:p>
          </table:table-cell>
          <table:table-cell office:value-type="float" office:value="1.0101204949747917" table:style-name="ce6">
            <text:p>1.010</text:p>
          </table:table-cell>
          <table:table-cell office:value-type="float" office:value="150918.25036612258" table:style-name="ce5">
            <text:p><text:s/>150,918<text:s/></text:p>
          </table:table-cell>
          <table:table-cell office:value-type="float" office:value="1.1415651650893146" table:style-name="ce6">
            <text:p>1.142</text:p>
          </table:table-cell>
          <table:table-cell office:value-type="float" office:value="172283.01739419324" table:style-name="ce5">
            <text:p><text:s/>172,2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233.12272621" table:style-name="ce5">
            <text:p><text:s/>42,23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233.12272621" table:style-name="ce5">
            <text:p><text:s/>42,233<text:s/></text:p>
          </table:table-cell>
          <table:table-cell office:value-type="float" office:value="1.037948959300051" table:style-name="ce6">
            <text:p>1.038</text:p>
          </table:table-cell>
          <table:table-cell office:value-type="float" office:value="43835.825781661006" table:style-name="ce5">
            <text:p><text:s/>43,836<text:s/></text:p>
          </table:table-cell>
          <table:table-cell office:value-type="float" office:value="0.98023419564833458" table:style-name="ce6">
            <text:p>0.980</text:p>
          </table:table-cell>
          <table:table-cell office:value-type="float" office:value="42969.375425667" table:style-name="ce5">
            <text:p><text:s/>42,96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2969.375425667" table:style-name="ce5">
            <text:p><text:s/>42,969<text:s/></text:p>
          </table:table-cell>
          <table:table-cell office:value-type="float" office:value="1.1619277531946113" table:style-name="ce6">
            <text:p>1.162</text:p>
          </table:table-cell>
          <table:table-cell office:value-type="float" office:value="49927.309844521005" table:style-name="ce5">
            <text:p><text:s/>49,927<text:s/></text:p>
          </table:table-cell>
          <table:table-cell office:value-type="float" office:value="1.0869758922711421" table:style-name="ce6">
            <text:p>1.087</text:p>
          </table:table-cell>
          <table:table-cell office:value-type="float" office:value="54269.782166946003" table:style-name="ce5">
            <text:p><text:s/>54,2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269.782166946003" table:style-name="ce5">
            <text:p><text:s/>54,270<text:s/></text:p>
          </table:table-cell>
          <table:table-cell office:value-type="float" office:value="1.0593480250836107" table:style-name="ce6">
            <text:p>1.059</text:p>
          </table:table-cell>
          <table:table-cell office:value-type="float" office:value="57490.586560272" table:style-name="ce5">
            <text:p><text:s/>57,491<text:s/></text:p>
          </table:table-cell>
          <table:table-cell office:value-type="float" office:value="1.0494828925570547" table:style-name="ce6">
            <text:p>1.049</text:p>
          </table:table-cell>
          <table:table-cell office:value-type="float" office:value="60335.387078075997" table:style-name="ce5">
            <text:p><text:s/>60,33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0335.387078075997" table:style-name="ce5">
            <text:p><text:s/>60,335<text:s/></text:p>
          </table:table-cell>
          <table:table-cell office:value-type="float" office:value="1.0193726469617981" table:style-name="ce6">
            <text:p>1.019</text:p>
          </table:table-cell>
          <table:table-cell office:value-type="float" office:value="61504.243231242996" table:style-name="ce5">
            <text:p><text:s/>61,504<text:s/></text:p>
          </table:table-cell>
          <table:table-cell office:value-type="float" office:value="1.1452392847270301" table:style-name="ce6">
            <text:p>1.145</text:p>
          </table:table-cell>
          <table:table-cell office:value-type="float" office:value="70437.075525826003" table:style-name="ce5">
            <text:p><text:s/>70,4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437.075525826003" table:style-name="ce5">
            <text:p><text:s/>70,437<text:s/></text:p>
          </table:table-cell>
          <table:table-cell office:value-type="float" office:value="1.0106478269360148" table:style-name="ce6">
            <text:p>1.011</text:p>
          </table:table-cell>
          <table:table-cell office:value-type="float" office:value="71187.077315904011" table:style-name="ce5">
            <text:p><text:s/>71,187<text:s/></text:p>
          </table:table-cell>
          <table:table-cell office:value-type="float" office:value="1.0106466278014432" table:style-name="ce6">
            <text:p>1.011</text:p>
          </table:table-cell>
          <table:table-cell office:value-type="float" office:value="71944.979632358998" table:style-name="ce5">
            <text:p><text:s/>71,9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944.979632358998" table:style-name="ce5">
            <text:p><text:s/>71,945<text:s/></text:p>
          </table:table-cell>
          <table:table-cell office:value-type="float" office:value="0.99752683100601003" table:style-name="ce6">
            <text:p>0.998</text:p>
          </table:table-cell>
          <table:table-cell office:value-type="float" office:value="71767.047539459003" table:style-name="ce5">
            <text:p><text:s/>71,767<text:s/></text:p>
          </table:table-cell>
          <table:table-cell office:value-type="float" office:value="1.0781147807531677" table:style-name="ce6">
            <text:p>1.078</text:p>
          </table:table-cell>
          <table:table-cell office:value-type="float" office:value="77373.114723306004" table:style-name="ce5">
            <text:p><text:s/>77,3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373.114723306004" table:style-name="ce5">
            <text:p><text:s/>77,373<text:s/></text:p>
          </table:table-cell>
          <table:table-cell office:value-type="float" office:value="0.92658012601052908" table:style-name="ce6">
            <text:p>0.927</text:p>
          </table:table-cell>
          <table:table-cell office:value-type="float" office:value="71692.390390147993" table:style-name="ce5">
            <text:p><text:s/>71,692<text:s/></text:p>
          </table:table-cell>
          <table:table-cell office:value-type="float" office:value="0.91904300951737294" table:style-name="ce6">
            <text:p>0.919</text:p>
          </table:table-cell>
          <table:table-cell office:value-type="float" office:value="65888.390223655995" table:style-name="ce5">
            <text:p><text:s/>65,8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888.390223655995" table:style-name="ce5">
            <text:p><text:s/>65,888<text:s/></text:p>
          </table:table-cell>
          <table:table-cell office:value-type="float" office:value="1.0973361024367601" table:style-name="ce6">
            <text:p>1.097</text:p>
          </table:table-cell>
          <table:table-cell office:value-type="float" office:value="72301.709323858988" table:style-name="ce5">
            <text:p><text:s/>72,302<text:s/></text:p>
          </table:table-cell>
          <table:table-cell office:value-type="float" office:value="1.105009681459423" table:style-name="ce6">
            <text:p>1.105</text:p>
          </table:table-cell>
          <table:table-cell office:value-type="float" office:value="79894.088788929235" table:style-name="ce5">
            <text:p><text:s/>79,8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894.088788929235" table:style-name="ce5">
            <text:p><text:s/>79,894<text:s/></text:p>
          </table:table-cell>
          <table:table-cell office:value-type="float" office:value="0.96594708930770234" table:style-name="ce6">
            <text:p>0.966</text:p>
          </table:table-cell>
          <table:table-cell office:value-type="float" office:value="77173.462518557324" table:style-name="ce5">
            <text:p><text:s/>77,173<text:s/></text:p>
          </table:table-cell>
          <table:table-cell office:value-type="float" office:value="1.1429521175728985" table:style-name="ce6">
            <text:p>1.143</text:p>
          </table:table-cell>
          <table:table-cell office:value-type="float" office:value="88205.572406017804" table:style-name="ce5">
            <text:p><text:s/>88,2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8205.572406017804" table:style-name="ce5">
            <text:p><text:s/>88,206<text:s/></text:p>
          </table:table-cell>
          <table:table-cell office:value-type="float" office:value="1.0607415120399275" table:style-name="ce6">
            <text:p>1.061</text:p>
          </table:table-cell>
          <table:table-cell office:value-type="float" office:value="93563.312244306624" table:style-name="ce5">
            <text:p><text:s/>93,563<text:s/></text:p>
          </table:table-cell>
          <table:table-cell office:value-type="float" office:value="1.0693614922971935" table:style-name="ce6">
            <text:p>1.069</text:p>
          </table:table-cell>
          <table:table-cell office:value-type="float" office:value="100053.00320584" table:style-name="ce5">
            <text:p><text:s/>100,0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053.00320584" table:style-name="ce5">
            <text:p><text:s/>100,053<text:s/></text:p>
          </table:table-cell>
          <table:table-cell office:value-type="float" office:value="1.0692366067837937" table:style-name="ce6">
            <text:p>1.069</text:p>
          </table:table-cell>
          <table:table-cell office:value-type="float" office:value="106980.3336463404" table:style-name="ce5">
            <text:p><text:s/>106,980<text:s/></text:p>
          </table:table-cell>
          <table:table-cell office:value-type="float" office:value="1.0595143223393397" table:style-name="ce6">
            <text:p>1.060</text:p>
          </table:table-cell>
          <table:table-cell office:value-type="float" office:value="113347.1957069388" table:style-name="ce5">
            <text:p><text:s/>113,3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347.1957069388" table:style-name="ce5">
            <text:p><text:s/>113,347<text:s/></text:p>
          </table:table-cell>
          <table:table-cell office:value-type="float" office:value="1.0070927849211342" table:style-name="ce6">
            <text:p>1.007</text:p>
          </table:table-cell>
          <table:table-cell office:value-type="float" office:value="114151.14298750182" table:style-name="ce5">
            <text:p><text:s/>114,151<text:s/></text:p>
          </table:table-cell>
          <table:table-cell office:value-type="float" office:value="1.1061492164971976" table:style-name="ce6">
            <text:p>1.106</text:p>
          </table:table-cell>
          <table:table-cell office:value-type="float" office:value="126268.1973778847" table:style-name="ce5">
            <text:p><text:s/>126,2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268.1973778847" table:style-name="ce5">
            <text:p><text:s/>126,268<text:s/></text:p>
          </table:table-cell>
          <table:table-cell office:value-type="float" office:value="0.92289338525629616" table:style-name="ce6">
            <text:p>0.923</text:p>
          </table:table-cell>
          <table:table-cell office:value-type="float" office:value="116532.08412828619" table:style-name="ce5">
            <text:p><text:s/>116,532<text:s/></text:p>
          </table:table-cell>
          <table:table-cell office:value-type="float" office:value="1.0150948954522858" table:style-name="ce6">
            <text:p>1.015</text:p>
          </table:table-cell>
          <table:table-cell office:value-type="float" office:value="118291.12375503966" table:style-name="ce5">
            <text:p><text:s/>118,2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291.12375503966" table:style-name="ce5">
            <text:p><text:s/>118,291<text:s/></text:p>
          </table:table-cell>
          <table:table-cell office:value-type="float" office:value="0.96099390253707173" table:style-name="ce6">
            <text:p>0.961</text:p>
          </table:table-cell>
          <table:table-cell office:value-type="float" office:value="113677.04865285127" table:style-name="ce5">
            <text:p><text:s/>113,677<text:s/></text:p>
          </table:table-cell>
          <table:table-cell office:value-type="float" office:value="0.96797089693289007" table:style-name="ce6">
            <text:p>0.968</text:p>
          </table:table-cell>
          <table:table-cell office:value-type="float" office:value="110036.07474518423" table:style-name="ce5">
            <text:p><text:s/>110,0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036.07474518423" table:style-name="ce5">
            <text:p><text:s/>110,036<text:s/></text:p>
          </table:table-cell>
          <table:table-cell office:value-type="float" office:value="0.98298981788766249" table:style-name="ce6">
            <text:p>0.983</text:p>
          </table:table-cell>
          <table:table-cell office:value-type="float" office:value="108164.34107484187" table:style-name="ce5">
            <text:p><text:s/>108,164<text:s/></text:p>
          </table:table-cell>
          <table:table-cell office:value-type="float" office:value="1.1053677848149484" table:style-name="ce6">
            <text:p>1.105</text:p>
          </table:table-cell>
          <table:table-cell office:value-type="float" office:value="119561.3780898665" table:style-name="ce5">
            <text:p><text:s/>119,5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9561.3780898665" table:style-name="ce5">
            <text:p><text:s/>119,561<text:s/></text:p>
          </table:table-cell>
          <table:table-cell office:value-type="float" office:value="1.0122021074568768" table:style-name="ce6">
            <text:p>1.012</text:p>
          </table:table-cell>
          <table:table-cell office:value-type="float" office:value="121020.27887301132" table:style-name="ce5">
            <text:p><text:s/>121,020<text:s/></text:p>
          </table:table-cell>
          <table:table-cell office:value-type="float" office:value="1.1867889645312006" table:style-name="ce6">
            <text:p>1.187</text:p>
          </table:table-cell>
          <table:table-cell office:value-type="float" office:value="143625.53145097825" table:style-name="ce5">
            <text:p><text:s/>143,6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68.1503162679974" table:style-name="ce5">
            <text:p><text:s/>4,8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68.1503162679974" table:style-name="ce5">
            <text:p><text:s/>4,868<text:s/></text:p>
          </table:table-cell>
          <table:table-cell office:value-type="float" office:value="1.1924365165390316" table:style-name="ce6">
            <text:p>1.192</text:p>
          </table:table-cell>
          <table:table-cell office:value-type="float" office:value="5804.9602051189959" table:style-name="ce5">
            <text:p><text:s/>5,805<text:s/></text:p>
          </table:table-cell>
          <table:table-cell office:value-type="float" office:value="1.1941348249125343" table:style-name="ce6">
            <text:p>1.194</text:p>
          </table:table-cell>
          <table:table-cell office:value-type="float" office:value="6931.9051381640011" table:style-name="ce5">
            <text:p><text:s/>6,9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31.9051381640011" table:style-name="ce5">
            <text:p><text:s/>6,932<text:s/></text:p>
          </table:table-cell>
          <table:table-cell office:value-type="float" office:value="1.1325255879335814" table:style-name="ce6">
            <text:p>1.133</text:p>
          </table:table-cell>
          <table:table-cell office:value-type="float" office:value="7850.5599420989993" table:style-name="ce5">
            <text:p><text:s/>7,851<text:s/></text:p>
          </table:table-cell>
          <table:table-cell office:value-type="float" office:value="1.0054400894901752" table:style-name="ce6">
            <text:p>1.005</text:p>
          </table:table-cell>
          <table:table-cell office:value-type="float" office:value="7893.2676907320019" table:style-name="ce5">
            <text:p><text:s/>7,8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893.2676907320019" table:style-name="ce5">
            <text:p><text:s/>7,893<text:s/></text:p>
          </table:table-cell>
          <table:table-cell office:value-type="float" office:value="1.0638650088817962" table:style-name="ce6">
            <text:p>1.064</text:p>
          </table:table-cell>
          <table:table-cell office:value-type="float" office:value="8397.3713019069983" table:style-name="ce5">
            <text:p><text:s/>8,397<text:s/></text:p>
          </table:table-cell>
          <table:table-cell office:value-type="float" office:value="1.2235312593038175" table:style-name="ce6">
            <text:p>1.224</text:p>
          </table:table-cell>
          <table:table-cell office:value-type="float" office:value="10274.446283864007" table:style-name="ce5">
            <text:p><text:s/>10,2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274.446283864007" table:style-name="ce5">
            <text:p><text:s/>10,274<text:s/></text:p>
          </table:table-cell>
          <table:table-cell office:value-type="float" office:value="1.0049552715201744" table:style-name="ce6">
            <text:p>1.005</text:p>
          </table:table-cell>
          <table:table-cell office:value-type="float" office:value="10325.358954919999" table:style-name="ce5">
            <text:p><text:s/>10,325<text:s/></text:p>
          </table:table-cell>
          <table:table-cell office:value-type="float" office:value="0.9176116105560036" table:style-name="ce6">
            <text:p>0.918</text:p>
          </table:table-cell>
          <table:table-cell office:value-type="float" office:value="9474.6692601929935" table:style-name="ce5">
            <text:p><text:s/>9,4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474.6692601929935" table:style-name="ce5">
            <text:p><text:s/>9,475<text:s/></text:p>
          </table:table-cell>
          <table:table-cell office:value-type="float" office:value="1.0380792642728776" table:style-name="ce6">
            <text:p>1.038</text:p>
          </table:table-cell>
          <table:table-cell office:value-type="float" office:value="9835.4576948499907" table:style-name="ce5">
            <text:p><text:s/>9,835<text:s/></text:p>
          </table:table-cell>
          <table:table-cell office:value-type="float" office:value="1.0399094806005376" table:style-name="ce6">
            <text:p>1.040</text:p>
          </table:table-cell>
          <table:table-cell office:value-type="float" office:value="10227.985702920014" table:style-name="ce5">
            <text:p><text:s/>10,2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27.985702920014" table:style-name="ce5">
            <text:p><text:s/>10,228<text:s/></text:p>
          </table:table-cell>
          <table:table-cell office:value-type="float" office:value="1.0329735622390146" table:style-name="ce6">
            <text:p>1.033</text:p>
          </table:table-cell>
          <table:table-cell office:value-type="float" office:value="10565.238826074998" table:style-name="ce5">
            <text:p><text:s/>10,565<text:s/></text:p>
          </table:table-cell>
          <table:table-cell office:value-type="float" office:value="1.0440993556767615" table:style-name="ce6">
            <text:p>1.044</text:p>
          </table:table-cell>
          <table:table-cell office:value-type="float" office:value="11031.159050876007" table:style-name="ce5">
            <text:p><text:s/>11,0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031.159050876007" table:style-name="ce5">
            <text:p><text:s/>11,031<text:s/></text:p>
          </table:table-cell>
          <table:table-cell office:value-type="float" office:value="0.92700500517132356" table:style-name="ce6">
            <text:p>0.927</text:p>
          </table:table-cell>
          <table:table-cell office:value-type="float" office:value="10225.939653003006" table:style-name="ce5">
            <text:p><text:s/>10,226<text:s/></text:p>
          </table:table-cell>
          <table:table-cell office:value-type="float" office:value="1.5731082758528656" table:style-name="ce6">
            <text:p>1.573</text:p>
          </table:table-cell>
          <table:table-cell office:value-type="float" office:value="16086.510296511009" table:style-name="ce5">
            <text:p><text:s/>16,0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86.510296511009" table:style-name="ce5">
            <text:p><text:s/>16,087<text:s/></text:p>
          </table:table-cell>
          <table:table-cell office:value-type="float" office:value="1.042218828601148" table:style-name="ce6">
            <text:p>1.042</text:p>
          </table:table-cell>
          <table:table-cell office:value-type="float" office:value="16765.66391751001" table:style-name="ce5">
            <text:p><text:s/>16,766<text:s/></text:p>
          </table:table-cell>
          <table:table-cell office:value-type="float" office:value="1.016719419766855" table:style-name="ce6">
            <text:p>1.017</text:p>
          </table:table-cell>
          <table:table-cell office:value-type="float" office:value="17045.976090216875" table:style-name="ce5">
            <text:p><text:s/>17,0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045.976090216875" table:style-name="ce5">
            <text:p><text:s/>17,046<text:s/></text:p>
          </table:table-cell>
          <table:table-cell office:value-type="float" office:value="0.99286832529319602" table:style-name="ce6">
            <text:p>0.993</text:p>
          </table:table-cell>
          <table:table-cell office:value-type="float" office:value="16924.409733681488" table:style-name="ce5">
            <text:p><text:s/>16,924<text:s/></text:p>
          </table:table-cell>
          <table:table-cell office:value-type="float" office:value="0.76418394642017429" table:style-name="ce6">
            <text:p>0.764</text:p>
          </table:table-cell>
          <table:table-cell office:value-type="float" office:value="12933.362221116729" table:style-name="ce5">
            <text:p><text:s/>12,9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933.362221116729" table:style-name="ce5">
            <text:p><text:s/>12,933<text:s/></text:p>
          </table:table-cell>
          <table:table-cell office:value-type="float" office:value="1.0581989398732923" table:style-name="ce6">
            <text:p>1.058</text:p>
          </table:table-cell>
          <table:table-cell office:value-type="float" office:value="13686.070191383011" table:style-name="ce5">
            <text:p><text:s/>13,686<text:s/></text:p>
          </table:table-cell>
          <table:table-cell office:value-type="float" office:value="0.77246837194624596" table:style-name="ce6">
            <text:p>0.772</text:p>
          </table:table-cell>
          <table:table-cell office:value-type="float" office:value="10572.056359079681" table:style-name="ce5">
            <text:p><text:s/>10,5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72.056359079681" table:style-name="ce5">
            <text:p><text:s/>10,572<text:s/></text:p>
          </table:table-cell>
          <table:table-cell office:value-type="float" office:value="0.96710150836108644" table:style-name="ce6">
            <text:p>0.967</text:p>
          </table:table-cell>
          <table:table-cell office:value-type="float" office:value="10224.251651344375" table:style-name="ce5">
            <text:p><text:s/>10,224<text:s/></text:p>
          </table:table-cell>
          <table:table-cell office:value-type="float" office:value="1.2650869166471357" table:style-name="ce6">
            <text:p>1.265</text:p>
          </table:table-cell>
          <table:table-cell office:value-type="float" office:value="12934.566996623642" table:style-name="ce5">
            <text:p><text:s/>12,9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34.566996623642" table:style-name="ce5">
            <text:p><text:s/>12,935<text:s/></text:p>
          </table:table-cell>
          <table:table-cell office:value-type="float" office:value="0.95113415998867001" table:style-name="ce6">
            <text:p>0.951</text:p>
          </table:table-cell>
          <table:table-cell office:value-type="float" office:value="12302.508515150803" table:style-name="ce5">
            <text:p><text:s/>12,303<text:s/></text:p>
          </table:table-cell>
          <table:table-cell office:value-type="float" office:value="1.2976508226145314" table:style-name="ce6">
            <text:p>1.298</text:p>
          </table:table-cell>
          <table:table-cell office:value-type="float" office:value="15964.360294907714" table:style-name="ce5">
            <text:p><text:s/>15,9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964.360294907714" table:style-name="ce5">
            <text:p><text:s/>15,964<text:s/></text:p>
          </table:table-cell>
          <table:table-cell office:value-type="float" office:value="0.9333961568668494" table:style-name="ce6">
            <text:p>0.933</text:p>
          </table:table-cell>
          <table:table-cell office:value-type="float" office:value="14901.072546104584" table:style-name="ce5">
            <text:p><text:s/>14,901<text:s/></text:p>
          </table:table-cell>
          <table:table-cell office:value-type="float" office:value="1.6425223465337873" table:style-name="ce6">
            <text:p>1.643</text:p>
          </table:table-cell>
          <table:table-cell office:value-type="float" office:value="24475.344644297897" table:style-name="ce5">
            <text:p><text:s/>24,4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475.344644297897" table:style-name="ce5">
            <text:p><text:s/>24,475<text:s/></text:p>
          </table:table-cell>
          <table:table-cell office:value-type="float" office:value="0.96328963639676257" table:style-name="ce6">
            <text:p>0.963</text:p>
          </table:table-cell>
          <table:table-cell office:value-type="float" office:value="23576.845843091171" table:style-name="ce5">
            <text:p><text:s/>23,577<text:s/></text:p>
          </table:table-cell>
          <table:table-cell office:value-type="float" office:value="1.336565179300822" table:style-name="ce6">
            <text:p>1.337</text:p>
          </table:table-cell>
          <table:table-cell office:value-type="float" office:value="31511.991191618989" table:style-name="ce5">
            <text:p><text:s/>31,5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11.991191618989" table:style-name="ce5">
            <text:p><text:s/>31,512<text:s/></text:p>
          </table:table-cell>
          <table:table-cell office:value-type="float" office:value="0.98058475246144028" table:style-name="ce6">
            <text:p>0.981</text:p>
          </table:table-cell>
          <table:table-cell office:value-type="float" office:value="30900.17808220079" table:style-name="ce5">
            <text:p><text:s/>30,900<text:s/></text:p>
          </table:table-cell>
          <table:table-cell office:value-type="float" office:value="0.96584581629709498" table:style-name="ce6">
            <text:p>0.966</text:p>
          </table:table-cell>
          <table:table-cell office:value-type="float" office:value="29844.807723528826" table:style-name="ce5">
            <text:p><text:s/>29,8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44.807723528826" table:style-name="ce5">
            <text:p><text:s/>29,845<text:s/></text:p>
          </table:table-cell>
          <table:table-cell office:value-type="float" office:value="1.001781340663171" table:style-name="ce6">
            <text:p>1.002</text:p>
          </table:table-cell>
          <table:table-cell office:value-type="float" office:value="29897.971493111269" table:style-name="ce5">
            <text:p><text:s/>29,898<text:s/></text:p>
          </table:table-cell>
          <table:table-cell office:value-type="float" office:value="0.9585093741164985" table:style-name="ce6">
            <text:p>0.959</text:p>
          </table:table-cell>
          <table:table-cell office:value-type="float" office:value="28657.485943214997" table:style-name="ce5">
            <text:p><text:s/>28,6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40.9459704657002" table:style-name="ce5">
            <text:p><text:s/>4,2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40.9459704657002" table:style-name="ce5">
            <text:p><text:s/>4,241<text:s/></text:p>
          </table:table-cell>
          <table:table-cell office:value-type="float" office:value="1.0563196690537824" table:style-name="ce6">
            <text:p>1.056</text:p>
          </table:table-cell>
          <table:table-cell office:value-type="float" office:value="4479.7946439973002" table:style-name="ce5">
            <text:p><text:s/>4,480<text:s/></text:p>
          </table:table-cell>
          <table:table-cell office:value-type="float" office:value="1.1606849430087702" table:style-name="ce6">
            <text:p>1.161</text:p>
          </table:table-cell>
          <table:table-cell office:value-type="float" office:value="5199.630191059" table:style-name="ce5">
            <text:p><text:s/>5,2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99.630191059" table:style-name="ce5">
            <text:p><text:s/>5,200<text:s/></text:p>
          </table:table-cell>
          <table:table-cell office:value-type="float" office:value="1.0619677089226565" table:style-name="ce6">
            <text:p>1.062</text:p>
          </table:table-cell>
          <table:table-cell office:value-type="float" office:value="5521.8393612440004" table:style-name="ce5">
            <text:p><text:s/>5,522<text:s/></text:p>
          </table:table-cell>
          <table:table-cell office:value-type="float" office:value="1.1143487146738273" table:style-name="ce6">
            <text:p>1.114</text:p>
          </table:table-cell>
          <table:table-cell office:value-type="float" office:value="6153.2545948376001" table:style-name="ce5">
            <text:p><text:s/>6,1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53.2545948376001" table:style-name="ce5">
            <text:p><text:s/>6,153<text:s/></text:p>
          </table:table-cell>
          <table:table-cell office:value-type="float" office:value="1.0557291589022493" table:style-name="ce6">
            <text:p>1.056</text:p>
          </table:table-cell>
          <table:table-cell office:value-type="float" office:value="6496.1702979192996" table:style-name="ce5">
            <text:p><text:s/>6,496<text:s/></text:p>
          </table:table-cell>
          <table:table-cell office:value-type="float" office:value="1.0595429220385417" table:style-name="ce6">
            <text:p>1.060</text:p>
          </table:table-cell>
          <table:table-cell office:value-type="float" office:value="6882.9712595173996" table:style-name="ce5">
            <text:p><text:s/>6,8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82.9712595173996" table:style-name="ce5">
            <text:p><text:s/>6,883<text:s/></text:p>
          </table:table-cell>
          <table:table-cell office:value-type="float" office:value="1.0350866672140562" table:style-name="ce6">
            <text:p>1.035</text:p>
          </table:table-cell>
          <table:table-cell office:value-type="float" office:value="7124.4717815439999" table:style-name="ce5">
            <text:p><text:s/>7,124<text:s/></text:p>
          </table:table-cell>
          <table:table-cell office:value-type="float" office:value="1.0043873300714969" table:style-name="ce6">
            <text:p>1.004</text:p>
          </table:table-cell>
          <table:table-cell office:value-type="float" office:value="7155.7291908346997" table:style-name="ce5">
            <text:p><text:s/>7,1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55.7291908346997" table:style-name="ce5">
            <text:p><text:s/>7,156<text:s/></text:p>
          </table:table-cell>
          <table:table-cell office:value-type="float" office:value="1.0917839674218566" table:style-name="ce6">
            <text:p>1.092</text:p>
          </table:table-cell>
          <table:table-cell office:value-type="float" office:value="7812.5104057659" table:style-name="ce5">
            <text:p><text:s/>7,813<text:s/></text:p>
          </table:table-cell>
          <table:table-cell office:value-type="float" office:value="1.0458239590524046" table:style-name="ce6">
            <text:p>1.046</text:p>
          </table:table-cell>
          <table:table-cell office:value-type="float" office:value="8170.5105626962004" table:style-name="ce5">
            <text:p><text:s/>8,1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70.5105626962004" table:style-name="ce5">
            <text:p><text:s/>8,171<text:s/></text:p>
          </table:table-cell>
          <table:table-cell office:value-type="float" office:value="1.0494324553869396" table:style-name="ce6">
            <text:p>1.049</text:p>
          </table:table-cell>
          <table:table-cell office:value-type="float" office:value="8574.3989615751998" table:style-name="ce5">
            <text:p><text:s/>8,574<text:s/></text:p>
          </table:table-cell>
          <table:table-cell office:value-type="float" office:value="1.1524736163777156" table:style-name="ce6">
            <text:p>1.152</text:p>
          </table:table-cell>
          <table:table-cell office:value-type="float" office:value="9881.7685795118996" table:style-name="ce5">
            <text:p><text:s/>9,8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81.7685795118996" table:style-name="ce5">
            <text:p><text:s/>9,882<text:s/></text:p>
          </table:table-cell>
          <table:table-cell office:value-type="float" office:value="0.90707617808075047" table:style-name="ce6">
            <text:p>0.907</text:p>
          </table:table-cell>
          <table:table-cell office:value-type="float" office:value="8963.5168757821011" table:style-name="ce5">
            <text:p><text:s/>8,964<text:s/></text:p>
          </table:table-cell>
          <table:table-cell office:value-type="float" office:value="0.99086391691644404" table:style-name="ce6">
            <text:p>0.991</text:p>
          </table:table-cell>
          <table:table-cell office:value-type="float" office:value="8881.6254408840996" table:style-name="ce5">
            <text:p><text:s/>8,8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81.6254408840996" table:style-name="ce5">
            <text:p><text:s/>8,882<text:s/></text:p>
          </table:table-cell>
          <table:table-cell office:value-type="float" office:value="1.0385666275386753" table:style-name="ce6">
            <text:p>1.039</text:p>
          </table:table-cell>
          <table:table-cell office:value-type="float" office:value="9224.1597812007003" table:style-name="ce5">
            <text:p><text:s/>9,224<text:s/></text:p>
          </table:table-cell>
          <table:table-cell office:value-type="float" office:value="1.1694463226582048" table:style-name="ce6">
            <text:p>1.169</text:p>
          </table:table-cell>
          <table:table-cell office:value-type="float" office:value="10787.15973573687" table:style-name="ce5">
            <text:p><text:s/>10,7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787.15973573687" table:style-name="ce5">
            <text:p><text:s/>10,787<text:s/></text:p>
          </table:table-cell>
          <table:table-cell office:value-type="float" office:value="1.052521521584229" table:style-name="ce6">
            <text:p>1.053</text:p>
          </table:table-cell>
          <table:table-cell office:value-type="float" office:value="11353.7177786299" table:style-name="ce5">
            <text:p><text:s/>11,354<text:s/></text:p>
          </table:table-cell>
          <table:table-cell office:value-type="float" office:value="1.0259853931119294" table:style-name="ce6">
            <text:p>1.026</text:p>
          </table:table-cell>
          <table:table-cell office:value-type="float" office:value="11648.7485983895" table:style-name="ce5">
            <text:p><text:s/>11,6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648.7485983895" table:style-name="ce5">
            <text:p><text:s/>11,649<text:s/></text:p>
          </table:table-cell>
          <table:table-cell office:value-type="float" office:value="1.019842549784671" table:style-name="ce6">
            <text:p>1.020</text:p>
          </table:table-cell>
          <table:table-cell office:value-type="float" office:value="11879.88947238216" table:style-name="ce5">
            <text:p><text:s/>11,880<text:s/></text:p>
          </table:table-cell>
          <table:table-cell office:value-type="float" office:value="1.0983868695070642" table:style-name="ce6">
            <text:p>1.098</text:p>
          </table:table-cell>
          <table:table-cell office:value-type="float" office:value="13048.714607659769" table:style-name="ce5">
            <text:p><text:s/>13,0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048.714607659769" table:style-name="ce5">
            <text:p><text:s/>13,049<text:s/></text:p>
          </table:table-cell>
          <table:table-cell office:value-type="float" office:value="1.0142736385969893" table:style-name="ce6">
            <text:p>1.014</text:p>
          </table:table-cell>
          <table:table-cell office:value-type="float" office:value="13234.96724412476" table:style-name="ce5">
            <text:p><text:s/>13,235<text:s/></text:p>
          </table:table-cell>
          <table:table-cell office:value-type="float" office:value="0.92875295516495715" table:style-name="ce6">
            <text:p>0.929</text:p>
          </table:table-cell>
          <table:table-cell office:value-type="float" office:value="12292.014939492279" table:style-name="ce5">
            <text:p><text:s/>12,2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92.014939492279" table:style-name="ce5">
            <text:p><text:s/>12,292<text:s/></text:p>
          </table:table-cell>
          <table:table-cell office:value-type="float" office:value="1.0142906154804046" table:style-name="ce6">
            <text:p>1.014</text:p>
          </table:table-cell>
          <table:table-cell office:value-type="float" office:value="12467.675398471951" table:style-name="ce5">
            <text:p><text:s/>12,468<text:s/></text:p>
          </table:table-cell>
          <table:table-cell office:value-type="float" office:value="0.98651867680828531" table:style-name="ce6">
            <text:p>0.987</text:p>
          </table:table-cell>
          <table:table-cell office:value-type="float" office:value="12299.59463697576" table:style-name="ce5">
            <text:p><text:s/>12,30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299.59463697576" table:style-name="ce5">
            <text:p><text:s/>12,300<text:s/></text:p>
          </table:table-cell>
          <table:table-cell office:value-type="float" office:value="1.0055843464684824" table:style-name="ce6">
            <text:p>1.006</text:p>
          </table:table-cell>
          <table:table-cell office:value-type="float" office:value="12368.279834850518" table:style-name="ce5">
            <text:p><text:s/>12,368<text:s/></text:p>
          </table:table-cell>
          <table:table-cell office:value-type="float" office:value="1.1420294267847289" table:style-name="ce6">
            <text:p>1.142</text:p>
          </table:table-cell>
          <table:table-cell office:value-type="float" office:value="14124.93953010746" table:style-name="ce5">
            <text:p><text:s/>14,1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124.93953010746" table:style-name="ce5">
            <text:p><text:s/>14,125<text:s/></text:p>
          </table:table-cell>
          <table:table-cell office:value-type="float" office:value="0.97738411674032699" table:style-name="ce6">
            <text:p>0.977</text:p>
          </table:table-cell>
          <table:table-cell office:value-type="float" office:value="13805.491546644609" table:style-name="ce5">
            <text:p><text:s/>13,805<text:s/></text:p>
          </table:table-cell>
          <table:table-cell office:value-type="float" office:value="1.1379216020251006" table:style-name="ce6">
            <text:p>1.138</text:p>
          </table:table-cell>
          <table:table-cell office:value-type="float" office:value="15709.567057501819" table:style-name="ce5">
            <text:p><text:s/>15,7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09.567057501819" table:style-name="ce5">
            <text:p><text:s/>15,710<text:s/></text:p>
          </table:table-cell>
          <table:table-cell office:value-type="float" office:value="1.0260305243553465" table:style-name="ce6">
            <text:p>1.026</text:p>
          </table:table-cell>
          <table:table-cell office:value-type="float" office:value="16118.49532540407" table:style-name="ce5">
            <text:p><text:s/>16,118<text:s/></text:p>
          </table:table-cell>
          <table:table-cell office:value-type="float" office:value="1.1179743982741919" table:style-name="ce6">
            <text:p>1.118</text:p>
          </table:table-cell>
          <table:table-cell office:value-type="float" office:value="18020.065112503991" table:style-name="ce5">
            <text:p><text:s/>18,0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020.065112503991" table:style-name="ce5">
            <text:p><text:s/>18,020<text:s/></text:p>
          </table:table-cell>
          <table:table-cell office:value-type="float" office:value="1.0562674440074278" table:style-name="ce6">
            <text:p>1.056</text:p>
          </table:table-cell>
          <table:table-cell office:value-type="float" office:value="19034.00811723201" table:style-name="ce5">
            <text:p><text:s/>19,034<text:s/></text:p>
          </table:table-cell>
          <table:table-cell office:value-type="float" office:value="1.1157011344657779" table:style-name="ce6">
            <text:p>1.116</text:p>
          </table:table-cell>
          <table:table-cell office:value-type="float" office:value="21236.26444982658" table:style-name="ce5">
            <text:p><text:s/>21,2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87.6626574718998" table:style-name="ce5">
            <text:p><text:s/>2,08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087.6626574718998" table:style-name="ce5">
            <text:p><text:s/>2,088<text:s/></text:p>
          </table:table-cell>
          <table:table-cell office:value-type="float" office:value="1.068333928154779" table:style-name="ce6">
            <text:p>1.068</text:p>
          </table:table-cell>
          <table:table-cell office:value-type="float" office:value="2230.3208475189999" table:style-name="ce5">
            <text:p><text:s/>2,230<text:s/></text:p>
          </table:table-cell>
          <table:table-cell office:value-type="float" office:value="1.1314516734977982" table:style-name="ce6">
            <text:p>1.131</text:p>
          </table:table-cell>
          <table:table-cell office:value-type="float" office:value="2523.5002553623999" table:style-name="ce5">
            <text:p><text:s/>2,5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23.5002553623999" table:style-name="ce5">
            <text:p><text:s/>2,524<text:s/></text:p>
          </table:table-cell>
          <table:table-cell office:value-type="float" office:value="1.0409286654313288" table:style-name="ce6">
            <text:p>1.041</text:p>
          </table:table-cell>
          <table:table-cell office:value-type="float" office:value="2626.7837530300003" table:style-name="ce5">
            <text:p><text:s/>2,627<text:s/></text:p>
          </table:table-cell>
          <table:table-cell office:value-type="float" office:value="1.1721403026205772" table:style-name="ce6">
            <text:p>1.172</text:p>
          </table:table-cell>
          <table:table-cell office:value-type="float" office:value="3078.9591031954001" table:style-name="ce5">
            <text:p><text:s/>3,0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78.9591031954001" table:style-name="ce5">
            <text:p><text:s/>3,079<text:s/></text:p>
          </table:table-cell>
          <table:table-cell office:value-type="float" office:value="1.0480568549234184" table:style-name="ce6">
            <text:p>1.048</text:p>
          </table:table-cell>
          <table:table-cell office:value-type="float" office:value="3226.9241941328" table:style-name="ce5">
            <text:p><text:s/>3,227<text:s/></text:p>
          </table:table-cell>
          <table:table-cell office:value-type="float" office:value="1.0669481492591297" table:style-name="ce6">
            <text:p>1.067</text:p>
          </table:table-cell>
          <table:table-cell office:value-type="float" office:value="3442.9607967294996" table:style-name="ce5">
            <text:p><text:s/>3,4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42.9607967294996" table:style-name="ce5">
            <text:p><text:s/>3,443<text:s/></text:p>
          </table:table-cell>
          <table:table-cell office:value-type="float" office:value="1.0253731140899376" table:style-name="ce6">
            <text:p>1.025</text:p>
          </table:table-cell>
          <table:table-cell office:value-type="float" office:value="3530.3194338321" table:style-name="ce5">
            <text:p><text:s/>3,530<text:s/></text:p>
          </table:table-cell>
          <table:table-cell office:value-type="float" office:value="1.0416917253908475" table:style-name="ce6">
            <text:p>1.042</text:p>
          </table:table-cell>
          <table:table-cell office:value-type="float" office:value="3677.5045422094004" table:style-name="ce5">
            <text:p><text:s/>3,6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77.5045422094004" table:style-name="ce5">
            <text:p><text:s/>3,678<text:s/></text:p>
          </table:table-cell>
          <table:table-cell office:value-type="float" office:value="1.0769873820269449" table:style-name="ce6">
            <text:p>1.077</text:p>
          </table:table-cell>
          <table:table-cell office:value-type="float" office:value="3960.6259893063002" table:style-name="ce5">
            <text:p><text:s/>3,961<text:s/></text:p>
          </table:table-cell>
          <table:table-cell office:value-type="float" office:value="1.0617365305134823" table:style-name="ce6">
            <text:p>1.062</text:p>
          </table:table-cell>
          <table:table-cell office:value-type="float" office:value="4205.1412965476002" table:style-name="ce5">
            <text:p><text:s/>4,2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05.1412965476002" table:style-name="ce5">
            <text:p><text:s/>4,205<text:s/></text:p>
          </table:table-cell>
          <table:table-cell office:value-type="float" office:value="1.0617062264068355" table:style-name="ce6">
            <text:p>1.062</text:p>
          </table:table-cell>
          <table:table-cell office:value-type="float" office:value="4464.6246974651003" table:style-name="ce5">
            <text:p><text:s/>4,465<text:s/></text:p>
          </table:table-cell>
          <table:table-cell office:value-type="float" office:value="1.2080213147686776" table:style-name="ce6">
            <text:p>1.208</text:p>
          </table:table-cell>
          <table:table-cell office:value-type="float" office:value="5393.3617969805" table:style-name="ce5">
            <text:p><text:s/>5,3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93.3617969805" table:style-name="ce5">
            <text:p><text:s/>5,393<text:s/></text:p>
          </table:table-cell>
          <table:table-cell office:value-type="float" office:value="0.88171951331157716" table:style-name="ce6">
            <text:p>0.882</text:p>
          </table:table-cell>
          <table:table-cell office:value-type="float" office:value="4755.4323387468994" table:style-name="ce5">
            <text:p><text:s/>4,755<text:s/></text:p>
          </table:table-cell>
          <table:table-cell office:value-type="float" office:value="1.0626380750800235" table:style-name="ce6">
            <text:p>1.063</text:p>
          </table:table-cell>
          <table:table-cell office:value-type="float" office:value="5053.3034666192998" table:style-name="ce5">
            <text:p><text:s/>5,0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53.3034666192998" table:style-name="ce5">
            <text:p><text:s/>5,053<text:s/></text:p>
          </table:table-cell>
          <table:table-cell office:value-type="float" office:value="1.0700581315620543" table:style-name="ce6">
            <text:p>1.070</text:p>
          </table:table-cell>
          <table:table-cell office:value-type="float" office:value="5407.3284657067006" table:style-name="ce5">
            <text:p><text:s/>5,407<text:s/></text:p>
          </table:table-cell>
          <table:table-cell office:value-type="float" office:value="1.0644660416449829" table:style-name="ce6">
            <text:p>1.064</text:p>
          </table:table-cell>
          <table:table-cell office:value-type="float" office:value="5755.9175277650502" table:style-name="ce5">
            <text:p><text:s/>5,7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55.9175277650502" table:style-name="ce5">
            <text:p><text:s/>5,756<text:s/></text:p>
          </table:table-cell>
          <table:table-cell office:value-type="float" office:value="1.047027838665066" table:style-name="ce6">
            <text:p>1.047</text:p>
          </table:table-cell>
          <table:table-cell office:value-type="float" office:value="6026.6058886302098" table:style-name="ce5">
            <text:p><text:s/>6,027<text:s/></text:p>
          </table:table-cell>
          <table:table-cell office:value-type="float" office:value="1.0748597106129387" table:style-name="ce6">
            <text:p>1.075</text:p>
          </table:table-cell>
          <table:table-cell office:value-type="float" office:value="6477.7558614313002" table:style-name="ce5">
            <text:p><text:s/>6,4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77.7558614313002" table:style-name="ce5">
            <text:p><text:s/>6,478<text:s/></text:p>
          </table:table-cell>
          <table:table-cell office:value-type="float" office:value="1.0314368979742183" table:style-name="ce6">
            <text:p>1.031</text:p>
          </table:table-cell>
          <table:table-cell office:value-type="float" office:value="6681.3964115490098" table:style-name="ce5">
            <text:p><text:s/>6,681<text:s/></text:p>
          </table:table-cell>
          <table:table-cell office:value-type="float" office:value="1.1432482991168962" table:style-name="ce6">
            <text:p>1.143</text:p>
          </table:table-cell>
          <table:table-cell office:value-type="float" office:value="7638.4950832291406" table:style-name="ce5">
            <text:p><text:s/>7,6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38.4950832291406" table:style-name="ce5">
            <text:p><text:s/>7,638<text:s/></text:p>
          </table:table-cell>
          <table:table-cell office:value-type="float" office:value="1.0321655271047478" table:style-name="ce6">
            <text:p>1.032</text:p>
          </table:table-cell>
          <table:table-cell office:value-type="float" office:value="7884.1913038682296" table:style-name="ce5">
            <text:p><text:s/>7,884<text:s/></text:p>
          </table:table-cell>
          <table:table-cell office:value-type="float" office:value="1.180641171109492" table:style-name="ce6">
            <text:p>1.181</text:p>
          </table:table-cell>
          <table:table-cell office:value-type="float" office:value="9308.4008542502597" table:style-name="ce5">
            <text:p><text:s/>9,3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308.4008542502597" table:style-name="ce5">
            <text:p><text:s/>9,308<text:s/></text:p>
          </table:table-cell>
          <table:table-cell office:value-type="float" office:value="1.0273551091797948" table:style-name="ce6">
            <text:p>1.027</text:p>
          </table:table-cell>
          <table:table-cell office:value-type="float" office:value="9563.0331759075707" table:style-name="ce5">
            <text:p><text:s/>9,563<text:s/></text:p>
          </table:table-cell>
          <table:table-cell office:value-type="float" office:value="0.77093073867998552" table:style-name="ce6">
            <text:p>0.771</text:p>
          </table:table-cell>
          <table:table-cell office:value-type="float" office:value="7372.4362303236303" table:style-name="ce5">
            <text:p><text:s/>7,3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72.4362303236303" table:style-name="ce5">
            <text:p><text:s/>7,372<text:s/></text:p>
          </table:table-cell>
          <table:table-cell office:value-type="float" office:value="0.99901664461291895" table:style-name="ce6">
            <text:p>0.999</text:p>
          </table:table-cell>
          <table:table-cell office:value-type="float" office:value="7365.1865054406298" table:style-name="ce5">
            <text:p><text:s/>7,365<text:s/></text:p>
          </table:table-cell>
          <table:table-cell office:value-type="float" office:value="1.2465546550306441" table:style-name="ce6">
            <text:p>1.247</text:p>
          </table:table-cell>
          <table:table-cell office:value-type="float" office:value="9181.1075235258995" table:style-name="ce5">
            <text:p><text:s/>9,1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81.1075235258995" table:style-name="ce5">
            <text:p><text:s/>9,181<text:s/></text:p>
          </table:table-cell>
          <table:table-cell office:value-type="float" office:value="0.9363237456807646" table:style-name="ce6">
            <text:p>0.936</text:p>
          </table:table-cell>
          <table:table-cell office:value-type="float" office:value="8596.48898592562" table:style-name="ce5">
            <text:p><text:s/>8,596<text:s/></text:p>
          </table:table-cell>
          <table:table-cell office:value-type="float" office:value="1.0638296095421238" table:style-name="ce6">
            <text:p>1.064</text:p>
          </table:table-cell>
          <table:table-cell office:value-type="float" office:value="9145.1995213304199" table:style-name="ce5">
            <text:p><text:s/>9,1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45.1995213304199" table:style-name="ce5">
            <text:p><text:s/>9,145<text:s/></text:p>
          </table:table-cell>
          <table:table-cell office:value-type="float" office:value="1.0269880744533582" table:style-name="ce6">
            <text:p>1.027</text:p>
          </table:table-cell>
          <table:table-cell office:value-type="float" office:value="9392.0108469029001" table:style-name="ce5">
            <text:p><text:s/>9,392<text:s/></text:p>
          </table:table-cell>
          <table:table-cell office:value-type="float" office:value="1.0725532226681811" table:style-name="ce6">
            <text:p>1.073</text:p>
          </table:table-cell>
          <table:table-cell office:value-type="float" office:value="10073.431501180219" table:style-name="ce5">
            <text:p><text:s/>10,0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73.431501180219" table:style-name="ce5">
            <text:p><text:s/>10,073<text:s/></text:p>
          </table:table-cell>
          <table:table-cell office:value-type="float" office:value="1.04827663347136" table:style-name="ce6">
            <text:p>1.048</text:p>
          </table:table-cell>
          <table:table-cell office:value-type="float" office:value="10559.74286156155" table:style-name="ce5">
            <text:p><text:s/>10,560<text:s/></text:p>
          </table:table-cell>
          <table:table-cell office:value-type="float" office:value="1.1163798430769409" table:style-name="ce6">
            <text:p>1.116</text:p>
          </table:table-cell>
          <table:table-cell office:value-type="float" office:value="11788.68407872293" table:style-name="ce5">
            <text:p><text:s/>11,7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3.2833129938003" table:style-name="ce5">
            <text:p><text:s/>2,1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53.2833129938003" table:style-name="ce5">
            <text:p><text:s/>2,153<text:s/></text:p>
          </table:table-cell>
          <table:table-cell office:value-type="float" office:value="1.0446715408530065" table:style-name="ce6">
            <text:p>1.045</text:p>
          </table:table-cell>
          <table:table-cell office:value-type="float" office:value="2249.4737964783003" table:style-name="ce5">
            <text:p><text:s/>2,249<text:s/></text:p>
          </table:table-cell>
          <table:table-cell office:value-type="float" office:value="1.1896693083894812" table:style-name="ce6">
            <text:p>1.190</text:p>
          </table:table-cell>
          <table:table-cell office:value-type="float" office:value="2676.1299356966001" table:style-name="ce5">
            <text:p><text:s/>2,6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76.1299356966001" table:style-name="ce5">
            <text:p><text:s/>2,676<text:s/></text:p>
          </table:table-cell>
          <table:table-cell office:value-type="float" office:value="1.0818068172240725" table:style-name="ce6">
            <text:p>1.082</text:p>
          </table:table-cell>
          <table:table-cell office:value-type="float" office:value="2895.0556082140001" table:style-name="ce5">
            <text:p><text:s/>2,895<text:s/></text:p>
          </table:table-cell>
          <table:table-cell office:value-type="float" office:value="1.0619124147113619" table:style-name="ce6">
            <text:p>1.062</text:p>
          </table:table-cell>
          <table:table-cell office:value-type="float" office:value="3074.2954916421995" table:style-name="ce5">
            <text:p><text:s/>3,0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74.2954916421995" table:style-name="ce5">
            <text:p><text:s/>3,074<text:s/></text:p>
          </table:table-cell>
          <table:table-cell office:value-type="float" office:value="1.0634131015298609" table:style-name="ce6">
            <text:p>1.063</text:p>
          </table:table-cell>
          <table:table-cell office:value-type="float" office:value="3269.2461037865" table:style-name="ce5">
            <text:p><text:s/>3,269<text:s/></text:p>
          </table:table-cell>
          <table:table-cell office:value-type="float" office:value="1.0522335589246761" table:style-name="ce6">
            <text:p>1.052</text:p>
          </table:table-cell>
          <table:table-cell office:value-type="float" office:value="3440.0104627879" table:style-name="ce5">
            <text:p><text:s/>3,4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40.0104627879" table:style-name="ce5">
            <text:p><text:s/>3,440<text:s/></text:p>
          </table:table-cell>
          <table:table-cell office:value-type="float" office:value="1.0448085511923351" table:style-name="ce6">
            <text:p>1.045</text:p>
          </table:table-cell>
          <table:table-cell office:value-type="float" office:value="3594.1523477118999" table:style-name="ce5">
            <text:p><text:s/>3,594<text:s/></text:p>
          </table:table-cell>
          <table:table-cell office:value-type="float" office:value="0.96774546878615153" table:style-name="ce6">
            <text:p>0.968</text:p>
          </table:table-cell>
          <table:table-cell office:value-type="float" office:value="3478.2246486252993" table:style-name="ce5">
            <text:p><text:s/>3,4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78.2246486252993" table:style-name="ce5">
            <text:p><text:s/>3,478<text:s/></text:p>
          </table:table-cell>
          <table:table-cell office:value-type="float" office:value="1.1074283019591566" table:style-name="ce6">
            <text:p>1.107</text:p>
          </table:table-cell>
          <table:table-cell office:value-type="float" office:value="3851.8844164595994" table:style-name="ce5">
            <text:p><text:s/>3,852<text:s/></text:p>
          </table:table-cell>
          <table:table-cell office:value-type="float" office:value="1.0294621638188481" table:style-name="ce6">
            <text:p>1.029</text:p>
          </table:table-cell>
          <table:table-cell office:value-type="float" office:value="3965.3692661486007" table:style-name="ce5">
            <text:p><text:s/>3,9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65.3692661486007" table:style-name="ce5">
            <text:p><text:s/>3,965<text:s/></text:p>
          </table:table-cell>
          <table:table-cell office:value-type="float" office:value="1.0364165322998415" table:style-name="ce6">
            <text:p>1.036</text:p>
          </table:table-cell>
          <table:table-cell office:value-type="float" office:value="4109.7742641100995" table:style-name="ce5">
            <text:p><text:s/>4,110<text:s/></text:p>
          </table:table-cell>
          <table:table-cell office:value-type="float" office:value="1.0921297604415474" table:style-name="ce6">
            <text:p>1.092</text:p>
          </table:table-cell>
          <table:table-cell office:value-type="float" office:value="4488.4067825313996" table:style-name="ce5">
            <text:p><text:s/>4,4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88.4067825313996" table:style-name="ce5">
            <text:p><text:s/>4,488<text:s/></text:p>
          </table:table-cell>
          <table:table-cell office:value-type="float" office:value="0.93754526737924127" table:style-name="ce6">
            <text:p>0.938</text:p>
          </table:table-cell>
          <table:table-cell office:value-type="float" office:value="4208.0845370352008" table:style-name="ce5">
            <text:p><text:s/>4,208<text:s/></text:p>
          </table:table-cell>
          <table:table-cell office:value-type="float" office:value="0.90975405569253076" table:style-name="ce6">
            <text:p>0.910</text:p>
          </table:table-cell>
          <table:table-cell office:value-type="float" office:value="3828.3219742648002" table:style-name="ce5">
            <text:p><text:s/>3,8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28.3219742648002" table:style-name="ce5">
            <text:p><text:s/>3,828<text:s/></text:p>
          </table:table-cell>
          <table:table-cell office:value-type="float" office:value="0.99699851296519904" table:style-name="ce6">
            <text:p>0.997</text:p>
          </table:table-cell>
          <table:table-cell office:value-type="float" office:value="3816.8313154940006" table:style-name="ce5">
            <text:p><text:s/>3,817<text:s/></text:p>
          </table:table-cell>
          <table:table-cell office:value-type="float" office:value="1.318172534255851" table:style-name="ce6">
            <text:p>1.318</text:p>
          </table:table-cell>
          <table:table-cell office:value-type="float" office:value="5031.2422079718199" table:style-name="ce5">
            <text:p><text:s/>5,0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31.2422079718199" table:style-name="ce5">
            <text:p><text:s/>5,031<text:s/></text:p>
          </table:table-cell>
          <table:table-cell office:value-type="float" office:value="1.0588064875030416" table:style-name="ce6">
            <text:p>1.059</text:p>
          </table:table-cell>
          <table:table-cell office:value-type="float" office:value="5327.11188999969" table:style-name="ce5">
            <text:p><text:s/>5,327<text:s/></text:p>
          </table:table-cell>
          <table:table-cell office:value-type="float" office:value="0.97069347213551771" table:style-name="ce6">
            <text:p>0.971</text:p>
          </table:table-cell>
          <table:table-cell office:value-type="float" office:value="5170.9927369581992" table:style-name="ce5">
            <text:p><text:s/>5,1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70.9927369581992" table:style-name="ce5">
            <text:p><text:s/>5,171<text:s/></text:p>
          </table:table-cell>
          <table:table-cell office:value-type="float" office:value="1.0053181903889363" table:style-name="ce6">
            <text:p>1.005</text:p>
          </table:table-cell>
          <table:table-cell office:value-type="float" office:value="5198.4930608331497" table:style-name="ce5">
            <text:p><text:s/>5,198<text:s/></text:p>
          </table:table-cell>
          <table:table-cell office:value-type="float" office:value="1.0407284305509001" table:style-name="ce6">
            <text:p>1.041</text:p>
          </table:table-cell>
          <table:table-cell office:value-type="float" office:value="5410.2195244306286" table:style-name="ce5">
            <text:p><text:s/>5,4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10.2195244306286" table:style-name="ce5">
            <text:p><text:s/>5,410<text:s/></text:p>
          </table:table-cell>
          <table:table-cell office:value-type="float" office:value="0.98901272232934856" table:style-name="ce6">
            <text:p>0.989</text:p>
          </table:table-cell>
          <table:table-cell office:value-type="float" office:value="5350.7759402565298" table:style-name="ce5">
            <text:p><text:s/>5,351<text:s/></text:p>
          </table:table-cell>
          <table:table-cell office:value-type="float" office:value="0.55760400333619231" table:style-name="ce6">
            <text:p>0.558</text:p>
          </table:table-cell>
          <table:table-cell office:value-type="float" office:value="2983.6140852420194" table:style-name="ce5">
            <text:p><text:s/>2,9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3.6140852420194" table:style-name="ce5">
            <text:p><text:s/>2,984<text:s/></text:p>
          </table:table-cell>
          <table:table-cell office:value-type="float" office:value="0.97353147544507823" table:style-name="ce6">
            <text:p>0.974</text:p>
          </table:table-cell>
          <table:table-cell office:value-type="float" office:value="2904.6422225643805" table:style-name="ce5">
            <text:p><text:s/>2,905<text:s/></text:p>
          </table:table-cell>
          <table:table-cell office:value-type="float" office:value="1.6963047525702351" table:style-name="ce6">
            <text:p>1.696</text:p>
          </table:table-cell>
          <table:table-cell office:value-type="float" office:value="4927.1584066521291" table:style-name="ce5">
            <text:p><text:s/>4,9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27.1584066521291" table:style-name="ce5">
            <text:p><text:s/>4,927<text:s/></text:p>
          </table:table-cell>
          <table:table-cell office:value-type="float" office:value="1.0154115042567418" table:style-name="ce6">
            <text:p>1.015</text:p>
          </table:table-cell>
          <table:table-cell office:value-type="float" office:value="5003.0933294098895" table:style-name="ce5">
            <text:p><text:s/>5,003<text:s/></text:p>
          </table:table-cell>
          <table:table-cell office:value-type="float" office:value="0.98815506349242566" table:style-name="ce6">
            <text:p>0.988</text:p>
          </table:table-cell>
          <table:table-cell office:value-type="float" office:value="4943.8320065815606" table:style-name="ce5">
            <text:p><text:s/>4,9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43.8320065815606" table:style-name="ce5">
            <text:p><text:s/>4,944<text:s/></text:p>
          </table:table-cell>
          <table:table-cell office:value-type="float" office:value="1.0536366433536613" table:style-name="ce6">
            <text:p>1.054</text:p>
          </table:table-cell>
          <table:table-cell office:value-type="float" office:value="5209.00256071899" table:style-name="ce5">
            <text:p><text:s/>5,209<text:s/></text:p>
          </table:table-cell>
          <table:table-cell office:value-type="float" office:value="1.2601966421888897" table:style-name="ce6">
            <text:p>1.260</text:p>
          </table:table-cell>
          <table:table-cell office:value-type="float" office:value="6564.3675361714004" table:style-name="ce5">
            <text:p><text:s/>6,5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64.3675361714004" table:style-name="ce5">
            <text:p><text:s/>6,564<text:s/></text:p>
          </table:table-cell>
          <table:table-cell office:value-type="float" office:value="1.0246965060131783" table:style-name="ce6">
            <text:p>1.025</text:p>
          </table:table-cell>
          <table:table-cell office:value-type="float" office:value="6726.4844785011692" table:style-name="ce5">
            <text:p><text:s/>6,726<text:s/></text:p>
          </table:table-cell>
          <table:table-cell office:value-type="float" office:value="1.1813947741531816" table:style-name="ce6">
            <text:p>1.181</text:p>
          </table:table-cell>
          <table:table-cell office:value-type="float" office:value="7946.6336113237703" table:style-name="ce5">
            <text:p><text:s/>7,9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46.6336113237703" table:style-name="ce5">
            <text:p><text:s/>7,947<text:s/></text:p>
          </table:table-cell>
          <table:table-cell office:value-type="float" office:value="1.0663968757279594" table:style-name="ce6">
            <text:p>1.066</text:p>
          </table:table-cell>
          <table:table-cell office:value-type="float" office:value="8474.2652556704597" table:style-name="ce5">
            <text:p><text:s/>8,474<text:s/></text:p>
          </table:table-cell>
          <table:table-cell office:value-type="float" office:value="1.1148553987948284" table:style-name="ce6">
            <text:p>1.115</text:p>
          </table:table-cell>
          <table:table-cell office:value-type="float" office:value="9447.5803711036497" table:style-name="ce5">
            <text:p><text:s/>9,44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51.8357989886999" table:style-name="ce5">
            <text:p><text:s/>7,2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51.8357989886999" table:style-name="ce5">
            <text:p><text:s/>7,252<text:s/></text:p>
          </table:table-cell>
          <table:table-cell office:value-type="float" office:value="0.93296641344594544" table:style-name="ce6">
            <text:p>0.933</text:p>
          </table:table-cell>
          <table:table-cell office:value-type="float" office:value="6765.7192362813994" table:style-name="ce5">
            <text:p><text:s/>6,766<text:s/></text:p>
          </table:table-cell>
          <table:table-cell office:value-type="float" office:value="1.0359035851239242" table:style-name="ce6">
            <text:p>1.036</text:p>
          </table:table-cell>
          <table:table-cell office:value-type="float" office:value="7008.6328128058003" table:style-name="ce5">
            <text:p><text:s/>7,0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008.6328128058003" table:style-name="ce5">
            <text:p><text:s/>7,009<text:s/></text:p>
          </table:table-cell>
          <table:table-cell office:value-type="float" office:value="1.1275711616395923" table:style-name="ce6">
            <text:p>1.128</text:p>
          </table:table-cell>
          <table:table-cell office:value-type="float" office:value="7902.7322422407997" table:style-name="ce5">
            <text:p><text:s/>7,903<text:s/></text:p>
          </table:table-cell>
          <table:table-cell office:value-type="float" office:value="1.2108721015970645" table:style-name="ce6">
            <text:p>1.211</text:p>
          </table:table-cell>
          <table:table-cell office:value-type="float" office:value="9569.197998521" table:style-name="ce5">
            <text:p><text:s/>9,5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69.197998521" table:style-name="ce5">
            <text:p><text:s/>9,569<text:s/></text:p>
          </table:table-cell>
          <table:table-cell office:value-type="float" office:value="1.013660566898219" table:style-name="ce6">
            <text:p>1.014</text:p>
          </table:table-cell>
          <table:table-cell office:value-type="float" office:value="9699.9186679421" table:style-name="ce5">
            <text:p><text:s/>9,700<text:s/></text:p>
          </table:table-cell>
          <table:table-cell office:value-type="float" office:value="0.97859295801181667" table:style-name="ce6">
            <text:p>0.979</text:p>
          </table:table-cell>
          <table:table-cell office:value-type="float" office:value="9492.2721017354997" table:style-name="ce5">
            <text:p><text:s/>9,4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92.2721017354997" table:style-name="ce5">
            <text:p><text:s/>9,492<text:s/></text:p>
          </table:table-cell>
          <table:table-cell office:value-type="float" office:value="1.0914905473131895" table:style-name="ce6">
            <text:p>1.091</text:p>
          </table:table-cell>
          <table:table-cell office:value-type="float" office:value="10360.725271569001" table:style-name="ce5">
            <text:p><text:s/>10,361<text:s/></text:p>
          </table:table-cell>
          <table:table-cell office:value-type="float" office:value="1.1440135038127541" table:style-name="ce6">
            <text:p>1.144</text:p>
          </table:table-cell>
          <table:table-cell office:value-type="float" office:value="11852.809619968999" table:style-name="ce5">
            <text:p><text:s/>11,8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52.809619968999" table:style-name="ce5">
            <text:p><text:s/>11,853<text:s/></text:p>
          </table:table-cell>
          <table:table-cell office:value-type="float" office:value="1.0142557528052527" table:style-name="ce6">
            <text:p>1.014</text:p>
          </table:table-cell>
          <table:table-cell office:value-type="float" office:value="12021.780343958999" table:style-name="ce5">
            <text:p><text:s/>12,022<text:s/></text:p>
          </table:table-cell>
          <table:table-cell office:value-type="float" office:value="1.0038350086469654" table:style-name="ce6">
            <text:p>1.004</text:p>
          </table:table-cell>
          <table:table-cell office:value-type="float" office:value="12067.883975530001" table:style-name="ce5">
            <text:p><text:s/>12,0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67.883975530001" table:style-name="ce5">
            <text:p><text:s/>12,068<text:s/></text:p>
          </table:table-cell>
          <table:table-cell office:value-type="float" office:value="1.1405013968007207" table:style-name="ce6">
            <text:p>1.141</text:p>
          </table:table-cell>
          <table:table-cell office:value-type="float" office:value="13763.438530521" table:style-name="ce5">
            <text:p><text:s/>13,763<text:s/></text:p>
          </table:table-cell>
          <table:table-cell office:value-type="float" office:value="1.1531712388391215" table:style-name="ce6">
            <text:p>1.153</text:p>
          </table:table-cell>
          <table:table-cell office:value-type="float" office:value="15871.601460927001" table:style-name="ce5">
            <text:p><text:s/>15,8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71.601460927001" table:style-name="ce5">
            <text:p><text:s/>15,872<text:s/></text:p>
          </table:table-cell>
          <table:table-cell office:value-type="float" office:value="1.0334247578196192" table:style-name="ce6">
            <text:p>1.033</text:p>
          </table:table-cell>
          <table:table-cell office:value-type="float" office:value="16402.105895968001" table:style-name="ce5">
            <text:p><text:s/>16,402<text:s/></text:p>
          </table:table-cell>
          <table:table-cell office:value-type="float" office:value="1.0875364919027835" table:style-name="ce6">
            <text:p>1.088</text:p>
          </table:table-cell>
          <table:table-cell office:value-type="float" office:value="17837.888705918998" table:style-name="ce5">
            <text:p><text:s/>17,8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37.888705918998" table:style-name="ce5">
            <text:p><text:s/>17,838<text:s/></text:p>
          </table:table-cell>
          <table:table-cell office:value-type="float" office:value="1.1200800645942615" table:style-name="ce6">
            <text:p>1.120</text:p>
          </table:table-cell>
          <table:table-cell office:value-type="float" office:value="19979.863533951" table:style-name="ce5">
            <text:p><text:s/>19,980<text:s/></text:p>
          </table:table-cell>
          <table:table-cell office:value-type="float" office:value="1.1056715005519926" table:style-name="ce6">
            <text:p>1.106</text:p>
          </table:table-cell>
          <table:table-cell office:value-type="float" office:value="22091.165694407639" table:style-name="ce5">
            <text:p><text:s/>22,0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91.165694407639" table:style-name="ce5">
            <text:p><text:s/>22,091<text:s/></text:p>
          </table:table-cell>
          <table:table-cell office:value-type="float" office:value="1.0543840246183449" table:style-name="ce6">
            <text:p>1.054</text:p>
          </table:table-cell>
          <table:table-cell office:value-type="float" office:value="23292.572193380242" table:style-name="ce5">
            <text:p><text:s/>23,293<text:s/></text:p>
          </table:table-cell>
          <table:table-cell office:value-type="float" office:value="1.1035661066704363" table:style-name="ce6">
            <text:p>1.104</text:p>
          </table:table-cell>
          <table:table-cell office:value-type="float" office:value="25704.893209788701" table:style-name="ce5">
            <text:p><text:s/>25,70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704.893209788701" table:style-name="ce5">
            <text:p><text:s/>25,705<text:s/></text:p>
          </table:table-cell>
          <table:table-cell office:value-type="float" office:value="1.0171845230303207" table:style-name="ce6">
            <text:p>1.017</text:p>
          </table:table-cell>
          <table:table-cell office:value-type="float" office:value="26146.619539144249" table:style-name="ce5">
            <text:p><text:s/>26,147<text:s/></text:p>
          </table:table-cell>
          <table:table-cell office:value-type="float" office:value="1.0508100167691288" table:style-name="ce6">
            <text:p>1.051</text:p>
          </table:table-cell>
          <table:table-cell office:value-type="float" office:value="27475.129716384203" table:style-name="ce5">
            <text:p><text:s/>27,4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475.129716384203" table:style-name="ce5">
            <text:p><text:s/>27,475<text:s/></text:p>
          </table:table-cell>
          <table:table-cell office:value-type="float" office:value="1.0408104085162684" table:style-name="ce6">
            <text:p>1.041</text:p>
          </table:table-cell>
          <table:table-cell office:value-type="float" office:value="28596.400984147309" table:style-name="ce5">
            <text:p><text:s/>28,596<text:s/></text:p>
          </table:table-cell>
          <table:table-cell office:value-type="float" office:value="1.082982209081587" table:style-name="ce6">
            <text:p>1.083</text:p>
          </table:table-cell>
          <table:table-cell office:value-type="float" office:value="30969.39350959472" table:style-name="ce5">
            <text:p><text:s/>30,9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969.39350959472" table:style-name="ce5">
            <text:p><text:s/>30,969<text:s/></text:p>
          </table:table-cell>
          <table:table-cell office:value-type="float" office:value="0.97196252231780689" table:style-name="ce6">
            <text:p>0.972</text:p>
          </table:table-cell>
          <table:table-cell office:value-type="float" office:value="30101.089830238401" table:style-name="ce5">
            <text:p><text:s/>30,101<text:s/></text:p>
          </table:table-cell>
          <table:table-cell office:value-type="float" office:value="1.1388304113073275" table:style-name="ce6">
            <text:p>1.139</text:p>
          </table:table-cell>
          <table:table-cell office:value-type="float" office:value="34280.036512169208" table:style-name="ce5">
            <text:p><text:s/>34,28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280.036512169208" table:style-name="ce5">
            <text:p><text:s/>34,280<text:s/></text:p>
          </table:table-cell>
          <table:table-cell office:value-type="float" office:value="0.88293255636960155" table:style-name="ce6">
            <text:p>0.883</text:p>
          </table:table-cell>
          <table:table-cell office:value-type="float" office:value="30266.96027013284" table:style-name="ce5">
            <text:p><text:s/>30,267<text:s/></text:p>
          </table:table-cell>
          <table:table-cell office:value-type="float" office:value="1.0481091497167787" table:style-name="ce6">
            <text:p>1.048</text:p>
          </table:table-cell>
          <table:table-cell office:value-type="float" office:value="31723.077993240451" table:style-name="ce5">
            <text:p><text:s/>31,7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723.077993240451" table:style-name="ce5">
            <text:p><text:s/>31,723<text:s/></text:p>
          </table:table-cell>
          <table:table-cell office:value-type="float" office:value="0.88418454448311912" table:style-name="ce6">
            <text:p>0.884</text:p>
          </table:table-cell>
          <table:table-cell office:value-type="float" office:value="28049.055265055769" table:style-name="ce5">
            <text:p><text:s/>28,049<text:s/></text:p>
          </table:table-cell>
          <table:table-cell office:value-type="float" office:value="1.0583135180886623" table:style-name="ce6">
            <text:p>1.058</text:p>
          </table:table-cell>
          <table:table-cell office:value-type="float" office:value="29684.694356624488" table:style-name="ce5">
            <text:p><text:s/>29,6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684.694356624488" table:style-name="ce5">
            <text:p><text:s/>29,685<text:s/></text:p>
          </table:table-cell>
          <table:table-cell office:value-type="float" office:value="0.92249375268215561" table:style-name="ce6">
            <text:p>0.922</text:p>
          </table:table-cell>
          <table:table-cell office:value-type="float" office:value="27383.945094265331" table:style-name="ce5">
            <text:p><text:s/>27,384<text:s/></text:p>
          </table:table-cell>
          <table:table-cell office:value-type="float" office:value="1.0181008371473288" table:style-name="ce6">
            <text:p>1.018</text:p>
          </table:table-cell>
          <table:table-cell office:value-type="float" office:value="27879.617424868018" table:style-name="ce5">
            <text:p><text:s/>27,8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879.617424868018" table:style-name="ce5">
            <text:p><text:s/>27,880<text:s/></text:p>
          </table:table-cell>
          <table:table-cell office:value-type="float" office:value="0.99038835030054262" table:style-name="ce6">
            <text:p>0.990</text:p>
          </table:table-cell>
          <table:table-cell office:value-type="float" office:value="27611.648308425301" table:style-name="ce5">
            <text:p><text:s/>27,612<text:s/></text:p>
          </table:table-cell>
          <table:table-cell office:value-type="float" office:value="0.99663138401448648" table:style-name="ce6">
            <text:p>0.997</text:p>
          </table:table-cell>
          <table:table-cell office:value-type="float" office:value="27518.635268547161" table:style-name="ce5">
            <text:p><text:s/>27,51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40.6393750949001" table:style-name="ce5">
            <text:p><text:s/>3,5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40.6393750949001" table:style-name="ce5">
            <text:p><text:s/>3,541<text:s/></text:p>
          </table:table-cell>
          <table:table-cell office:value-type="float" office:value="0.950381542483131" table:style-name="ce6">
            <text:p>0.950</text:p>
          </table:table-cell>
          <table:table-cell office:value-type="float" office:value="3364.9583106792002" table:style-name="ce5">
            <text:p><text:s/>3,365<text:s/></text:p>
          </table:table-cell>
          <table:table-cell office:value-type="float" office:value="1.1848172638607735" table:style-name="ce6">
            <text:p>1.185</text:p>
          </table:table-cell>
          <table:table-cell office:value-type="float" office:value="3986.8606986645004" table:style-name="ce5">
            <text:p><text:s/>3,98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86.8606986645004" table:style-name="ce5">
            <text:p><text:s/>3,987<text:s/></text:p>
          </table:table-cell>
          <table:table-cell office:value-type="float" office:value="1.1088633699502937" table:style-name="ce6">
            <text:p>1.109</text:p>
          </table:table-cell>
          <table:table-cell office:value-type="float" office:value="4420.8837898435004" table:style-name="ce5">
            <text:p><text:s/>4,421<text:s/></text:p>
          </table:table-cell>
          <table:table-cell office:value-type="float" office:value="1.2028526896473672" table:style-name="ce6">
            <text:p>1.203</text:p>
          </table:table-cell>
          <table:table-cell office:value-type="float" office:value="5317.6719572316997" table:style-name="ce5">
            <text:p><text:s/>5,3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17.6719572316997" table:style-name="ce5">
            <text:p><text:s/>5,318<text:s/></text:p>
          </table:table-cell>
          <table:table-cell office:value-type="float" office:value="1.0279586651124297" table:style-name="ce6">
            <text:p>1.028</text:p>
          </table:table-cell>
          <table:table-cell office:value-type="float" office:value="5466.3469666617002" table:style-name="ce5">
            <text:p><text:s/>5,466<text:s/></text:p>
          </table:table-cell>
          <table:table-cell office:value-type="float" office:value="0.98799004141612468" table:style-name="ce6">
            <text:p>0.988</text:p>
          </table:table-cell>
          <table:table-cell office:value-type="float" office:value="5400.6963659870007" table:style-name="ce5">
            <text:p><text:s/>5,4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00.6963659870007" table:style-name="ce5">
            <text:p><text:s/>5,401<text:s/></text:p>
          </table:table-cell>
          <table:table-cell office:value-type="float" office:value="1.1044480689911937" table:style-name="ce6">
            <text:p>1.104</text:p>
          </table:table-cell>
          <table:table-cell office:value-type="float" office:value="5964.7886726220995" table:style-name="ce5">
            <text:p><text:s/>5,965<text:s/></text:p>
          </table:table-cell>
          <table:table-cell office:value-type="float" office:value="1.1471336486806498" table:style-name="ce6">
            <text:p>1.147</text:p>
          </table:table-cell>
          <table:table-cell office:value-type="float" office:value="6842.4097936339995" table:style-name="ce5">
            <text:p><text:s/>6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42.4097936339995" table:style-name="ce5">
            <text:p><text:s/>6,842<text:s/></text:p>
          </table:table-cell>
          <table:table-cell office:value-type="float" office:value="1.0004031019345359" table:style-name="ce6">
            <text:p>1.000</text:p>
          </table:table-cell>
          <table:table-cell office:value-type="float" office:value="6845.1679822587002" table:style-name="ce5">
            <text:p><text:s/>6,845<text:s/></text:p>
          </table:table-cell>
          <table:table-cell office:value-type="float" office:value="0.98888332236475063" table:style-name="ce6">
            <text:p>0.989</text:p>
          </table:table-cell>
          <table:table-cell office:value-type="float" office:value="6769.0724564408001" table:style-name="ce5">
            <text:p><text:s/>6,7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69.0724564408001" table:style-name="ce5">
            <text:p><text:s/>6,769<text:s/></text:p>
          </table:table-cell>
          <table:table-cell office:value-type="float" office:value="1.1560715856860972" table:style-name="ce6">
            <text:p>1.156</text:p>
          </table:table-cell>
          <table:table-cell office:value-type="float" office:value="7825.5323283416001" table:style-name="ce5">
            <text:p><text:s/>7,826<text:s/></text:p>
          </table:table-cell>
          <table:table-cell office:value-type="float" office:value="1.2004509253244662" table:style-name="ce6">
            <text:p>1.200</text:p>
          </table:table-cell>
          <table:table-cell office:value-type="float" office:value="9394.1675247141993" table:style-name="ce5">
            <text:p><text:s/>9,3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394.1675247141993" table:style-name="ce5">
            <text:p><text:s/>9,394<text:s/></text:p>
          </table:table-cell>
          <table:table-cell office:value-type="float" office:value="1.0144462501961322" table:style-name="ce6">
            <text:p>1.014</text:p>
          </table:table-cell>
          <table:table-cell office:value-type="float" office:value="9529.8780191606002" table:style-name="ce5">
            <text:p><text:s/>9,530<text:s/></text:p>
          </table:table-cell>
          <table:table-cell office:value-type="float" office:value="1.0110045106951575" table:style-name="ce6">
            <text:p>1.011</text:p>
          </table:table-cell>
          <table:table-cell office:value-type="float" office:value="9634.7496637460008" table:style-name="ce5">
            <text:p><text:s/>9,6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34.7496637460008" table:style-name="ce5">
            <text:p><text:s/>9,635<text:s/></text:p>
          </table:table-cell>
          <table:table-cell office:value-type="float" office:value="1.112561080601169" table:style-name="ce6">
            <text:p>1.113</text:p>
          </table:table-cell>
          <table:table-cell office:value-type="float" office:value="10719.247497218999" table:style-name="ce5">
            <text:p><text:s/>10,719<text:s/></text:p>
          </table:table-cell>
          <table:table-cell office:value-type="float" office:value="1.0407388084323033" table:style-name="ce6">
            <text:p>1.041</text:p>
          </table:table-cell>
          <table:table-cell office:value-type="float" office:value="11155.93686754665" table:style-name="ce5">
            <text:p><text:s/>11,1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55.93686754665" table:style-name="ce5">
            <text:p><text:s/>11,156<text:s/></text:p>
          </table:table-cell>
          <table:table-cell office:value-type="float" office:value="1.0394976308969524" table:style-name="ce6">
            <text:p>1.039</text:p>
          </table:table-cell>
          <table:table-cell office:value-type="float" office:value="11596.56994425071" table:style-name="ce5">
            <text:p><text:s/>11,597<text:s/></text:p>
          </table:table-cell>
          <table:table-cell office:value-type="float" office:value="1.1675766047199669" table:style-name="ce6">
            <text:p>1.168</text:p>
          </table:table-cell>
          <table:table-cell office:value-type="float" office:value="13539.883761905861" table:style-name="ce5">
            <text:p><text:s/>13,5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39.883761905861" table:style-name="ce5">
            <text:p><text:s/>13,540<text:s/></text:p>
          </table:table-cell>
          <table:table-cell office:value-type="float" office:value="1.0199450092899915" table:style-name="ce6">
            <text:p>1.020</text:p>
          </table:table-cell>
          <table:table-cell office:value-type="float" office:value="13809.936869322479" table:style-name="ce5">
            <text:p><text:s/>13,810<text:s/></text:p>
          </table:table-cell>
          <table:table-cell office:value-type="float" office:value="1.0501878061914047" table:style-name="ce6">
            <text:p>1.050</text:p>
          </table:table-cell>
          <table:table-cell office:value-type="float" office:value="14503.027304435569" table:style-name="ce5">
            <text:p><text:s/>14,5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03.027304435569" table:style-name="ce5">
            <text:p><text:s/>14,503<text:s/></text:p>
          </table:table-cell>
          <table:table-cell office:value-type="float" office:value="1.0362081028100856" table:style-name="ce6">
            <text:p>1.036</text:p>
          </table:table-cell>
          <table:table-cell office:value-type="float" office:value="15028.15440813205" table:style-name="ce5">
            <text:p><text:s/>15,028<text:s/></text:p>
          </table:table-cell>
          <table:table-cell office:value-type="float" office:value="1.0590773738972599" table:style-name="ce6">
            <text:p>1.059</text:p>
          </table:table-cell>
          <table:table-cell office:value-type="float" office:value="15915.978305087021" table:style-name="ce5">
            <text:p><text:s/>15,9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15.978305087021" table:style-name="ce5">
            <text:p><text:s/>15,916<text:s/></text:p>
          </table:table-cell>
          <table:table-cell office:value-type="float" office:value="0.96575137575009151" table:style-name="ce6">
            <text:p>0.966</text:p>
          </table:table-cell>
          <table:table-cell office:value-type="float" office:value="15370.877944546401" table:style-name="ce5">
            <text:p><text:s/>15,371<text:s/></text:p>
          </table:table-cell>
          <table:table-cell office:value-type="float" office:value="1.1522052849248776" table:style-name="ce6">
            <text:p>1.152</text:p>
          </table:table-cell>
          <table:table-cell office:value-type="float" office:value="17710.406801641602" table:style-name="ce5">
            <text:p><text:s/>17,7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710.406801641602" table:style-name="ce5">
            <text:p><text:s/>17,710<text:s/></text:p>
          </table:table-cell>
          <table:table-cell office:value-type="float" office:value="0.87914547769171192" table:style-name="ce6">
            <text:p>0.879</text:p>
          </table:table-cell>
          <table:table-cell office:value-type="float" office:value="15570.024047743749" table:style-name="ce5">
            <text:p><text:s/>15,570<text:s/></text:p>
          </table:table-cell>
          <table:table-cell office:value-type="float" office:value="1.0226115732676262" table:style-name="ce6">
            <text:p>1.023</text:p>
          </table:table-cell>
          <table:table-cell office:value-type="float" office:value="15922.086787278009" table:style-name="ce5">
            <text:p><text:s/>15,9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922.086787278009" table:style-name="ce5">
            <text:p><text:s/>15,922<text:s/></text:p>
          </table:table-cell>
          <table:table-cell office:value-type="float" office:value="0.88178624669791117" table:style-name="ce6">
            <text:p>0.882</text:p>
          </table:table-cell>
          <table:table-cell office:value-type="float" office:value="14039.877147752279" table:style-name="ce5">
            <text:p><text:s/>14,040<text:s/></text:p>
          </table:table-cell>
          <table:table-cell office:value-type="float" office:value="1.0628092599124672" table:style-name="ce6">
            <text:p>1.063</text:p>
          </table:table-cell>
          <table:table-cell office:value-type="float" office:value="14921.71144066456" table:style-name="ce5">
            <text:p><text:s/>14,9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21.71144066456" table:style-name="ce5">
            <text:p><text:s/>14,922<text:s/></text:p>
          </table:table-cell>
          <table:table-cell office:value-type="float" office:value="0.93815982150727784" table:style-name="ce6">
            <text:p>0.938</text:p>
          </table:table-cell>
          <table:table-cell office:value-type="float" office:value="13998.95014175697" table:style-name="ce5">
            <text:p><text:s/>13,999<text:s/></text:p>
          </table:table-cell>
          <table:table-cell office:value-type="float" office:value="1.0513493684081843" table:style-name="ce6">
            <text:p>1.051</text:p>
          </table:table-cell>
          <table:table-cell office:value-type="float" office:value="14717.78738991385" table:style-name="ce5">
            <text:p><text:s/>14,7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717.78738991385" table:style-name="ce5">
            <text:p><text:s/>14,718<text:s/></text:p>
          </table:table-cell>
          <table:table-cell office:value-type="float" office:value="1.0065126770596597" table:style-name="ce6">
            <text:p>1.007</text:p>
          </table:table-cell>
          <table:table-cell office:value-type="float" office:value="14813.63958621709" table:style-name="ce5">
            <text:p><text:s/>14,814<text:s/></text:p>
          </table:table-cell>
          <table:table-cell office:value-type="float" office:value="1.0087481505701101" table:style-name="ce6">
            <text:p>1.009</text:p>
          </table:table-cell>
          <table:table-cell office:value-type="float" office:value="14943.23153580866" table:style-name="ce5">
            <text:p><text:s/>14,9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11.1964238937999" table:style-name="ce5">
            <text:p><text:s/>3,7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11.1964238937999" table:style-name="ce5">
            <text:p><text:s/>3,711<text:s/></text:p>
          </table:table-cell>
          <table:table-cell office:value-type="float" office:value="0.91635163897741356" table:style-name="ce6">
            <text:p>0.916</text:p>
          </table:table-cell>
          <table:table-cell office:value-type="float" office:value="3400.7609256021997" table:style-name="ce5">
            <text:p><text:s/>3,401<text:s/></text:p>
          </table:table-cell>
          <table:table-cell office:value-type="float" office:value="0.88855764349451039" table:style-name="ce6">
            <text:p>0.889</text:p>
          </table:table-cell>
          <table:table-cell office:value-type="float" office:value="3021.7721141413003" table:style-name="ce5">
            <text:p><text:s/>3,0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21.7721141413003" table:style-name="ce5">
            <text:p><text:s/>3,022<text:s/></text:p>
          </table:table-cell>
          <table:table-cell office:value-type="float" office:value="1.1522538169251522" table:style-name="ce6">
            <text:p>1.152</text:p>
          </table:table-cell>
          <table:table-cell office:value-type="float" office:value="3481.8484523972998" table:style-name="ce5">
            <text:p><text:s/>3,482<text:s/></text:p>
          </table:table-cell>
          <table:table-cell office:value-type="float" office:value="1.2210543047507041" table:style-name="ce6">
            <text:p>1.221</text:p>
          </table:table-cell>
          <table:table-cell office:value-type="float" office:value="4251.5260412893003" table:style-name="ce5">
            <text:p><text:s/>4,2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51.5260412893003" table:style-name="ce5">
            <text:p><text:s/>4,252<text:s/></text:p>
          </table:table-cell>
          <table:table-cell office:value-type="float" office:value="0.99577696576840091" table:style-name="ce6">
            <text:p>0.996</text:p>
          </table:table-cell>
          <table:table-cell office:value-type="float" office:value="4233.5717012804007" table:style-name="ce5">
            <text:p><text:s/>4,234<text:s/></text:p>
          </table:table-cell>
          <table:table-cell office:value-type="float" office:value="0.96645953451338618" table:style-name="ce6">
            <text:p>0.966</text:p>
          </table:table-cell>
          <table:table-cell office:value-type="float" office:value="4091.5757357484999" table:style-name="ce5">
            <text:p><text:s/>4,0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91.5757357484999" table:style-name="ce5">
            <text:p><text:s/>4,092<text:s/></text:p>
          </table:table-cell>
          <table:table-cell office:value-type="float" office:value="1.0743872001535177" table:style-name="ce6">
            <text:p>1.074</text:p>
          </table:table-cell>
          <table:table-cell office:value-type="float" office:value="4395.9365989469006" table:style-name="ce5">
            <text:p><text:s/>4,396<text:s/></text:p>
          </table:table-cell>
          <table:table-cell office:value-type="float" office:value="1.1397798201947003" table:style-name="ce6">
            <text:p>1.140</text:p>
          </table:table-cell>
          <table:table-cell office:value-type="float" office:value="5010.3998263350004" table:style-name="ce5">
            <text:p><text:s/>5,0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10.3998263350004" table:style-name="ce5">
            <text:p><text:s/>5,010<text:s/></text:p>
          </table:table-cell>
          <table:table-cell office:value-type="float" office:value="1.0331735073300288" table:style-name="ce6">
            <text:p>1.033</text:p>
          </table:table-cell>
          <table:table-cell office:value-type="float" office:value="5176.6123617002995" table:style-name="ce5">
            <text:p><text:s/>5,177<text:s/></text:p>
          </table:table-cell>
          <table:table-cell office:value-type="float" office:value="1.0236060088819872" table:style-name="ce6">
            <text:p>1.024</text:p>
          </table:table-cell>
          <table:table-cell office:value-type="float" office:value="5298.8115190892013" table:style-name="ce5">
            <text:p><text:s/>5,2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98.8115190892013" table:style-name="ce5">
            <text:p><text:s/>5,299<text:s/></text:p>
          </table:table-cell>
          <table:table-cell office:value-type="float" office:value="1.1206109484717153" table:style-name="ce6">
            <text:p>1.121</text:p>
          </table:table-cell>
          <table:table-cell office:value-type="float" office:value="5937.9062021793998" table:style-name="ce5">
            <text:p><text:s/>5,938<text:s/></text:p>
          </table:table-cell>
          <table:table-cell office:value-type="float" office:value="1.0908616127744453" table:style-name="ce6">
            <text:p>1.091</text:p>
          </table:table-cell>
          <table:table-cell office:value-type="float" office:value="6477.4339362128012" table:style-name="ce5">
            <text:p><text:s/>6,4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77.4339362128012" table:style-name="ce5">
            <text:p><text:s/>6,477<text:s/></text:p>
          </table:table-cell>
          <table:table-cell office:value-type="float" office:value="1.060949126534114" table:style-name="ce6">
            <text:p>1.061</text:p>
          </table:table-cell>
          <table:table-cell office:value-type="float" office:value="6872.2278768073993" table:style-name="ce5">
            <text:p><text:s/>6,872<text:s/></text:p>
          </table:table-cell>
          <table:table-cell office:value-type="float" office:value="1.1936651678645869" table:style-name="ce6">
            <text:p>1.194</text:p>
          </table:table-cell>
          <table:table-cell office:value-type="float" office:value="8203.1390421729993" table:style-name="ce5">
            <text:p><text:s/>8,2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03.1390421729993" table:style-name="ce5">
            <text:p><text:s/>8,203<text:s/></text:p>
          </table:table-cell>
          <table:table-cell office:value-type="float" office:value="1.1289112605701825" table:style-name="ce6">
            <text:p>1.129</text:p>
          </table:table-cell>
          <table:table-cell office:value-type="float" office:value="9260.6160367320008" table:style-name="ce5">
            <text:p><text:s/>9,261<text:s/></text:p>
          </table:table-cell>
          <table:table-cell office:value-type="float" office:value="1.1808316837116104" table:style-name="ce6">
            <text:p>1.181</text:p>
          </table:table-cell>
          <table:table-cell office:value-type="float" office:value="10935.228826860988" table:style-name="ce5">
            <text:p><text:s/>10,9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35.228826860988" table:style-name="ce5">
            <text:p><text:s/>10,935<text:s/></text:p>
          </table:table-cell>
          <table:table-cell office:value-type="float" office:value="1.069570873578777" table:style-name="ce6">
            <text:p>1.070</text:p>
          </table:table-cell>
          <table:table-cell office:value-type="float" office:value="11696.002249129531" table:style-name="ce5">
            <text:p><text:s/>11,696<text:s/></text:p>
          </table:table-cell>
          <table:table-cell office:value-type="float" office:value="1.0400997869838997" table:style-name="ce6">
            <text:p>1.040</text:p>
          </table:table-cell>
          <table:table-cell office:value-type="float" office:value="12165.00944788284" table:style-name="ce5">
            <text:p><text:s/>12,16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165.00944788284" table:style-name="ce5">
            <text:p><text:s/>12,165<text:s/></text:p>
          </table:table-cell>
          <table:table-cell office:value-type="float" office:value="1.0141120500295877" table:style-name="ce6">
            <text:p>1.014</text:p>
          </table:table-cell>
          <table:table-cell office:value-type="float" office:value="12336.68266982177" table:style-name="ce5">
            <text:p><text:s/>12,337<text:s/></text:p>
          </table:table-cell>
          <table:table-cell office:value-type="float" office:value="1.0515065321150909" table:style-name="ce6">
            <text:p>1.052</text:p>
          </table:table-cell>
          <table:table-cell office:value-type="float" office:value="12972.102411948632" table:style-name="ce5">
            <text:p><text:s/>12,9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972.102411948632" table:style-name="ce5">
            <text:p><text:s/>12,972<text:s/></text:p>
          </table:table-cell>
          <table:table-cell office:value-type="float" office:value="1.0459558632159363" table:style-name="ce6">
            <text:p>1.046</text:p>
          </table:table-cell>
          <table:table-cell office:value-type="float" office:value="13568.246576015259" table:style-name="ce5">
            <text:p><text:s/>13,568<text:s/></text:p>
          </table:table-cell>
          <table:table-cell office:value-type="float" office:value="1.109459141988014" table:style-name="ce6">
            <text:p>1.109</text:p>
          </table:table-cell>
          <table:table-cell office:value-type="float" office:value="15053.415204507699" table:style-name="ce5">
            <text:p><text:s/>15,0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53.415204507699" table:style-name="ce5">
            <text:p><text:s/>15,053<text:s/></text:p>
          </table:table-cell>
          <table:table-cell office:value-type="float" office:value="0.9785295685779718" table:style-name="ce6">
            <text:p>0.979</text:p>
          </table:table-cell>
          <table:table-cell office:value-type="float" office:value="14730.211885691999" table:style-name="ce5">
            <text:p><text:s/>14,730<text:s/></text:p>
          </table:table-cell>
          <table:table-cell office:value-type="float" office:value="1.1248738198139772" table:style-name="ce6">
            <text:p>1.125</text:p>
          </table:table-cell>
          <table:table-cell office:value-type="float" office:value="16569.629710527606" table:style-name="ce5">
            <text:p><text:s/>16,5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569.629710527606" table:style-name="ce5">
            <text:p><text:s/>16,570<text:s/></text:p>
          </table:table-cell>
          <table:table-cell office:value-type="float" office:value="0.88698036583468787" table:style-name="ce6">
            <text:p>0.887</text:p>
          </table:table-cell>
          <table:table-cell office:value-type="float" office:value="14696.936222389089" table:style-name="ce5">
            <text:p><text:s/>14,697<text:s/></text:p>
          </table:table-cell>
          <table:table-cell office:value-type="float" office:value="1.0751214380240319" table:style-name="ce6">
            <text:p>1.075</text:p>
          </table:table-cell>
          <table:table-cell office:value-type="float" office:value="15800.991205962442" table:style-name="ce5">
            <text:p><text:s/>15,8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800.991205962442" table:style-name="ce5">
            <text:p><text:s/>15,801<text:s/></text:p>
          </table:table-cell>
          <table:table-cell office:value-type="float" office:value="0.88660122233453198" table:style-name="ce6">
            <text:p>0.887</text:p>
          </table:table-cell>
          <table:table-cell office:value-type="float" office:value="14009.178117303492" table:style-name="ce5">
            <text:p><text:s/>14,009<text:s/></text:p>
          </table:table-cell>
          <table:table-cell office:value-type="float" office:value="1.0538079245152414" table:style-name="ce6">
            <text:p>1.054</text:p>
          </table:table-cell>
          <table:table-cell office:value-type="float" office:value="14762.982915959929" table:style-name="ce5">
            <text:p><text:s/>14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762.982915959929" table:style-name="ce5">
            <text:p><text:s/>14,763<text:s/></text:p>
          </table:table-cell>
          <table:table-cell office:value-type="float" office:value="0.9066592455402861" table:style-name="ce6">
            <text:p>0.907</text:p>
          </table:table-cell>
          <table:table-cell office:value-type="float" office:value="13384.994952508361" table:style-name="ce5">
            <text:p><text:s/>13,385<text:s/></text:p>
          </table:table-cell>
          <table:table-cell office:value-type="float" office:value="0.9833272318483488" table:style-name="ce6">
            <text:p>0.983</text:p>
          </table:table-cell>
          <table:table-cell office:value-type="float" office:value="13161.830034954168" table:style-name="ce5">
            <text:p><text:s/>13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161.830034954168" table:style-name="ce5">
            <text:p><text:s/>13,162<text:s/></text:p>
          </table:table-cell>
          <table:table-cell office:value-type="float" office:value="0.97235784751970278" table:style-name="ce6">
            <text:p>0.972</text:p>
          </table:table-cell>
          <table:table-cell office:value-type="float" office:value="12798.008722208209" table:style-name="ce5">
            <text:p><text:s/>12,798<text:s/></text:p>
          </table:table-cell>
          <table:table-cell office:value-type="float" office:value="0.98260627928128963" table:style-name="ce6">
            <text:p>0.983</text:p>
          </table:table-cell>
          <table:table-cell office:value-type="float" office:value="12575.403732738501" table:style-name="ce5">
            <text:p><text:s/>12,57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11.2274585188998" table:style-name="ce5">
            <text:p><text:s/>6,4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411.2274585188998" table:style-name="ce5">
            <text:p><text:s/>6,411<text:s/></text:p>
          </table:table-cell>
          <table:table-cell office:value-type="float" office:value="0.98695512090796722" table:style-name="ce6">
            <text:p>0.987</text:p>
          </table:table-cell>
          <table:table-cell office:value-type="float" office:value="6327.5937714910006" table:style-name="ce5">
            <text:p><text:s/>6,328<text:s/></text:p>
          </table:table-cell>
          <table:table-cell office:value-type="float" office:value="1.3195561712270352" table:style-name="ce6">
            <text:p>1.320</text:p>
          </table:table-cell>
          <table:table-cell office:value-type="float" office:value="8349.6154101887005" table:style-name="ce5">
            <text:p><text:s/>8,3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49.6154101887005" table:style-name="ce5">
            <text:p><text:s/>8,350<text:s/></text:p>
          </table:table-cell>
          <table:table-cell office:value-type="float" office:value="1.0751956171237487" table:style-name="ce6">
            <text:p>1.075</text:p>
          </table:table-cell>
          <table:table-cell office:value-type="float" office:value="8977.4698937038011" table:style-name="ce5">
            <text:p><text:s/>8,977<text:s/></text:p>
          </table:table-cell>
          <table:table-cell office:value-type="float" office:value="1.1061282495344935" table:style-name="ce6">
            <text:p>1.106</text:p>
          </table:table-cell>
          <table:table-cell office:value-type="float" office:value="9930.2330587712004" table:style-name="ce5">
            <text:p><text:s/>9,9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30.2330587712004" table:style-name="ce5">
            <text:p><text:s/>9,930<text:s/></text:p>
          </table:table-cell>
          <table:table-cell office:value-type="float" office:value="1.0415669961538523" table:style-name="ce6">
            <text:p>1.042</text:p>
          </table:table-cell>
          <table:table-cell office:value-type="float" office:value="10343.003018132" table:style-name="ce5">
            <text:p><text:s/>10,343<text:s/></text:p>
          </table:table-cell>
          <table:table-cell office:value-type="float" office:value="1.1105312261534535" table:style-name="ce6">
            <text:p>1.111</text:p>
          </table:table-cell>
          <table:table-cell office:value-type="float" office:value="11486.227823834999" table:style-name="ce5">
            <text:p><text:s/>11,4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86.227823834999" table:style-name="ce5">
            <text:p><text:s/>11,486<text:s/></text:p>
          </table:table-cell>
          <table:table-cell office:value-type="float" office:value="1.058853455126515" table:style-name="ce6">
            <text:p>1.059</text:p>
          </table:table-cell>
          <table:table-cell office:value-type="float" office:value="12162.232017638" table:style-name="ce5">
            <text:p><text:s/>12,162<text:s/></text:p>
          </table:table-cell>
          <table:table-cell office:value-type="float" office:value="1.0840618569929694" table:style-name="ce6">
            <text:p>1.084</text:p>
          </table:table-cell>
          <table:table-cell office:value-type="float" office:value="13184.61182622" table:style-name="ce5">
            <text:p><text:s/>13,1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84.61182622" table:style-name="ce5">
            <text:p><text:s/>13,185<text:s/></text:p>
          </table:table-cell>
          <table:table-cell office:value-type="float" office:value="1.0593033154088061" table:style-name="ce6">
            <text:p>1.059</text:p>
          </table:table-cell>
          <table:table-cell office:value-type="float" office:value="13966.503019893" table:style-name="ce5">
            <text:p><text:s/>13,967<text:s/></text:p>
          </table:table-cell>
          <table:table-cell office:value-type="float" office:value="1.2176653659447882" table:style-name="ce6">
            <text:p>1.218</text:p>
          </table:table-cell>
          <table:table-cell office:value-type="float" office:value="17006.527010687001" table:style-name="ce5">
            <text:p><text:s/>17,0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006.527010687001" table:style-name="ce5">
            <text:p><text:s/>17,007<text:s/></text:p>
          </table:table-cell>
          <table:table-cell office:value-type="float" office:value="1.0643860613391498" table:style-name="ce6">
            <text:p>1.064</text:p>
          </table:table-cell>
          <table:table-cell office:value-type="float" office:value="18101.510301963001" table:style-name="ce5">
            <text:p><text:s/>18,102<text:s/></text:p>
          </table:table-cell>
          <table:table-cell office:value-type="float" office:value="1.1065948815436" table:style-name="ce6">
            <text:p>1.107</text:p>
          </table:table-cell>
          <table:table-cell office:value-type="float" office:value="20031.038648361002" table:style-name="ce5">
            <text:p><text:s/>20,0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031.038648361002" table:style-name="ce5">
            <text:p><text:s/>20,031<text:s/></text:p>
          </table:table-cell>
          <table:table-cell office:value-type="float" office:value="0.99845743822712207" table:style-name="ce6">
            <text:p>0.998</text:p>
          </table:table-cell>
          <table:table-cell office:value-type="float" office:value="20000.139533870999" table:style-name="ce5">
            <text:p><text:s/>20,000<text:s/></text:p>
          </table:table-cell>
          <table:table-cell office:value-type="float" office:value="1.1979964396328668" table:style-name="ce6">
            <text:p>1.198</text:p>
          </table:table-cell>
          <table:table-cell office:value-type="float" office:value="23960.095953738" table:style-name="ce5">
            <text:p><text:s/>23,9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960.095953738" table:style-name="ce5">
            <text:p><text:s/>23,960<text:s/></text:p>
          </table:table-cell>
          <table:table-cell office:value-type="float" office:value="1.1035004156202102" table:style-name="ce6">
            <text:p>1.104</text:p>
          </table:table-cell>
          <table:table-cell office:value-type="float" office:value="26439.975843249998" table:style-name="ce5">
            <text:p><text:s/>26,440<text:s/></text:p>
          </table:table-cell>
          <table:table-cell office:value-type="float" office:value="0.97758421709749832" table:style-name="ce6">
            <text:p>0.978</text:p>
          </table:table-cell>
          <table:table-cell office:value-type="float" office:value="25847.303084800318" table:style-name="ce5">
            <text:p><text:s/>25,8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47.303084800318" table:style-name="ce5">
            <text:p><text:s/>25,847<text:s/></text:p>
          </table:table-cell>
          <table:table-cell office:value-type="float" office:value="1.0098389046395611" table:style-name="ce6">
            <text:p>1.010</text:p>
          </table:table-cell>
          <table:table-cell office:value-type="float" office:value="26101.612235041499" table:style-name="ce5">
            <text:p><text:s/>26,102<text:s/></text:p>
          </table:table-cell>
          <table:table-cell office:value-type="float" office:value="1.0930042914827134" table:style-name="ce6">
            <text:p>1.093</text:p>
          </table:table-cell>
          <table:table-cell office:value-type="float" office:value="28529.17418751806" table:style-name="ce5">
            <text:p><text:s/>28,5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529.17418751806" table:style-name="ce5">
            <text:p><text:s/>28,529<text:s/></text:p>
          </table:table-cell>
          <table:table-cell office:value-type="float" office:value="1.055794582218528" table:style-name="ce6">
            <text:p>1.056</text:p>
          </table:table-cell>
          <table:table-cell office:value-type="float" office:value="30120.947542350237" table:style-name="ce5">
            <text:p><text:s/>30,121<text:s/></text:p>
          </table:table-cell>
          <table:table-cell office:value-type="float" office:value="1.0422423726852583" table:style-name="ce6">
            <text:p>1.042</text:p>
          </table:table-cell>
          <table:table-cell office:value-type="float" office:value="31393.32783406731" table:style-name="ce5">
            <text:p><text:s/>31,3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393.32783406731" table:style-name="ce5">
            <text:p><text:s/>31,393<text:s/></text:p>
          </table:table-cell>
          <table:table-cell office:value-type="float" office:value="1.0179578602385884" table:style-name="ce6">
            <text:p>1.018</text:p>
          </table:table-cell>
          <table:table-cell office:value-type="float" office:value="31957.084827735678" table:style-name="ce5">
            <text:p><text:s/>31,957<text:s/></text:p>
          </table:table-cell>
          <table:table-cell office:value-type="float" office:value="1.1673052557453716" table:style-name="ce6">
            <text:p>1.167</text:p>
          </table:table-cell>
          <table:table-cell office:value-type="float" office:value="37303.673077716528" table:style-name="ce5">
            <text:p><text:s/>37,3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303.673077716528" table:style-name="ce5">
            <text:p><text:s/>37,304<text:s/></text:p>
          </table:table-cell>
          <table:table-cell office:value-type="float" office:value="1.0378456651581942" table:style-name="ce6">
            <text:p>1.038</text:p>
          </table:table-cell>
          <table:table-cell office:value-type="float" office:value="38715.455398186532" table:style-name="ce5">
            <text:p><text:s/>38,715<text:s/></text:p>
          </table:table-cell>
          <table:table-cell office:value-type="float" office:value="1.0011482423312734" table:style-name="ce6">
            <text:p>1.001</text:p>
          </table:table-cell>
          <table:table-cell office:value-type="float" office:value="38759.910122949259" table:style-name="ce5">
            <text:p><text:s/>38,76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8759.910122949259" table:style-name="ce5">
            <text:p><text:s/>38,760<text:s/></text:p>
          </table:table-cell>
          <table:table-cell office:value-type="float" office:value="0.90527172069092532" table:style-name="ce6">
            <text:p>0.905</text:p>
          </table:table-cell>
          <table:table-cell office:value-type="float" office:value="35088.250530827885" table:style-name="ce5">
            <text:p><text:s/>35,088<text:s/></text:p>
          </table:table-cell>
          <table:table-cell office:value-type="float" office:value="1.153529550856164" table:style-name="ce6">
            <text:p>1.154</text:p>
          </table:table-cell>
          <table:table-cell office:value-type="float" office:value="40475.333875154458" table:style-name="ce5">
            <text:p><text:s/>40,4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475.333875154458" table:style-name="ce5">
            <text:p><text:s/>40,475<text:s/></text:p>
          </table:table-cell>
          <table:table-cell office:value-type="float" office:value="0.88876999962243652" table:style-name="ce6">
            <text:p>0.889</text:p>
          </table:table-cell>
          <table:table-cell office:value-type="float" office:value="35973.262472939015" table:style-name="ce5">
            <text:p><text:s/>35,973<text:s/></text:p>
          </table:table-cell>
          <table:table-cell office:value-type="float" office:value="1.1834045686507109" table:style-name="ce6">
            <text:p>1.183</text:p>
          </table:table-cell>
          <table:table-cell office:value-type="float" office:value="42570.923159747203" table:style-name="ce5">
            <text:p><text:s/>42,5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570.923159747203" table:style-name="ce5">
            <text:p><text:s/>42,571<text:s/></text:p>
          </table:table-cell>
          <table:table-cell office:value-type="float" office:value="0.99773922077125299" table:style-name="ce6">
            <text:p>0.998</text:p>
          </table:table-cell>
          <table:table-cell office:value-type="float" office:value="42474.679700919063" table:style-name="ce5">
            <text:p><text:s/>42,475<text:s/></text:p>
          </table:table-cell>
          <table:table-cell office:value-type="float" office:value="1.071127725756823" table:style-name="ce6">
            <text:p>1.071</text:p>
          </table:table-cell>
          <table:table-cell office:value-type="float" office:value="45495.807070294926" table:style-name="ce5">
            <text:p><text:s/>45,4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495.807070294926" table:style-name="ce5">
            <text:p><text:s/>45,496<text:s/></text:p>
          </table:table-cell>
          <table:table-cell office:value-type="float" office:value="1.0041406263117951" table:style-name="ce6">
            <text:p>1.004</text:p>
          </table:table-cell>
          <table:table-cell office:value-type="float" office:value="45684.18820612655" table:style-name="ce5">
            <text:p><text:s/>45,684<text:s/></text:p>
          </table:table-cell>
          <table:table-cell office:value-type="float" office:value="1.0903029714025561" table:style-name="ce6">
            <text:p>1.090</text:p>
          </table:table-cell>
          <table:table-cell office:value-type="float" office:value="49809.606147253384" table:style-name="ce5">
            <text:p><text:s/>49,8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90.4073006224999" table:style-name="ce5">
            <text:p><text:s/>2,19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90.4073006224999" table:style-name="ce5">
            <text:p><text:s/>2,190<text:s/></text:p>
          </table:table-cell>
          <table:table-cell office:value-type="float" office:value="0.98745985462635466" table:style-name="ce6">
            <text:p>0.987</text:p>
          </table:table-cell>
          <table:table-cell office:value-type="float" office:value="2162.9392746451999" table:style-name="ce5">
            <text:p><text:s/>2,163<text:s/></text:p>
          </table:table-cell>
          <table:table-cell office:value-type="float" office:value="1.1282478425601674" table:style-name="ce6">
            <text:p>1.128</text:p>
          </table:table-cell>
          <table:table-cell office:value-type="float" office:value="2440.3315702071" table:style-name="ce5">
            <text:p><text:s/>2,4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40.3315702071" table:style-name="ce5">
            <text:p><text:s/>2,440<text:s/></text:p>
          </table:table-cell>
          <table:table-cell office:value-type="float" office:value="1.0641821542334955" table:style-name="ce6">
            <text:p>1.064</text:p>
          </table:table-cell>
          <table:table-cell office:value-type="float" office:value="2596.9573074270002" table:style-name="ce5">
            <text:p><text:s/>2,597<text:s/></text:p>
          </table:table-cell>
          <table:table-cell office:value-type="float" office:value="1.1275318238576433" table:style-name="ce6">
            <text:p>1.128</text:p>
          </table:table-cell>
          <table:table-cell office:value-type="float" office:value="2928.1520093235999" table:style-name="ce5">
            <text:p><text:s/>2,9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28.1520093235999" table:style-name="ce5">
            <text:p><text:s/>2,928<text:s/></text:p>
          </table:table-cell>
          <table:table-cell office:value-type="float" office:value="1.0594714912696854" table:style-name="ce6">
            <text:p>1.059</text:p>
          </table:table-cell>
          <table:table-cell office:value-type="float" office:value="3102.2935759823999" table:style-name="ce5">
            <text:p><text:s/>3,102<text:s/></text:p>
          </table:table-cell>
          <table:table-cell office:value-type="float" office:value="1.0725366416714575" table:style-name="ce6">
            <text:p>1.073</text:p>
          </table:table-cell>
          <table:table-cell office:value-type="float" office:value="3327.3235334630999" table:style-name="ce5">
            <text:p><text:s/>3,3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27.3235334630999" table:style-name="ce5">
            <text:p><text:s/>3,327<text:s/></text:p>
          </table:table-cell>
          <table:table-cell office:value-type="float" office:value="1.0903059886143869" table:style-name="ce6">
            <text:p>1.090</text:p>
          </table:table-cell>
          <table:table-cell office:value-type="float" office:value="3627.8007745924001" table:style-name="ce5">
            <text:p><text:s/>3,628<text:s/></text:p>
          </table:table-cell>
          <table:table-cell office:value-type="float" office:value="1.1599123145325918" table:style-name="ce6">
            <text:p>1.160</text:p>
          </table:table-cell>
          <table:table-cell office:value-type="float" office:value="4207.9307931206004" table:style-name="ce5">
            <text:p><text:s/>4,2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07.9307931206004" table:style-name="ce5">
            <text:p><text:s/>4,208<text:s/></text:p>
          </table:table-cell>
          <table:table-cell office:value-type="float" office:value="1.0762225657513345" table:style-name="ce6">
            <text:p>1.076</text:p>
          </table:table-cell>
          <table:table-cell office:value-type="float" office:value="4528.6700746762999" table:style-name="ce5">
            <text:p><text:s/>4,529<text:s/></text:p>
          </table:table-cell>
          <table:table-cell office:value-type="float" office:value="1.095325592595936" table:style-name="ce6">
            <text:p>1.095</text:p>
          </table:table-cell>
          <table:table-cell office:value-type="float" office:value="4960.3682332162998" table:style-name="ce5">
            <text:p><text:s/>4,9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60.3682332162998" table:style-name="ce5">
            <text:p><text:s/>4,960<text:s/></text:p>
          </table:table-cell>
          <table:table-cell office:value-type="float" office:value="1.0584574807610772" table:style-name="ce6">
            <text:p>1.058</text:p>
          </table:table-cell>
          <table:table-cell office:value-type="float" office:value="5250.3388637773996" table:style-name="ce5">
            <text:p><text:s/>5,250<text:s/></text:p>
          </table:table-cell>
          <table:table-cell office:value-type="float" office:value="1.147879849579899" table:style-name="ce6">
            <text:p>1.148</text:p>
          </table:table-cell>
          <table:table-cell office:value-type="float" office:value="6026.7581851962996" table:style-name="ce5">
            <text:p><text:s/>6,0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26.7581851962996" table:style-name="ce5">
            <text:p><text:s/>6,027<text:s/></text:p>
          </table:table-cell>
          <table:table-cell office:value-type="float" office:value="1.0301755880547872" table:style-name="ce6">
            <text:p>1.030</text:p>
          </table:table-cell>
          <table:table-cell office:value-type="float" office:value="6208.6191574985996" table:style-name="ce5">
            <text:p><text:s/>6,209<text:s/></text:p>
          </table:table-cell>
          <table:table-cell office:value-type="float" office:value="1.1666062394060177" table:style-name="ce6">
            <text:p>1.167</text:p>
          </table:table-cell>
          <table:table-cell office:value-type="float" office:value="7243.0138472335993" table:style-name="ce5">
            <text:p><text:s/>7,2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43.0138472335993" table:style-name="ce5">
            <text:p><text:s/>7,243<text:s/></text:p>
          </table:table-cell>
          <table:table-cell office:value-type="float" office:value="1.0943292679868688" table:style-name="ce6">
            <text:p>1.094</text:p>
          </table:table-cell>
          <table:table-cell office:value-type="float" office:value="7926.2420414619" table:style-name="ce5">
            <text:p><text:s/>7,926<text:s/></text:p>
          </table:table-cell>
          <table:table-cell office:value-type="float" office:value="1.017979772666987" table:style-name="ce6">
            <text:p>1.018</text:p>
          </table:table-cell>
          <table:table-cell office:value-type="float" office:value="8068.7540714708994" table:style-name="ce5">
            <text:p><text:s/>8,0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68.7540714708994" table:style-name="ce5">
            <text:p><text:s/>8,069<text:s/></text:p>
          </table:table-cell>
          <table:table-cell office:value-type="float" office:value="1.0340289138565042" table:style-name="ce6">
            <text:p>1.034</text:p>
          </table:table-cell>
          <table:table-cell office:value-type="float" office:value="8343.3250086983007" table:style-name="ce5">
            <text:p><text:s/>8,343<text:s/></text:p>
          </table:table-cell>
          <table:table-cell office:value-type="float" office:value="1.0646719122534163" table:style-name="ce6">
            <text:p>1.065</text:p>
          </table:table-cell>
          <table:table-cell office:value-type="float" office:value="8882.9037915625704" table:style-name="ce5">
            <text:p><text:s/>8,8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882.9037915625704" table:style-name="ce5">
            <text:p><text:s/>8,883<text:s/></text:p>
          </table:table-cell>
          <table:table-cell office:value-type="float" office:value="1.0761769319780348" table:style-name="ce6">
            <text:p>1.076</text:p>
          </table:table-cell>
          <table:table-cell office:value-type="float" office:value="9559.5761494598592" table:style-name="ce5">
            <text:p><text:s/>9,560<text:s/></text:p>
          </table:table-cell>
          <table:table-cell office:value-type="float" office:value="1.0760819963905559" table:style-name="ce6">
            <text:p>1.076</text:p>
          </table:table-cell>
          <table:table-cell office:value-type="float" office:value="10286.887787558309" table:style-name="ce5">
            <text:p><text:s/>10,2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86.887787558309" table:style-name="ce5">
            <text:p><text:s/>10,287<text:s/></text:p>
          </table:table-cell>
          <table:table-cell office:value-type="float" office:value="1.0207738966274216" table:style-name="ce6">
            <text:p>1.021</text:p>
          </table:table-cell>
          <table:table-cell office:value-type="float" office:value="10500.58653107493" table:style-name="ce5">
            <text:p><text:s/>10,501<text:s/></text:p>
          </table:table-cell>
          <table:table-cell office:value-type="float" office:value="1.1320749721242265" table:style-name="ce6">
            <text:p>1.132</text:p>
          </table:table-cell>
          <table:table-cell office:value-type="float" office:value="11887.451204454679" table:style-name="ce5">
            <text:p><text:s/>11,8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87.451204454679" table:style-name="ce5">
            <text:p><text:s/>11,887<text:s/></text:p>
          </table:table-cell>
          <table:table-cell office:value-type="float" office:value="1.050422252976138" table:style-name="ce6">
            <text:p>1.050</text:p>
          </table:table-cell>
          <table:table-cell office:value-type="float" office:value="12486.84327632719" table:style-name="ce5">
            <text:p><text:s/>12,487<text:s/></text:p>
          </table:table-cell>
          <table:table-cell office:value-type="float" office:value="0.98921744054273397" table:style-name="ce6">
            <text:p>0.989</text:p>
          </table:table-cell>
          <table:table-cell office:value-type="float" office:value="12352.203146266631" table:style-name="ce5">
            <text:p><text:s/>12,3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52.203146266631" table:style-name="ce5">
            <text:p><text:s/>12,352<text:s/></text:p>
          </table:table-cell>
          <table:table-cell office:value-type="float" office:value="0.90470286378965514" table:style-name="ce6">
            <text:p>0.905</text:p>
          </table:table-cell>
          <table:table-cell office:value-type="float" office:value="11175.073560539009" table:style-name="ce5">
            <text:p><text:s/>11,175<text:s/></text:p>
          </table:table-cell>
          <table:table-cell office:value-type="float" office:value="1.2187093281600281" table:style-name="ce6">
            <text:p>1.219</text:p>
          </table:table-cell>
          <table:table-cell office:value-type="float" office:value="13619.16639110339" table:style-name="ce5">
            <text:p><text:s/>13,6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619.16639110339" table:style-name="ce5">
            <text:p><text:s/>13,619<text:s/></text:p>
          </table:table-cell>
          <table:table-cell office:value-type="float" office:value="0.89669058168237348" table:style-name="ce6">
            <text:p>0.897</text:p>
          </table:table-cell>
          <table:table-cell office:value-type="float" office:value="12212.17823326753" table:style-name="ce5">
            <text:p><text:s/>12,212<text:s/></text:p>
          </table:table-cell>
          <table:table-cell office:value-type="float" office:value="1.1608487761935098" table:style-name="ce6">
            <text:p>1.161</text:p>
          </table:table-cell>
          <table:table-cell office:value-type="float" office:value="14176.492156745629" table:style-name="ce5">
            <text:p><text:s/>14,1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76.492156745629" table:style-name="ce5">
            <text:p><text:s/>14,176<text:s/></text:p>
          </table:table-cell>
          <table:table-cell office:value-type="float" office:value="1.0016015357575785" table:style-name="ce6">
            <text:p>1.002</text:p>
          </table:table-cell>
          <table:table-cell office:value-type="float" office:value="14199.19631585169" table:style-name="ce5">
            <text:p><text:s/>14,199<text:s/></text:p>
          </table:table-cell>
          <table:table-cell office:value-type="float" office:value="1.0860696918909374" table:style-name="ce6">
            <text:p>1.086</text:p>
          </table:table-cell>
          <table:table-cell office:value-type="float" office:value="15421.31676785598" table:style-name="ce5">
            <text:p><text:s/>15,4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421.31676785598" table:style-name="ce5">
            <text:p><text:s/>15,421<text:s/></text:p>
          </table:table-cell>
          <table:table-cell office:value-type="float" office:value="1.0063766681727064" table:style-name="ce6">
            <text:p>1.006</text:p>
          </table:table-cell>
          <table:table-cell office:value-type="float" office:value="15519.653387670789" table:style-name="ce5">
            <text:p><text:s/>15,520<text:s/></text:p>
          </table:table-cell>
          <table:table-cell office:value-type="float" office:value="1.1102539834084744" table:style-name="ce6">
            <text:p>1.110</text:p>
          </table:table-cell>
          <table:table-cell office:value-type="float" office:value="17230.75699478032" table:style-name="ce5">
            <text:p><text:s/>17,2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20.8201578963999" table:style-name="ce5">
            <text:p><text:s/>4,2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20.8201578963999" table:style-name="ce5">
            <text:p><text:s/>4,221<text:s/></text:p>
          </table:table-cell>
          <table:table-cell office:value-type="float" office:value="0.98669318782854942" table:style-name="ce6">
            <text:p>0.987</text:p>
          </table:table-cell>
          <table:table-cell office:value-type="float" office:value="4164.6544968458002" table:style-name="ce5">
            <text:p><text:s/>4,165<text:s/></text:p>
          </table:table-cell>
          <table:table-cell office:value-type="float" office:value="1.4189133443019428" table:style-name="ce6">
            <text:p>1.419</text:p>
          </table:table-cell>
          <table:table-cell office:value-type="float" office:value="5909.2838399816001" table:style-name="ce5">
            <text:p><text:s/>5,9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09.2838399816001" table:style-name="ce5">
            <text:p><text:s/>5,909<text:s/></text:p>
          </table:table-cell>
          <table:table-cell office:value-type="float" office:value="1.0797437995966475" table:style-name="ce6">
            <text:p>1.080</text:p>
          </table:table-cell>
          <table:table-cell office:value-type="float" office:value="6380.5125862768" table:style-name="ce5">
            <text:p><text:s/>6,381<text:s/></text:p>
          </table:table-cell>
          <table:table-cell office:value-type="float" office:value="1.0974166972897552" table:style-name="ce6">
            <text:p>1.097</text:p>
          </table:table-cell>
          <table:table-cell office:value-type="float" office:value="7002.0810494476" table:style-name="ce5">
            <text:p><text:s/>7,0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02.0810494476" table:style-name="ce5">
            <text:p><text:s/>7,002<text:s/></text:p>
          </table:table-cell>
          <table:table-cell office:value-type="float" office:value="1.0340796387555133" table:style-name="ce6">
            <text:p>1.034</text:p>
          </table:table-cell>
          <table:table-cell office:value-type="float" office:value="7240.7094421496004" table:style-name="ce5">
            <text:p><text:s/>7,241<text:s/></text:p>
          </table:table-cell>
          <table:table-cell office:value-type="float" office:value="1.1268100668254004" table:style-name="ce6">
            <text:p>1.127</text:p>
          </table:table-cell>
          <table:table-cell office:value-type="float" office:value="8158.9042903718982" table:style-name="ce5">
            <text:p><text:s/>8,1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158.9042903718982" table:style-name="ce5">
            <text:p><text:s/>8,159<text:s/></text:p>
          </table:table-cell>
          <table:table-cell office:value-type="float" office:value="1.0460266402581595" table:style-name="ce6">
            <text:p>1.046</text:p>
          </table:table-cell>
          <table:table-cell office:value-type="float" office:value="8534.4312430456011" table:style-name="ce5">
            <text:p><text:s/>8,534<text:s/></text:p>
          </table:table-cell>
          <table:table-cell office:value-type="float" office:value="1.0518194801105429" table:style-name="ce6">
            <text:p>1.052</text:p>
          </table:table-cell>
          <table:table-cell office:value-type="float" office:value="8976.6810330993994" table:style-name="ce5">
            <text:p><text:s/>8,9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76.6810330993994" table:style-name="ce5">
            <text:p><text:s/>8,977<text:s/></text:p>
          </table:table-cell>
          <table:table-cell office:value-type="float" office:value="1.0513722065445916" table:style-name="ce6">
            <text:p>1.051</text:p>
          </table:table-cell>
          <table:table-cell office:value-type="float" office:value="9437.8329452167" table:style-name="ce5">
            <text:p><text:s/>9,438<text:s/></text:p>
          </table:table-cell>
          <table:table-cell office:value-type="float" office:value="1.2763691461158948" table:style-name="ce6">
            <text:p>1.276</text:p>
          </table:table-cell>
          <table:table-cell office:value-type="float" office:value="12046.158777470699" table:style-name="ce5">
            <text:p><text:s/>12,0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46.158777470699" table:style-name="ce5">
            <text:p><text:s/>12,046<text:s/></text:p>
          </table:table-cell>
          <table:table-cell office:value-type="float" office:value="1.0668273327278794" table:style-name="ce6">
            <text:p>1.067</text:p>
          </table:table-cell>
          <table:table-cell office:value-type="float" office:value="12851.1714381856" table:style-name="ce5">
            <text:p><text:s/>12,851<text:s/></text:p>
          </table:table-cell>
          <table:table-cell office:value-type="float" office:value="1.0897279310703758" table:style-name="ce6">
            <text:p>1.090</text:p>
          </table:table-cell>
          <table:table-cell office:value-type="float" office:value="14004.2804631647" table:style-name="ce5">
            <text:p><text:s/>14,0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04.2804631647" table:style-name="ce5">
            <text:p><text:s/>14,004<text:s/></text:p>
          </table:table-cell>
          <table:table-cell office:value-type="float" office:value="0.98480749601152862" table:style-name="ce6">
            <text:p>0.985</text:p>
          </table:table-cell>
          <table:table-cell office:value-type="float" office:value="13791.520376372398" table:style-name="ce5">
            <text:p><text:s/>13,792<text:s/></text:p>
          </table:table-cell>
          <table:table-cell office:value-type="float" office:value="1.2121275718914983" table:style-name="ce6">
            <text:p>1.212</text:p>
          </table:table-cell>
          <table:table-cell office:value-type="float" office:value="16717.0821065044" table:style-name="ce5">
            <text:p><text:s/>16,7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17.0821065044" table:style-name="ce5">
            <text:p><text:s/>16,717<text:s/></text:p>
          </table:table-cell>
          <table:table-cell office:value-type="float" office:value="1.1074740007758082" table:style-name="ce6">
            <text:p>1.107</text:p>
          </table:table-cell>
          <table:table-cell office:value-type="float" office:value="18513.733801788101" table:style-name="ce5">
            <text:p><text:s/>18,514<text:s/></text:p>
          </table:table-cell>
          <table:table-cell office:value-type="float" office:value="0.9602897613020841" table:style-name="ce6">
            <text:p>0.960</text:p>
          </table:table-cell>
          <table:table-cell office:value-type="float" office:value="17778.549013329422" table:style-name="ce5">
            <text:p><text:s/>17,7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778.549013329422" table:style-name="ce5">
            <text:p><text:s/>17,779<text:s/></text:p>
          </table:table-cell>
          <table:table-cell office:value-type="float" office:value="0.99886032392345236" table:style-name="ce6">
            <text:p>0.999</text:p>
          </table:table-cell>
          <table:table-cell office:value-type="float" office:value="17758.2872263432" table:style-name="ce5">
            <text:p><text:s/>17,758<text:s/></text:p>
          </table:table-cell>
          <table:table-cell office:value-type="float" office:value="1.1063156117224862" table:style-name="ce6">
            <text:p>1.106</text:p>
          </table:table-cell>
          <table:table-cell office:value-type="float" office:value="19646.270395955489" table:style-name="ce5">
            <text:p><text:s/>19,6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46.270395955489" table:style-name="ce5">
            <text:p><text:s/>19,646<text:s/></text:p>
          </table:table-cell>
          <table:table-cell office:value-type="float" office:value="1.0465788660387816" table:style-name="ce6">
            <text:p>1.047</text:p>
          </table:table-cell>
          <table:table-cell office:value-type="float" office:value="20561.371392890382" table:style-name="ce5">
            <text:p><text:s/>20,561<text:s/></text:p>
          </table:table-cell>
          <table:table-cell office:value-type="float" office:value="1.0265093530583809" table:style-name="ce6">
            <text:p>1.027</text:p>
          </table:table-cell>
          <table:table-cell office:value-type="float" office:value="21106.440046509004" table:style-name="ce5">
            <text:p><text:s/>21,10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106.440046509004" table:style-name="ce5">
            <text:p><text:s/>21,106<text:s/></text:p>
          </table:table-cell>
          <table:table-cell office:value-type="float" office:value="1.016585376282328" table:style-name="ce6">
            <text:p>1.017</text:p>
          </table:table-cell>
          <table:table-cell office:value-type="float" office:value="21456.498296660753" table:style-name="ce5">
            <text:p><text:s/>21,456<text:s/></text:p>
          </table:table-cell>
          <table:table-cell office:value-type="float" office:value="1.184546589189595" table:style-name="ce6">
            <text:p>1.185</text:p>
          </table:table-cell>
          <table:table-cell office:value-type="float" office:value="25416.221873261849" table:style-name="ce5">
            <text:p><text:s/>25,4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416.221873261849" table:style-name="ce5">
            <text:p><text:s/>25,416<text:s/></text:p>
          </table:table-cell>
          <table:table-cell office:value-type="float" office:value="1.0319634543894243" table:style-name="ce6">
            <text:p>1.032</text:p>
          </table:table-cell>
          <table:table-cell office:value-type="float" office:value="26228.61212185934" table:style-name="ce5">
            <text:p><text:s/>26,229<text:s/></text:p>
          </table:table-cell>
          <table:table-cell office:value-type="float" office:value="1.006828224611779" table:style-name="ce6">
            <text:p>1.007</text:p>
          </table:table-cell>
          <table:table-cell office:value-type="float" office:value="26407.706976682624" table:style-name="ce5">
            <text:p><text:s/>26,4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407.706976682624" table:style-name="ce5">
            <text:p><text:s/>26,408<text:s/></text:p>
          </table:table-cell>
          <table:table-cell office:value-type="float" office:value="0.90553780346789081" table:style-name="ce6">
            <text:p>0.906</text:p>
          </table:table-cell>
          <table:table-cell office:value-type="float" office:value="23913.176970288878" table:style-name="ce5">
            <text:p><text:s/>23,913<text:s/></text:p>
          </table:table-cell>
          <table:table-cell office:value-type="float" office:value="1.1230698253694493" table:style-name="ce6">
            <text:p>1.123</text:p>
          </table:table-cell>
          <table:table-cell office:value-type="float" office:value="26856.167484051068" table:style-name="ce5">
            <text:p><text:s/>26,8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856.167484051068" table:style-name="ce5">
            <text:p><text:s/>26,856<text:s/></text:p>
          </table:table-cell>
          <table:table-cell office:value-type="float" office:value="0.88475335335104521" table:style-name="ce6">
            <text:p>0.885</text:p>
          </table:table-cell>
          <table:table-cell office:value-type="float" office:value="23761.084239671487" table:style-name="ce5">
            <text:p><text:s/>23,761<text:s/></text:p>
          </table:table-cell>
          <table:table-cell office:value-type="float" office:value="1.1949972786003702" table:style-name="ce6">
            <text:p>1.195</text:p>
          </table:table-cell>
          <table:table-cell office:value-type="float" office:value="28394.431003001573" table:style-name="ce5">
            <text:p><text:s/>28,3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94.431003001573" table:style-name="ce5">
            <text:p><text:s/>28,394<text:s/></text:p>
          </table:table-cell>
          <table:table-cell office:value-type="float" office:value="0.99581088214369817" table:style-name="ce6">
            <text:p>0.996</text:p>
          </table:table-cell>
          <table:table-cell office:value-type="float" office:value="28275.483385067368" table:style-name="ce5">
            <text:p><text:s/>28,275<text:s/></text:p>
          </table:table-cell>
          <table:table-cell office:value-type="float" office:value="1.0636242674571448" table:style-name="ce6">
            <text:p>1.064</text:p>
          </table:table-cell>
          <table:table-cell office:value-type="float" office:value="30074.49030243895" table:style-name="ce5">
            <text:p><text:s/>30,0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074.49030243895" table:style-name="ce5">
            <text:p><text:s/>30,074<text:s/></text:p>
          </table:table-cell>
          <table:table-cell office:value-type="float" office:value="1.0029940496118568" table:style-name="ce6">
            <text:p>1.003</text:p>
          </table:table-cell>
          <table:table-cell office:value-type="float" office:value="30164.534818455759" table:style-name="ce5">
            <text:p><text:s/>30,165<text:s/></text:p>
          </table:table-cell>
          <table:table-cell office:value-type="float" office:value="1.0800381755776371" table:style-name="ce6">
            <text:p>1.080</text:p>
          </table:table-cell>
          <table:table-cell office:value-type="float" office:value="32578.849152473067" table:style-name="ce5">
            <text:p><text:s/>32,5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79.870055804" table:style-name="ce5">
            <text:p><text:s/>4,0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79.870055804" table:style-name="ce5">
            <text:p><text:s/>4,080<text:s/></text:p>
          </table:table-cell>
          <table:table-cell office:value-type="float" office:value="0.95670401715669595" table:style-name="ce6">
            <text:p>0.957</text:p>
          </table:table-cell>
          <table:table-cell office:value-type="float" office:value="3903.2280718649999" table:style-name="ce5">
            <text:p><text:s/>3,903<text:s/></text:p>
          </table:table-cell>
          <table:table-cell office:value-type="float" office:value="1.4447342418816873" table:style-name="ce6">
            <text:p>1.445</text:p>
          </table:table-cell>
          <table:table-cell office:value-type="float" office:value="5639.1272492972003" table:style-name="ce5">
            <text:p><text:s/>5,6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639.1272492972003" table:style-name="ce5">
            <text:p><text:s/>5,639<text:s/></text:p>
          </table:table-cell>
          <table:table-cell office:value-type="float" office:value="1.1040043497119334" table:style-name="ce6">
            <text:p>1.104</text:p>
          </table:table-cell>
          <table:table-cell office:value-type="float" office:value="6225.6210118031995" table:style-name="ce5">
            <text:p><text:s/>6,226<text:s/></text:p>
          </table:table-cell>
          <table:table-cell office:value-type="float" office:value="0.79398713210177929" table:style-name="ce6">
            <text:p>0.794</text:p>
          </table:table-cell>
          <table:table-cell office:value-type="float" office:value="4943.0629727142004" table:style-name="ce5">
            <text:p><text:s/>4,9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43.0629727142004" table:style-name="ce5">
            <text:p><text:s/>4,943<text:s/></text:p>
          </table:table-cell>
          <table:table-cell office:value-type="float" office:value="1.0438127496055918" table:style-name="ce6">
            <text:p>1.044</text:p>
          </table:table-cell>
          <table:table-cell office:value-type="float" office:value="5159.6321530223995" table:style-name="ce5">
            <text:p><text:s/>5,160<text:s/></text:p>
          </table:table-cell>
          <table:table-cell office:value-type="float" office:value="1.1751639186247966" table:style-name="ce6">
            <text:p>1.175</text:p>
          </table:table-cell>
          <table:table-cell office:value-type="float" office:value="6063.4135396083002" table:style-name="ce5">
            <text:p><text:s/>6,0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63.4135396083002" table:style-name="ce5">
            <text:p><text:s/>6,063<text:s/></text:p>
          </table:table-cell>
          <table:table-cell office:value-type="float" office:value="1.0262220898231149" table:style-name="ce6">
            <text:p>1.026</text:p>
          </table:table-cell>
          <table:table-cell office:value-type="float" office:value="6222.4089140786" table:style-name="ce5">
            <text:p><text:s/>6,222<text:s/></text:p>
          </table:table-cell>
          <table:table-cell office:value-type="float" office:value="1.1618563964478594" table:style-name="ce6">
            <text:p>1.162</text:p>
          </table:table-cell>
          <table:table-cell office:value-type="float" office:value="7229.5455981364003" table:style-name="ce5">
            <text:p><text:s/>7,2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29.5455981364003" table:style-name="ce5">
            <text:p><text:s/>7,230<text:s/></text:p>
          </table:table-cell>
          <table:table-cell office:value-type="float" office:value="1.1008837965733844" table:style-name="ce6">
            <text:p>1.101</text:p>
          </table:table-cell>
          <table:table-cell office:value-type="float" office:value="7958.8896055768" table:style-name="ce5">
            <text:p><text:s/>7,959<text:s/></text:p>
          </table:table-cell>
          <table:table-cell office:value-type="float" office:value="1.0303587368822147" table:style-name="ce6">
            <text:p>1.030</text:p>
          </table:table-cell>
          <table:table-cell office:value-type="float" office:value="8200.5114409871003" table:style-name="ce5">
            <text:p><text:s/>8,2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00.5114409871003" table:style-name="ce5">
            <text:p><text:s/>8,201<text:s/></text:p>
          </table:table-cell>
          <table:table-cell office:value-type="float" office:value="1.0922267269411507" table:style-name="ce6">
            <text:p>1.092</text:p>
          </table:table-cell>
          <table:table-cell office:value-type="float" office:value="8956.8177704328009" table:style-name="ce5">
            <text:p><text:s/>8,957<text:s/></text:p>
          </table:table-cell>
          <table:table-cell office:value-type="float" office:value="1.1676845718091042" table:style-name="ce6">
            <text:p>1.168</text:p>
          </table:table-cell>
          <table:table-cell office:value-type="float" office:value="10458.73792304" table:style-name="ce5">
            <text:p><text:s/>10,4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58.73792304" table:style-name="ce5">
            <text:p><text:s/>10,459<text:s/></text:p>
          </table:table-cell>
          <table:table-cell office:value-type="float" office:value="0.93095398138357777" table:style-name="ce6">
            <text:p>0.931</text:p>
          </table:table-cell>
          <table:table-cell office:value-type="float" office:value="9736.6037097014996" table:style-name="ce5">
            <text:p><text:s/>9,737<text:s/></text:p>
          </table:table-cell>
          <table:table-cell office:value-type="float" office:value="1.1755544001229463" table:style-name="ce6">
            <text:p>1.176</text:p>
          </table:table-cell>
          <table:table-cell office:value-type="float" office:value="11445.907333193001" table:style-name="ce5">
            <text:p><text:s/>11,4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445.907333193001" table:style-name="ce5">
            <text:p><text:s/>11,446<text:s/></text:p>
          </table:table-cell>
          <table:table-cell office:value-type="float" office:value="1.0940905543122694" table:style-name="ce6">
            <text:p>1.094</text:p>
          </table:table-cell>
          <table:table-cell office:value-type="float" office:value="12522.85909878" table:style-name="ce5">
            <text:p><text:s/>12,523<text:s/></text:p>
          </table:table-cell>
          <table:table-cell office:value-type="float" office:value="0.94145333419053578" table:style-name="ce6">
            <text:p>0.941</text:p>
          </table:table-cell>
          <table:table-cell office:value-type="float" office:value="11789.687452144721" table:style-name="ce5">
            <text:p><text:s/>11,7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89.687452144721" table:style-name="ce5">
            <text:p><text:s/>11,790<text:s/></text:p>
          </table:table-cell>
          <table:table-cell office:value-type="float" office:value="1.0827900308452909" table:style-name="ce6">
            <text:p>1.083</text:p>
          </table:table-cell>
          <table:table-cell office:value-type="float" office:value="12765.756039964121" table:style-name="ce5">
            <text:p><text:s/>12,766<text:s/></text:p>
          </table:table-cell>
          <table:table-cell office:value-type="float" office:value="1.1159613655447578" table:style-name="ce6">
            <text:p>1.116</text:p>
          </table:table-cell>
          <table:table-cell office:value-type="float" office:value="14246.090542569598" table:style-name="ce5">
            <text:p><text:s/>14,24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246.090542569598" table:style-name="ce5">
            <text:p><text:s/>14,246<text:s/></text:p>
          </table:table-cell>
          <table:table-cell office:value-type="float" office:value="1.0490586198070815" table:style-name="ce6">
            <text:p>1.049</text:p>
          </table:table-cell>
          <table:table-cell office:value-type="float" office:value="14944.98408223478" table:style-name="ce5">
            <text:p><text:s/>14,945<text:s/></text:p>
          </table:table-cell>
          <table:table-cell office:value-type="float" office:value="0.9873935318161734" table:style-name="ce6">
            <text:p>0.987</text:p>
          </table:table-cell>
          <table:table-cell office:value-type="float" office:value="14756.580615894291" table:style-name="ce5">
            <text:p><text:s/>14,75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756.580615894291" table:style-name="ce5">
            <text:p><text:s/>14,757<text:s/></text:p>
          </table:table-cell>
          <table:table-cell office:value-type="float" office:value="0.98985318746662931" table:style-name="ce6">
            <text:p>0.990</text:p>
          </table:table-cell>
          <table:table-cell office:value-type="float" office:value="14606.84835875124" table:style-name="ce5">
            <text:p><text:s/>14,607<text:s/></text:p>
          </table:table-cell>
          <table:table-cell office:value-type="float" office:value="1.2114192633854659" table:style-name="ce6">
            <text:p>1.211</text:p>
          </table:table-cell>
          <table:table-cell office:value-type="float" office:value="17695.017479141628" table:style-name="ce5">
            <text:p><text:s/>17,6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95.017479141628" table:style-name="ce5">
            <text:p><text:s/>17,695<text:s/></text:p>
          </table:table-cell>
          <table:table-cell office:value-type="float" office:value="1.0703632386936268" table:style-name="ce6">
            <text:p>1.070</text:p>
          </table:table-cell>
          <table:table-cell office:value-type="float" office:value="18940.09621771437" table:style-name="ce5">
            <text:p><text:s/>18,940<text:s/></text:p>
          </table:table-cell>
          <table:table-cell office:value-type="float" office:value="1.0012494006691095" table:style-name="ce6">
            <text:p>1.001</text:p>
          </table:table-cell>
          <table:table-cell office:value-type="float" office:value="18963.759986601781" table:style-name="ce5">
            <text:p><text:s/>18,96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963.759986601781" table:style-name="ce5">
            <text:p><text:s/>18,964<text:s/></text:p>
          </table:table-cell>
          <table:table-cell office:value-type="float" office:value="0.95930277312032941" table:style-name="ce6">
            <text:p>0.959</text:p>
          </table:table-cell>
          <table:table-cell office:value-type="float" office:value="18191.987543935429" table:style-name="ce5">
            <text:p><text:s/>18,192<text:s/></text:p>
          </table:table-cell>
          <table:table-cell office:value-type="float" office:value="1.2524743785089265" table:style-name="ce6">
            <text:p>1.252</text:p>
          </table:table-cell>
          <table:table-cell office:value-type="float" office:value="22784.998292932658" table:style-name="ce5">
            <text:p><text:s/>22,7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84.998292932658" table:style-name="ce5">
            <text:p><text:s/>22,785<text:s/></text:p>
          </table:table-cell>
          <table:table-cell office:value-type="float" office:value="0.88334163505457997" table:style-name="ce6">
            <text:p>0.883</text:p>
          </table:table-cell>
          <table:table-cell office:value-type="float" office:value="20126.937646794948" table:style-name="ce5">
            <text:p><text:s/>20,127<text:s/></text:p>
          </table:table-cell>
          <table:table-cell office:value-type="float" office:value="0.89914861447210226" table:style-name="ce6">
            <text:p>0.899</text:p>
          </table:table-cell>
          <table:table-cell office:value-type="float" office:value="18097.108098682071" table:style-name="ce5">
            <text:p><text:s/>18,0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097.108098682071" table:style-name="ce5">
            <text:p><text:s/>18,097<text:s/></text:p>
          </table:table-cell>
          <table:table-cell office:value-type="float" office:value="1.053249526691407" table:style-name="ce6">
            <text:p>1.053</text:p>
          </table:table-cell>
          <table:table-cell office:value-type="float" office:value="19060.770539420118" table:style-name="ce5">
            <text:p><text:s/>19,061<text:s/></text:p>
          </table:table-cell>
          <table:table-cell office:value-type="float" office:value="1.0879323589311509" table:style-name="ce6">
            <text:p>1.088</text:p>
          </table:table-cell>
          <table:table-cell office:value-type="float" office:value="20736.829055996721" table:style-name="ce5">
            <text:p><text:s/>20,7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736.829055996721" table:style-name="ce5">
            <text:p><text:s/>20,737<text:s/></text:p>
          </table:table-cell>
          <table:table-cell office:value-type="float" office:value="1.0474718776662102" table:style-name="ce6">
            <text:p>1.047</text:p>
          </table:table-cell>
          <table:table-cell office:value-type="float" office:value="21721.24526812811" table:style-name="ce5">
            <text:p><text:s/>21,721<text:s/></text:p>
          </table:table-cell>
          <table:table-cell office:value-type="float" office:value="1.0371982732681446" table:style-name="ce6">
            <text:p>1.037</text:p>
          </table:table-cell>
          <table:table-cell office:value-type="float" office:value="22529.238085336332" table:style-name="ce5">
            <text:p><text:s/>22,5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35.4282201235001" table:style-name="ce5">
            <text:p><text:s/>2,33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35.4282201235001" table:style-name="ce5">
            <text:p><text:s/>2,335<text:s/></text:p>
          </table:table-cell>
          <table:table-cell office:value-type="float" office:value="0.94803862093565749" table:style-name="ce6">
            <text:p>0.948</text:p>
          </table:table-cell>
          <table:table-cell office:value-type="float" office:value="2214.0761491000999" table:style-name="ce5">
            <text:p><text:s/>2,214<text:s/></text:p>
          </table:table-cell>
          <table:table-cell office:value-type="float" office:value="1.709662148811695" table:style-name="ce6">
            <text:p>1.710</text:p>
          </table:table-cell>
          <table:table-cell office:value-type="float" office:value="3785.3221867031998" table:style-name="ce5">
            <text:p><text:s/>3,7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85.3221867031998" table:style-name="ce5">
            <text:p><text:s/>3,785<text:s/></text:p>
          </table:table-cell>
          <table:table-cell office:value-type="float" office:value="1.0898606651648199" table:style-name="ce6">
            <text:p>1.090</text:p>
          </table:table-cell>
          <table:table-cell office:value-type="float" office:value="4125.4737562635" table:style-name="ce5">
            <text:p><text:s/>4,125<text:s/></text:p>
          </table:table-cell>
          <table:table-cell office:value-type="float" office:value="0.67919254333684165" table:style-name="ce6">
            <text:p>0.679</text:p>
          </table:table-cell>
          <table:table-cell office:value-type="float" office:value="2801.991012986" table:style-name="ce5">
            <text:p><text:s/>2,8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01.991012986" table:style-name="ce5">
            <text:p><text:s/>2,802<text:s/></text:p>
          </table:table-cell>
          <table:table-cell office:value-type="float" office:value="1.0498684935086542" table:style-name="ce6">
            <text:p>1.050</text:p>
          </table:table-cell>
          <table:table-cell office:value-type="float" office:value="2941.7220836284" table:style-name="ce5">
            <text:p><text:s/>2,942<text:s/></text:p>
          </table:table-cell>
          <table:table-cell office:value-type="float" office:value="1.1743614078227087" table:style-name="ce6">
            <text:p>1.174</text:p>
          </table:table-cell>
          <table:table-cell office:value-type="float" office:value="3454.644887553" table:style-name="ce5">
            <text:p><text:s/>3,4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54.644887553" table:style-name="ce5">
            <text:p><text:s/>3,455<text:s/></text:p>
          </table:table-cell>
          <table:table-cell office:value-type="float" office:value="1.0477388317274823" table:style-name="ce6">
            <text:p>1.048</text:p>
          </table:table-cell>
          <table:table-cell office:value-type="float" office:value="3619.5655985180997" table:style-name="ce5">
            <text:p><text:s/>3,620<text:s/></text:p>
          </table:table-cell>
          <table:table-cell office:value-type="float" office:value="1.1890300733652195" table:style-name="ce6">
            <text:p>1.189</text:p>
          </table:table-cell>
          <table:table-cell office:value-type="float" office:value="4303.7723491562001" table:style-name="ce5">
            <text:p><text:s/>4,3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03.7723491562001" table:style-name="ce5">
            <text:p><text:s/>4,304<text:s/></text:p>
          </table:table-cell>
          <table:table-cell office:value-type="float" office:value="1.0983261744685606" table:style-name="ce6">
            <text:p>1.098</text:p>
          </table:table-cell>
          <table:table-cell office:value-type="float" office:value="4726.9458200322997" table:style-name="ce5">
            <text:p><text:s/>4,727<text:s/></text:p>
          </table:table-cell>
          <table:table-cell office:value-type="float" office:value="0.98098630151020305" table:style-name="ce6">
            <text:p>0.981</text:p>
          </table:table-cell>
          <table:table-cell office:value-type="float" office:value="4637.0690974325998" table:style-name="ce5">
            <text:p><text:s/>4,6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37.0690974325998" table:style-name="ce5">
            <text:p><text:s/>4,637<text:s/></text:p>
          </table:table-cell>
          <table:table-cell office:value-type="float" office:value="1.0836521493829085" table:style-name="ce6">
            <text:p>1.084</text:p>
          </table:table-cell>
          <table:table-cell office:value-type="float" office:value="5024.9698942699006" table:style-name="ce5">
            <text:p><text:s/>5,025<text:s/></text:p>
          </table:table-cell>
          <table:table-cell office:value-type="float" office:value="1.1627817204520081" table:style-name="ce6">
            <text:p>1.163</text:p>
          </table:table-cell>
          <table:table-cell office:value-type="float" office:value="5842.9431388787007" table:style-name="ce5">
            <text:p><text:s/>5,8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42.9431388787007" table:style-name="ce5">
            <text:p><text:s/>5,843<text:s/></text:p>
          </table:table-cell>
          <table:table-cell office:value-type="float" office:value="0.94328751839745062" table:style-name="ce6">
            <text:p>0.943</text:p>
          </table:table-cell>
          <table:table-cell office:value-type="float" office:value="5511.5753336102998" table:style-name="ce5">
            <text:p><text:s/>5,512<text:s/></text:p>
          </table:table-cell>
          <table:table-cell office:value-type="float" office:value="1.1740860178966286" table:style-name="ce6">
            <text:p>1.174</text:p>
          </table:table-cell>
          <table:table-cell office:value-type="float" office:value="6471.0635357758001" table:style-name="ce5">
            <text:p><text:s/>6,4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471.0635357758001" table:style-name="ce5">
            <text:p><text:s/>6,471<text:s/></text:p>
          </table:table-cell>
          <table:table-cell office:value-type="float" office:value="1.082674063902459" table:style-name="ce6">
            <text:p>1.083</text:p>
          </table:table-cell>
          <table:table-cell office:value-type="float" office:value="7006.0526560494" table:style-name="ce5">
            <text:p><text:s/>7,006<text:s/></text:p>
          </table:table-cell>
          <table:table-cell office:value-type="float" office:value="0.84433299664135864" table:style-name="ce6">
            <text:p>0.844</text:p>
          </table:table-cell>
          <table:table-cell office:value-type="float" office:value="5915.4414337093403" table:style-name="ce5">
            <text:p><text:s/>5,9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15.4414337093403" table:style-name="ce5">
            <text:p><text:s/>5,915<text:s/></text:p>
          </table:table-cell>
          <table:table-cell office:value-type="float" office:value="1.0800152586277312" table:style-name="ce6">
            <text:p>1.080</text:p>
          </table:table-cell>
          <table:table-cell office:value-type="float" office:value="6388.7670099247907" table:style-name="ce5">
            <text:p><text:s/>6,389<text:s/></text:p>
          </table:table-cell>
          <table:table-cell office:value-type="float" office:value="1.1221688674811539" table:style-name="ce6">
            <text:p>1.122</text:p>
          </table:table-cell>
          <table:table-cell office:value-type="float" office:value="7169.27544012826" table:style-name="ce5">
            <text:p><text:s/>7,1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69.27544012826" table:style-name="ce5">
            <text:p><text:s/>7,169<text:s/></text:p>
          </table:table-cell>
          <table:table-cell office:value-type="float" office:value="1.0620904001951286" table:style-name="ce6">
            <text:p>1.062</text:p>
          </table:table-cell>
          <table:table-cell office:value-type="float" office:value="7614.4186213149296" table:style-name="ce5">
            <text:p><text:s/>7,614<text:s/></text:p>
          </table:table-cell>
          <table:table-cell office:value-type="float" office:value="0.92818175280824866" table:style-name="ce6">
            <text:p>0.928</text:p>
          </table:table-cell>
          <table:table-cell office:value-type="float" office:value="7067.56442254786" table:style-name="ce5">
            <text:p><text:s/>7,0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67.56442254786" table:style-name="ce5">
            <text:p><text:s/>7,068<text:s/></text:p>
          </table:table-cell>
          <table:table-cell office:value-type="float" office:value="1.0120616860758573" table:style-name="ce6">
            <text:p>1.012</text:p>
          </table:table-cell>
          <table:table-cell office:value-type="float" office:value="7152.81116593353" table:style-name="ce5">
            <text:p><text:s/>7,153<text:s/></text:p>
          </table:table-cell>
          <table:table-cell office:value-type="float" office:value="1.2273903318702337" table:style-name="ce6">
            <text:p>1.227</text:p>
          </table:table-cell>
          <table:table-cell office:value-type="float" office:value="8779.29127076027" table:style-name="ce5">
            <text:p><text:s/>8,7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779.29127076027" table:style-name="ce5">
            <text:p><text:s/>8,779<text:s/></text:p>
          </table:table-cell>
          <table:table-cell office:value-type="float" office:value="1.0715411531280783" table:style-name="ce6">
            <text:p>1.072</text:p>
          </table:table-cell>
          <table:table-cell office:value-type="float" office:value="9407.37189191773" table:style-name="ce5">
            <text:p><text:s/>9,407<text:s/></text:p>
          </table:table-cell>
          <table:table-cell office:value-type="float" office:value="1.0318804906753656" table:style-name="ce6">
            <text:p>1.032</text:p>
          </table:table-cell>
          <table:table-cell office:value-type="float" office:value="9707.2835237977106" table:style-name="ce5">
            <text:p><text:s/>9,7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707.2835237977106" table:style-name="ce5">
            <text:p><text:s/>9,707<text:s/></text:p>
          </table:table-cell>
          <table:table-cell office:value-type="float" office:value="0.9457756733334659" table:style-name="ce6">
            <text:p>0.946</text:p>
          </table:table-cell>
          <table:table-cell office:value-type="float" office:value="9180.9126109586396" table:style-name="ce5">
            <text:p><text:s/>9,181<text:s/></text:p>
          </table:table-cell>
          <table:table-cell office:value-type="float" office:value="1.2947567104763669" table:style-name="ce6">
            <text:p>1.295</text:p>
          </table:table-cell>
          <table:table-cell office:value-type="float" office:value="11887.048211335799" table:style-name="ce5">
            <text:p><text:s/>11,8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87.048211335799" table:style-name="ce5">
            <text:p><text:s/>11,887<text:s/></text:p>
          </table:table-cell>
          <table:table-cell office:value-type="float" office:value="0.90200070175597935" table:style-name="ce6">
            <text:p>0.902</text:p>
          </table:table-cell>
          <table:table-cell office:value-type="float" office:value="10722.12582843205" table:style-name="ce5">
            <text:p><text:s/>10,722<text:s/></text:p>
          </table:table-cell>
          <table:table-cell office:value-type="float" office:value="0.86983277676913562" table:style-name="ce6">
            <text:p>0.870</text:p>
          </table:table-cell>
          <table:table-cell office:value-type="float" office:value="9326.4564822131197" table:style-name="ce5">
            <text:p><text:s/>9,3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26.4564822131197" table:style-name="ce5">
            <text:p><text:s/>9,326<text:s/></text:p>
          </table:table-cell>
          <table:table-cell office:value-type="float" office:value="1.0499213109110417" table:style-name="ce6">
            <text:p>1.050</text:p>
          </table:table-cell>
          <table:table-cell office:value-type="float" office:value="9792.0454159599794" table:style-name="ce5">
            <text:p><text:s/>9,792<text:s/></text:p>
          </table:table-cell>
          <table:table-cell office:value-type="float" office:value="1.0400052576136694" table:style-name="ce6">
            <text:p>1.040</text:p>
          </table:table-cell>
          <table:table-cell office:value-type="float" office:value="10183.77871539021" table:style-name="ce5">
            <text:p><text:s/>10,1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183.77871539021" table:style-name="ce5">
            <text:p><text:s/>10,184<text:s/></text:p>
          </table:table-cell>
          <table:table-cell office:value-type="float" office:value="1.0466135339652274" table:style-name="ce6">
            <text:p>1.047</text:p>
          </table:table-cell>
          <table:table-cell office:value-type="float" office:value="10658.480630434409" table:style-name="ce5">
            <text:p><text:s/>10,658<text:s/></text:p>
          </table:table-cell>
          <table:table-cell office:value-type="float" office:value="1.096577748062971" table:style-name="ce6">
            <text:p>1.097</text:p>
          </table:table-cell>
          <table:table-cell office:value-type="float" office:value="11687.85268749456" table:style-name="ce5">
            <text:p><text:s/>11,6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44.4418356804999" table:style-name="ce5">
            <text:p><text:s/>1,7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44.4418356804999" table:style-name="ce5">
            <text:p><text:s/>1,744<text:s/></text:p>
          </table:table-cell>
          <table:table-cell office:value-type="float" office:value="0.96830509806362675" table:style-name="ce6">
            <text:p>0.968</text:p>
          </table:table-cell>
          <table:table-cell office:value-type="float" office:value="1689.1519227648998" table:style-name="ce5">
            <text:p><text:s/>1,689<text:s/></text:p>
          </table:table-cell>
          <table:table-cell office:value-type="float" office:value="1.0974768092852105" table:style-name="ce6">
            <text:p>1.097</text:p>
          </table:table-cell>
          <table:table-cell office:value-type="float" office:value="1853.8050625940004" table:style-name="ce5">
            <text:p><text:s/>1,8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53.8050625940004" table:style-name="ce5">
            <text:p><text:s/>1,854<text:s/></text:p>
          </table:table-cell>
          <table:table-cell office:value-type="float" office:value="1.1328846262837347" table:style-name="ce6">
            <text:p>1.133</text:p>
          </table:table-cell>
          <table:table-cell office:value-type="float" office:value="2100.1472555396995" table:style-name="ce5">
            <text:p><text:s/>2,100<text:s/></text:p>
          </table:table-cell>
          <table:table-cell office:value-type="float" office:value="1.0194865879430839" table:style-name="ce6">
            <text:p>1.019</text:p>
          </table:table-cell>
          <table:table-cell office:value-type="float" office:value="2141.0719597282" table:style-name="ce5">
            <text:p><text:s/>2,1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41.0719597282" table:style-name="ce5">
            <text:p><text:s/>2,141<text:s/></text:p>
          </table:table-cell>
          <table:table-cell office:value-type="float" office:value="1.0358876820167942" table:style-name="ce6">
            <text:p>1.036</text:p>
          </table:table-cell>
          <table:table-cell office:value-type="float" office:value="2217.9100693939999" table:style-name="ce5">
            <text:p><text:s/>2,218<text:s/></text:p>
          </table:table-cell>
          <table:table-cell office:value-type="float" office:value="1.1762283277644772" table:style-name="ce6">
            <text:p>1.176</text:p>
          </table:table-cell>
          <table:table-cell office:value-type="float" office:value="2608.7686520553002" table:style-name="ce5">
            <text:p><text:s/>2,6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08.7686520553002" table:style-name="ce5">
            <text:p><text:s/>2,609<text:s/></text:p>
          </table:table-cell>
          <table:table-cell office:value-type="float" office:value="0.99772868456920016" table:style-name="ce6">
            <text:p>0.998</text:p>
          </table:table-cell>
          <table:table-cell office:value-type="float" office:value="2602.8433155605003" table:style-name="ce5">
            <text:p><text:s/>2,603<text:s/></text:p>
          </table:table-cell>
          <table:table-cell office:value-type="float" office:value="1.124068141746811" table:style-name="ce6">
            <text:p>1.124</text:p>
          </table:table-cell>
          <table:table-cell office:value-type="float" office:value="2925.7732489801997" table:style-name="ce5">
            <text:p><text:s/>2,9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25.7732489801997" table:style-name="ce5">
            <text:p><text:s/>2,926<text:s/></text:p>
          </table:table-cell>
          <table:table-cell office:value-type="float" office:value="1.1046460236352966" table:style-name="ce6">
            <text:p>1.105</text:p>
          </table:table-cell>
          <table:table-cell office:value-type="float" office:value="3231.9437855445003" table:style-name="ce5">
            <text:p><text:s/>3,232<text:s/></text:p>
          </table:table-cell>
          <table:table-cell office:value-type="float" office:value="1.1025694071452268" table:style-name="ce6">
            <text:p>1.103</text:p>
          </table:table-cell>
          <table:table-cell office:value-type="float" office:value="3563.4423435544995" table:style-name="ce5">
            <text:p><text:s/>3,5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63.4423435544995" table:style-name="ce5">
            <text:p><text:s/>3,563<text:s/></text:p>
          </table:table-cell>
          <table:table-cell office:value-type="float" office:value="1.1033847322588974" table:style-name="ce6">
            <text:p>1.103</text:p>
          </table:table-cell>
          <table:table-cell office:value-type="float" office:value="3931.8478761628999" table:style-name="ce5">
            <text:p><text:s/>3,932<text:s/></text:p>
          </table:table-cell>
          <table:table-cell office:value-type="float" office:value="1.173950501021384" table:style-name="ce6">
            <text:p>1.174</text:p>
          </table:table-cell>
          <table:table-cell office:value-type="float" office:value="4615.7947841613004" table:style-name="ce5">
            <text:p><text:s/>4,6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15.7947841613004" table:style-name="ce5">
            <text:p><text:s/>4,616<text:s/></text:p>
          </table:table-cell>
          <table:table-cell office:value-type="float" office:value="0.91534146851350895" table:style-name="ce6">
            <text:p>0.915</text:p>
          </table:table-cell>
          <table:table-cell office:value-type="float" office:value="4225.0283760911998" table:style-name="ce5">
            <text:p><text:s/>4,225<text:s/></text:p>
          </table:table-cell>
          <table:table-cell office:value-type="float" office:value="1.1774699137097147" table:style-name="ce6">
            <text:p>1.177</text:p>
          </table:table-cell>
          <table:table-cell office:value-type="float" office:value="4974.8437974172011" table:style-name="ce5">
            <text:p><text:s/>4,9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74.8437974172011" table:style-name="ce5">
            <text:p><text:s/>4,975<text:s/></text:p>
          </table:table-cell>
          <table:table-cell office:value-type="float" office:value="1.1089406356024225" table:style-name="ce6">
            <text:p>1.109</text:p>
          </table:table-cell>
          <table:table-cell office:value-type="float" office:value="5516.8064427306008" table:style-name="ce5">
            <text:p><text:s/>5,517<text:s/></text:p>
          </table:table-cell>
          <table:table-cell office:value-type="float" office:value="1.0647910307195518" table:style-name="ce6">
            <text:p>1.065</text:p>
          </table:table-cell>
          <table:table-cell office:value-type="float" office:value="5874.2460184353804" table:style-name="ce5">
            <text:p><text:s/>5,8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74.2460184353804" table:style-name="ce5">
            <text:p><text:s/>5,874<text:s/></text:p>
          </table:table-cell>
          <table:table-cell office:value-type="float" office:value="1.0855842622229597" table:style-name="ce6">
            <text:p>1.086</text:p>
          </table:table-cell>
          <table:table-cell office:value-type="float" office:value="6376.9890300393308" table:style-name="ce5">
            <text:p><text:s/>6,377<text:s/></text:p>
          </table:table-cell>
          <table:table-cell office:value-type="float" office:value="1.1097423986626636" table:style-name="ce6">
            <text:p>1.110</text:p>
          </table:table-cell>
          <table:table-cell office:value-type="float" office:value="7076.8151024413391" table:style-name="ce5">
            <text:p><text:s/>7,0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76.8151024413391" table:style-name="ce5">
            <text:p><text:s/>7,077<text:s/></text:p>
          </table:table-cell>
          <table:table-cell office:value-type="float" office:value="1.0358565759886778" table:style-name="ce6">
            <text:p>1.036</text:p>
          </table:table-cell>
          <table:table-cell office:value-type="float" office:value="7330.5654609198491" table:style-name="ce5">
            <text:p><text:s/>7,331<text:s/></text:p>
          </table:table-cell>
          <table:table-cell office:value-type="float" office:value="1.0488981012907568" table:style-name="ce6">
            <text:p>1.049</text:p>
          </table:table-cell>
          <table:table-cell office:value-type="float" office:value="7689.0161933464306" table:style-name="ce5">
            <text:p><text:s/>7,6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89.0161933464306" table:style-name="ce5">
            <text:p><text:s/>7,689<text:s/></text:p>
          </table:table-cell>
          <table:table-cell office:value-type="float" office:value="0.96943965331584858" table:style-name="ce6">
            <text:p>0.969</text:p>
          </table:table-cell>
          <table:table-cell office:value-type="float" office:value="7454.0371928177101" table:style-name="ce5">
            <text:p><text:s/>7,454<text:s/></text:p>
          </table:table-cell>
          <table:table-cell office:value-type="float" office:value="1.1960936037416141" table:style-name="ce6">
            <text:p>1.196</text:p>
          </table:table-cell>
          <table:table-cell office:value-type="float" office:value="8915.7262083813584" table:style-name="ce5">
            <text:p><text:s/>8,9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15.7262083813584" table:style-name="ce5">
            <text:p><text:s/>8,916<text:s/></text:p>
          </table:table-cell>
          <table:table-cell office:value-type="float" office:value="1.0692033495639719" table:style-name="ce6">
            <text:p>1.069</text:p>
          </table:table-cell>
          <table:table-cell office:value-type="float" office:value="9532.7243257966402" table:style-name="ce5">
            <text:p><text:s/>9,533<text:s/></text:p>
          </table:table-cell>
          <table:table-cell office:value-type="float" office:value="0.97102110020689336" table:style-name="ce6">
            <text:p>0.971</text:p>
          </table:table-cell>
          <table:table-cell office:value-type="float" office:value="9256.4764628040703" table:style-name="ce5">
            <text:p><text:s/>9,2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256.4764628040703" table:style-name="ce5">
            <text:p><text:s/>9,256<text:s/></text:p>
          </table:table-cell>
          <table:table-cell office:value-type="float" office:value="0.97348866700915904" table:style-name="ce6">
            <text:p>0.973</text:p>
          </table:table-cell>
          <table:table-cell office:value-type="float" office:value="9011.0749329767896" table:style-name="ce5">
            <text:p><text:s/>9,011<text:s/></text:p>
          </table:table-cell>
          <table:table-cell office:value-type="float" office:value="1.2093951235179379" table:style-name="ce6">
            <text:p>1.209</text:p>
          </table:table-cell>
          <table:table-cell office:value-type="float" office:value="10897.950081596859" table:style-name="ce5">
            <text:p><text:s/>10,8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897.950081596859" table:style-name="ce5">
            <text:p><text:s/>10,898<text:s/></text:p>
          </table:table-cell>
          <table:table-cell office:value-type="float" office:value="0.86298907115060175" table:style-name="ce6">
            <text:p>0.863</text:p>
          </table:table-cell>
          <table:table-cell office:value-type="float" office:value="9404.8118183628976" table:style-name="ce5">
            <text:p><text:s/>9,405<text:s/></text:p>
          </table:table-cell>
          <table:table-cell office:value-type="float" office:value="0.93257066551233403" table:style-name="ce6">
            <text:p>0.933</text:p>
          </table:table-cell>
          <table:table-cell office:value-type="float" office:value="8770.6516164689529" table:style-name="ce5">
            <text:p><text:s/>8,7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70.6516164689529" table:style-name="ce5">
            <text:p><text:s/>8,771<text:s/></text:p>
          </table:table-cell>
          <table:table-cell office:value-type="float" office:value="1.0567886547968612" table:style-name="ce6">
            <text:p>1.057</text:p>
          </table:table-cell>
          <table:table-cell office:value-type="float" office:value="9268.7251234601408" table:style-name="ce5">
            <text:p><text:s/>9,269<text:s/></text:p>
          </table:table-cell>
          <table:table-cell office:value-type="float" office:value="1.1385654661281954" table:style-name="ce6">
            <text:p>1.139</text:p>
          </table:table-cell>
          <table:table-cell office:value-type="float" office:value="10553.050340606511" table:style-name="ce5">
            <text:p><text:s/>10,5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553.050340606511" table:style-name="ce5">
            <text:p><text:s/>10,553<text:s/></text:p>
          </table:table-cell>
          <table:table-cell office:value-type="float" office:value="1.0483001862623442" table:style-name="ce6">
            <text:p>1.048</text:p>
          </table:table-cell>
          <table:table-cell office:value-type="float" office:value="11062.764637693699" table:style-name="ce5">
            <text:p><text:s/>11,063<text:s/></text:p>
          </table:table-cell>
          <table:table-cell office:value-type="float" office:value="0.97998879601057109" table:style-name="ce6">
            <text:p>0.980</text:p>
          </table:table-cell>
          <table:table-cell office:value-type="float" office:value="10841.38539784177" table:style-name="ce5">
            <text:p><text:s/>10,8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26.6879942852001" table:style-name="ce5">
            <text:p><text:s/>3,3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26.6879942852001" table:style-name="ce5">
            <text:p><text:s/>3,327<text:s/></text:p>
          </table:table-cell>
          <table:table-cell office:value-type="float" office:value="1.0005201025570394" table:style-name="ce6">
            <text:p>1.001</text:p>
          </table:table-cell>
          <table:table-cell office:value-type="float" office:value="3328.4182132175001" table:style-name="ce5">
            <text:p><text:s/>3,328<text:s/></text:p>
          </table:table-cell>
          <table:table-cell office:value-type="float" office:value="1.0771754070772217" table:style-name="ce6">
            <text:p>1.077</text:p>
          </table:table-cell>
          <table:table-cell office:value-type="float" office:value="3585.2902437458001" table:style-name="ce5">
            <text:p><text:s/>3,5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85.2902437458001" table:style-name="ce5">
            <text:p><text:s/>3,585<text:s/></text:p>
          </table:table-cell>
          <table:table-cell office:value-type="float" office:value="1.0290663497056025" table:style-name="ce6">
            <text:p>1.029</text:p>
          </table:table-cell>
          <table:table-cell office:value-type="float" office:value="3689.5015437666002" table:style-name="ce5">
            <text:p><text:s/>3,690<text:s/></text:p>
          </table:table-cell>
          <table:table-cell office:value-type="float" office:value="1.059056799615147" table:style-name="ce6">
            <text:p>1.059</text:p>
          </table:table-cell>
          <table:table-cell office:value-type="float" office:value="3907.3916971166" table:style-name="ce5">
            <text:p><text:s/>3,9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07.3916971166" table:style-name="ce5">
            <text:p><text:s/>3,907<text:s/></text:p>
          </table:table-cell>
          <table:table-cell office:value-type="float" office:value="1.0753774082783518" table:style-name="ce6">
            <text:p>1.075</text:p>
          </table:table-cell>
          <table:table-cell office:value-type="float" office:value="4201.9207563735999" table:style-name="ce5">
            <text:p><text:s/>4,202<text:s/></text:p>
          </table:table-cell>
          <table:table-cell office:value-type="float" office:value="1.1798368333304459" table:style-name="ce6">
            <text:p>1.180</text:p>
          </table:table-cell>
          <table:table-cell office:value-type="float" office:value="4957.5808791052996" table:style-name="ce5">
            <text:p><text:s/>4,9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57.5808791052996" table:style-name="ce5">
            <text:p><text:s/>4,958<text:s/></text:p>
          </table:table-cell>
          <table:table-cell office:value-type="float" office:value="1.0498865823364103" table:style-name="ce6">
            <text:p>1.050</text:p>
          </table:table-cell>
          <table:table-cell office:value-type="float" office:value="5204.8976458201996" table:style-name="ce5">
            <text:p><text:s/>5,205<text:s/></text:p>
          </table:table-cell>
          <table:table-cell office:value-type="float" office:value="1.0453560561419646" table:style-name="ce6">
            <text:p>1.045</text:p>
          </table:table-cell>
          <table:table-cell office:value-type="float" office:value="5440.9712756571998" table:style-name="ce5">
            <text:p><text:s/>5,4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40.9712756571998" table:style-name="ce5">
            <text:p><text:s/>5,441<text:s/></text:p>
          </table:table-cell>
          <table:table-cell office:value-type="float" office:value="1.0507729830973849" table:style-name="ce6">
            <text:p>1.051</text:p>
          </table:table-cell>
          <table:table-cell office:value-type="float" office:value="5717.2256182695" table:style-name="ce5">
            <text:p><text:s/>5,717<text:s/></text:p>
          </table:table-cell>
          <table:table-cell office:value-type="float" office:value="1.1256323401098709" table:style-name="ce6">
            <text:p>1.126</text:p>
          </table:table-cell>
          <table:table-cell office:value-type="float" office:value="6435.4940516288007" table:style-name="ce5">
            <text:p><text:s/>6,4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35.4940516288007" table:style-name="ce5">
            <text:p><text:s/>6,435<text:s/></text:p>
          </table:table-cell>
          <table:table-cell office:value-type="float" office:value="1.0697400901735286" table:style-name="ce6">
            <text:p>1.070</text:p>
          </table:table-cell>
          <table:table-cell office:value-type="float" office:value="6884.3059871005999" table:style-name="ce5">
            <text:p><text:s/>6,884<text:s/></text:p>
          </table:table-cell>
          <table:table-cell office:value-type="float" office:value="0.98017707739095217" table:style-name="ce6">
            <text:p>0.980</text:p>
          </table:table-cell>
          <table:table-cell office:value-type="float" office:value="6747.8389223013" table:style-name="ce5">
            <text:p><text:s/>6,7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47.8389223013" table:style-name="ce5">
            <text:p><text:s/>6,748<text:s/></text:p>
          </table:table-cell>
          <table:table-cell office:value-type="float" office:value="1.0415204522068302" table:style-name="ce6">
            <text:p>1.042</text:p>
          </table:table-cell>
          <table:table-cell office:value-type="float" office:value="7028.0122457740999" table:style-name="ce5">
            <text:p><text:s/>7,028<text:s/></text:p>
          </table:table-cell>
          <table:table-cell office:value-type="float" office:value="1.1761439687813815" table:style-name="ce6">
            <text:p>1.176</text:p>
          </table:table-cell>
          <table:table-cell office:value-type="float" office:value="8265.9542153888997" table:style-name="ce5">
            <text:p><text:s/>8,2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65.9542153888997" table:style-name="ce5">
            <text:p><text:s/>8,266<text:s/></text:p>
          </table:table-cell>
          <table:table-cell office:value-type="float" office:value="0.99836249474939021" table:style-name="ce6">
            <text:p>0.998</text:p>
          </table:table-cell>
          <table:table-cell office:value-type="float" office:value="8252.4186719599002" table:style-name="ce5">
            <text:p><text:s/>8,252<text:s/></text:p>
          </table:table-cell>
          <table:table-cell office:value-type="float" office:value="1.0797676467390929" table:style-name="ce6">
            <text:p>1.080</text:p>
          </table:table-cell>
          <table:table-cell office:value-type="float" office:value="8910.694689327891" table:style-name="ce5">
            <text:p><text:s/>8,9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10.694689327891" table:style-name="ce5">
            <text:p><text:s/>8,911<text:s/></text:p>
          </table:table-cell>
          <table:table-cell office:value-type="float" office:value="1.068678054083066" table:style-name="ce6">
            <text:p>1.069</text:p>
          </table:table-cell>
          <table:table-cell office:value-type="float" office:value="9522.6638611192393" table:style-name="ce5">
            <text:p><text:s/>9,523<text:s/></text:p>
          </table:table-cell>
          <table:table-cell office:value-type="float" office:value="1.152306796969065" table:style-name="ce6">
            <text:p>1.152</text:p>
          </table:table-cell>
          <table:table-cell office:value-type="float" office:value="10973.03029241938" table:style-name="ce5">
            <text:p><text:s/>10,9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973.03029241938" table:style-name="ce5">
            <text:p><text:s/>10,973<text:s/></text:p>
          </table:table-cell>
          <table:table-cell office:value-type="float" office:value="1.048727667302978" table:style-name="ce6">
            <text:p>1.049</text:p>
          </table:table-cell>
          <table:table-cell office:value-type="float" office:value="11507.720461813891" table:style-name="ce5">
            <text:p><text:s/>11,508<text:s/></text:p>
          </table:table-cell>
          <table:table-cell office:value-type="float" office:value="0.99823192534964711" table:style-name="ce6">
            <text:p>0.998</text:p>
          </table:table-cell>
          <table:table-cell office:value-type="float" office:value="11487.37395298201" table:style-name="ce5">
            <text:p><text:s/>11,48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487.37395298201" table:style-name="ce5">
            <text:p><text:s/>11,487<text:s/></text:p>
          </table:table-cell>
          <table:table-cell office:value-type="float" office:value="0.99004203664225054" table:style-name="ce6">
            <text:p>0.990</text:p>
          </table:table-cell>
          <table:table-cell office:value-type="float" office:value="11372.98310408145" table:style-name="ce5">
            <text:p><text:s/>11,373<text:s/></text:p>
          </table:table-cell>
          <table:table-cell office:value-type="float" office:value="1.2592870046854754" table:style-name="ce6">
            <text:p>1.259</text:p>
          </table:table-cell>
          <table:table-cell office:value-type="float" office:value="14321.849827477248" table:style-name="ce5">
            <text:p><text:s/>14,3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321.849827477248" table:style-name="ce5">
            <text:p><text:s/>14,322<text:s/></text:p>
          </table:table-cell>
          <table:table-cell office:value-type="float" office:value="1.0336942623407281" table:style-name="ce6">
            <text:p>1.034</text:p>
          </table:table-cell>
          <table:table-cell office:value-type="float" office:value="14804.413992768779" table:style-name="ce5">
            <text:p><text:s/>14,804<text:s/></text:p>
          </table:table-cell>
          <table:table-cell office:value-type="float" office:value="1.050794167013924" table:style-name="ce6">
            <text:p>1.051</text:p>
          </table:table-cell>
          <table:table-cell office:value-type="float" office:value="15556.391869660749" table:style-name="ce5">
            <text:p><text:s/>15,5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556.391869660749" table:style-name="ce5">
            <text:p><text:s/>15,556<text:s/></text:p>
          </table:table-cell>
          <table:table-cell office:value-type="float" office:value="0.9294639980773306" table:style-name="ce6">
            <text:p>0.929</text:p>
          </table:table-cell>
          <table:table-cell office:value-type="float" office:value="14459.10618283256" table:style-name="ce5">
            <text:p><text:s/>14,459<text:s/></text:p>
          </table:table-cell>
          <table:table-cell office:value-type="float" office:value="1.1018179412533746" table:style-name="ce6">
            <text:p>1.102</text:p>
          </table:table-cell>
          <table:table-cell office:value-type="float" office:value="15931.30260673251" table:style-name="ce5">
            <text:p><text:s/>15,9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931.30260673251" table:style-name="ce5">
            <text:p><text:s/>15,931<text:s/></text:p>
          </table:table-cell>
          <table:table-cell office:value-type="float" office:value="0.99160342501250465" table:style-name="ce6">
            <text:p>0.992</text:p>
          </table:table-cell>
          <table:table-cell office:value-type="float" office:value="15797.5342297466" table:style-name="ce5">
            <text:p><text:s/>15,798<text:s/></text:p>
          </table:table-cell>
          <table:table-cell office:value-type="float" office:value="1.1247506482134821" table:style-name="ce6">
            <text:p>1.125</text:p>
          </table:table-cell>
          <table:table-cell office:value-type="float" office:value="17768.286865082162" table:style-name="ce5">
            <text:p><text:s/>17,7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768.286865082162" table:style-name="ce5">
            <text:p><text:s/>17,768<text:s/></text:p>
          </table:table-cell>
          <table:table-cell office:value-type="float" office:value="1.0416004079714223" table:style-name="ce6">
            <text:p>1.042</text:p>
          </table:table-cell>
          <table:table-cell office:value-type="float" office:value="18507.454847622841" table:style-name="ce5">
            <text:p><text:s/>18,507<text:s/></text:p>
          </table:table-cell>
          <table:table-cell office:value-type="float" office:value="1.0192976631934063" table:style-name="ce6">
            <text:p>1.019</text:p>
          </table:table-cell>
          <table:table-cell office:value-type="float" office:value="18864.605477839439" table:style-name="ce5">
            <text:p><text:s/>18,8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864.605477839439" table:style-name="ce5">
            <text:p><text:s/>18,865<text:s/></text:p>
          </table:table-cell>
          <table:table-cell office:value-type="float" office:value="1.0270441897667633" table:style-name="ce6">
            <text:p>1.027</text:p>
          </table:table-cell>
          <table:table-cell office:value-type="float" office:value="19374.783448257251" table:style-name="ce5">
            <text:p><text:s/>19,375<text:s/></text:p>
          </table:table-cell>
          <table:table-cell office:value-type="float" office:value="1.1539321725505853" table:style-name="ce6">
            <text:p>1.154</text:p>
          </table:table-cell>
          <table:table-cell office:value-type="float" office:value="22357.185957144611" table:style-name="ce5">
            <text:p><text:s/>22,3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76.5565775390999" table:style-name="ce5">
            <text:p><text:s/>1,97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76.5565775390999" table:style-name="ce5">
            <text:p><text:s/>1,977<text:s/></text:p>
          </table:table-cell>
          <table:table-cell office:value-type="float" office:value="0.98731239785181213" table:style-name="ce6">
            <text:p>0.987</text:p>
          </table:table-cell>
          <table:table-cell office:value-type="float" office:value="1951.4788140599001" table:style-name="ce5">
            <text:p><text:s/>1,951<text:s/></text:p>
          </table:table-cell>
          <table:table-cell office:value-type="float" office:value="1.2213162495154013" table:style-name="ce6">
            <text:p>1.221</text:p>
          </table:table-cell>
          <table:table-cell office:value-type="float" office:value="2383.3727861964003" table:style-name="ce5">
            <text:p><text:s/>2,38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383.3727861964003" table:style-name="ce5">
            <text:p><text:s/>2,383<text:s/></text:p>
          </table:table-cell>
          <table:table-cell office:value-type="float" office:value="1.0252760566965438" table:style-name="ce6">
            <text:p>1.025</text:p>
          </table:table-cell>
          <table:table-cell office:value-type="float" office:value="2443.6150518692998" table:style-name="ce5">
            <text:p><text:s/>2,444<text:s/></text:p>
          </table:table-cell>
          <table:table-cell office:value-type="float" office:value="1.0421743506654468" table:style-name="ce6">
            <text:p>1.042</text:p>
          </table:table-cell>
          <table:table-cell office:value-type="float" office:value="2546.6729299581998" table:style-name="ce5">
            <text:p><text:s/>2,5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46.6729299581998" table:style-name="ce5">
            <text:p><text:s/>2,547<text:s/></text:p>
          </table:table-cell>
          <table:table-cell office:value-type="float" office:value="1.0805565544461839" table:style-name="ce6">
            <text:p>1.081</text:p>
          </table:table-cell>
          <table:table-cell office:value-type="float" office:value="2751.8241264970002" table:style-name="ce5">
            <text:p><text:s/>2,752<text:s/></text:p>
          </table:table-cell>
          <table:table-cell office:value-type="float" office:value="0.92294387622561191" table:style-name="ce6">
            <text:p>0.923</text:p>
          </table:table-cell>
          <table:table-cell office:value-type="float" office:value="2539.7792260002998" table:style-name="ce5">
            <text:p><text:s/>2,5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39.7792260002998" table:style-name="ce5">
            <text:p><text:s/>2,540<text:s/></text:p>
          </table:table-cell>
          <table:table-cell office:value-type="float" office:value="1.0433217764149423" table:style-name="ce6">
            <text:p>1.043</text:p>
          </table:table-cell>
          <table:table-cell office:value-type="float" office:value="2649.8069737723999" table:style-name="ce5">
            <text:p><text:s/>2,650<text:s/></text:p>
          </table:table-cell>
          <table:table-cell office:value-type="float" office:value="1.3352695182035956" table:style-name="ce6">
            <text:p>1.335</text:p>
          </table:table-cell>
          <table:table-cell office:value-type="float" office:value="3538.2064812016001" table:style-name="ce5">
            <text:p><text:s/>3,5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38.2064812016001" table:style-name="ce5">
            <text:p><text:s/>3,538<text:s/></text:p>
          </table:table-cell>
          <table:table-cell office:value-type="float" office:value="1.0473964494692092" table:style-name="ce6">
            <text:p>1.047</text:p>
          </table:table-cell>
          <table:table-cell office:value-type="float" office:value="3705.9049058994997" table:style-name="ce5">
            <text:p><text:s/>3,706<text:s/></text:p>
          </table:table-cell>
          <table:table-cell office:value-type="float" office:value="1.0996811461575366" table:style-name="ce6">
            <text:p>1.100</text:p>
          </table:table-cell>
          <table:table-cell office:value-type="float" office:value="4075.3137544704" table:style-name="ce5">
            <text:p><text:s/>4,0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75.3137544704" table:style-name="ce5">
            <text:p><text:s/>4,075<text:s/></text:p>
          </table:table-cell>
          <table:table-cell office:value-type="float" office:value="1.0684234109966675" table:style-name="ce6">
            <text:p>1.068</text:p>
          </table:table-cell>
          <table:table-cell office:value-type="float" office:value="4354.1606224329007" table:style-name="ce5">
            <text:p><text:s/>4,354<text:s/></text:p>
          </table:table-cell>
          <table:table-cell office:value-type="float" office:value="1.0317970841818049" table:style-name="ce6">
            <text:p>1.032</text:p>
          </table:table-cell>
          <table:table-cell office:value-type="float" office:value="4492.6102342854992" table:style-name="ce5">
            <text:p><text:s/>4,4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92.6102342854992" table:style-name="ce5">
            <text:p><text:s/>4,493<text:s/></text:p>
          </table:table-cell>
          <table:table-cell office:value-type="float" office:value="1.0570663510156193" table:style-name="ce6">
            <text:p>1.057</text:p>
          </table:table-cell>
          <table:table-cell office:value-type="float" office:value="4748.9871068916" table:style-name="ce5">
            <text:p><text:s/>4,749<text:s/></text:p>
          </table:table-cell>
          <table:table-cell office:value-type="float" office:value="0.89399381135121481" table:style-name="ce6">
            <text:p>0.894</text:p>
          </table:table-cell>
          <table:table-cell office:value-type="float" office:value="4245.5650837477997" table:style-name="ce5">
            <text:p><text:s/>4,2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45.5650837477997" table:style-name="ce5">
            <text:p><text:s/>4,246<text:s/></text:p>
          </table:table-cell>
          <table:table-cell office:value-type="float" office:value="1.0025289127511907" table:style-name="ce6">
            <text:p>1.003</text:p>
          </table:table-cell>
          <table:table-cell office:value-type="float" office:value="4256.3017474240996" table:style-name="ce5">
            <text:p><text:s/>4,256<text:s/></text:p>
          </table:table-cell>
          <table:table-cell office:value-type="float" office:value="1.2767179550923611" table:style-name="ce6">
            <text:p>1.277</text:p>
          </table:table-cell>
          <table:table-cell office:value-type="float" office:value="5434.0968632273398" table:style-name="ce5">
            <text:p><text:s/>5,4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34.0968632273398" table:style-name="ce5">
            <text:p><text:s/>5,434<text:s/></text:p>
          </table:table-cell>
          <table:table-cell office:value-type="float" office:value="1.0745964482367842" table:style-name="ce6">
            <text:p>1.075</text:p>
          </table:table-cell>
          <table:table-cell office:value-type="float" office:value="5839.4611885987497" table:style-name="ce5">
            <text:p><text:s/>5,839<text:s/></text:p>
          </table:table-cell>
          <table:table-cell office:value-type="float" office:value="1.0771117483915931" table:style-name="ce6">
            <text:p>1.077</text:p>
          </table:table-cell>
          <table:table-cell office:value-type="float" office:value="6289.7522505164497" table:style-name="ce5">
            <text:p><text:s/>6,2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89.7522505164497" table:style-name="ce5">
            <text:p><text:s/>6,290<text:s/></text:p>
          </table:table-cell>
          <table:table-cell office:value-type="float" office:value="1.0527087149999921" table:style-name="ce6">
            <text:p>1.053</text:p>
          </table:table-cell>
          <table:table-cell office:value-type="float" office:value="6621.2770093094796" table:style-name="ce5">
            <text:p><text:s/>6,621<text:s/></text:p>
          </table:table-cell>
          <table:table-cell office:value-type="float" office:value="1.0461513186171345" table:style-name="ce6">
            <text:p>1.046</text:p>
          </table:table-cell>
          <table:table-cell office:value-type="float" office:value="6926.8576742184296" table:style-name="ce5">
            <text:p><text:s/>6,9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26.8576742184296" table:style-name="ce5">
            <text:p><text:s/>6,927<text:s/></text:p>
          </table:table-cell>
          <table:table-cell office:value-type="float" office:value="0.99297410317584289" table:style-name="ce6">
            <text:p>0.993</text:p>
          </table:table-cell>
          <table:table-cell office:value-type="float" office:value="6878.1902868837496" table:style-name="ce5">
            <text:p><text:s/>6,878<text:s/></text:p>
          </table:table-cell>
          <table:table-cell office:value-type="float" office:value="1.2535908490596954" table:style-name="ce6">
            <text:p>1.254</text:p>
          </table:table-cell>
          <table:table-cell office:value-type="float" office:value="8622.4364017287498" table:style-name="ce5">
            <text:p><text:s/>8,6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22.4364017287498" table:style-name="ce5">
            <text:p><text:s/>8,622<text:s/></text:p>
          </table:table-cell>
          <table:table-cell office:value-type="float" office:value="1.0364023580059738" table:style-name="ce6">
            <text:p>1.036</text:p>
          </table:table-cell>
          <table:table-cell office:value-type="float" office:value="8936.3134185082199" table:style-name="ce5">
            <text:p><text:s/>8,936<text:s/></text:p>
          </table:table-cell>
          <table:table-cell office:value-type="float" office:value="1.025451698964382" table:style-name="ce6">
            <text:p>1.025</text:p>
          </table:table-cell>
          <table:table-cell office:value-type="float" office:value="9163.757777487459" table:style-name="ce5">
            <text:p><text:s/>9,1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163.757777487459" table:style-name="ce5">
            <text:p><text:s/>9,164<text:s/></text:p>
          </table:table-cell>
          <table:table-cell office:value-type="float" office:value="0.92757677496237623" table:style-name="ce6">
            <text:p>0.928</text:p>
          </table:table-cell>
          <table:table-cell office:value-type="float" office:value="8500.0888857782102" table:style-name="ce5">
            <text:p><text:s/>8,500<text:s/></text:p>
          </table:table-cell>
          <table:table-cell office:value-type="float" office:value="1.1169930400622952" table:style-name="ce6">
            <text:p>1.117</text:p>
          </table:table-cell>
          <table:table-cell office:value-type="float" office:value="9494.5401253251312" table:style-name="ce5">
            <text:p><text:s/>9,4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94.5401253251312" table:style-name="ce5">
            <text:p><text:s/>9,495<text:s/></text:p>
          </table:table-cell>
          <table:table-cell office:value-type="float" office:value="0.9977930801945657" table:style-name="ce6">
            <text:p>0.998</text:p>
          </table:table-cell>
          <table:table-cell office:value-type="float" office:value="9473.5864366790593" table:style-name="ce5">
            <text:p><text:s/>9,474<text:s/></text:p>
          </table:table-cell>
          <table:table-cell office:value-type="float" office:value="1.1730970926524533" table:style-name="ce6">
            <text:p>1.173</text:p>
          </table:table-cell>
          <table:table-cell office:value-type="float" office:value="11113.43670585992" table:style-name="ce5">
            <text:p><text:s/>11,1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13.43670585992" table:style-name="ce5">
            <text:p><text:s/>11,113<text:s/></text:p>
          </table:table-cell>
          <table:table-cell office:value-type="float" office:value="1.0460117882030646" table:style-name="ce6">
            <text:p>1.046</text:p>
          </table:table-cell>
          <table:table-cell office:value-type="float" office:value="11624.785801778111" table:style-name="ce5">
            <text:p><text:s/>11,625<text:s/></text:p>
          </table:table-cell>
          <table:table-cell office:value-type="float" office:value="0.95544551485100249" table:style-name="ce6">
            <text:p>0.955</text:p>
          </table:table-cell>
          <table:table-cell office:value-type="float" office:value="11106.84945541251" table:style-name="ce5">
            <text:p><text:s/>11,1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106.84945541251" table:style-name="ce5">
            <text:p><text:s/>11,107<text:s/></text:p>
          </table:table-cell>
          <table:table-cell office:value-type="float" office:value="1.0197505269452618" table:style-name="ce6">
            <text:p>1.020</text:p>
          </table:table-cell>
          <table:table-cell office:value-type="float" office:value="11326.215584858601" table:style-name="ce5">
            <text:p><text:s/>11,326<text:s/></text:p>
          </table:table-cell>
          <table:table-cell office:value-type="float" office:value="1.148016743159725" table:style-name="ce6">
            <text:p>1.148</text:p>
          </table:table-cell>
          <table:table-cell office:value-type="float" office:value="13002.685128054291" table:style-name="ce5">
            <text:p><text:s/>13,0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50.1314167461003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50.1314167461003" table:style-name="ce5">
            <text:p><text:s/>1,350<text:s/></text:p>
          </table:table-cell>
          <table:table-cell office:value-type="float" office:value="1.0198558318686552" table:style-name="ce6">
            <text:p>1.020</text:p>
          </table:table-cell>
          <table:table-cell office:value-type="float" office:value="1376.9393991576001" table:style-name="ce5">
            <text:p><text:s/>1,377<text:s/></text:p>
          </table:table-cell>
          <table:table-cell office:value-type="float" office:value="0.87289059945900505" table:style-name="ce6">
            <text:p>0.873</text:p>
          </table:table-cell>
          <table:table-cell office:value-type="float" office:value="1201.9174575493998" table:style-name="ce5">
            <text:p><text:s/>1,2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01.9174575493998" table:style-name="ce5">
            <text:p><text:s/>1,202<text:s/></text:p>
          </table:table-cell>
          <table:table-cell office:value-type="float" office:value="1.0365824076118748" table:style-name="ce6">
            <text:p>1.037</text:p>
          </table:table-cell>
          <table:table-cell office:value-type="float" office:value="1245.8864918973002" table:style-name="ce5">
            <text:p><text:s/>1,246<text:s/></text:p>
          </table:table-cell>
          <table:table-cell office:value-type="float" office:value="1.0921691309825723" table:style-name="ce6">
            <text:p>1.092</text:p>
          </table:table-cell>
          <table:table-cell office:value-type="float" office:value="1360.7187671584002" table:style-name="ce5">
            <text:p><text:s/>1,3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60.7187671584002" table:style-name="ce5">
            <text:p><text:s/>1,361<text:s/></text:p>
          </table:table-cell>
          <table:table-cell office:value-type="float" office:value="1.0656843022051119" table:style-name="ce6">
            <text:p>1.066</text:p>
          </table:table-cell>
          <table:table-cell office:value-type="float" office:value="1450.0966298765998" table:style-name="ce5">
            <text:p><text:s/>1,450<text:s/></text:p>
          </table:table-cell>
          <table:table-cell office:value-type="float" office:value="1.6673383023521335" table:style-name="ce6">
            <text:p>1.667</text:p>
          </table:table-cell>
          <table:table-cell office:value-type="float" office:value="2417.8016531050002" table:style-name="ce5">
            <text:p><text:s/>2,4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17.8016531050002" table:style-name="ce5">
            <text:p><text:s/>2,418<text:s/></text:p>
          </table:table-cell>
          <table:table-cell office:value-type="float" office:value="1.0567825813033465" table:style-name="ce6">
            <text:p>1.057</text:p>
          </table:table-cell>
          <table:table-cell office:value-type="float" office:value="2555.0906720478001" table:style-name="ce5">
            <text:p><text:s/>2,555<text:s/></text:p>
          </table:table-cell>
          <table:table-cell office:value-type="float" office:value="0.74469560523682399" table:style-name="ce6">
            <text:p>0.745</text:p>
          </table:table-cell>
          <table:table-cell office:value-type="float" office:value="1902.7647944555997" table:style-name="ce5">
            <text:p><text:s/>1,9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2.7647944555997" table:style-name="ce5">
            <text:p><text:s/>1,903<text:s/></text:p>
          </table:table-cell>
          <table:table-cell office:value-type="float" office:value="1.0570516746109226" table:style-name="ce6">
            <text:p>1.057</text:p>
          </table:table-cell>
          <table:table-cell office:value-type="float" office:value="2011.3207123699999" table:style-name="ce5">
            <text:p><text:s/>2,011<text:s/></text:p>
          </table:table-cell>
          <table:table-cell office:value-type="float" office:value="1.173448014850565" table:style-name="ce6">
            <text:p>1.173</text:p>
          </table:table-cell>
          <table:table-cell office:value-type="float" office:value="2360.1802971584007" table:style-name="ce5">
            <text:p><text:s/>2,3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60.1802971584007" table:style-name="ce5">
            <text:p><text:s/>2,360<text:s/></text:p>
          </table:table-cell>
          <table:table-cell office:value-type="float" office:value="1.072013594772371" table:style-name="ce6">
            <text:p>1.072</text:p>
          </table:table-cell>
          <table:table-cell office:value-type="float" office:value="2530.1453646676996" table:style-name="ce5">
            <text:p><text:s/>2,530<text:s/></text:p>
          </table:table-cell>
          <table:table-cell office:value-type="float" office:value="0.89134352496461966" table:style-name="ce6">
            <text:p>0.891</text:p>
          </table:table-cell>
          <table:table-cell office:value-type="float" office:value="2255.2286880158003" table:style-name="ce5">
            <text:p><text:s/>2,2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5.2286880158003" table:style-name="ce5">
            <text:p><text:s/>2,255<text:s/></text:p>
          </table:table-cell>
          <table:table-cell office:value-type="float" office:value="1.0105516797445659" table:style-name="ce6">
            <text:p>1.011</text:p>
          </table:table-cell>
          <table:table-cell office:value-type="float" office:value="2279.0251388825009" table:style-name="ce5">
            <text:p><text:s/>2,279<text:s/></text:p>
          </table:table-cell>
          <table:table-cell office:value-type="float" office:value="1.764082836581812" table:style-name="ce6">
            <text:p>1.764</text:p>
          </table:table-cell>
          <table:table-cell office:value-type="float" office:value="4020.3891316411" table:style-name="ce5">
            <text:p><text:s/>4,0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20.3891316411" table:style-name="ce5">
            <text:p><text:s/>4,020<text:s/></text:p>
          </table:table-cell>
          <table:table-cell office:value-type="float" office:value="0.9939627219379652" table:style-name="ce6">
            <text:p>0.994</text:p>
          </table:table-cell>
          <table:table-cell office:value-type="float" office:value="3996.1169245358001" table:style-name="ce5">
            <text:p><text:s/>3,996<text:s/></text:p>
          </table:table-cell>
          <table:table-cell office:value-type="float" office:value="0.86999401963304712" table:style-name="ce6">
            <text:p>0.870</text:p>
          </table:table-cell>
          <table:table-cell office:value-type="float" office:value="3476.5978261005507" table:style-name="ce5">
            <text:p><text:s/>3,4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76.5978261005507" table:style-name="ce5">
            <text:p><text:s/>3,477<text:s/></text:p>
          </table:table-cell>
          <table:table-cell office:value-type="float" office:value="1.0594273070266724" table:style-name="ce6">
            <text:p>1.059</text:p>
          </table:table-cell>
          <table:table-cell office:value-type="float" office:value="3683.2026725204896" table:style-name="ce5">
            <text:p><text:s/>3,683<text:s/></text:p>
          </table:table-cell>
          <table:table-cell office:value-type="float" office:value="1.2715233068339595" table:style-name="ce6">
            <text:p>1.272</text:p>
          </table:table-cell>
          <table:table-cell office:value-type="float" office:value="4683.2780419029305" table:style-name="ce5">
            <text:p><text:s/>4,6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83.2780419029305" table:style-name="ce5">
            <text:p><text:s/>4,683<text:s/></text:p>
          </table:table-cell>
          <table:table-cell office:value-type="float" office:value="1.0433810268755535" table:style-name="ce6">
            <text:p>1.043</text:p>
          </table:table-cell>
          <table:table-cell office:value-type="float" office:value="4886.4434525044107" table:style-name="ce5">
            <text:p><text:s/>4,886<text:s/></text:p>
          </table:table-cell>
          <table:table-cell office:value-type="float" office:value="0.93329971442240156" table:style-name="ce6">
            <text:p>0.933</text:p>
          </table:table-cell>
          <table:table-cell office:value-type="float" office:value="4560.51627876358" table:style-name="ce5">
            <text:p><text:s/>4,5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60.51627876358" table:style-name="ce5">
            <text:p><text:s/>4,561<text:s/></text:p>
          </table:table-cell>
          <table:table-cell office:value-type="float" office:value="0.9855885918285332" table:style-name="ce6">
            <text:p>0.986</text:p>
          </table:table-cell>
          <table:table-cell office:value-type="float" office:value="4494.7928171976992" table:style-name="ce5">
            <text:p><text:s/>4,495<text:s/></text:p>
          </table:table-cell>
          <table:table-cell office:value-type="float" office:value="1.2680035893849777" table:style-name="ce6">
            <text:p>1.268</text:p>
          </table:table-cell>
          <table:table-cell office:value-type="float" office:value="5699.4134257484993" table:style-name="ce5">
            <text:p><text:s/>5,6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99.4134257484993" table:style-name="ce5">
            <text:p><text:s/>5,699<text:s/></text:p>
          </table:table-cell>
          <table:table-cell office:value-type="float" office:value="1.0295972823711954" table:style-name="ce6">
            <text:p>1.030</text:p>
          </table:table-cell>
          <table:table-cell office:value-type="float" office:value="5868.1005742605594" table:style-name="ce5">
            <text:p><text:s/>5,868<text:s/></text:p>
          </table:table-cell>
          <table:table-cell office:value-type="float" office:value="1.0893872746853572" table:style-name="ce6">
            <text:p>1.089</text:p>
          </table:table-cell>
          <table:table-cell office:value-type="float" office:value="6392.6340921732899" table:style-name="ce5">
            <text:p><text:s/>6,3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92.6340921732899" table:style-name="ce5">
            <text:p><text:s/>6,393<text:s/></text:p>
          </table:table-cell>
          <table:table-cell office:value-type="float" office:value="0.93216930785232466" table:style-name="ce6">
            <text:p>0.932</text:p>
          </table:table-cell>
          <table:table-cell office:value-type="float" office:value="5959.0172970543499" table:style-name="ce5">
            <text:p><text:s/>5,959<text:s/></text:p>
          </table:table-cell>
          <table:table-cell office:value-type="float" office:value="1.080171806950315" table:style-name="ce6">
            <text:p>1.080</text:p>
          </table:table-cell>
          <table:table-cell office:value-type="float" office:value="6436.7624814073788" table:style-name="ce5">
            <text:p><text:s/>6,4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36.7624814073788" table:style-name="ce5">
            <text:p><text:s/>6,437<text:s/></text:p>
          </table:table-cell>
          <table:table-cell office:value-type="float" office:value="0.98247338026442554" table:style-name="ce6">
            <text:p>0.982</text:p>
          </table:table-cell>
          <table:table-cell office:value-type="float" office:value="6323.9477930675394" table:style-name="ce5">
            <text:p><text:s/>6,324<text:s/></text:p>
          </table:table-cell>
          <table:table-cell office:value-type="float" office:value="1.0523252842974833" table:style-name="ce6">
            <text:p>1.052</text:p>
          </table:table-cell>
          <table:table-cell office:value-type="float" office:value="6654.8501592222401" table:style-name="ce5">
            <text:p><text:s/>6,6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54.8501592222401" table:style-name="ce5">
            <text:p><text:s/>6,655<text:s/></text:p>
          </table:table-cell>
          <table:table-cell office:value-type="float" office:value="1.0342335110741419" table:style-name="ce6">
            <text:p>1.034</text:p>
          </table:table-cell>
          <table:table-cell office:value-type="float" office:value="6882.6690458447301" table:style-name="ce5">
            <text:p><text:s/>6,883<text:s/></text:p>
          </table:table-cell>
          <table:table-cell office:value-type="float" office:value="1.127143550089847" table:style-name="ce6">
            <text:p>1.127</text:p>
          </table:table-cell>
          <table:table-cell office:value-type="float" office:value="7757.7560224269291" table:style-name="ce5">
            <text:p><text:s/>7,7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57.7560224269291" table:style-name="ce5">
            <text:p><text:s/>7,758<text:s/></text:p>
          </table:table-cell>
          <table:table-cell office:value-type="float" office:value="1.037486592789334" table:style-name="ce6">
            <text:p>1.037</text:p>
          </table:table-cell>
          <table:table-cell office:value-type="float" office:value="8048.5678633986508" table:style-name="ce5">
            <text:p><text:s/>8,049<text:s/></text:p>
          </table:table-cell>
          <table:table-cell office:value-type="float" office:value="1.1622565638826852" table:style-name="ce6">
            <text:p>1.162</text:p>
          </table:table-cell>
          <table:table-cell office:value-type="float" office:value="9354.5008290903206" table:style-name="ce5">
            <text:p><text:s/>9,35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72.747662494" table:style-name="ce5">
            <text:p><text:s/>2,8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72.747662494" table:style-name="ce5">
            <text:p><text:s/>2,873<text:s/></text:p>
          </table:table-cell>
          <table:table-cell office:value-type="float" office:value="1.0235122186011842" table:style-name="ce6">
            <text:p>1.024</text:p>
          </table:table-cell>
          <table:table-cell office:value-type="float" office:value="2940.2923335205996" table:style-name="ce5">
            <text:p><text:s/>2,940<text:s/></text:p>
          </table:table-cell>
          <table:table-cell office:value-type="float" office:value="1.197691674728923" table:style-name="ce6">
            <text:p>1.198</text:p>
          </table:table-cell>
          <table:table-cell office:value-type="float" office:value="3521.5636491269001" table:style-name="ce5">
            <text:p><text:s/>3,5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21.5636491269001" table:style-name="ce5">
            <text:p><text:s/>3,522<text:s/></text:p>
          </table:table-cell>
          <table:table-cell office:value-type="float" office:value="1.0162224618505373" table:style-name="ce6">
            <text:p>1.016</text:p>
          </table:table-cell>
          <table:table-cell office:value-type="float" office:value="3578.6920810791003" table:style-name="ce5">
            <text:p><text:s/>3,579<text:s/></text:p>
          </table:table-cell>
          <table:table-cell office:value-type="float" office:value="1.0152169417414028" table:style-name="ce6">
            <text:p>1.015</text:p>
          </table:table-cell>
          <table:table-cell office:value-type="float" office:value="3633.1488299872999" table:style-name="ce5">
            <text:p><text:s/>3,6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33.1488299872999" table:style-name="ce5">
            <text:p><text:s/>3,633<text:s/></text:p>
          </table:table-cell>
          <table:table-cell office:value-type="float" office:value="1.0506225520367254" table:style-name="ce6">
            <text:p>1.051</text:p>
          </table:table-cell>
          <table:table-cell office:value-type="float" office:value="3817.0680956904998" table:style-name="ce5">
            <text:p><text:s/>3,817<text:s/></text:p>
          </table:table-cell>
          <table:table-cell office:value-type="float" office:value="1.1806441884737626" table:style-name="ce6">
            <text:p>1.181</text:p>
          </table:table-cell>
          <table:table-cell office:value-type="float" office:value="4506.5992641856001" table:style-name="ce5">
            <text:p><text:s/>4,5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06.5992641856001" table:style-name="ce5">
            <text:p><text:s/>4,507<text:s/></text:p>
          </table:table-cell>
          <table:table-cell office:value-type="float" office:value="1.0023089527862159" table:style-name="ce6">
            <text:p>1.002</text:p>
          </table:table-cell>
          <table:table-cell office:value-type="float" office:value="4517.0047891129998" table:style-name="ce5">
            <text:p><text:s/>4,517<text:s/></text:p>
          </table:table-cell>
          <table:table-cell office:value-type="float" office:value="0.95038402620487172" table:style-name="ce6">
            <text:p>0.950</text:p>
          </table:table-cell>
          <table:table-cell office:value-type="float" office:value="4292.8891978639003" table:style-name="ce5">
            <text:p><text:s/>4,2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92.8891978639003" table:style-name="ce5">
            <text:p><text:s/>4,293<text:s/></text:p>
          </table:table-cell>
          <table:table-cell office:value-type="float" office:value="1.0531265897015194" table:style-name="ce6">
            <text:p>1.053</text:p>
          </table:table-cell>
          <table:table-cell office:value-type="float" office:value="4520.9557609128997" table:style-name="ce5">
            <text:p><text:s/>4,521<text:s/></text:p>
          </table:table-cell>
          <table:table-cell office:value-type="float" office:value="1.0356229944200295" table:style-name="ce6">
            <text:p>1.036</text:p>
          </table:table-cell>
          <table:table-cell office:value-type="float" office:value="4682.0057427571001" table:style-name="ce5">
            <text:p><text:s/>4,6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82.0057427571001" table:style-name="ce5">
            <text:p><text:s/>4,682<text:s/></text:p>
          </table:table-cell>
          <table:table-cell office:value-type="float" office:value="1.0766861635449787" table:style-name="ce6">
            <text:p>1.077</text:p>
          </table:table-cell>
          <table:table-cell office:value-type="float" office:value="5041.0508008647002" table:style-name="ce5">
            <text:p><text:s/>5,041<text:s/></text:p>
          </table:table-cell>
          <table:table-cell office:value-type="float" office:value="1.1073337699846009" table:style-name="ce6">
            <text:p>1.107</text:p>
          </table:table-cell>
          <table:table-cell office:value-type="float" office:value="5582.1257880054" table:style-name="ce5">
            <text:p><text:s/>5,5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82.1257880054" table:style-name="ce5">
            <text:p><text:s/>5,582<text:s/></text:p>
          </table:table-cell>
          <table:table-cell office:value-type="float" office:value="0.89053317556804057" table:style-name="ce6">
            <text:p>0.891</text:p>
          </table:table-cell>
          <table:table-cell office:value-type="float" office:value="4971.0682044126997" table:style-name="ce5">
            <text:p><text:s/>4,971<text:s/></text:p>
          </table:table-cell>
          <table:table-cell office:value-type="float" office:value="1.119488230767008" table:style-name="ce6">
            <text:p>1.119</text:p>
          </table:table-cell>
          <table:table-cell office:value-type="float" office:value="5565.0523491801005" table:style-name="ce5">
            <text:p><text:s/>5,5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65.0523491801005" table:style-name="ce5">
            <text:p><text:s/>5,565<text:s/></text:p>
          </table:table-cell>
          <table:table-cell office:value-type="float" office:value="1.0431253935658229" table:style-name="ce6">
            <text:p>1.043</text:p>
          </table:table-cell>
          <table:table-cell office:value-type="float" office:value="5805.0474219528996" table:style-name="ce5">
            <text:p><text:s/>5,805<text:s/></text:p>
          </table:table-cell>
          <table:table-cell office:value-type="float" office:value="0.93254847705299304" table:style-name="ce6">
            <text:p>0.933</text:p>
          </table:table-cell>
          <table:table-cell office:value-type="float" office:value="5413.4881325625802" table:style-name="ce5">
            <text:p><text:s/>5,4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13.4881325625802" table:style-name="ce5">
            <text:p><text:s/>5,413<text:s/></text:p>
          </table:table-cell>
          <table:table-cell office:value-type="float" office:value="1.029553373150593" table:style-name="ce6">
            <text:p>1.030</text:p>
          </table:table-cell>
          <table:table-cell office:value-type="float" office:value="5573.4749673905098" table:style-name="ce5">
            <text:p><text:s/>5,573<text:s/></text:p>
          </table:table-cell>
          <table:table-cell office:value-type="float" office:value="1.050632157708826" table:style-name="ce6">
            <text:p>1.051</text:p>
          </table:table-cell>
          <table:table-cell office:value-type="float" office:value="5855.6720309256198" table:style-name="ce5">
            <text:p><text:s/>5,8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55.6720309256198" table:style-name="ce5">
            <text:p><text:s/>5,856<text:s/></text:p>
          </table:table-cell>
          <table:table-cell office:value-type="float" office:value="1.0945766126129535" table:style-name="ce6">
            <text:p>1.095</text:p>
          </table:table-cell>
          <table:table-cell office:value-type="float" office:value="6409.4816561829793" table:style-name="ce5">
            <text:p><text:s/>6,409<text:s/></text:p>
          </table:table-cell>
          <table:table-cell office:value-type="float" office:value="1.0079261641464772" table:style-name="ce6">
            <text:p>1.008</text:p>
          </table:table-cell>
          <table:table-cell office:value-type="float" office:value="6460.2842598837206" table:style-name="ce5">
            <text:p><text:s/>6,46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460.2842598837206" table:style-name="ce5">
            <text:p><text:s/>6,460<text:s/></text:p>
          </table:table-cell>
          <table:table-cell office:value-type="float" office:value="1.035365070179598" table:style-name="ce6">
            <text:p>1.035</text:p>
          </table:table-cell>
          <table:table-cell office:value-type="float" office:value="6688.7526661146603" table:style-name="ce5">
            <text:p><text:s/>6,689<text:s/></text:p>
          </table:table-cell>
          <table:table-cell office:value-type="float" office:value="1.047471229871699" table:style-name="ce6">
            <text:p>1.047</text:p>
          </table:table-cell>
          <table:table-cell office:value-type="float" office:value="7006.2759814827295" table:style-name="ce5">
            <text:p><text:s/>7,0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06.2759814827295" table:style-name="ce5">
            <text:p><text:s/>7,006<text:s/></text:p>
          </table:table-cell>
          <table:table-cell office:value-type="float" office:value="1.0121478121848262" table:style-name="ce6">
            <text:p>1.012</text:p>
          </table:table-cell>
          <table:table-cell office:value-type="float" office:value="7091.3869062208405" table:style-name="ce5">
            <text:p><text:s/>7,091<text:s/></text:p>
          </table:table-cell>
          <table:table-cell office:value-type="float" office:value="1.1058313009720087" table:style-name="ce6">
            <text:p>1.106</text:p>
          </table:table-cell>
          <table:table-cell office:value-type="float" office:value="7841.8776082020595" table:style-name="ce5">
            <text:p><text:s/>7,8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41.8776082020595" table:style-name="ce5">
            <text:p><text:s/>7,842<text:s/></text:p>
          </table:table-cell>
          <table:table-cell office:value-type="float" office:value="0.92092724856456443" table:style-name="ce6">
            <text:p>0.921</text:p>
          </table:table-cell>
          <table:table-cell office:value-type="float" office:value="7221.7987693015903" table:style-name="ce5">
            <text:p><text:s/>7,222<text:s/></text:p>
          </table:table-cell>
          <table:table-cell office:value-type="float" office:value="1.1016918595701017" table:style-name="ce6">
            <text:p>1.102</text:p>
          </table:table-cell>
          <table:table-cell office:value-type="float" office:value="7956.1969155929401" table:style-name="ce5">
            <text:p><text:s/>7,9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56.1969155929401" table:style-name="ce5">
            <text:p><text:s/>7,956<text:s/></text:p>
          </table:table-cell>
          <table:table-cell office:value-type="float" office:value="0.93681351597045981" table:style-name="ce6">
            <text:p>0.937</text:p>
          </table:table-cell>
          <table:table-cell office:value-type="float" office:value="7453.4728062499507" table:style-name="ce5">
            <text:p><text:s/>7,453<text:s/></text:p>
          </table:table-cell>
          <table:table-cell office:value-type="float" office:value="0.99141606450914654" table:style-name="ce6">
            <text:p>0.991</text:p>
          </table:table-cell>
          <table:table-cell office:value-type="float" office:value="7389.4926764982702" table:style-name="ce5">
            <text:p><text:s/>7,3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389.4926764982702" table:style-name="ce5">
            <text:p><text:s/>7,389<text:s/></text:p>
          </table:table-cell>
          <table:table-cell office:value-type="float" office:value="1.0491107148308554" table:style-name="ce6">
            <text:p>1.049</text:p>
          </table:table-cell>
          <table:table-cell office:value-type="float" office:value="7752.3959440784702" table:style-name="ce5">
            <text:p><text:s/>7,752<text:s/></text:p>
          </table:table-cell>
          <table:table-cell office:value-type="float" office:value="1.0122731236157534" table:style-name="ce6">
            <text:p>1.012</text:p>
          </table:table-cell>
          <table:table-cell office:value-type="float" office:value="7847.5420578184103" table:style-name="ce5">
            <text:p><text:s/>7,8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47.5420578184103" table:style-name="ce5">
            <text:p><text:s/>7,848<text:s/></text:p>
          </table:table-cell>
          <table:table-cell office:value-type="float" office:value="0.95250566859236263" table:style-name="ce6">
            <text:p>0.953</text:p>
          </table:table-cell>
          <table:table-cell office:value-type="float" office:value="7474.8282945890105" table:style-name="ce5">
            <text:p><text:s/>7,475<text:s/></text:p>
          </table:table-cell>
          <table:table-cell office:value-type="float" office:value="1.1472802859644069" table:style-name="ce6">
            <text:p>1.147</text:p>
          </table:table-cell>
          <table:table-cell office:value-type="float" office:value="8575.7231433509205" table:style-name="ce5">
            <text:p><text:s/>8,5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83.5767253290999" table:style-name="ce5">
            <text:p><text:s/>1,38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83.5767253290999" table:style-name="ce5">
            <text:p><text:s/>1,384<text:s/></text:p>
          </table:table-cell>
          <table:table-cell office:value-type="float" office:value="1.0382973241846032" table:style-name="ce6">
            <text:p>1.038</text:p>
          </table:table-cell>
          <table:table-cell office:value-type="float" office:value="1436.5640117133" table:style-name="ce5">
            <text:p><text:s/>1,437<text:s/></text:p>
          </table:table-cell>
          <table:table-cell office:value-type="float" office:value="1.1887604104203451" table:style-name="ce6">
            <text:p>1.189</text:p>
          </table:table-cell>
          <table:table-cell office:value-type="float" office:value="1707.7304241593999" table:style-name="ce5">
            <text:p><text:s/>1,7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07.7304241593999" table:style-name="ce5">
            <text:p><text:s/>1,708<text:s/></text:p>
          </table:table-cell>
          <table:table-cell office:value-type="float" office:value="0.99739279675848636" table:style-name="ce6">
            <text:p>0.997</text:p>
          </table:table-cell>
          <table:table-cell office:value-type="float" office:value="1703.2780238619" table:style-name="ce5">
            <text:p><text:s/>1,703<text:s/></text:p>
          </table:table-cell>
          <table:table-cell office:value-type="float" office:value="1.0098074109704795" table:style-name="ce6">
            <text:p>1.010</text:p>
          </table:table-cell>
          <table:table-cell office:value-type="float" office:value="1719.9827714389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19.9827714389" table:style-name="ce5">
            <text:p><text:s/>1,720<text:s/></text:p>
          </table:table-cell>
          <table:table-cell office:value-type="float" office:value="1.0398522686775267" table:style-name="ce6">
            <text:p>1.040</text:p>
          </table:table-cell>
          <table:table-cell office:value-type="float" office:value="1788.5279869670001" table:style-name="ce5">
            <text:p><text:s/>1,789<text:s/></text:p>
          </table:table-cell>
          <table:table-cell office:value-type="float" office:value="1.3247202616621487" table:style-name="ce6">
            <text:p>1.325</text:p>
          </table:table-cell>
          <table:table-cell office:value-type="float" office:value="2369.2992628850002" table:style-name="ce5">
            <text:p><text:s/>2,3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69.2992628850002" table:style-name="ce5">
            <text:p><text:s/>2,369<text:s/></text:p>
          </table:table-cell>
          <table:table-cell office:value-type="float" office:value="1.0140355966446413" table:style-name="ce6">
            <text:p>1.014</text:p>
          </table:table-cell>
          <table:table-cell office:value-type="float" office:value="2402.5537916693002" table:style-name="ce5">
            <text:p><text:s/>2,403<text:s/></text:p>
          </table:table-cell>
          <table:table-cell office:value-type="float" office:value="0.81758814442040029" table:style-name="ce6">
            <text:p>0.818</text:p>
          </table:table-cell>
          <table:table-cell office:value-type="float" office:value="1964.2994964011" table:style-name="ce5">
            <text:p><text:s/>1,9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64.2994964011" table:style-name="ce5">
            <text:p><text:s/>1,964<text:s/></text:p>
          </table:table-cell>
          <table:table-cell office:value-type="float" office:value="1.04806447636085" table:style-name="ce6">
            <text:p>1.048</text:p>
          </table:table-cell>
          <table:table-cell office:value-type="float" office:value="2058.7125231115001" table:style-name="ce5">
            <text:p><text:s/>2,059<text:s/></text:p>
          </table:table-cell>
          <table:table-cell office:value-type="float" office:value="1.0561430721499721" table:style-name="ce6">
            <text:p>1.056</text:p>
          </table:table-cell>
          <table:table-cell office:value-type="float" office:value="2174.2949688326003" table:style-name="ce5">
            <text:p><text:s/>2,1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74.2949688326003" table:style-name="ce5">
            <text:p><text:s/>2,174<text:s/></text:p>
          </table:table-cell>
          <table:table-cell office:value-type="float" office:value="1.0725902915490999" table:style-name="ce6">
            <text:p>1.073</text:p>
          </table:table-cell>
          <table:table-cell office:value-type="float" office:value="2332.1276745338996" table:style-name="ce5">
            <text:p><text:s/>2,332<text:s/></text:p>
          </table:table-cell>
          <table:table-cell office:value-type="float" office:value="1.29433579573768" table:style-name="ce6">
            <text:p>1.294</text:p>
          </table:table-cell>
          <table:table-cell office:value-type="float" office:value="3018.5563293797004" table:style-name="ce5">
            <text:p><text:s/>3,0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18.5563293797004" table:style-name="ce5">
            <text:p><text:s/>3,019<text:s/></text:p>
          </table:table-cell>
          <table:table-cell office:value-type="float" office:value="0.89648861919558476" table:style-name="ce6">
            <text:p>0.896</text:p>
          </table:table-cell>
          <table:table-cell office:value-type="float" office:value="2706.1013956897" table:style-name="ce5">
            <text:p><text:s/>2,706<text:s/></text:p>
          </table:table-cell>
          <table:table-cell office:value-type="float" office:value="1.0927857997771755" table:style-name="ce6">
            <text:p>1.093</text:p>
          </table:table-cell>
          <table:table-cell office:value-type="float" office:value="2957.1891779668999" table:style-name="ce5">
            <text:p><text:s/>2,9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57.1891779668999" table:style-name="ce5">
            <text:p><text:s/>2,957<text:s/></text:p>
          </table:table-cell>
          <table:table-cell office:value-type="float" office:value="1.0334214357843177" table:style-name="ce6">
            <text:p>1.033</text:p>
          </table:table-cell>
          <table:table-cell office:value-type="float" office:value="3056.0226861803999" table:style-name="ce5">
            <text:p><text:s/>3,056<text:s/></text:p>
          </table:table-cell>
          <table:table-cell office:value-type="float" office:value="0.89153002090574407" table:style-name="ce6">
            <text:p>0.892</text:p>
          </table:table-cell>
          <table:table-cell office:value-type="float" office:value="2724.53596929884" table:style-name="ce5">
            <text:p><text:s/>2,7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24.53596929884" table:style-name="ce5">
            <text:p><text:s/>2,725<text:s/></text:p>
          </table:table-cell>
          <table:table-cell office:value-type="float" office:value="1.0341683093420482" table:style-name="ce6">
            <text:p>1.034</text:p>
          </table:table-cell>
          <table:table-cell office:value-type="float" office:value="2817.6287571113803" table:style-name="ce5">
            <text:p><text:s/>2,818<text:s/></text:p>
          </table:table-cell>
          <table:table-cell office:value-type="float" office:value="1.0907821871182544" table:style-name="ce6">
            <text:p>1.091</text:p>
          </table:table-cell>
          <table:table-cell office:value-type="float" office:value="3073.41925816924" table:style-name="ce5">
            <text:p><text:s/>3,0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73.41925816924" table:style-name="ce5">
            <text:p><text:s/>3,073<text:s/></text:p>
          </table:table-cell>
          <table:table-cell office:value-type="float" office:value="1.1177826261578649" table:style-name="ce6">
            <text:p>1.118</text:p>
          </table:table-cell>
          <table:table-cell office:value-type="float" office:value="3435.4146496805702" table:style-name="ce5">
            <text:p><text:s/>3,435<text:s/></text:p>
          </table:table-cell>
          <table:table-cell office:value-type="float" office:value="1.0439956733396689" table:style-name="ce6">
            <text:p>1.044</text:p>
          </table:table-cell>
          <table:table-cell office:value-type="float" office:value="3586.5580303942297" table:style-name="ce5">
            <text:p><text:s/>3,5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86.5580303942297" table:style-name="ce5">
            <text:p><text:s/>3,587<text:s/></text:p>
          </table:table-cell>
          <table:table-cell office:value-type="float" office:value="1.0448911887200116" table:style-name="ce6">
            <text:p>1.045</text:p>
          </table:table-cell>
          <table:table-cell office:value-type="float" office:value="3747.5628837919303" table:style-name="ce5">
            <text:p><text:s/>3,748<text:s/></text:p>
          </table:table-cell>
          <table:table-cell office:value-type="float" office:value="1.0015331961754104" table:style-name="ce6">
            <text:p>1.002</text:p>
          </table:table-cell>
          <table:table-cell office:value-type="float" office:value="3753.3086328724698" table:style-name="ce5">
            <text:p><text:s/>3,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53.3086328724698" table:style-name="ce5">
            <text:p><text:s/>3,753<text:s/></text:p>
          </table:table-cell>
          <table:table-cell office:value-type="float" office:value="1.0080601881860158" table:style-name="ce6">
            <text:p>1.008</text:p>
          </table:table-cell>
          <table:table-cell office:value-type="float" office:value="3783.5610067736202" table:style-name="ce5">
            <text:p><text:s/>3,784<text:s/></text:p>
          </table:table-cell>
          <table:table-cell office:value-type="float" office:value="1.2165522700650491" table:style-name="ce6">
            <text:p>1.217</text:p>
          </table:table-cell>
          <table:table-cell office:value-type="float" office:value="4602.8997317200501" table:style-name="ce5">
            <text:p><text:s/>4,6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602.8997317200501" table:style-name="ce5">
            <text:p><text:s/>4,603<text:s/></text:p>
          </table:table-cell>
          <table:table-cell office:value-type="float" office:value="0.9135183917881029" table:style-name="ce6">
            <text:p>0.914</text:p>
          </table:table-cell>
          <table:table-cell office:value-type="float" office:value="4204.8335604827898" table:style-name="ce5">
            <text:p><text:s/>4,205<text:s/></text:p>
          </table:table-cell>
          <table:table-cell office:value-type="float" office:value="1.0687600248055915" table:style-name="ce6">
            <text:p>1.069</text:p>
          </table:table-cell>
          <table:table-cell office:value-type="float" office:value="4493.9580204049698" table:style-name="ce5">
            <text:p><text:s/>4,4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93.9580204049698" table:style-name="ce5">
            <text:p><text:s/>4,494<text:s/></text:p>
          </table:table-cell>
          <table:table-cell office:value-type="float" office:value="0.93240114655478368" table:style-name="ce6">
            <text:p>0.932</text:p>
          </table:table-cell>
          <table:table-cell office:value-type="float" office:value="4190.1716107946604" table:style-name="ce5">
            <text:p><text:s/>4,190<text:s/></text:p>
          </table:table-cell>
          <table:table-cell office:value-type="float" office:value="0.95821031846339311" table:style-name="ce6">
            <text:p>0.958</text:p>
          </table:table-cell>
          <table:table-cell office:value-type="float" office:value="4015.06567359582" table:style-name="ce5">
            <text:p><text:s/>4,0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15.06567359582" table:style-name="ce5">
            <text:p><text:s/>4,015<text:s/></text:p>
          </table:table-cell>
          <table:table-cell office:value-type="float" office:value="1.0538186052996308" table:style-name="ce6">
            <text:p>1.054</text:p>
          </table:table-cell>
          <table:table-cell office:value-type="float" office:value="4231.1509083351702" table:style-name="ce5">
            <text:p><text:s/>4,231<text:s/></text:p>
          </table:table-cell>
          <table:table-cell office:value-type="float" office:value="0.99597860334942179" table:style-name="ce6">
            <text:p>0.996</text:p>
          </table:table-cell>
          <table:table-cell office:value-type="float" office:value="4214.1357722442999" table:style-name="ce5">
            <text:p><text:s/>4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14.1357722442999" table:style-name="ce5">
            <text:p><text:s/>4,214<text:s/></text:p>
          </table:table-cell>
          <table:table-cell office:value-type="float" office:value="0.95750077136041611" table:style-name="ce6">
            <text:p>0.958</text:p>
          </table:table-cell>
          <table:table-cell office:value-type="float" office:value="4035.0382525414402" table:style-name="ce5">
            <text:p><text:s/>4,035<text:s/></text:p>
          </table:table-cell>
          <table:table-cell office:value-type="float" office:value="1.0820805913375386" table:style-name="ce6">
            <text:p>1.082</text:p>
          </table:table-cell>
          <table:table-cell office:value-type="float" office:value="4366.2365783796304" table:style-name="ce5">
            <text:p><text:s/>4,3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89.1709371649001" table:style-name="ce5">
            <text:p><text:s/>1,4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89.1709371649001" table:style-name="ce5">
            <text:p><text:s/>1,489<text:s/></text:p>
          </table:table-cell>
          <table:table-cell office:value-type="float" office:value="1.0097754960690506" table:style-name="ce6">
            <text:p>1.010</text:p>
          </table:table-cell>
          <table:table-cell office:value-type="float" office:value="1503.7283218072998" table:style-name="ce5">
            <text:p><text:s/>1,504<text:s/></text:p>
          </table:table-cell>
          <table:table-cell office:value-type="float" office:value="1.2062240224267984" table:style-name="ce6">
            <text:p>1.206</text:p>
          </table:table-cell>
          <table:table-cell office:value-type="float" office:value="1813.8332249675002" table:style-name="ce5">
            <text:p><text:s/>1,8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13.8332249675002" table:style-name="ce5">
            <text:p><text:s/>1,814<text:s/></text:p>
          </table:table-cell>
          <table:table-cell office:value-type="float" office:value="1.0339506584188871" table:style-name="ce6">
            <text:p>1.034</text:p>
          </table:table-cell>
          <table:table-cell office:value-type="float" office:value="1875.4140572172" table:style-name="ce5">
            <text:p><text:s/>1,875<text:s/></text:p>
          </table:table-cell>
          <table:table-cell office:value-type="float" office:value="1.0201299554015382" table:style-name="ce6">
            <text:p>1.020</text:p>
          </table:table-cell>
          <table:table-cell office:value-type="float" office:value="1913.1660585483999" table:style-name="ce5">
            <text:p><text:s/>1,9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13.1660585483999" table:style-name="ce5">
            <text:p><text:s/>1,913<text:s/></text:p>
          </table:table-cell>
          <table:table-cell office:value-type="float" office:value="1.0603052984656434" table:style-name="ce6">
            <text:p>1.060</text:p>
          </table:table-cell>
          <table:table-cell office:value-type="float" office:value="2028.5401087234998" table:style-name="ce5">
            <text:p><text:s/>2,029<text:s/></text:p>
          </table:table-cell>
          <table:table-cell office:value-type="float" office:value="1.0536148593312951" table:style-name="ce6">
            <text:p>1.054</text:p>
          </table:table-cell>
          <table:table-cell office:value-type="float" office:value="2137.3000013005999" table:style-name="ce5">
            <text:p><text:s/>2,1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7.3000013005999" table:style-name="ce5">
            <text:p><text:s/>2,137<text:s/></text:p>
          </table:table-cell>
          <table:table-cell office:value-type="float" office:value="0.98930940726945393" table:style-name="ce6">
            <text:p>0.989</text:p>
          </table:table-cell>
          <table:table-cell office:value-type="float" office:value="2114.4509974436996" table:style-name="ce5">
            <text:p><text:s/>2,114<text:s/></text:p>
          </table:table-cell>
          <table:table-cell office:value-type="float" office:value="1.1012739024351885" table:style-name="ce6">
            <text:p>1.101</text:p>
          </table:table-cell>
          <table:table-cell office:value-type="float" office:value="2328.5897014627999" table:style-name="ce5">
            <text:p><text:s/>2,3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28.5897014627999" table:style-name="ce5">
            <text:p><text:s/>2,329<text:s/></text:p>
          </table:table-cell>
          <table:table-cell office:value-type="float" office:value="1.0573967737874304" table:style-name="ce6">
            <text:p>1.057</text:p>
          </table:table-cell>
          <table:table-cell office:value-type="float" office:value="2462.2432378014" table:style-name="ce5">
            <text:p><text:s/>2,462<text:s/></text:p>
          </table:table-cell>
          <table:table-cell office:value-type="float" office:value="1.0184658994794109" table:style-name="ce6">
            <text:p>1.018</text:p>
          </table:table-cell>
          <table:table-cell office:value-type="float" office:value="2507.7107739244998" table:style-name="ce5">
            <text:p><text:s/>2,5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07.7107739244998" table:style-name="ce5">
            <text:p><text:s/>2,508<text:s/></text:p>
          </table:table-cell>
          <table:table-cell office:value-type="float" office:value="1.0802374637851113" table:style-name="ce6">
            <text:p>1.080</text:p>
          </table:table-cell>
          <table:table-cell office:value-type="float" office:value="2708.9231263308006" table:style-name="ce5">
            <text:p><text:s/>2,709<text:s/></text:p>
          </table:table-cell>
          <table:table-cell office:value-type="float" office:value="0.94634263841145594" table:style-name="ce6">
            <text:p>0.946</text:p>
          </table:table-cell>
          <table:table-cell office:value-type="float" office:value="2563.5694586256996" table:style-name="ce5">
            <text:p><text:s/>2,5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63.5694586256996" table:style-name="ce5">
            <text:p><text:s/>2,564<text:s/></text:p>
          </table:table-cell>
          <table:table-cell office:value-type="float" office:value="0.88352074920459633" table:style-name="ce6">
            <text:p>0.884</text:p>
          </table:table-cell>
          <table:table-cell office:value-type="float" office:value="2264.9668087229998" table:style-name="ce5">
            <text:p><text:s/>2,265<text:s/></text:p>
          </table:table-cell>
          <table:table-cell office:value-type="float" office:value="1.1513913409987353" table:style-name="ce6">
            <text:p>1.151</text:p>
          </table:table-cell>
          <table:table-cell office:value-type="float" office:value="2607.8631712132005" table:style-name="ce5">
            <text:p><text:s/>2,6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07.8631712132005" table:style-name="ce5">
            <text:p><text:s/>2,608<text:s/></text:p>
          </table:table-cell>
          <table:table-cell office:value-type="float" office:value="1.0541292066690868" table:style-name="ce6">
            <text:p>1.054</text:p>
          </table:table-cell>
          <table:table-cell office:value-type="float" office:value="2749.0247357725002" table:style-name="ce5">
            <text:p><text:s/>2,749<text:s/></text:p>
          </table:table-cell>
          <table:table-cell office:value-type="float" office:value="0.97814767843772088" table:style-name="ce6">
            <text:p>0.978</text:p>
          </table:table-cell>
          <table:table-cell office:value-type="float" office:value="2688.9521632637402" table:style-name="ce5">
            <text:p><text:s/>2,6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88.9521632637402" table:style-name="ce5">
            <text:p><text:s/>2,689<text:s/></text:p>
          </table:table-cell>
          <table:table-cell office:value-type="float" office:value="1.024877365960351" table:style-name="ce6">
            <text:p>1.025</text:p>
          </table:table-cell>
          <table:table-cell office:value-type="float" office:value="2755.8462102791295" table:style-name="ce5">
            <text:p><text:s/>2,756<text:s/></text:p>
          </table:table-cell>
          <table:table-cell office:value-type="float" office:value="1.0095820159988449" table:style-name="ce6">
            <text:p>1.010</text:p>
          </table:table-cell>
          <table:table-cell office:value-type="float" office:value="2782.2527727563802" table:style-name="ce5">
            <text:p><text:s/>2,7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82.2527727563802" table:style-name="ce5">
            <text:p><text:s/>2,782<text:s/></text:p>
          </table:table-cell>
          <table:table-cell office:value-type="float" office:value="1.0689420586167657" table:style-name="ce6">
            <text:p>1.069</text:p>
          </table:table-cell>
          <table:table-cell office:value-type="float" office:value="2974.0670065024096" table:style-name="ce5">
            <text:p><text:s/>2,974<text:s/></text:p>
          </table:table-cell>
          <table:table-cell office:value-type="float" office:value="0.96626142693034922" table:style-name="ce6">
            <text:p>0.966</text:p>
          </table:table-cell>
          <table:table-cell office:value-type="float" office:value="2873.7262294894904" table:style-name="ce5">
            <text:p><text:s/>2,8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73.7262294894904" table:style-name="ce5">
            <text:p><text:s/>2,874<text:s/></text:p>
          </table:table-cell>
          <table:table-cell office:value-type="float" office:value="1.0234759846435422" table:style-name="ce6">
            <text:p>1.023</text:p>
          </table:table-cell>
          <table:table-cell office:value-type="float" office:value="2941.18978232273" table:style-name="ce5">
            <text:p><text:s/>2,941<text:s/></text:p>
          </table:table-cell>
          <table:table-cell office:value-type="float" office:value="1.1060038927652305" table:style-name="ce6">
            <text:p>1.106</text:p>
          </table:table-cell>
          <table:table-cell office:value-type="float" office:value="3252.9673486102602" table:style-name="ce5">
            <text:p><text:s/>3,2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52.9673486102602" table:style-name="ce5">
            <text:p><text:s/>3,253<text:s/></text:p>
          </table:table-cell>
          <table:table-cell office:value-type="float" office:value="1.0168641566170029" table:style-name="ce6">
            <text:p>1.017</text:p>
          </table:table-cell>
          <table:table-cell office:value-type="float" office:value="3307.8258994472203" table:style-name="ce5">
            <text:p><text:s/>3,308<text:s/></text:p>
          </table:table-cell>
          <table:table-cell office:value-type="float" office:value="0.97918632205621348" table:style-name="ce6">
            <text:p>0.979</text:p>
          </table:table-cell>
          <table:table-cell office:value-type="float" office:value="3238.9778764820098" table:style-name="ce5">
            <text:p><text:s/>3,2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38.9778764820098" table:style-name="ce5">
            <text:p><text:s/>3,239<text:s/></text:p>
          </table:table-cell>
          <table:table-cell office:value-type="float" office:value="0.931455948101644" table:style-name="ce6">
            <text:p>0.931</text:p>
          </table:table-cell>
          <table:table-cell office:value-type="float" office:value="3016.9652088188" table:style-name="ce5">
            <text:p><text:s/>3,017<text:s/></text:p>
          </table:table-cell>
          <table:table-cell office:value-type="float" office:value="1.147589930791248" table:style-name="ce6">
            <text:p>1.148</text:p>
          </table:table-cell>
          <table:table-cell office:value-type="float" office:value="3462.2388951879702" table:style-name="ce5">
            <text:p><text:s/>3,4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62.2388951879702" table:style-name="ce5">
            <text:p><text:s/>3,462<text:s/></text:p>
          </table:table-cell>
          <table:table-cell office:value-type="float" office:value="0.94254073570452479" table:style-name="ce6">
            <text:p>0.943</text:p>
          </table:table-cell>
          <table:table-cell office:value-type="float" office:value="3263.3011954552903" table:style-name="ce5">
            <text:p><text:s/>3,263<text:s/></text:p>
          </table:table-cell>
          <table:table-cell office:value-type="float" office:value="1.0340531874906067" table:style-name="ce6">
            <text:p>1.034</text:p>
          </table:table-cell>
          <table:table-cell office:value-type="float" office:value="3374.4270029024501" table:style-name="ce5">
            <text:p><text:s/>3,3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74.4270029024501" table:style-name="ce5">
            <text:p><text:s/>3,374<text:s/></text:p>
          </table:table-cell>
          <table:table-cell office:value-type="float" office:value="1.0435090261886144" table:style-name="ce6">
            <text:p>1.044</text:p>
          </table:table-cell>
          <table:table-cell office:value-type="float" office:value="3521.2450357433004" table:style-name="ce5">
            <text:p><text:s/>3,521<text:s/></text:p>
          </table:table-cell>
          <table:table-cell office:value-type="float" office:value="1.0318527250141039" table:style-name="ce6">
            <text:p>1.032</text:p>
          </table:table-cell>
          <table:table-cell office:value-type="float" office:value="3633.4062855741099" table:style-name="ce5">
            <text:p><text:s/>3,6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33.4062855741099" table:style-name="ce5">
            <text:p><text:s/>3,633<text:s/></text:p>
          </table:table-cell>
          <table:table-cell office:value-type="float" office:value="0.94671219557932074" table:style-name="ce6">
            <text:p>0.947</text:p>
          </table:table-cell>
          <table:table-cell office:value-type="float" office:value="3439.7900420475703" table:style-name="ce5">
            <text:p><text:s/>3,440<text:s/></text:p>
          </table:table-cell>
          <table:table-cell office:value-type="float" office:value="1.2237626464159277" table:style-name="ce6">
            <text:p>1.224</text:p>
          </table:table-cell>
          <table:table-cell office:value-type="float" office:value="4209.4865649712892" table:style-name="ce5">
            <text:p><text:s/>4,2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1.4440260747001" table:style-name="ce5">
            <text:p><text:s/>2,9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61.4440260747001" table:style-name="ce5">
            <text:p><text:s/>2,961<text:s/></text:p>
          </table:table-cell>
          <table:table-cell office:value-type="float" office:value="0.98913608202065384" table:style-name="ce6">
            <text:p>0.989</text:p>
          </table:table-cell>
          <table:table-cell office:value-type="float" office:value="2929.2711410749998" table:style-name="ce5">
            <text:p><text:s/>2,929<text:s/></text:p>
          </table:table-cell>
          <table:table-cell office:value-type="float" office:value="0.90255108330793099" table:style-name="ce6">
            <text:p>0.903</text:p>
          </table:table-cell>
          <table:table-cell office:value-type="float" office:value="2643.8168416799003" table:style-name="ce5">
            <text:p><text:s/>2,6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43.8168416799003" table:style-name="ce5">
            <text:p><text:s/>2,644<text:s/></text:p>
          </table:table-cell>
          <table:table-cell office:value-type="float" office:value="1.0921966876904448" table:style-name="ce6">
            <text:p>1.092</text:p>
          </table:table-cell>
          <table:table-cell office:value-type="float" office:value="2887.5679973430001" table:style-name="ce5">
            <text:p><text:s/>2,888<text:s/></text:p>
          </table:table-cell>
          <table:table-cell office:value-type="float" office:value="1.0158252040300861" table:style-name="ce6">
            <text:p>1.016</text:p>
          </table:table-cell>
          <table:table-cell office:value-type="float" office:value="2933.2643500517001" table:style-name="ce5">
            <text:p><text:s/>2,9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33.2643500517001" table:style-name="ce5">
            <text:p><text:s/>2,933<text:s/></text:p>
          </table:table-cell>
          <table:table-cell office:value-type="float" office:value="1.0582322898916319" table:style-name="ce6">
            <text:p>1.058</text:p>
          </table:table-cell>
          <table:table-cell office:value-type="float" office:value="3104.0750500127001" table:style-name="ce5">
            <text:p><text:s/>3,104<text:s/></text:p>
          </table:table-cell>
          <table:table-cell office:value-type="float" office:value="1.092358720781486" table:style-name="ce6">
            <text:p>1.092</text:p>
          </table:table-cell>
          <table:table-cell office:value-type="float" office:value="3390.7634508415999" table:style-name="ce5">
            <text:p><text:s/>3,3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90.7634508415999" table:style-name="ce5">
            <text:p><text:s/>3,391<text:s/></text:p>
          </table:table-cell>
          <table:table-cell office:value-type="float" office:value="1.0749195583505975" table:style-name="ce6">
            <text:p>1.075</text:p>
          </table:table-cell>
          <table:table-cell office:value-type="float" office:value="3644.7979510500004" table:style-name="ce5">
            <text:p><text:s/>3,645<text:s/></text:p>
          </table:table-cell>
          <table:table-cell office:value-type="float" office:value="1.0231882586144048" table:style-name="ce6">
            <text:p>1.023</text:p>
          </table:table-cell>
          <table:table-cell office:value-type="float" office:value="3729.3144685361999" table:style-name="ce5">
            <text:p><text:s/>3,7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29.3144685361999" table:style-name="ce5">
            <text:p><text:s/>3,729<text:s/></text:p>
          </table:table-cell>
          <table:table-cell office:value-type="float" office:value="1.1265079632361714" table:style-name="ce6">
            <text:p>1.127</text:p>
          </table:table-cell>
          <table:table-cell office:value-type="float" office:value="4201.1024462179003" table:style-name="ce5">
            <text:p><text:s/>4,201<text:s/></text:p>
          </table:table-cell>
          <table:table-cell office:value-type="float" office:value="1.0113077598689286" table:style-name="ce6">
            <text:p>1.011</text:p>
          </table:table-cell>
          <table:table-cell office:value-type="float" office:value="4248.6075038645004" table:style-name="ce5">
            <text:p><text:s/>4,2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48.6075038645004" table:style-name="ce5">
            <text:p><text:s/>4,249<text:s/></text:p>
          </table:table-cell>
          <table:table-cell office:value-type="float" office:value="1.115218431383421" table:style-name="ce6">
            <text:p>1.115</text:p>
          </table:table-cell>
          <table:table-cell office:value-type="float" office:value="4738.1253960235999" table:style-name="ce5">
            <text:p><text:s/>4,738<text:s/></text:p>
          </table:table-cell>
          <table:table-cell office:value-type="float" office:value="0.93751664495305287" table:style-name="ce6">
            <text:p>0.938</text:p>
          </table:table-cell>
          <table:table-cell office:value-type="float" office:value="4442.0714246469006" table:style-name="ce5">
            <text:p><text:s/>4,4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42.0714246469006" table:style-name="ce5">
            <text:p><text:s/>4,442<text:s/></text:p>
          </table:table-cell>
          <table:table-cell office:value-type="float" office:value="1.0951260123887334" table:style-name="ce6">
            <text:p>1.095</text:p>
          </table:table-cell>
          <table:table-cell office:value-type="float" office:value="4864.6279660194996" table:style-name="ce5">
            <text:p><text:s/>4,865<text:s/></text:p>
          </table:table-cell>
          <table:table-cell office:value-type="float" office:value="1.1438782974991626" table:style-name="ce6">
            <text:p>1.144</text:p>
          </table:table-cell>
          <table:table-cell office:value-type="float" office:value="5564.5423557371996" table:style-name="ce5">
            <text:p><text:s/>5,5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64.5423557371996" table:style-name="ce5">
            <text:p><text:s/>5,565<text:s/></text:p>
          </table:table-cell>
          <table:table-cell office:value-type="float" office:value="1.0952147245041874" table:style-name="ce6">
            <text:p>1.095</text:p>
          </table:table-cell>
          <table:table-cell office:value-type="float" office:value="6094.3687231306003" table:style-name="ce5">
            <text:p><text:s/>6,094<text:s/></text:p>
          </table:table-cell>
          <table:table-cell office:value-type="float" office:value="1.1014406280952624" table:style-name="ce6">
            <text:p>1.101</text:p>
          </table:table-cell>
          <table:table-cell office:value-type="float" office:value="6712.5853142490905" table:style-name="ce5">
            <text:p><text:s/>6,7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12.5853142490905" table:style-name="ce5">
            <text:p><text:s/>6,713<text:s/></text:p>
          </table:table-cell>
          <table:table-cell office:value-type="float" office:value="1.0311173971871948" table:style-name="ce6">
            <text:p>1.031</text:p>
          </table:table-cell>
          <table:table-cell office:value-type="float" office:value="6921.4634976255102" table:style-name="ce5">
            <text:p><text:s/>6,921<text:s/></text:p>
          </table:table-cell>
          <table:table-cell office:value-type="float" office:value="1.0469676938237562" table:style-name="ce6">
            <text:p>1.047</text:p>
          </table:table-cell>
          <table:table-cell office:value-type="float" office:value="7246.5486759942905" table:style-name="ce5">
            <text:p><text:s/>7,2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246.5486759942905" table:style-name="ce5">
            <text:p><text:s/>7,247<text:s/></text:p>
          </table:table-cell>
          <table:table-cell office:value-type="float" office:value="1.1005934768636216" table:style-name="ce6">
            <text:p>1.101</text:p>
          </table:table-cell>
          <table:table-cell office:value-type="float" office:value="7975.5042025740295" table:style-name="ce5">
            <text:p><text:s/>7,976<text:s/></text:p>
          </table:table-cell>
          <table:table-cell office:value-type="float" office:value="1.0585735812750445" table:style-name="ce6">
            <text:p>1.059</text:p>
          </table:table-cell>
          <table:table-cell office:value-type="float" office:value="8442.6580461929607" table:style-name="ce5">
            <text:p><text:s/>8,4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442.6580461929607" table:style-name="ce5">
            <text:p><text:s/>8,443<text:s/></text:p>
          </table:table-cell>
          <table:table-cell office:value-type="float" office:value="1.028757781528274" table:style-name="ce6">
            <text:p>1.029</text:p>
          </table:table-cell>
          <table:table-cell office:value-type="float" office:value="8685.4501618033009" table:style-name="ce5">
            <text:p><text:s/>8,685<text:s/></text:p>
          </table:table-cell>
          <table:table-cell office:value-type="float" office:value="1.0363490272505025" table:style-name="ce6">
            <text:p>1.036</text:p>
          </table:table-cell>
          <table:table-cell office:value-type="float" office:value="9001.1578264175696" table:style-name="ce5">
            <text:p><text:s/>9,0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001.1578264175696" table:style-name="ce5">
            <text:p><text:s/>9,001<text:s/></text:p>
          </table:table-cell>
          <table:table-cell office:value-type="float" office:value="1.0623908751499138" table:style-name="ce6">
            <text:p>1.062</text:p>
          </table:table-cell>
          <table:table-cell office:value-type="float" office:value="9562.7479405702597" table:style-name="ce5">
            <text:p><text:s/>9,563<text:s/></text:p>
          </table:table-cell>
          <table:table-cell office:value-type="float" office:value="1.1009939281652601" table:style-name="ce6">
            <text:p>1.101</text:p>
          </table:table-cell>
          <table:table-cell office:value-type="float" office:value="10528.5274191427" table:style-name="ce5">
            <text:p><text:s/>10,5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528.5274191427" table:style-name="ce5">
            <text:p><text:s/>10,529<text:s/></text:p>
          </table:table-cell>
          <table:table-cell office:value-type="float" office:value="1.0277545826277568" table:style-name="ce6">
            <text:p>1.028</text:p>
          </table:table-cell>
          <table:table-cell office:value-type="float" office:value="10820.7423033459" table:style-name="ce5">
            <text:p><text:s/>10,821<text:s/></text:p>
          </table:table-cell>
          <table:table-cell office:value-type="float" office:value="1.1425484571754108" table:style-name="ce6">
            <text:p>1.143</text:p>
          </table:table-cell>
          <table:table-cell office:value-type="float" office:value="12363.22242418056" table:style-name="ce5">
            <text:p><text:s/>12,3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63.22242418056" table:style-name="ce5">
            <text:p><text:s/>12,363<text:s/></text:p>
          </table:table-cell>
          <table:table-cell office:value-type="float" office:value="0.95797594526985175" table:style-name="ce6">
            <text:p>0.958</text:p>
          </table:table-cell>
          <table:table-cell office:value-type="float" office:value="11843.669688385799" table:style-name="ce5">
            <text:p><text:s/>11,844<text:s/></text:p>
          </table:table-cell>
          <table:table-cell office:value-type="float" office:value="1.1519558434992345" table:style-name="ce6">
            <text:p>1.152</text:p>
          </table:table-cell>
          <table:table-cell office:value-type="float" office:value="13643.38450601078" table:style-name="ce5">
            <text:p><text:s/>13,6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643.38450601078" table:style-name="ce5">
            <text:p><text:s/>13,643<text:s/></text:p>
          </table:table-cell>
          <table:table-cell office:value-type="float" office:value="1.0066535070848701" table:style-name="ce6">
            <text:p>1.007</text:p>
          </table:table-cell>
          <table:table-cell office:value-type="float" office:value="13734.160861483129" table:style-name="ce5">
            <text:p><text:s/>13,734<text:s/></text:p>
          </table:table-cell>
          <table:table-cell office:value-type="float" office:value="1.0081264231457057" table:style-name="ce6">
            <text:p>1.008</text:p>
          </table:table-cell>
          <table:table-cell office:value-type="float" office:value="13845.770464194731" table:style-name="ce5">
            <text:p><text:s/>13,8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45.770464194731" table:style-name="ce5">
            <text:p><text:s/>13,846<text:s/></text:p>
          </table:table-cell>
          <table:table-cell office:value-type="float" office:value="1.0415990991055994" table:style-name="ce6">
            <text:p>1.042</text:p>
          </table:table-cell>
          <table:table-cell office:value-type="float" office:value="14421.74204192815" table:style-name="ce5">
            <text:p><text:s/>14,422<text:s/></text:p>
          </table:table-cell>
          <table:table-cell office:value-type="float" office:value="0.97591365111508699" table:style-name="ce6">
            <text:p>0.976</text:p>
          </table:table-cell>
          <table:table-cell office:value-type="float" office:value="14074.374931578051" table:style-name="ce5">
            <text:p><text:s/>14,0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1.40787096931001" table:style-name="ce5">
            <text:p><text:s/>9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41.40787096931001" table:style-name="ce5">
            <text:p><text:s/>941<text:s/></text:p>
          </table:table-cell>
          <table:table-cell office:value-type="float" office:value="0.98999431139618421" table:style-name="ce6">
            <text:p>0.990</text:p>
          </table:table-cell>
          <table:table-cell office:value-type="float" office:value="931.98843696321001" table:style-name="ce5">
            <text:p><text:s/>932<text:s/></text:p>
          </table:table-cell>
          <table:table-cell office:value-type="float" office:value="0.91928684212905165" table:style-name="ce6">
            <text:p>0.919</text:p>
          </table:table-cell>
          <table:table-cell office:value-type="float" office:value="856.76470711670004" table:style-name="ce5">
            <text:p><text:s/>8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56.76470711670004" table:style-name="ce5">
            <text:p><text:s/>857<text:s/></text:p>
          </table:table-cell>
          <table:table-cell office:value-type="float" office:value="1.0860933614170953" table:style-name="ce6">
            <text:p>1.086</text:p>
          </table:table-cell>
          <table:table-cell office:value-type="float" office:value="930.52646069591003" table:style-name="ce5">
            <text:p><text:s/>931<text:s/></text:p>
          </table:table-cell>
          <table:table-cell office:value-type="float" office:value="1.1046664179803674" table:style-name="ce6">
            <text:p>1.105</text:p>
          </table:table-cell>
          <table:table-cell office:value-type="float" office:value="1027.9213321729001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27.9213321729001" table:style-name="ce5">
            <text:p><text:s/>1,028<text:s/></text:p>
          </table:table-cell>
          <table:table-cell office:value-type="float" office:value="1.0664387209739439" table:style-name="ce6">
            <text:p>1.066</text:p>
          </table:table-cell>
          <table:table-cell office:value-type="float" office:value="1096.2151107442999" table:style-name="ce5">
            <text:p><text:s/>1,096<text:s/></text:p>
          </table:table-cell>
          <table:table-cell office:value-type="float" office:value="1.0780009867901237" table:style-name="ce6">
            <text:p>1.078</text:p>
          </table:table-cell>
          <table:table-cell office:value-type="float" office:value="1181.7209711166001" table:style-name="ce5">
            <text:p><text:s/>1,1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81.7209711166001" table:style-name="ce5">
            <text:p><text:s/>1,182<text:s/></text:p>
          </table:table-cell>
          <table:table-cell office:value-type="float" office:value="1.0889091232211308" table:style-name="ce6">
            <text:p>1.089</text:p>
          </table:table-cell>
          <table:table-cell office:value-type="float" office:value="1286.7867465506001" table:style-name="ce5">
            <text:p><text:s/>1,287<text:s/></text:p>
          </table:table-cell>
          <table:table-cell office:value-type="float" office:value="1.030030155414785" table:style-name="ce6">
            <text:p>1.030</text:p>
          </table:table-cell>
          <table:table-cell office:value-type="float" office:value="1325.4291525352" table:style-name="ce5">
            <text:p><text:s/>1,3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5.4291525352" table:style-name="ce5">
            <text:p><text:s/>1,325<text:s/></text:p>
          </table:table-cell>
          <table:table-cell office:value-type="float" office:value="1.125850287041555" table:style-name="ce6">
            <text:p>1.126</text:p>
          </table:table-cell>
          <table:table-cell office:value-type="float" office:value="1492.2347918350001" table:style-name="ce5">
            <text:p><text:s/>1,492<text:s/></text:p>
          </table:table-cell>
          <table:table-cell office:value-type="float" office:value="1.0330783727655224" table:style-name="ce6">
            <text:p>1.033</text:p>
          </table:table-cell>
          <table:table-cell office:value-type="float" office:value="1541.595490533" table:style-name="ce5">
            <text:p><text:s/>1,5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41.595490533" table:style-name="ce5">
            <text:p><text:s/>1,542<text:s/></text:p>
          </table:table-cell>
          <table:table-cell office:value-type="float" office:value="1.1130583572674697" table:style-name="ce6">
            <text:p>1.113</text:p>
          </table:table-cell>
          <table:table-cell office:value-type="float" office:value="1715.8857442636001" table:style-name="ce5">
            <text:p><text:s/>1,716<text:s/></text:p>
          </table:table-cell>
          <table:table-cell office:value-type="float" office:value="1.0060946802181681" table:style-name="ce6">
            <text:p>1.006</text:p>
          </table:table-cell>
          <table:table-cell office:value-type="float" office:value="1726.3435191658" table:style-name="ce5">
            <text:p><text:s/>1,7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6.3435191658" table:style-name="ce5">
            <text:p><text:s/>1,726<text:s/></text:p>
          </table:table-cell>
          <table:table-cell office:value-type="float" office:value="1.1011573257250014" table:style-name="ce6">
            <text:p>1.101</text:p>
          </table:table-cell>
          <table:table-cell office:value-type="float" office:value="1900.9758128472999" table:style-name="ce5">
            <text:p><text:s/>1,901<text:s/></text:p>
          </table:table-cell>
          <table:table-cell office:value-type="float" office:value="1.1721268637011761" table:style-name="ce6">
            <text:p>1.172</text:p>
          </table:table-cell>
          <table:table-cell office:value-type="float" office:value="2228.1848174844999" table:style-name="ce5">
            <text:p><text:s/>2,2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28.1848174844999" table:style-name="ce5">
            <text:p><text:s/>2,228<text:s/></text:p>
          </table:table-cell>
          <table:table-cell office:value-type="float" office:value="1.1004519236298302" table:style-name="ce6">
            <text:p>1.100</text:p>
          </table:table-cell>
          <table:table-cell office:value-type="float" office:value="2452.0102686036003" table:style-name="ce5">
            <text:p><text:s/>2,452<text:s/></text:p>
          </table:table-cell>
          <table:table-cell office:value-type="float" office:value="1.0915864706416099" table:style-name="ce6">
            <text:p>1.092</text:p>
          </table:table-cell>
          <table:table-cell office:value-type="float" office:value="2676.5812350819897" table:style-name="ce5">
            <text:p><text:s/>2,6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76.5812350819897" table:style-name="ce5">
            <text:p><text:s/>2,677<text:s/></text:p>
          </table:table-cell>
          <table:table-cell office:value-type="float" office:value="1.0174971896869014" table:style-name="ce6">
            <text:p>1.017</text:p>
          </table:table-cell>
          <table:table-cell office:value-type="float" office:value="2723.4138846646201" table:style-name="ce5">
            <text:p><text:s/>2,723<text:s/></text:p>
          </table:table-cell>
          <table:table-cell office:value-type="float" office:value="1.0935929774344155" table:style-name="ce6">
            <text:p>1.094</text:p>
          </table:table-cell>
          <table:table-cell office:value-type="float" office:value="2978.3062989166096" table:style-name="ce5">
            <text:p><text:s/>2,9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78.3062989166096" table:style-name="ce5">
            <text:p><text:s/>2,978<text:s/></text:p>
          </table:table-cell>
          <table:table-cell office:value-type="float" office:value="1.126631511354051" table:style-name="ce6">
            <text:p>1.127</text:p>
          </table:table-cell>
          <table:table-cell office:value-type="float" office:value="3355.45372682371" table:style-name="ce5">
            <text:p><text:s/>3,355<text:s/></text:p>
          </table:table-cell>
          <table:table-cell office:value-type="float" office:value="1.0229784647907412" table:style-name="ce6">
            <text:p>1.023</text:p>
          </table:table-cell>
          <table:table-cell office:value-type="float" office:value="3432.5569021424899" table:style-name="ce5">
            <text:p><text:s/>3,4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32.5569021424899" table:style-name="ce5">
            <text:p><text:s/>3,433<text:s/></text:p>
          </table:table-cell>
          <table:table-cell office:value-type="float" office:value="1.035305224226861" table:style-name="ce6">
            <text:p>1.035</text:p>
          </table:table-cell>
          <table:table-cell office:value-type="float" office:value="3553.74409324409" table:style-name="ce5">
            <text:p><text:s/>3,554<text:s/></text:p>
          </table:table-cell>
          <table:table-cell office:value-type="float" office:value="1.0426205917686788" table:style-name="ce6">
            <text:p>1.043</text:p>
          </table:table-cell>
          <table:table-cell office:value-type="float" office:value="3705.2067694926" table:style-name="ce5">
            <text:p><text:s/>3,7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05.2067694926" table:style-name="ce5">
            <text:p><text:s/>3,705<text:s/></text:p>
          </table:table-cell>
          <table:table-cell office:value-type="float" office:value="1.0753288715156135" table:style-name="ce6">
            <text:p>1.075</text:p>
          </table:table-cell>
          <table:table-cell office:value-type="float" office:value="3984.3158141704898" table:style-name="ce5">
            <text:p><text:s/>3,984<text:s/></text:p>
          </table:table-cell>
          <table:table-cell office:value-type="float" office:value="1.0351478768950111" table:style-name="ce6">
            <text:p>1.035</text:p>
          </table:table-cell>
          <table:table-cell office:value-type="float" office:value="4124.3560559178004" table:style-name="ce5">
            <text:p><text:s/>4,1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24.3560559178004" table:style-name="ce5">
            <text:p><text:s/>4,124<text:s/></text:p>
          </table:table-cell>
          <table:table-cell office:value-type="float" office:value="1.0513468350088226" table:style-name="ce6">
            <text:p>1.051</text:p>
          </table:table-cell>
          <table:table-cell office:value-type="float" office:value="4336.1286858386502" table:style-name="ce5">
            <text:p><text:s/>4,336<text:s/></text:p>
          </table:table-cell>
          <table:table-cell office:value-type="float" office:value="1.1237172142814564" table:style-name="ce6">
            <text:p>1.124</text:p>
          </table:table-cell>
          <table:table-cell office:value-type="float" office:value="4872.5824476165199" table:style-name="ce5">
            <text:p><text:s/>4,8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72.5824476165199" table:style-name="ce5">
            <text:p><text:s/>4,873<text:s/></text:p>
          </table:table-cell>
          <table:table-cell office:value-type="float" office:value="0.94650148183480964" table:style-name="ce6">
            <text:p>0.947</text:p>
          </table:table-cell>
          <table:table-cell office:value-type="float" office:value="4611.90650703132" table:style-name="ce5">
            <text:p><text:s/>4,612<text:s/></text:p>
          </table:table-cell>
          <table:table-cell office:value-type="float" office:value="1.0735505084194101" table:style-name="ce6">
            <text:p>1.074</text:p>
          </table:table-cell>
          <table:table-cell office:value-type="float" office:value="4951.11457540626" table:style-name="ce5">
            <text:p><text:s/>4,9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51.11457540626" table:style-name="ce5">
            <text:p><text:s/>4,951<text:s/></text:p>
          </table:table-cell>
          <table:table-cell office:value-type="float" office:value="1.0123470758550492" table:style-name="ce6">
            <text:p>1.012</text:p>
          </table:table-cell>
          <table:table-cell office:value-type="float" office:value="5012.2463626358403" table:style-name="ce5">
            <text:p><text:s/>5,012<text:s/></text:p>
          </table:table-cell>
          <table:table-cell office:value-type="float" office:value="0.99786666661775425" table:style-name="ce6">
            <text:p>0.998</text:p>
          </table:table-cell>
          <table:table-cell office:value-type="float" office:value="5001.5535701503895" table:style-name="ce5">
            <text:p><text:s/>5,0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01.5535701503895" table:style-name="ce5">
            <text:p><text:s/>5,002<text:s/></text:p>
          </table:table-cell>
          <table:table-cell office:value-type="float" office:value="1.0472356979608091" table:style-name="ce6">
            <text:p>1.047</text:p>
          </table:table-cell>
          <table:table-cell office:value-type="float" office:value="5237.8054439248199" table:style-name="ce5">
            <text:p><text:s/>5,238<text:s/></text:p>
          </table:table-cell>
          <table:table-cell office:value-type="float" office:value="0.99187580824391131" table:style-name="ce6">
            <text:p>0.992</text:p>
          </table:table-cell>
          <table:table-cell office:value-type="float" office:value="5195.2525081172898" table:style-name="ce5">
            <text:p><text:s/>5,1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20.0361551053898" table:style-name="ce5">
            <text:p><text:s/>2,0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20.0361551053898" table:style-name="ce5">
            <text:p><text:s/>2,020<text:s/></text:p>
          </table:table-cell>
          <table:table-cell office:value-type="float" office:value="0.98873611695706853" table:style-name="ce6">
            <text:p>0.989</text:p>
          </table:table-cell>
          <table:table-cell office:value-type="float" office:value="1997.2827041117896" table:style-name="ce5">
            <text:p><text:s/>1,997<text:s/></text:p>
          </table:table-cell>
          <table:table-cell office:value-type="float" office:value="0.8947417062613171" table:style-name="ce6">
            <text:p>0.895</text:p>
          </table:table-cell>
          <table:table-cell office:value-type="float" office:value="1787.0521345632001" table:style-name="ce5">
            <text:p><text:s/>1,7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87.0521345632001" table:style-name="ce5">
            <text:p><text:s/>1,787<text:s/></text:p>
          </table:table-cell>
          <table:table-cell office:value-type="float" office:value="1.0951227996073207" table:style-name="ce6">
            <text:p>1.095</text:p>
          </table:table-cell>
          <table:table-cell office:value-type="float" office:value="1957.04153664709" table:style-name="ce5">
            <text:p><text:s/>1,957<text:s/></text:p>
          </table:table-cell>
          <table:table-cell office:value-type="float" office:value="0.97358333085926085" table:style-name="ce6">
            <text:p>0.974</text:p>
          </table:table-cell>
          <table:table-cell office:value-type="float" office:value="1905.3430178788001" table:style-name="ce5">
            <text:p><text:s/>1,9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05.3430178788001" table:style-name="ce5">
            <text:p><text:s/>1,905<text:s/></text:p>
          </table:table-cell>
          <table:table-cell office:value-type="float" office:value="1.0538049686736886" table:style-name="ce6">
            <text:p>1.054</text:p>
          </table:table-cell>
          <table:table-cell office:value-type="float" office:value="2007.8599392684002" table:style-name="ce5">
            <text:p><text:s/>2,008<text:s/></text:p>
          </table:table-cell>
          <table:table-cell office:value-type="float" office:value="1.1001974971072455" table:style-name="ce6">
            <text:p>1.100</text:p>
          </table:table-cell>
          <table:table-cell office:value-type="float" office:value="2209.0424797249998" table:style-name="ce5">
            <text:p><text:s/>2,2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09.0424797249998" table:style-name="ce5">
            <text:p><text:s/>2,209<text:s/></text:p>
          </table:table-cell>
          <table:table-cell office:value-type="float" office:value="1.0674358805417563" table:style-name="ce6">
            <text:p>1.067</text:p>
          </table:table-cell>
          <table:table-cell office:value-type="float" office:value="2358.0112044994003" table:style-name="ce5">
            <text:p><text:s/>2,358<text:s/></text:p>
          </table:table-cell>
          <table:table-cell office:value-type="float" office:value="1.0194545774057671" table:style-name="ce6">
            <text:p>1.019</text:p>
          </table:table-cell>
          <table:table-cell office:value-type="float" office:value="2403.8853160009999" table:style-name="ce5">
            <text:p><text:s/>2,4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03.8853160009999" table:style-name="ce5">
            <text:p><text:s/>2,404<text:s/></text:p>
          </table:table-cell>
          <table:table-cell office:value-type="float" office:value="1.1268705858602504" table:style-name="ce6">
            <text:p>1.127</text:p>
          </table:table-cell>
          <table:table-cell office:value-type="float" office:value="2708.8676543828997" table:style-name="ce5">
            <text:p><text:s/>2,709<text:s/></text:p>
          </table:table-cell>
          <table:table-cell office:value-type="float" office:value="0.99931497537415781" table:style-name="ce6">
            <text:p>0.999</text:p>
          </table:table-cell>
          <table:table-cell office:value-type="float" office:value="2707.0120133314999" table:style-name="ce5">
            <text:p><text:s/>2,7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07.0120133314999" table:style-name="ce5">
            <text:p><text:s/>2,707<text:s/></text:p>
          </table:table-cell>
          <table:table-cell office:value-type="float" office:value="1.1164485554094572" table:style-name="ce6">
            <text:p>1.116</text:p>
          </table:table-cell>
          <table:table-cell office:value-type="float" office:value="3022.2396517599991" table:style-name="ce5">
            <text:p><text:s/>3,022<text:s/></text:p>
          </table:table-cell>
          <table:table-cell office:value-type="float" office:value="0.89858125708184577" table:style-name="ce6">
            <text:p>0.899</text:p>
          </table:table-cell>
          <table:table-cell office:value-type="float" office:value="2715.7279054811002" table:style-name="ce5">
            <text:p><text:s/>2,7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5.7279054811002" table:style-name="ce5">
            <text:p><text:s/>2,716<text:s/></text:p>
          </table:table-cell>
          <table:table-cell office:value-type="float" office:value="1.091292005797311" table:style-name="ce6">
            <text:p>1.091</text:p>
          </table:table-cell>
          <table:table-cell office:value-type="float" office:value="2963.6521531721996" table:style-name="ce5">
            <text:p><text:s/>2,964<text:s/></text:p>
          </table:table-cell>
          <table:table-cell office:value-type="float" office:value="1.1257588157508862" table:style-name="ce6">
            <text:p>1.126</text:p>
          </table:table-cell>
          <table:table-cell office:value-type="float" office:value="3336.3575382526997" table:style-name="ce5">
            <text:p><text:s/>3,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6.3575382526997" table:style-name="ce5">
            <text:p><text:s/>3,336<text:s/></text:p>
          </table:table-cell>
          <table:table-cell office:value-type="float" office:value="1.0917170635238804" table:style-name="ce6">
            <text:p>1.092</text:p>
          </table:table-cell>
          <table:table-cell office:value-type="float" office:value="3642.358454527" table:style-name="ce5">
            <text:p><text:s/>3,642<text:s/></text:p>
          </table:table-cell>
          <table:table-cell office:value-type="float" office:value="1.1080743780587679" table:style-name="ce6">
            <text:p>1.108</text:p>
          </table:table-cell>
          <table:table-cell office:value-type="float" office:value="4036.0040791671004" table:style-name="ce5">
            <text:p><text:s/>4,0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36.0040791671004" table:style-name="ce5">
            <text:p><text:s/>4,036<text:s/></text:p>
          </table:table-cell>
          <table:table-cell office:value-type="float" office:value="1.0401499925706792" table:style-name="ce6">
            <text:p>1.040</text:p>
          </table:table-cell>
          <table:table-cell office:value-type="float" office:value="4198.04961296089" table:style-name="ce5">
            <text:p><text:s/>4,198<text:s/></text:p>
          </table:table-cell>
          <table:table-cell office:value-type="float" office:value="1.0167203274349308" table:style-name="ce6">
            <text:p>1.017</text:p>
          </table:table-cell>
          <table:table-cell office:value-type="float" office:value="4268.2423770776804" table:style-name="ce5">
            <text:p><text:s/>4,2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68.2423770776804" table:style-name="ce5">
            <text:p><text:s/>4,268<text:s/></text:p>
          </table:table-cell>
          <table:table-cell office:value-type="float" office:value="1.0824245831403583" table:style-name="ce6">
            <text:p>1.082</text:p>
          </table:table-cell>
          <table:table-cell office:value-type="float" office:value="4620.0504757503204" table:style-name="ce5">
            <text:p><text:s/>4,620<text:s/></text:p>
          </table:table-cell>
          <table:table-cell office:value-type="float" office:value="1.084425629188998" table:style-name="ce6">
            <text:p>1.084</text:p>
          </table:table-cell>
          <table:table-cell office:value-type="float" office:value="5010.1011440504708" table:style-name="ce5">
            <text:p><text:s/>5,0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10.1011440504708" table:style-name="ce5">
            <text:p><text:s/>5,010<text:s/></text:p>
          </table:table-cell>
          <table:table-cell office:value-type="float" office:value="1.0242719500090627" table:style-name="ce6">
            <text:p>1.024</text:p>
          </table:table-cell>
          <table:table-cell office:value-type="float" office:value="5131.7060685592105" table:style-name="ce5">
            <text:p><text:s/>5,132<text:s/></text:p>
          </table:table-cell>
          <table:table-cell office:value-type="float" office:value="1.0320059228201028" table:style-name="ce6">
            <text:p>1.032</text:p>
          </table:table-cell>
          <table:table-cell office:value-type="float" office:value="5295.9510569249705" table:style-name="ce5">
            <text:p><text:s/>5,2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95.9510569249705" table:style-name="ce5">
            <text:p><text:s/>5,296<text:s/></text:p>
          </table:table-cell>
          <table:table-cell office:value-type="float" office:value="1.0533390634540376" table:style-name="ce6">
            <text:p>1.053</text:p>
          </table:table-cell>
          <table:table-cell office:value-type="float" office:value="5578.432126399769" table:style-name="ce5">
            <text:p><text:s/>5,578<text:s/></text:p>
          </table:table-cell>
          <table:table-cell office:value-type="float" office:value="1.148023533873854" table:style-name="ce6">
            <text:p>1.148</text:p>
          </table:table-cell>
          <table:table-cell office:value-type="float" office:value="6404.1713632249002" table:style-name="ce5">
            <text:p><text:s/>6,4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04.1713632249002" table:style-name="ce5">
            <text:p><text:s/>6,404<text:s/></text:p>
          </table:table-cell>
          <table:table-cell office:value-type="float" office:value="1.0125609153346955" table:style-name="ce6">
            <text:p>1.013</text:p>
          </table:table-cell>
          <table:table-cell office:value-type="float" office:value="6484.6136175072497" table:style-name="ce5">
            <text:p><text:s/>6,485<text:s/></text:p>
          </table:table-cell>
          <table:table-cell office:value-type="float" office:value="1.1551405246938238" table:style-name="ce6">
            <text:p>1.155</text:p>
          </table:table-cell>
          <table:table-cell office:value-type="float" office:value="7490.639976564039" table:style-name="ce5">
            <text:p><text:s/>7,4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90.639976564039" table:style-name="ce5">
            <text:p><text:s/>7,491<text:s/></text:p>
          </table:table-cell>
          <table:table-cell office:value-type="float" office:value="0.96543996293781209" table:style-name="ce6">
            <text:p>0.965</text:p>
          </table:table-cell>
          <table:table-cell office:value-type="float" office:value="7231.7631813544795" table:style-name="ce5">
            <text:p><text:s/>7,232<text:s/></text:p>
          </table:table-cell>
          <table:table-cell office:value-type="float" office:value="1.2019572146687045" table:style-name="ce6">
            <text:p>1.202</text:p>
          </table:table-cell>
          <table:table-cell office:value-type="float" office:value="8692.2699306045215" table:style-name="ce5">
            <text:p><text:s/>8,6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692.2699306045215" table:style-name="ce5">
            <text:p><text:s/>8,692<text:s/></text:p>
          </table:table-cell>
          <table:table-cell office:value-type="float" office:value="1.0034104518703906" table:style-name="ce6">
            <text:p>1.003</text:p>
          </table:table-cell>
          <table:table-cell office:value-type="float" office:value="8721.9144988472908" table:style-name="ce5">
            <text:p><text:s/>8,722<text:s/></text:p>
          </table:table-cell>
          <table:table-cell office:value-type="float" office:value="1.0140224253761276" table:style-name="ce6">
            <text:p>1.014</text:p>
          </table:table-cell>
          <table:table-cell office:value-type="float" office:value="8844.2168940443426" table:style-name="ce5">
            <text:p><text:s/>8,8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44.2168940443426" table:style-name="ce5">
            <text:p><text:s/>8,844<text:s/></text:p>
          </table:table-cell>
          <table:table-cell office:value-type="float" office:value="1.0384115075454283" table:style-name="ce6">
            <text:p>1.038</text:p>
          </table:table-cell>
          <table:table-cell office:value-type="float" office:value="9183.9365980033308" table:style-name="ce5">
            <text:p><text:s/>9,184<text:s/></text:p>
          </table:table-cell>
          <table:table-cell office:value-type="float" office:value="0.96681007416701492" table:style-name="ce6">
            <text:p>0.967</text:p>
          </table:table-cell>
          <table:table-cell office:value-type="float" office:value="8879.1224234607616" table:style-name="ce5">
            <text:p><text:s/>8,8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09.9810852043001" table:style-name="ce5">
            <text:p><text:s/>6,1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109.9810852043001" table:style-name="ce5">
            <text:p><text:s/>6,110<text:s/></text:p>
          </table:table-cell>
          <table:table-cell office:value-type="float" office:value="1.0497733898574142" table:style-name="ce6">
            <text:p>1.050</text:p>
          </table:table-cell>
          <table:table-cell office:value-type="float" office:value="6414.0955557796005" table:style-name="ce5">
            <text:p><text:s/>6,414<text:s/></text:p>
          </table:table-cell>
          <table:table-cell office:value-type="float" office:value="1.0532988947937256" table:style-name="ce6">
            <text:p>1.053</text:p>
          </table:table-cell>
          <table:table-cell office:value-type="float" office:value="6755.9597600039997" table:style-name="ce5">
            <text:p><text:s/>6,7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755.9597600039997" table:style-name="ce5">
            <text:p><text:s/>6,756<text:s/></text:p>
          </table:table-cell>
          <table:table-cell office:value-type="float" office:value="1.0435868481094426" table:style-name="ce6">
            <text:p>1.044</text:p>
          </table:table-cell>
          <table:table-cell office:value-type="float" office:value="7050.4307518967998" table:style-name="ce5">
            <text:p><text:s/>7,050<text:s/></text:p>
          </table:table-cell>
          <table:table-cell office:value-type="float" office:value="1.0247661758260265" table:style-name="ce6">
            <text:p>1.025</text:p>
          </table:table-cell>
          <table:table-cell office:value-type="float" office:value="7225.0429595474998" table:style-name="ce5">
            <text:p><text:s/>7,2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25.0429595474998" table:style-name="ce5">
            <text:p><text:s/>7,225<text:s/></text:p>
          </table:table-cell>
          <table:table-cell office:value-type="float" office:value="1.034245601436548" table:style-name="ce6">
            <text:p>1.034</text:p>
          </table:table-cell>
          <table:table-cell office:value-type="float" office:value="7472.4689011021001" table:style-name="ce5">
            <text:p><text:s/>7,472<text:s/></text:p>
          </table:table-cell>
          <table:table-cell office:value-type="float" office:value="1.0582223687608701" table:style-name="ce6">
            <text:p>1.058</text:p>
          </table:table-cell>
          <table:table-cell office:value-type="float" office:value="7907.5337410162001" table:style-name="ce5">
            <text:p><text:s/>7,9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907.5337410162001" table:style-name="ce5">
            <text:p><text:s/>7,908<text:s/></text:p>
          </table:table-cell>
          <table:table-cell office:value-type="float" office:value="1.0419870328121461" table:style-name="ce6">
            <text:p>1.042</text:p>
          </table:table-cell>
          <table:table-cell office:value-type="float" office:value="8239.547619663399" table:style-name="ce5">
            <text:p><text:s/>8,240<text:s/></text:p>
          </table:table-cell>
          <table:table-cell office:value-type="float" office:value="1.0155067809176421" table:style-name="ce6">
            <text:p>1.016</text:p>
          </table:table-cell>
          <table:table-cell office:value-type="float" office:value="8367.3164794620006" table:style-name="ce5">
            <text:p><text:s/>8,3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367.3164794620006" table:style-name="ce5">
            <text:p><text:s/>8,367<text:s/></text:p>
          </table:table-cell>
          <table:table-cell office:value-type="float" office:value="1.0571517770066525" table:style-name="ce6">
            <text:p>1.057</text:p>
          </table:table-cell>
          <table:table-cell office:value-type="float" office:value="8845.5234850403012" table:style-name="ce5">
            <text:p><text:s/>8,846<text:s/></text:p>
          </table:table-cell>
          <table:table-cell office:value-type="float" office:value="1.0448075952285705" table:style-name="ce6">
            <text:p>1.045</text:p>
          </table:table-cell>
          <table:table-cell office:value-type="float" office:value="9241.8701209428" table:style-name="ce5">
            <text:p><text:s/>9,2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41.8701209428" table:style-name="ce5">
            <text:p><text:s/>9,242<text:s/></text:p>
          </table:table-cell>
          <table:table-cell office:value-type="float" office:value="1.0647052295064816" table:style-name="ce6">
            <text:p>1.065</text:p>
          </table:table-cell>
          <table:table-cell office:value-type="float" office:value="9839.8674481875005" table:style-name="ce5">
            <text:p><text:s/>9,840<text:s/></text:p>
          </table:table-cell>
          <table:table-cell office:value-type="float" office:value="1.101403393777453" table:style-name="ce6">
            <text:p>1.101</text:p>
          </table:table-cell>
          <table:table-cell office:value-type="float" office:value="10837.663401754" table:style-name="ce5">
            <text:p><text:s/>10,8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837.663401754" table:style-name="ce5">
            <text:p><text:s/>10,838<text:s/></text:p>
          </table:table-cell>
          <table:table-cell office:value-type="float" office:value="1.0329121887040036" table:style-name="ce6">
            <text:p>1.033</text:p>
          </table:table-cell>
          <table:table-cell office:value-type="float" office:value="11194.354624743" table:style-name="ce5">
            <text:p><text:s/>11,194<text:s/></text:p>
          </table:table-cell>
          <table:table-cell office:value-type="float" office:value="1.0763472098716562" table:style-name="ce6">
            <text:p>1.076</text:p>
          </table:table-cell>
          <table:table-cell office:value-type="float" office:value="12049.012366655999" table:style-name="ce5">
            <text:p><text:s/>12,0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049.012366655999" table:style-name="ce5">
            <text:p><text:s/>12,049<text:s/></text:p>
          </table:table-cell>
          <table:table-cell office:value-type="float" office:value="1.0203501770058396" table:style-name="ce6">
            <text:p>1.020</text:p>
          </table:table-cell>
          <table:table-cell office:value-type="float" office:value="12294.211901062999" table:style-name="ce5">
            <text:p><text:s/>12,294<text:s/></text:p>
          </table:table-cell>
          <table:table-cell office:value-type="float" office:value="1.0395518008894475" table:style-name="ce6">
            <text:p>1.040</text:p>
          </table:table-cell>
          <table:table-cell office:value-type="float" office:value="12780.470122266519" table:style-name="ce5">
            <text:p><text:s/>12,7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780.470122266519" table:style-name="ce5">
            <text:p><text:s/>12,780<text:s/></text:p>
          </table:table-cell>
          <table:table-cell office:value-type="float" office:value="1.0452082344853224" table:style-name="ce6">
            <text:p>1.045</text:p>
          </table:table-cell>
          <table:table-cell office:value-type="float" office:value="13358.252612386601" table:style-name="ce5">
            <text:p><text:s/>13,358<text:s/></text:p>
          </table:table-cell>
          <table:table-cell office:value-type="float" office:value="1.069041773189902" table:style-name="ce6">
            <text:p>1.069</text:p>
          </table:table-cell>
          <table:table-cell office:value-type="float" office:value="14280.53005946441" table:style-name="ce5">
            <text:p><text:s/>14,28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280.53005946441" table:style-name="ce5">
            <text:p><text:s/>14,281<text:s/></text:p>
          </table:table-cell>
          <table:table-cell office:value-type="float" office:value="1.0752972414669353" table:style-name="ce6">
            <text:p>1.075</text:p>
          </table:table-cell>
          <table:table-cell office:value-type="float" office:value="15355.814579627729" table:style-name="ce5">
            <text:p><text:s/>15,356<text:s/></text:p>
          </table:table-cell>
          <table:table-cell office:value-type="float" office:value="1.2010919915681608" table:style-name="ce6">
            <text:p>1.201</text:p>
          </table:table-cell>
          <table:table-cell office:value-type="float" office:value="18443.745915596472" table:style-name="ce5">
            <text:p><text:s/>18,4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443.745915596472" table:style-name="ce5">
            <text:p><text:s/>18,444<text:s/></text:p>
          </table:table-cell>
          <table:table-cell office:value-type="float" office:value="1.0544588013637157" table:style-name="ce6">
            <text:p>1.054</text:p>
          </table:table-cell>
          <table:table-cell office:value-type="float" office:value="19448.170210816781" table:style-name="ce5">
            <text:p><text:s/>19,448<text:s/></text:p>
          </table:table-cell>
          <table:table-cell office:value-type="float" office:value="1.0196250308246202" table:style-name="ce6">
            <text:p>1.020</text:p>
          </table:table-cell>
          <table:table-cell office:value-type="float" office:value="19829.84115068652" table:style-name="ce5">
            <text:p><text:s/>19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29.84115068652" table:style-name="ce5">
            <text:p><text:s/>19,830<text:s/></text:p>
          </table:table-cell>
          <table:table-cell office:value-type="float" office:value="1.0148262609708032" table:style-name="ce6">
            <text:p>1.015</text:p>
          </table:table-cell>
          <table:table-cell office:value-type="float" office:value="20123.843550596168" table:style-name="ce5">
            <text:p><text:s/>20,124<text:s/></text:p>
          </table:table-cell>
          <table:table-cell office:value-type="float" office:value="1.0775184408921121" table:style-name="ce6">
            <text:p>1.078</text:p>
          </table:table-cell>
          <table:table-cell office:value-type="float" office:value="21683.81252739517" table:style-name="ce5">
            <text:p><text:s/>21,6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683.81252739517" table:style-name="ce5">
            <text:p><text:s/>21,684<text:s/></text:p>
          </table:table-cell>
          <table:table-cell office:value-type="float" office:value="0.98050890625559839" table:style-name="ce6">
            <text:p>0.981</text:p>
          </table:table-cell>
          <table:table-cell office:value-type="float" office:value="21261.171304687679" table:style-name="ce5">
            <text:p><text:s/>21,261<text:s/></text:p>
          </table:table-cell>
          <table:table-cell office:value-type="float" office:value="1.1271884033576514" table:style-name="ce6">
            <text:p>1.127</text:p>
          </table:table-cell>
          <table:table-cell office:value-type="float" office:value="23965.345736444418" table:style-name="ce5">
            <text:p><text:s/>23,9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965.345736444418" table:style-name="ce5">
            <text:p><text:s/>23,965<text:s/></text:p>
          </table:table-cell>
          <table:table-cell office:value-type="float" office:value="1.0081210479315659" table:style-name="ce6">
            <text:p>1.008</text:p>
          </table:table-cell>
          <table:table-cell office:value-type="float" office:value="24159.969457866631" table:style-name="ce5">
            <text:p><text:s/>24,160<text:s/></text:p>
          </table:table-cell>
          <table:table-cell office:value-type="float" office:value="1.0559438778654429" table:style-name="ce6">
            <text:p>1.056</text:p>
          </table:table-cell>
          <table:table-cell office:value-type="float" office:value="25511.571838450353" table:style-name="ce5">
            <text:p><text:s/>25,5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11.571838450353" table:style-name="ce5">
            <text:p><text:s/>25,512<text:s/></text:p>
          </table:table-cell>
          <table:table-cell office:value-type="float" office:value="1.0134761954878364" table:style-name="ce6">
            <text:p>1.013</text:p>
          </table:table-cell>
          <table:table-cell office:value-type="float" office:value="25855.370767747292" table:style-name="ce5">
            <text:p><text:s/>25,855<text:s/></text:p>
          </table:table-cell>
          <table:table-cell office:value-type="float" office:value="1.0233663975926099" table:style-name="ce6">
            <text:p>1.023</text:p>
          </table:table-cell>
          <table:table-cell office:value-type="float" office:value="26459.517641010818" table:style-name="ce5">
            <text:p><text:s/>26,4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459.517641010818" table:style-name="ce5">
            <text:p><text:s/>26,460<text:s/></text:p>
          </table:table-cell>
          <table:table-cell office:value-type="float" office:value="1.0181621153981333" table:style-name="ce6">
            <text:p>1.018</text:p>
          </table:table-cell>
          <table:table-cell office:value-type="float" office:value="26940.078453785802" table:style-name="ce5">
            <text:p><text:s/>26,940<text:s/></text:p>
          </table:table-cell>
          <table:table-cell office:value-type="float" office:value="0.97336338384529419" table:style-name="ce6">
            <text:p>0.973</text:p>
          </table:table-cell>
          <table:table-cell office:value-type="float" office:value="26222.485924834647" table:style-name="ce5">
            <text:p><text:s/>26,2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0.68659258808009" table:style-name="ce5">
            <text:p><text:s/>77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70.68659258808009" table:style-name="ce5">
            <text:p><text:s/>771<text:s/></text:p>
          </table:table-cell>
          <table:table-cell office:value-type="float" office:value="1.0370564146619898" table:style-name="ce6">
            <text:p>1.037</text:p>
          </table:table-cell>
          <table:table-cell office:value-type="float" office:value="799.24547453745993" table:style-name="ce5">
            <text:p><text:s/>799<text:s/></text:p>
          </table:table-cell>
          <table:table-cell office:value-type="float" office:value="1.1590188822789802" table:style-name="ce6">
            <text:p>1.159</text:p>
          </table:table-cell>
          <table:table-cell office:value-type="float" office:value="926.34059656494003" table:style-name="ce5">
            <text:p><text:s/>92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26.34059656494003" table:style-name="ce5">
            <text:p><text:s/>926<text:s/></text:p>
          </table:table-cell>
          <table:table-cell office:value-type="float" office:value="0.92517688023266831" table:style-name="ce6">
            <text:p>0.925</text:p>
          </table:table-cell>
          <table:table-cell office:value-type="float" office:value="857.02890316282003" table:style-name="ce5">
            <text:p><text:s/>857<text:s/></text:p>
          </table:table-cell>
          <table:table-cell office:value-type="float" office:value="1.035991144186359" table:style-name="ce6">
            <text:p>1.036</text:p>
          </table:table-cell>
          <table:table-cell office:value-type="float" office:value="887.87435398843002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7.87435398843002" table:style-name="ce5">
            <text:p><text:s/>888<text:s/></text:p>
          </table:table-cell>
          <table:table-cell office:value-type="float" office:value="1.0636800290420561" table:style-name="ce6">
            <text:p>1.064</text:p>
          </table:table-cell>
          <table:table-cell office:value-type="float" office:value="944.41421863610992" table:style-name="ce5">
            <text:p><text:s/>944<text:s/></text:p>
          </table:table-cell>
          <table:table-cell office:value-type="float" office:value="1.0937005839360268" table:style-name="ce6">
            <text:p>1.094</text:p>
          </table:table-cell>
          <table:table-cell office:value-type="float" office:value="1032.9063823997999" table:style-name="ce5">
            <text:p><text:s/>1,03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32.9063823997999" table:style-name="ce5">
            <text:p><text:s/>1,033<text:s/></text:p>
          </table:table-cell>
          <table:table-cell office:value-type="float" office:value="0.94615157998475674" table:style-name="ce6">
            <text:p>0.946</text:p>
          </table:table-cell>
          <table:table-cell office:value-type="float" office:value="977.28600568391005" table:style-name="ce5">
            <text:p><text:s/>977<text:s/></text:p>
          </table:table-cell>
          <table:table-cell office:value-type="float" office:value="1.037327839844244" table:style-name="ce6">
            <text:p>1.037</text:p>
          </table:table-cell>
          <table:table-cell office:value-type="float" office:value="1013.7659811861" table:style-name="ce5">
            <text:p><text:s/>1,0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13.7659811861" table:style-name="ce5">
            <text:p><text:s/>1,014<text:s/></text:p>
          </table:table-cell>
          <table:table-cell office:value-type="float" office:value="0.99434306914058179" table:style-name="ce6">
            <text:p>0.994</text:p>
          </table:table-cell>
          <table:table-cell office:value-type="float" office:value="1008.0311771229" table:style-name="ce5">
            <text:p><text:s/>1,008<text:s/></text:p>
          </table:table-cell>
          <table:table-cell office:value-type="float" office:value="1.029276026934534" table:style-name="ce6">
            <text:p>1.029</text:p>
          </table:table-cell>
          <table:table-cell office:value-type="float" office:value="1037.5423250152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7.5423250152" table:style-name="ce5">
            <text:p><text:s/>1,038<text:s/></text:p>
          </table:table-cell>
          <table:table-cell office:value-type="float" office:value="1.0942641366041306" table:style-name="ce6">
            <text:p>1.094</text:p>
          </table:table-cell>
          <table:table-cell office:value-type="float" office:value="1135.345356473" table:style-name="ce5">
            <text:p><text:s/>1,135<text:s/></text:p>
          </table:table-cell>
          <table:table-cell office:value-type="float" office:value="1.0609772903774115" table:style-name="ce6">
            <text:p>1.061</text:p>
          </table:table-cell>
          <table:table-cell office:value-type="float" office:value="1204.5756399533" table:style-name="ce5">
            <text:p><text:s/>1,2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4.5756399533" table:style-name="ce5">
            <text:p><text:s/>1,205<text:s/></text:p>
          </table:table-cell>
          <table:table-cell office:value-type="float" office:value="1.0042328040837665" table:style-name="ce6">
            <text:p>1.004</text:p>
          </table:table-cell>
          <table:table-cell office:value-type="float" office:value="1209.6743726412999" table:style-name="ce5">
            <text:p><text:s/>1,210<text:s/></text:p>
          </table:table-cell>
          <table:table-cell office:value-type="float" office:value="1.0461183460373618" table:style-name="ce6">
            <text:p>1.046</text:p>
          </table:table-cell>
          <table:table-cell office:value-type="float" office:value="1265.4625539512999" table:style-name="ce5">
            <text:p><text:s/>1,2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65.4625539512999" table:style-name="ce5">
            <text:p><text:s/>1,265<text:s/></text:p>
          </table:table-cell>
          <table:table-cell office:value-type="float" office:value="0.74297260140739241" table:style-name="ce6">
            <text:p>0.743</text:p>
          </table:table-cell>
          <table:table-cell office:value-type="float" office:value="940.20400569283993" table:style-name="ce5">
            <text:p><text:s/>940<text:s/></text:p>
          </table:table-cell>
          <table:table-cell office:value-type="float" office:value="1.0623215853668706" table:style-name="ce6">
            <text:p>1.062</text:p>
          </table:table-cell>
          <table:table-cell office:value-type="float" office:value="998.79900989589999" table:style-name="ce5">
            <text:p><text:s/>9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8.79900989589999" table:style-name="ce5">
            <text:p><text:s/>999<text:s/></text:p>
          </table:table-cell>
          <table:table-cell office:value-type="float" office:value="1.3171206953344119" table:style-name="ce6">
            <text:p>1.317</text:p>
          </table:table-cell>
          <table:table-cell office:value-type="float" office:value="1315.5388464134101" table:style-name="ce5">
            <text:p><text:s/>1,316<text:s/></text:p>
          </table:table-cell>
          <table:table-cell office:value-type="float" office:value="0.8671172381585569" table:style-name="ce6">
            <text:p>0.867</text:p>
          </table:table-cell>
          <table:table-cell office:value-type="float" office:value="1140.72641119229" table:style-name="ce5">
            <text:p><text:s/>1,1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0.72641119229" table:style-name="ce5">
            <text:p><text:s/>1,141<text:s/></text:p>
          </table:table-cell>
          <table:table-cell office:value-type="float" office:value="1.0681702225292313" table:style-name="ce6">
            <text:p>1.068</text:p>
          </table:table-cell>
          <table:table-cell office:value-type="float" office:value="1218.48998448824" table:style-name="ce5">
            <text:p><text:s/>1,218<text:s/></text:p>
          </table:table-cell>
          <table:table-cell office:value-type="float" office:value="1.2225853647892235" table:style-name="ce6">
            <text:p>1.223</text:p>
          </table:table-cell>
          <table:table-cell office:value-type="float" office:value="1489.70802217757" table:style-name="ce5">
            <text:p><text:s/>1,49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9.70802217757" table:style-name="ce5">
            <text:p><text:s/>1,490<text:s/></text:p>
          </table:table-cell>
          <table:table-cell office:value-type="float" office:value="1.0745314448930419" table:style-name="ce6">
            <text:p>1.075</text:p>
          </table:table-cell>
          <table:table-cell office:value-type="float" office:value="1600.7381135392202" table:style-name="ce5">
            <text:p><text:s/>1,601<text:s/></text:p>
          </table:table-cell>
          <table:table-cell office:value-type="float" office:value="0.98701452860549954" table:style-name="ce6">
            <text:p>0.987</text:p>
          </table:table-cell>
          <table:table-cell office:value-type="float" office:value="1579.9517745557698" table:style-name="ce5">
            <text:p><text:s/>1,5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9.9517745557698" table:style-name="ce5">
            <text:p><text:s/>1,580<text:s/></text:p>
          </table:table-cell>
          <table:table-cell office:value-type="float" office:value="1.0626435324563297" table:style-name="ce6">
            <text:p>1.063</text:p>
          </table:table-cell>
          <table:table-cell office:value-type="float" office:value="1678.9255348245899" table:style-name="ce5">
            <text:p><text:s/>1,679<text:s/></text:p>
          </table:table-cell>
          <table:table-cell office:value-type="float" office:value="0.96263714535601852" table:style-name="ce6">
            <text:p>0.963</text:p>
          </table:table-cell>
          <table:table-cell office:value-type="float" office:value="1616.1960841088701" table:style-name="ce5">
            <text:p><text:s/>1,6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16.1960841088701" table:style-name="ce5">
            <text:p><text:s/>1,616<text:s/></text:p>
          </table:table-cell>
          <table:table-cell office:value-type="float" office:value="0.96626913627981681" table:style-name="ce6">
            <text:p>0.966</text:p>
          </table:table-cell>
          <table:table-cell office:value-type="float" office:value="1561.6803942506999" table:style-name="ce5">
            <text:p><text:s/>1,562<text:s/></text:p>
          </table:table-cell>
          <table:table-cell office:value-type="float" office:value="1.1835594465538137" table:style-name="ce6">
            <text:p>1.184</text:p>
          </table:table-cell>
          <table:table-cell office:value-type="float" office:value="1848.3415831133" table:style-name="ce5">
            <text:p><text:s/>1,8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48.3415831133" table:style-name="ce5">
            <text:p><text:s/>1,848<text:s/></text:p>
          </table:table-cell>
          <table:table-cell office:value-type="float" office:value="0.97522989505551061" table:style-name="ce6">
            <text:p>0.975</text:p>
          </table:table-cell>
          <table:table-cell office:value-type="float" office:value="1802.5579681263198" table:style-name="ce5">
            <text:p><text:s/>1,803<text:s/></text:p>
          </table:table-cell>
          <table:table-cell office:value-type="float" office:value="1.098020639854445" table:style-name="ce6">
            <text:p>1.098</text:p>
          </table:table-cell>
          <table:table-cell office:value-type="float" office:value="1979.2458535367898" table:style-name="ce5">
            <text:p><text:s/>1,9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9.2458535367898" table:style-name="ce5">
            <text:p><text:s/>1,979<text:s/></text:p>
          </table:table-cell>
          <table:table-cell office:value-type="float" office:value="1.0421165850941623" table:style-name="ce6">
            <text:p>1.042</text:p>
          </table:table-cell>
          <table:table-cell office:value-type="float" office:value="2062.6049299495398" table:style-name="ce5">
            <text:p><text:s/>2,063<text:s/></text:p>
          </table:table-cell>
          <table:table-cell office:value-type="float" office:value="0.95091948885115074" table:style-name="ce6">
            <text:p>0.951</text:p>
          </table:table-cell>
          <table:table-cell office:value-type="float" office:value="1961.3712256894801" table:style-name="ce5">
            <text:p><text:s/>1,9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61.3712256894801" table:style-name="ce5">
            <text:p><text:s/>1,961<text:s/></text:p>
          </table:table-cell>
          <table:table-cell office:value-type="float" office:value="1.0045946884866286" table:style-name="ce6">
            <text:p>1.005</text:p>
          </table:table-cell>
          <table:table-cell office:value-type="float" office:value="1970.3831154781599" table:style-name="ce5">
            <text:p><text:s/>1,970<text:s/></text:p>
          </table:table-cell>
          <table:table-cell office:value-type="float" office:value="0.95326954723610424" table:style-name="ce6">
            <text:p>0.953</text:p>
          </table:table-cell>
          <table:table-cell office:value-type="float" office:value="1878.3062203735299" table:style-name="ce5">
            <text:p><text:s/>1,8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39.2944926162199" table:style-name="ce5">
            <text:p><text:s/>5,3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39.2944926162199" table:style-name="ce5">
            <text:p><text:s/>5,339<text:s/></text:p>
          </table:table-cell>
          <table:table-cell office:value-type="float" office:value="1.0516089886045787" table:style-name="ce6">
            <text:p>1.052</text:p>
          </table:table-cell>
          <table:table-cell office:value-type="float" office:value="5614.8500812421398" table:style-name="ce5">
            <text:p><text:s/>5,615<text:s/></text:p>
          </table:table-cell>
          <table:table-cell office:value-type="float" office:value="1.038250189958662" table:style-name="ce6">
            <text:p>1.038</text:p>
          </table:table-cell>
          <table:table-cell office:value-type="float" office:value="5829.6191634390598" table:style-name="ce5">
            <text:p><text:s/>5,8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29.6191634390598" table:style-name="ce5">
            <text:p><text:s/>5,830<text:s/></text:p>
          </table:table-cell>
          <table:table-cell office:value-type="float" office:value="1.0624024786346959" table:style-name="ce6">
            <text:p>1.062</text:p>
          </table:table-cell>
          <table:table-cell office:value-type="float" office:value="6193.4018487339799" table:style-name="ce5">
            <text:p><text:s/>6,193<text:s/></text:p>
          </table:table-cell>
          <table:table-cell office:value-type="float" office:value="1.0232128901589805" table:style-name="ce6">
            <text:p>1.023</text:p>
          </table:table-cell>
          <table:table-cell office:value-type="float" office:value="6337.1686055590699" table:style-name="ce5">
            <text:p><text:s/>6,3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37.1686055590699" table:style-name="ce5">
            <text:p><text:s/>6,337<text:s/></text:p>
          </table:table-cell>
          <table:table-cell office:value-type="float" office:value="1.0301216661238068" table:style-name="ce6">
            <text:p>1.030</text:p>
          </table:table-cell>
          <table:table-cell office:value-type="float" office:value="6528.0546824659905" table:style-name="ce5">
            <text:p><text:s/>6,528<text:s/></text:p>
          </table:table-cell>
          <table:table-cell office:value-type="float" office:value="1.0530897323947492" table:style-name="ce6">
            <text:p>1.053</text:p>
          </table:table-cell>
          <table:table-cell office:value-type="float" office:value="6874.6273586163998" table:style-name="ce5">
            <text:p><text:s/>6,8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74.6273586163998" table:style-name="ce5">
            <text:p><text:s/>6,875<text:s/></text:p>
          </table:table-cell>
          <table:table-cell office:value-type="float" office:value="1.0563862206839827" table:style-name="ce6">
            <text:p>1.056</text:p>
          </table:table-cell>
          <table:table-cell office:value-type="float" office:value="7262.2616139794891" table:style-name="ce5">
            <text:p><text:s/>7,262<text:s/></text:p>
          </table:table-cell>
          <table:table-cell office:value-type="float" office:value="1.0125703106206865" table:style-name="ce6">
            <text:p>1.013</text:p>
          </table:table-cell>
          <table:table-cell office:value-type="float" office:value="7353.5504982759003" table:style-name="ce5">
            <text:p><text:s/>7,3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53.5504982759003" table:style-name="ce5">
            <text:p><text:s/>7,354<text:s/></text:p>
          </table:table-cell>
          <table:table-cell office:value-type="float" office:value="1.0658106325311787" table:style-name="ce6">
            <text:p>1.066</text:p>
          </table:table-cell>
          <table:table-cell office:value-type="float" office:value="7837.4923079174005" table:style-name="ce5">
            <text:p><text:s/>7,837<text:s/></text:p>
          </table:table-cell>
          <table:table-cell office:value-type="float" office:value="1.0468052118711013" table:style-name="ce6">
            <text:p>1.047</text:p>
          </table:table-cell>
          <table:table-cell office:value-type="float" office:value="8204.3277959276002" table:style-name="ce5">
            <text:p><text:s/>8,2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04.3277959276002" table:style-name="ce5">
            <text:p><text:s/>8,204<text:s/></text:p>
          </table:table-cell>
          <table:table-cell office:value-type="float" office:value="1.0609671271344354" table:style-name="ce6">
            <text:p>1.061</text:p>
          </table:table-cell>
          <table:table-cell office:value-type="float" office:value="8704.5220917144998" table:style-name="ce5">
            <text:p><text:s/>8,705<text:s/></text:p>
          </table:table-cell>
          <table:table-cell office:value-type="float" office:value="1.1066762379717623" table:style-name="ce6">
            <text:p>1.107</text:p>
          </table:table-cell>
          <table:table-cell office:value-type="float" office:value="9633.0877618006998" table:style-name="ce5">
            <text:p><text:s/>9,6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33.0877618006998" table:style-name="ce5">
            <text:p><text:s/>9,633<text:s/></text:p>
          </table:table-cell>
          <table:table-cell office:value-type="float" office:value="1.0364984207550993" table:style-name="ce6">
            <text:p>1.036</text:p>
          </table:table-cell>
          <table:table-cell office:value-type="float" office:value="9984.6802521016998" table:style-name="ce5">
            <text:p><text:s/>9,985<text:s/></text:p>
          </table:table-cell>
          <table:table-cell office:value-type="float" office:value="1.0800095286411244" table:style-name="ce6">
            <text:p>1.080</text:p>
          </table:table-cell>
          <table:table-cell office:value-type="float" office:value="10783.549812704701" table:style-name="ce5">
            <text:p><text:s/>10,7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83.549812704701" table:style-name="ce5">
            <text:p><text:s/>10,784<text:s/></text:p>
          </table:table-cell>
          <table:table-cell office:value-type="float" office:value="1.0529007694658554" table:style-name="ce6">
            <text:p>1.053</text:p>
          </table:table-cell>
          <table:table-cell office:value-type="float" office:value="11354.00789537016" table:style-name="ce5">
            <text:p><text:s/>11,354<text:s/></text:p>
          </table:table-cell>
          <table:table-cell office:value-type="float" office:value="1.0376662779294745" table:style-name="ce6">
            <text:p>1.038</text:p>
          </table:table-cell>
          <table:table-cell office:value-type="float" office:value="11781.671112370619" table:style-name="ce5">
            <text:p><text:s/>11,7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81.671112370619" table:style-name="ce5">
            <text:p><text:s/>11,782<text:s/></text:p>
          </table:table-cell>
          <table:table-cell office:value-type="float" office:value="1.0221566746442683" table:style-name="ce6">
            <text:p>1.022</text:p>
          </table:table-cell>
          <table:table-cell office:value-type="float" office:value="12042.713765973191" table:style-name="ce5">
            <text:p><text:s/>12,043<text:s/></text:p>
          </table:table-cell>
          <table:table-cell office:value-type="float" office:value="1.0910998885814898" table:style-name="ce6">
            <text:p>1.091</text:p>
          </table:table-cell>
          <table:table-cell office:value-type="float" office:value="13139.803648272122" table:style-name="ce5">
            <text:p><text:s/>13,1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139.803648272122" table:style-name="ce5">
            <text:p><text:s/>13,140<text:s/></text:p>
          </table:table-cell>
          <table:table-cell office:value-type="float" office:value="1.0759159705555068" table:style-name="ce6">
            <text:p>1.076</text:p>
          </table:table-cell>
          <table:table-cell office:value-type="float" office:value="14137.324595139489" table:style-name="ce5">
            <text:p><text:s/>14,137<text:s/></text:p>
          </table:table-cell>
          <table:table-cell office:value-type="float" office:value="1.1992394868862115" table:style-name="ce6">
            <text:p>1.199</text:p>
          </table:table-cell>
          <table:table-cell office:value-type="float" office:value="16954.037893418899" table:style-name="ce5">
            <text:p><text:s/>16,9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954.037893418899" table:style-name="ce5">
            <text:p><text:s/>16,954<text:s/></text:p>
          </table:table-cell>
          <table:table-cell office:value-type="float" office:value="1.0526950694268209" table:style-name="ce6">
            <text:p>1.053</text:p>
          </table:table-cell>
          <table:table-cell office:value-type="float" office:value="17847.43209727756" table:style-name="ce5">
            <text:p><text:s/>17,847<text:s/></text:p>
          </table:table-cell>
          <table:table-cell office:value-type="float" office:value="1.0225498702928013" table:style-name="ce6">
            <text:p>1.023</text:p>
          </table:table-cell>
          <table:table-cell office:value-type="float" office:value="18249.889376130748" table:style-name="ce5">
            <text:p><text:s/>18,2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249.889376130748" table:style-name="ce5">
            <text:p><text:s/>18,250<text:s/></text:p>
          </table:table-cell>
          <table:table-cell office:value-type="float" office:value="1.0106865655797295" table:style-name="ce6">
            <text:p>1.011</text:p>
          </table:table-cell>
          <table:table-cell office:value-type="float" office:value="18444.918015771578" table:style-name="ce5">
            <text:p><text:s/>18,445<text:s/></text:p>
          </table:table-cell>
          <table:table-cell office:value-type="float" office:value="1.0879753667718777" table:style-name="ce6">
            <text:p>1.088</text:p>
          </table:table-cell>
          <table:table-cell office:value-type="float" office:value="20067.616443286297" table:style-name="ce5">
            <text:p><text:s/>20,0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067.616443286297" table:style-name="ce5">
            <text:p><text:s/>20,068<text:s/></text:p>
          </table:table-cell>
          <table:table-cell office:value-type="float" office:value="0.98165574203146211" table:style-name="ce6">
            <text:p>0.982</text:p>
          </table:table-cell>
          <table:table-cell office:value-type="float" office:value="19699.49091043698" table:style-name="ce5">
            <text:p><text:s/>19,699<text:s/></text:p>
          </table:table-cell>
          <table:table-cell office:value-type="float" office:value="1.1227195796015883" table:style-name="ce6">
            <text:p>1.123</text:p>
          </table:table-cell>
          <table:table-cell office:value-type="float" office:value="22117.00415333112" table:style-name="ce5">
            <text:p><text:s/>22,1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117.00415333112" table:style-name="ce5">
            <text:p><text:s/>22,117<text:s/></text:p>
          </table:table-cell>
          <table:table-cell office:value-type="float" office:value="1.010869796593721" table:style-name="ce6">
            <text:p>1.011</text:p>
          </table:table-cell>
          <table:table-cell office:value-type="float" office:value="22357.411489740312" table:style-name="ce5">
            <text:p><text:s/>22,357<text:s/></text:p>
          </table:table-cell>
          <table:table-cell office:value-type="float" office:value="1.0525514546132684" table:style-name="ce6">
            <text:p>1.053</text:p>
          </table:table-cell>
          <table:table-cell office:value-type="float" office:value="23532.325984913561" table:style-name="ce5">
            <text:p><text:s/>23,5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532.325984913561" table:style-name="ce5">
            <text:p><text:s/>23,532<text:s/></text:p>
          </table:table-cell>
          <table:table-cell office:value-type="float" office:value="1.0110673230113825" table:style-name="ce6">
            <text:p>1.011</text:p>
          </table:table-cell>
          <table:table-cell office:value-type="float" office:value="23792.765837797753" table:style-name="ce5">
            <text:p><text:s/>23,793<text:s/></text:p>
          </table:table-cell>
          <table:table-cell office:value-type="float" office:value="1.0296468507416234" table:style-name="ce6">
            <text:p>1.030</text:p>
          </table:table-cell>
          <table:table-cell office:value-type="float" office:value="24498.146415321338" table:style-name="ce5">
            <text:p><text:s/>24,4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98.146415321338" table:style-name="ce5">
            <text:p><text:s/>24,498<text:s/></text:p>
          </table:table-cell>
          <table:table-cell office:value-type="float" office:value="1.0192483510789776" table:style-name="ce6">
            <text:p>1.019</text:p>
          </table:table-cell>
          <table:table-cell office:value-type="float" office:value="24969.69533830764" table:style-name="ce5">
            <text:p><text:s/>24,970<text:s/></text:p>
          </table:table-cell>
          <table:table-cell office:value-type="float" office:value="0.97494900817284391" table:style-name="ce6">
            <text:p>0.975</text:p>
          </table:table-cell>
          <table:table-cell office:value-type="float" office:value="24344.179704461116" table:style-name="ce5">
            <text:p><text:s/>24,34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78.9778911581002" table:style-name="ce5">
            <text:p><text:s/>3,6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78.9778911581002" table:style-name="ce5">
            <text:p><text:s/>3,679<text:s/></text:p>
          </table:table-cell>
          <table:table-cell office:value-type="float" office:value="1.0193986022612205" table:style-name="ce6">
            <text:p>1.019</text:p>
          </table:table-cell>
          <table:table-cell office:value-type="float" office:value="3750.3449199964998" table:style-name="ce5">
            <text:p><text:s/>3,750<text:s/></text:p>
          </table:table-cell>
          <table:table-cell office:value-type="float" office:value="1.2307112742011226" table:style-name="ce6">
            <text:p>1.231</text:p>
          </table:table-cell>
          <table:table-cell office:value-type="float" office:value="4615.5917751826" table:style-name="ce5">
            <text:p><text:s/>4,6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15.5917751826" table:style-name="ce5">
            <text:p><text:s/>4,616<text:s/></text:p>
          </table:table-cell>
          <table:table-cell office:value-type="float" office:value="1.0957005856910136" table:style-name="ce6">
            <text:p>1.096</text:p>
          </table:table-cell>
          <table:table-cell office:value-type="float" office:value="5057.3066113781997" table:style-name="ce5">
            <text:p><text:s/>5,057<text:s/></text:p>
          </table:table-cell>
          <table:table-cell office:value-type="float" office:value="1.0105917291936752" table:style-name="ce6">
            <text:p>1.011</text:p>
          </table:table-cell>
          <table:table-cell office:value-type="float" office:value="5110.8722334553004" table:style-name="ce5">
            <text:p><text:s/>5,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10.8722334553004" table:style-name="ce5">
            <text:p><text:s/>5,111<text:s/></text:p>
          </table:table-cell>
          <table:table-cell office:value-type="float" office:value="1.0741696915236563" table:style-name="ce6">
            <text:p>1.074</text:p>
          </table:table-cell>
          <table:table-cell office:value-type="float" office:value="5489.9440504274999" table:style-name="ce5">
            <text:p><text:s/>5,490<text:s/></text:p>
          </table:table-cell>
          <table:table-cell office:value-type="float" office:value="1.0565366103322731" table:style-name="ce6">
            <text:p>1.057</text:p>
          </table:table-cell>
          <table:table-cell office:value-type="float" office:value="5800.3268779525006" table:style-name="ce5">
            <text:p><text:s/>5,8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00.3268779525006" table:style-name="ce5">
            <text:p><text:s/>5,800<text:s/></text:p>
          </table:table-cell>
          <table:table-cell office:value-type="float" office:value="1.0389032408233609" table:style-name="ce6">
            <text:p>1.039</text:p>
          </table:table-cell>
          <table:table-cell office:value-type="float" office:value="6025.9783913396996" table:style-name="ce5">
            <text:p><text:s/>6,026<text:s/></text:p>
          </table:table-cell>
          <table:table-cell office:value-type="float" office:value="1.3910386373544275" table:style-name="ce6">
            <text:p>1.391</text:p>
          </table:table-cell>
          <table:table-cell office:value-type="float" office:value="8382.3687702164007" table:style-name="ce5">
            <text:p><text:s/>8,3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382.3687702164007" table:style-name="ce5">
            <text:p><text:s/>8,382<text:s/></text:p>
          </table:table-cell>
          <table:table-cell office:value-type="float" office:value="1.049782929909707" table:style-name="ce6">
            <text:p>1.050</text:p>
          </table:table-cell>
          <table:table-cell office:value-type="float" office:value="8799.6676471814008" table:style-name="ce5">
            <text:p><text:s/>8,800<text:s/></text:p>
          </table:table-cell>
          <table:table-cell office:value-type="float" office:value="1.0101032338933025" table:style-name="ce6">
            <text:p>1.010</text:p>
          </table:table-cell>
          <table:table-cell office:value-type="float" office:value="8888.5727476042011" table:style-name="ce5">
            <text:p><text:s/>8,8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88.5727476042011" table:style-name="ce5">
            <text:p><text:s/>8,889<text:s/></text:p>
          </table:table-cell>
          <table:table-cell office:value-type="float" office:value="1.0473945076738274" table:style-name="ce6">
            <text:p>1.047</text:p>
          </table:table-cell>
          <table:table-cell office:value-type="float" office:value="9309.8422768999008" table:style-name="ce5">
            <text:p><text:s/>9,310<text:s/></text:p>
          </table:table-cell>
          <table:table-cell office:value-type="float" office:value="0.94912478601095929" table:style-name="ce6">
            <text:p>0.949</text:p>
          </table:table-cell>
          <table:table-cell office:value-type="float" office:value="8836.2020588584001" table:style-name="ce5">
            <text:p><text:s/>8,8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36.2020588584001" table:style-name="ce5">
            <text:p><text:s/>8,836<text:s/></text:p>
          </table:table-cell>
          <table:table-cell office:value-type="float" office:value="1.0266625469921788" table:style-name="ce6">
            <text:p>1.027</text:p>
          </table:table-cell>
          <table:table-cell office:value-type="float" office:value="9071.7977114851001" table:style-name="ce5">
            <text:p><text:s/>9,072<text:s/></text:p>
          </table:table-cell>
          <table:table-cell office:value-type="float" office:value="1.0376560423902879" table:style-name="ce6">
            <text:p>1.038</text:p>
          </table:table-cell>
          <table:table-cell office:value-type="float" office:value="9413.4057106648997" table:style-name="ce5">
            <text:p><text:s/>9,4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413.4057106648997" table:style-name="ce5">
            <text:p><text:s/>9,413<text:s/></text:p>
          </table:table-cell>
          <table:table-cell office:value-type="float" office:value="1.0662610144457529" table:style-name="ce6">
            <text:p>1.066</text:p>
          </table:table-cell>
          <table:table-cell office:value-type="float" office:value="10037.147522443001" table:style-name="ce5">
            <text:p><text:s/>10,037<text:s/></text:p>
          </table:table-cell>
          <table:table-cell office:value-type="float" office:value="1.2171991157175921" table:style-name="ce6">
            <text:p>1.217</text:p>
          </table:table-cell>
          <table:table-cell office:value-type="float" office:value="12217.20708864464" table:style-name="ce5">
            <text:p><text:s/>12,2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17.20708864464" table:style-name="ce5">
            <text:p><text:s/>12,217<text:s/></text:p>
          </table:table-cell>
          <table:table-cell office:value-type="float" office:value="1.0625275183378042" table:style-name="ce6">
            <text:p>1.063</text:p>
          </table:table-cell>
          <table:table-cell office:value-type="float" office:value="12981.118728916621" table:style-name="ce5">
            <text:p><text:s/>12,981<text:s/></text:p>
          </table:table-cell>
          <table:table-cell office:value-type="float" office:value="1.0596880199964964" table:style-name="ce6">
            <text:p>1.060</text:p>
          </table:table-cell>
          <table:table-cell office:value-type="float" office:value="13755.936003185088" table:style-name="ce5">
            <text:p><text:s/>13,7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755.936003185088" table:style-name="ce5">
            <text:p><text:s/>13,756<text:s/></text:p>
          </table:table-cell>
          <table:table-cell office:value-type="float" office:value="1.0490822374862641" table:style-name="ce6">
            <text:p>1.049</text:p>
          </table:table-cell>
          <table:table-cell office:value-type="float" office:value="14431.108120939271" table:style-name="ce5">
            <text:p><text:s/>14,431<text:s/></text:p>
          </table:table-cell>
          <table:table-cell office:value-type="float" office:value="1.0781607087754115" table:style-name="ce6">
            <text:p>1.078</text:p>
          </table:table-cell>
          <table:table-cell office:value-type="float" office:value="15559.053760086479" table:style-name="ce5">
            <text:p><text:s/>15,55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59.053760086479" table:style-name="ce5">
            <text:p><text:s/>15,559<text:s/></text:p>
          </table:table-cell>
          <table:table-cell office:value-type="float" office:value="1.0253123498500645" table:style-name="ce6">
            <text:p>1.025</text:p>
          </table:table-cell>
          <table:table-cell office:value-type="float" office:value="15952.88997219775" table:style-name="ce5">
            <text:p><text:s/>15,953<text:s/></text:p>
          </table:table-cell>
          <table:table-cell office:value-type="float" office:value="1.0891448820741958" table:style-name="ce6">
            <text:p>1.089</text:p>
          </table:table-cell>
          <table:table-cell office:value-type="float" office:value="17375.00846751194" table:style-name="ce5">
            <text:p><text:s/>17,3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375.00846751194" table:style-name="ce5">
            <text:p><text:s/>17,375<text:s/></text:p>
          </table:table-cell>
          <table:table-cell office:value-type="float" office:value="1.0592986859568849" table:style-name="ce6">
            <text:p>1.059</text:p>
          </table:table-cell>
          <table:table-cell office:value-type="float" office:value="18405.323638125148" table:style-name="ce5">
            <text:p><text:s/>18,405<text:s/></text:p>
          </table:table-cell>
          <table:table-cell office:value-type="float" office:value="1.0810799226401067" table:style-name="ce6">
            <text:p>1.081</text:p>
          </table:table-cell>
          <table:table-cell office:value-type="float" office:value="19897.625854870461" table:style-name="ce5">
            <text:p><text:s/>19,89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897.625854870461" table:style-name="ce5">
            <text:p><text:s/>19,898<text:s/></text:p>
          </table:table-cell>
          <table:table-cell office:value-type="float" office:value="0.96585748014072936" table:style-name="ce6">
            <text:p>0.966</text:p>
          </table:table-cell>
          <table:table-cell office:value-type="float" office:value="19218.270768968207" table:style-name="ce5">
            <text:p><text:s/>19,218<text:s/></text:p>
          </table:table-cell>
          <table:table-cell office:value-type="float" office:value="0.95627779103649768" table:style-name="ce6">
            <text:p>0.956</text:p>
          </table:table-cell>
          <table:table-cell office:value-type="float" office:value="18378.005518490212" table:style-name="ce5">
            <text:p><text:s/>18,3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378.005518490212" table:style-name="ce5">
            <text:p><text:s/>18,378<text:s/></text:p>
          </table:table-cell>
          <table:table-cell office:value-type="float" office:value="0.96543261366458177" table:style-name="ce6">
            <text:p>0.965</text:p>
          </table:table-cell>
          <table:table-cell office:value-type="float" office:value="17742.725901658112" table:style-name="ce5">
            <text:p><text:s/>17,743<text:s/></text:p>
          </table:table-cell>
          <table:table-cell office:value-type="float" office:value="1.1188218620333366" table:style-name="ce6">
            <text:p>1.119</text:p>
          </table:table-cell>
          <table:table-cell office:value-type="float" office:value="19850.949630840241" table:style-name="ce5">
            <text:p><text:s/>19,8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50.949630840241" table:style-name="ce5">
            <text:p><text:s/>19,851<text:s/></text:p>
          </table:table-cell>
          <table:table-cell office:value-type="float" office:value="0.95500892946721627" table:style-name="ce6">
            <text:p>0.955</text:p>
          </table:table-cell>
          <table:table-cell office:value-type="float" office:value="18957.83415585637" table:style-name="ce5">
            <text:p><text:s/>18,958<text:s/></text:p>
          </table:table-cell>
          <table:table-cell office:value-type="float" office:value="1.0840478335631376" table:style-name="ce6">
            <text:p>1.084</text:p>
          </table:table-cell>
          <table:table-cell office:value-type="float" office:value="20551.199045705351" table:style-name="ce5">
            <text:p><text:s/>20,5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551.199045705351" table:style-name="ce5">
            <text:p><text:s/>20,551<text:s/></text:p>
          </table:table-cell>
          <table:table-cell office:value-type="float" office:value="1.0523984443647123" table:style-name="ce6">
            <text:p>1.052</text:p>
          </table:table-cell>
          <table:table-cell office:value-type="float" office:value="21628.049905529868" table:style-name="ce5">
            <text:p><text:s/>21,628<text:s/></text:p>
          </table:table-cell>
          <table:table-cell office:value-type="float" office:value="1.048444469445259" table:style-name="ce6">
            <text:p>1.048</text:p>
          </table:table-cell>
          <table:table-cell office:value-type="float" office:value="22675.809308338848" table:style-name="ce5">
            <text:p><text:s/>22,6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51.0003492054" table:style-name="ce5">
            <text:p><text:s/>1,2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51.0003492054" table:style-name="ce5">
            <text:p><text:s/>1,251<text:s/></text:p>
          </table:table-cell>
          <table:table-cell office:value-type="float" office:value="1.0379476468608926" table:style-name="ce6">
            <text:p>1.038</text:p>
          </table:table-cell>
          <table:table-cell office:value-type="float" office:value="1298.4728686798999" table:style-name="ce5">
            <text:p><text:s/>1,298<text:s/></text:p>
          </table:table-cell>
          <table:table-cell office:value-type="float" office:value="1.1825032226494054" table:style-name="ce6">
            <text:p>1.183</text:p>
          </table:table-cell>
          <table:table-cell office:value-type="float" office:value="1535.4483517367999" table:style-name="ce5">
            <text:p><text:s/>1,5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35.4483517367999" table:style-name="ce5">
            <text:p><text:s/>1,535<text:s/></text:p>
          </table:table-cell>
          <table:table-cell office:value-type="float" office:value="1.0843063549394396" table:style-name="ce6">
            <text:p>1.084</text:p>
          </table:table-cell>
          <table:table-cell office:value-type="float" office:value="1664.8964054695" table:style-name="ce5">
            <text:p><text:s/>1,665<text:s/></text:p>
          </table:table-cell>
          <table:table-cell office:value-type="float" office:value="0.8739012810179041" table:style-name="ce6">
            <text:p>0.874</text:p>
          </table:table-cell>
          <table:table-cell office:value-type="float" office:value="1454.9551015018999" table:style-name="ce5">
            <text:p><text:s/>1,4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54.9551015018999" table:style-name="ce5">
            <text:p><text:s/>1,455<text:s/></text:p>
          </table:table-cell>
          <table:table-cell office:value-type="float" office:value="1.0886806783080183" table:style-name="ce6">
            <text:p>1.089</text:p>
          </table:table-cell>
          <table:table-cell office:value-type="float" office:value="1583.9815068108001" table:style-name="ce5">
            <text:p><text:s/>1,584<text:s/></text:p>
          </table:table-cell>
          <table:table-cell office:value-type="float" office:value="1.0803951456798861" table:style-name="ce6">
            <text:p>1.080</text:p>
          </table:table-cell>
          <table:table-cell office:value-type="float" office:value="1711.3259308050999" table:style-name="ce5">
            <text:p><text:s/>1,7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11.3259308050999" table:style-name="ce5">
            <text:p><text:s/>1,711<text:s/></text:p>
          </table:table-cell>
          <table:table-cell office:value-type="float" office:value="1.0477828693790259" table:style-name="ce6">
            <text:p>1.048</text:p>
          </table:table-cell>
          <table:table-cell office:value-type="float" office:value="1793.0979942217" table:style-name="ce5">
            <text:p><text:s/>1,793<text:s/></text:p>
          </table:table-cell>
          <table:table-cell office:value-type="float" office:value="2.1308214061424002" table:style-name="ce6">
            <text:p>2.131</text:p>
          </table:table-cell>
          <table:table-cell office:value-type="float" office:value="3820.7715893986001" table:style-name="ce5">
            <text:p><text:s/>3,8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20.7715893986001" table:style-name="ce5">
            <text:p><text:s/>3,821<text:s/></text:p>
          </table:table-cell>
          <table:table-cell office:value-type="float" office:value="1.0498010125704087" table:style-name="ce6">
            <text:p>1.050</text:p>
          </table:table-cell>
          <table:table-cell office:value-type="float" office:value="4011.0498833509" table:style-name="ce5">
            <text:p><text:s/>4,011<text:s/></text:p>
          </table:table-cell>
          <table:table-cell office:value-type="float" office:value="0.57752968778135849" table:style-name="ce6">
            <text:p>0.578</text:p>
          </table:table-cell>
          <table:table-cell office:value-type="float" office:value="2316.5003868070999" table:style-name="ce5">
            <text:p><text:s/>2,3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6.5003868070999" table:style-name="ce5">
            <text:p><text:s/>2,317<text:s/></text:p>
          </table:table-cell>
          <table:table-cell office:value-type="float" office:value="1.0464553180232909" table:style-name="ce6">
            <text:p>1.046</text:p>
          </table:table-cell>
          <table:table-cell office:value-type="float" office:value="2424.1141489773004" table:style-name="ce5">
            <text:p><text:s/>2,424<text:s/></text:p>
          </table:table-cell>
          <table:table-cell office:value-type="float" office:value="1.1525951823793277" table:style-name="ce6">
            <text:p>1.153</text:p>
          </table:table-cell>
          <table:table-cell office:value-type="float" office:value="2794.0222896487999" table:style-name="ce5">
            <text:p><text:s/>2,7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94.0222896487999" table:style-name="ce5">
            <text:p><text:s/>2,794<text:s/></text:p>
          </table:table-cell>
          <table:table-cell office:value-type="float" office:value="1.024612530011328" table:style-name="ce6">
            <text:p>1.025</text:p>
          </table:table-cell>
          <table:table-cell office:value-type="float" office:value="2862.7902471051002" table:style-name="ce5">
            <text:p><text:s/>2,863<text:s/></text:p>
          </table:table-cell>
          <table:table-cell office:value-type="float" office:value="0.84172840186479592" table:style-name="ce6">
            <text:p>0.842</text:p>
          </table:table-cell>
          <table:table-cell office:value-type="float" office:value="2409.6918595698999" table:style-name="ce5">
            <text:p><text:s/>2,4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09.6918595698999" table:style-name="ce5">
            <text:p><text:s/>2,410<text:s/></text:p>
          </table:table-cell>
          <table:table-cell office:value-type="float" office:value="1.0657209458570636" table:style-name="ce6">
            <text:p>1.066</text:p>
          </table:table-cell>
          <table:table-cell office:value-type="float" office:value="2568.0590878049002" table:style-name="ce5">
            <text:p><text:s/>2,568<text:s/></text:p>
          </table:table-cell>
          <table:table-cell office:value-type="float" office:value="1.3807808774878509" table:style-name="ce6">
            <text:p>1.381</text:p>
          </table:table-cell>
          <table:table-cell office:value-type="float" office:value="3545.9268806999003" table:style-name="ce5">
            <text:p><text:s/>3,5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45.9268806999003" table:style-name="ce5">
            <text:p><text:s/>3,546<text:s/></text:p>
          </table:table-cell>
          <table:table-cell office:value-type="float" office:value="1.0601584734350262" table:style-name="ce6">
            <text:p>1.060</text:p>
          </table:table-cell>
          <table:table-cell office:value-type="float" office:value="3759.2444287550302" table:style-name="ce5">
            <text:p><text:s/>3,759<text:s/></text:p>
          </table:table-cell>
          <table:table-cell office:value-type="float" office:value="1.0117070066291791" table:style-name="ce6">
            <text:p>1.012</text:p>
          </table:table-cell>
          <table:table-cell office:value-type="float" office:value="3803.2539282031698" table:style-name="ce5">
            <text:p><text:s/>3,8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03.2539282031698" table:style-name="ce5">
            <text:p><text:s/>3,803<text:s/></text:p>
          </table:table-cell>
          <table:table-cell office:value-type="float" office:value="1.0523749332890977" table:style-name="ce6">
            <text:p>1.052</text:p>
          </table:table-cell>
          <table:table-cell office:value-type="float" office:value="4002.4490989743099" table:style-name="ce5">
            <text:p><text:s/>4,002<text:s/></text:p>
          </table:table-cell>
          <table:table-cell office:value-type="float" office:value="1.1843809840311768" table:style-name="ce6">
            <text:p>1.184</text:p>
          </table:table-cell>
          <table:table-cell office:value-type="float" office:value="4740.4246023778896" table:style-name="ce5">
            <text:p><text:s/>4,7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40.4246023778896" table:style-name="ce5">
            <text:p><text:s/>4,740<text:s/></text:p>
          </table:table-cell>
          <table:table-cell office:value-type="float" office:value="1.0233359056315756" table:style-name="ce6">
            <text:p>1.023</text:p>
          </table:table-cell>
          <table:table-cell office:value-type="float" office:value="4851.0467035525799" table:style-name="ce5">
            <text:p><text:s/>4,851<text:s/></text:p>
          </table:table-cell>
          <table:table-cell office:value-type="float" office:value="1.0621679138921716" table:style-name="ce6">
            <text:p>1.062</text:p>
          </table:table-cell>
          <table:table-cell office:value-type="float" office:value="5152.6261573059401" table:style-name="ce5">
            <text:p><text:s/>5,1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52.6261573059401" table:style-name="ce5">
            <text:p><text:s/>5,153<text:s/></text:p>
          </table:table-cell>
          <table:table-cell office:value-type="float" office:value="1.0708966249215857" table:style-name="ce6">
            <text:p>1.071</text:p>
          </table:table-cell>
          <table:table-cell office:value-type="float" office:value="5517.9299613416097" table:style-name="ce5">
            <text:p><text:s/>5,518<text:s/></text:p>
          </table:table-cell>
          <table:table-cell office:value-type="float" office:value="1.0781513197207075" table:style-name="ce6">
            <text:p>1.078</text:p>
          </table:table-cell>
          <table:table-cell office:value-type="float" office:value="5949.1634699468896" table:style-name="ce5">
            <text:p><text:s/>5,9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49.1634699468896" table:style-name="ce5">
            <text:p><text:s/>5,949<text:s/></text:p>
          </table:table-cell>
          <table:table-cell office:value-type="float" office:value="0.96633536011466192" table:style-name="ce6">
            <text:p>0.966</text:p>
          </table:table-cell>
          <table:table-cell office:value-type="float" office:value="5748.8870241121194" table:style-name="ce5">
            <text:p><text:s/>5,749<text:s/></text:p>
          </table:table-cell>
          <table:table-cell office:value-type="float" office:value="0.90773705593848264" table:style-name="ce6">
            <text:p>0.908</text:p>
          </table:table-cell>
          <table:table-cell office:value-type="float" office:value="5218.47778219048" table:style-name="ce5">
            <text:p><text:s/>5,2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218.47778219048" table:style-name="ce5">
            <text:p><text:s/>5,218<text:s/></text:p>
          </table:table-cell>
          <table:table-cell office:value-type="float" office:value="0.96999741201211753" table:style-name="ce6">
            <text:p>0.970</text:p>
          </table:table-cell>
          <table:table-cell office:value-type="float" office:value="5061.9099433675001" table:style-name="ce5">
            <text:p><text:s/>5,062<text:s/></text:p>
          </table:table-cell>
          <table:table-cell office:value-type="float" office:value="1.1676750922945427" table:style-name="ce6">
            <text:p>1.168</text:p>
          </table:table-cell>
          <table:table-cell office:value-type="float" office:value="5910.6661603083094" table:style-name="ce5">
            <text:p><text:s/>5,9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10.6661603083094" table:style-name="ce5">
            <text:p><text:s/>5,911<text:s/></text:p>
          </table:table-cell>
          <table:table-cell office:value-type="float" office:value="0.95739718858413847" table:style-name="ce6">
            <text:p>0.957</text:p>
          </table:table-cell>
          <table:table-cell office:value-type="float" office:value="5658.8551645385796" table:style-name="ce5">
            <text:p><text:s/>5,659<text:s/></text:p>
          </table:table-cell>
          <table:table-cell office:value-type="float" office:value="1.0897334263647238" table:style-name="ce6">
            <text:p>1.090</text:p>
          </table:table-cell>
          <table:table-cell office:value-type="float" office:value="6166.6436277543398" table:style-name="ce5">
            <text:p><text:s/>6,1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66.6436277543398" table:style-name="ce5">
            <text:p><text:s/>6,167<text:s/></text:p>
          </table:table-cell>
          <table:table-cell office:value-type="float" office:value="1.0498985156005334" table:style-name="ce6">
            <text:p>1.050</text:p>
          </table:table-cell>
          <table:table-cell office:value-type="float" office:value="6474.3499910167702" table:style-name="ce5">
            <text:p><text:s/>6,474<text:s/></text:p>
          </table:table-cell>
          <table:table-cell office:value-type="float" office:value="1.0398598410673041" table:style-name="ce6">
            <text:p>1.040</text:p>
          </table:table-cell>
          <table:table-cell office:value-type="float" office:value="6732.4165526728002" table:style-name="ce5">
            <text:p><text:s/>6,73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7.9775419527" table:style-name="ce5">
            <text:p><text:s/>2,4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27.9775419527" table:style-name="ce5">
            <text:p><text:s/>2,428<text:s/></text:p>
          </table:table-cell>
          <table:table-cell office:value-type="float" office:value="1.0098413222326112" table:style-name="ce6">
            <text:p>1.010</text:p>
          </table:table-cell>
          <table:table-cell office:value-type="float" office:value="2451.8720513165999" table:style-name="ce5">
            <text:p><text:s/>2,452<text:s/></text:p>
          </table:table-cell>
          <table:table-cell office:value-type="float" office:value="1.2562414999558531" table:style-name="ce6">
            <text:p>1.256</text:p>
          </table:table-cell>
          <table:table-cell office:value-type="float" office:value="3080.1434234457997" table:style-name="ce5">
            <text:p><text:s/>3,0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80.1434234457997" table:style-name="ce5">
            <text:p><text:s/>3,080<text:s/></text:p>
          </table:table-cell>
          <table:table-cell office:value-type="float" office:value="1.101380598087073" table:style-name="ce6">
            <text:p>1.101</text:p>
          </table:table-cell>
          <table:table-cell office:value-type="float" office:value="3392.4102059086995" table:style-name="ce5">
            <text:p><text:s/>3,392<text:s/></text:p>
          </table:table-cell>
          <table:table-cell office:value-type="float" office:value="1.0776754313454606" table:style-name="ce6">
            <text:p>1.078</text:p>
          </table:table-cell>
          <table:table-cell office:value-type="float" office:value="3655.9171319534007" table:style-name="ce5">
            <text:p><text:s/>3,6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55.9171319534007" table:style-name="ce5">
            <text:p><text:s/>3,656<text:s/></text:p>
          </table:table-cell>
          <table:table-cell office:value-type="float" office:value="1.0683947153719255" table:style-name="ce6">
            <text:p>1.068</text:p>
          </table:table-cell>
          <table:table-cell office:value-type="float" office:value="3905.9625436166998" table:style-name="ce5">
            <text:p><text:s/>3,906<text:s/></text:p>
          </table:table-cell>
          <table:table-cell office:value-type="float" office:value="1.0468612797708032" table:style-name="ce6">
            <text:p>1.047</text:p>
          </table:table-cell>
          <table:table-cell office:value-type="float" office:value="4089.0009471474004" table:style-name="ce5">
            <text:p><text:s/>4,0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89.0009471474004" table:style-name="ce5">
            <text:p><text:s/>4,089<text:s/></text:p>
          </table:table-cell>
          <table:table-cell office:value-type="float" office:value="1.0351869446425475" table:style-name="ce6">
            <text:p>1.035</text:p>
          </table:table-cell>
          <table:table-cell office:value-type="float" office:value="4232.8803971180005" table:style-name="ce5">
            <text:p><text:s/>4,233<text:s/></text:p>
          </table:table-cell>
          <table:table-cell office:value-type="float" office:value="1.0776579427861015" table:style-name="ce6">
            <text:p>1.078</text:p>
          </table:table-cell>
          <table:table-cell office:value-type="float" office:value="4561.5971808178001" table:style-name="ce5">
            <text:p><text:s/>4,5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61.5971808178001" table:style-name="ce5">
            <text:p><text:s/>4,562<text:s/></text:p>
          </table:table-cell>
          <table:table-cell office:value-type="float" office:value="1.049767783961143" table:style-name="ce6">
            <text:p>1.050</text:p>
          </table:table-cell>
          <table:table-cell office:value-type="float" office:value="4788.6177638304998" table:style-name="ce5">
            <text:p><text:s/>4,789<text:s/></text:p>
          </table:table-cell>
          <table:table-cell office:value-type="float" office:value="1.3724361986954632" table:style-name="ce6">
            <text:p>1.372</text:p>
          </table:table-cell>
          <table:table-cell office:value-type="float" office:value="6572.0723607971004" table:style-name="ce5">
            <text:p><text:s/>6,5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72.0723607971004" table:style-name="ce5">
            <text:p><text:s/>6,572<text:s/></text:p>
          </table:table-cell>
          <table:table-cell office:value-type="float" office:value="1.0477255498579838" table:style-name="ce6">
            <text:p>1.048</text:p>
          </table:table-cell>
          <table:table-cell office:value-type="float" office:value="6885.7281279225999" table:style-name="ce5">
            <text:p><text:s/>6,886<text:s/></text:p>
          </table:table-cell>
          <table:table-cell office:value-type="float" office:value="0.87749322322322143" table:style-name="ce6">
            <text:p>0.877</text:p>
          </table:table-cell>
          <table:table-cell office:value-type="float" office:value="6042.1797692096006" table:style-name="ce5">
            <text:p><text:s/>6,0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42.1797692096006" table:style-name="ce5">
            <text:p><text:s/>6,042<text:s/></text:p>
          </table:table-cell>
          <table:table-cell office:value-type="float" office:value="1.0276105150033001" table:style-name="ce6">
            <text:p>1.028</text:p>
          </table:table-cell>
          <table:table-cell office:value-type="float" office:value="6209.007464379999" table:style-name="ce5">
            <text:p><text:s/>6,209<text:s/></text:p>
          </table:table-cell>
          <table:table-cell office:value-type="float" office:value="1.1279924998116193" table:style-name="ce6">
            <text:p>1.128</text:p>
          </table:table-cell>
          <table:table-cell office:value-type="float" office:value="7003.713851094999" table:style-name="ce5">
            <text:p><text:s/>7,0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03.713851094999" table:style-name="ce5">
            <text:p><text:s/>7,004<text:s/></text:p>
          </table:table-cell>
          <table:table-cell office:value-type="float" office:value="1.0664468299872563" table:style-name="ce6">
            <text:p>1.066</text:p>
          </table:table-cell>
          <table:table-cell office:value-type="float" office:value="7469.0884346381008" table:style-name="ce5">
            <text:p><text:s/>7,469<text:s/></text:p>
          </table:table-cell>
          <table:table-cell office:value-type="float" office:value="1.1609556218040535" table:style-name="ce6">
            <text:p>1.161</text:p>
          </table:table-cell>
          <table:table-cell office:value-type="float" office:value="8671.2802079447411" table:style-name="ce5">
            <text:p><text:s/>8,6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71.2802079447411" table:style-name="ce5">
            <text:p><text:s/>8,671<text:s/></text:p>
          </table:table-cell>
          <table:table-cell office:value-type="float" office:value="1.0634962864782513" table:style-name="ce6">
            <text:p>1.063</text:p>
          </table:table-cell>
          <table:table-cell office:value-type="float" office:value="9221.8743001615912" table:style-name="ce5">
            <text:p><text:s/>9,222<text:s/></text:p>
          </table:table-cell>
          <table:table-cell office:value-type="float" office:value="1.0792472062655984" table:style-name="ce6">
            <text:p>1.079</text:p>
          </table:table-cell>
          <table:table-cell office:value-type="float" office:value="9952.682074981918" table:style-name="ce5">
            <text:p><text:s/>9,9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52.682074981918" table:style-name="ce5">
            <text:p><text:s/>9,953<text:s/></text:p>
          </table:table-cell>
          <table:table-cell office:value-type="float" office:value="1.0478239878855877" table:style-name="ce6">
            <text:p>1.048</text:p>
          </table:table-cell>
          <table:table-cell office:value-type="float" office:value="10428.659021964961" table:style-name="ce5">
            <text:p><text:s/>10,429<text:s/></text:p>
          </table:table-cell>
          <table:table-cell office:value-type="float" office:value="1.0373940824915524" table:style-name="ce6">
            <text:p>1.037</text:p>
          </table:table-cell>
          <table:table-cell office:value-type="float" office:value="10818.62915770859" table:style-name="ce5">
            <text:p><text:s/>10,8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818.62915770859" table:style-name="ce5">
            <text:p><text:s/>10,819<text:s/></text:p>
          </table:table-cell>
          <table:table-cell office:value-type="float" office:value="1.0261783731384102" table:style-name="ce6">
            <text:p>1.026</text:p>
          </table:table-cell>
          <table:table-cell office:value-type="float" office:value="11101.843268645171" table:style-name="ce5">
            <text:p><text:s/>11,102<text:s/></text:p>
          </table:table-cell>
          <table:table-cell office:value-type="float" office:value="1.1009327022950828" table:style-name="ce6">
            <text:p>1.101</text:p>
          </table:table-cell>
          <table:table-cell office:value-type="float" office:value="12222.382310206001" table:style-name="ce5">
            <text:p><text:s/>12,2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22.382310206001" table:style-name="ce5">
            <text:p><text:s/>12,222<text:s/></text:p>
          </table:table-cell>
          <table:table-cell office:value-type="float" office:value="1.0544093082428159" table:style-name="ce6">
            <text:p>1.054</text:p>
          </table:table-cell>
          <table:table-cell office:value-type="float" office:value="12887.393676783538" table:style-name="ce5">
            <text:p><text:s/>12,887<text:s/></text:p>
          </table:table-cell>
          <table:table-cell office:value-type="float" office:value="1.08233384769269" table:style-name="ce6">
            <text:p>1.082</text:p>
          </table:table-cell>
          <table:table-cell office:value-type="float" office:value="13948.46238492357" table:style-name="ce5">
            <text:p><text:s/>13,9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948.46238492357" table:style-name="ce5">
            <text:p><text:s/>13,948<text:s/></text:p>
          </table:table-cell>
          <table:table-cell office:value-type="float" office:value="0.96565365938934589" table:style-name="ce6">
            <text:p>0.966</text:p>
          </table:table-cell>
          <table:table-cell office:value-type="float" office:value="13469.383744856088" table:style-name="ce5">
            <text:p><text:s/>13,469<text:s/></text:p>
          </table:table-cell>
          <table:table-cell office:value-type="float" office:value="0.97699553190956567" table:style-name="ce6">
            <text:p>0.977</text:p>
          </table:table-cell>
          <table:table-cell office:value-type="float" office:value="13159.527736299733" table:style-name="ce5">
            <text:p><text:s/>13,1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59.527736299733" table:style-name="ce5">
            <text:p><text:s/>13,160<text:s/></text:p>
          </table:table-cell>
          <table:table-cell office:value-type="float" office:value="0.96362241961855333" table:style-name="ce6">
            <text:p>0.964</text:p>
          </table:table-cell>
          <table:table-cell office:value-type="float" office:value="12680.815958290612" table:style-name="ce5">
            <text:p><text:s/>12,681<text:s/></text:p>
          </table:table-cell>
          <table:table-cell office:value-type="float" office:value="1.0993206995814722" table:style-name="ce6">
            <text:p>1.099</text:p>
          </table:table-cell>
          <table:table-cell office:value-type="float" office:value="13940.283470531931" table:style-name="ce5">
            <text:p><text:s/>13,9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940.283470531931" table:style-name="ce5">
            <text:p><text:s/>13,940<text:s/></text:p>
          </table:table-cell>
          <table:table-cell office:value-type="float" office:value="0.95399631000547569" table:style-name="ce6">
            <text:p>0.954</text:p>
          </table:table-cell>
          <table:table-cell office:value-type="float" office:value="13298.978991317788" table:style-name="ce5">
            <text:p><text:s/>13,299<text:s/></text:p>
          </table:table-cell>
          <table:table-cell office:value-type="float" office:value="1.081628554142535" table:style-name="ce6">
            <text:p>1.082</text:p>
          </table:table-cell>
          <table:table-cell office:value-type="float" office:value="14384.555417951007" table:style-name="ce5">
            <text:p><text:s/>14,3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84.555417951007" table:style-name="ce5">
            <text:p><text:s/>14,385<text:s/></text:p>
          </table:table-cell>
          <table:table-cell office:value-type="float" office:value="1.0534701611703792" table:style-name="ce6">
            <text:p>1.053</text:p>
          </table:table-cell>
          <table:table-cell office:value-type="float" office:value="15153.699914513099" table:style-name="ce5">
            <text:p><text:s/>15,154<text:s/></text:p>
          </table:table-cell>
          <table:table-cell office:value-type="float" office:value="1.0521122132289711" table:style-name="ce6">
            <text:p>1.052</text:p>
          </table:table-cell>
          <table:table-cell office:value-type="float" office:value="15943.392755666047" table:style-name="ce5">
            <text:p><text:s/>15,9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16.957764945" table:style-name="ce5">
            <text:p><text:s/>13,4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16.957764945" table:style-name="ce5">
            <text:p><text:s/>13,417<text:s/></text:p>
          </table:table-cell>
          <table:table-cell office:value-type="float" office:value="1.0078274078053215" table:style-name="ce6">
            <text:p>1.008</text:p>
          </table:table-cell>
          <table:table-cell office:value-type="float" office:value="13521.977764878" table:style-name="ce5">
            <text:p><text:s/>13,522<text:s/></text:p>
          </table:table-cell>
          <table:table-cell office:value-type="float" office:value="1.1188587577554341" table:style-name="ce6">
            <text:p>1.119</text:p>
          </table:table-cell>
          <table:table-cell office:value-type="float" office:value="15129.183244408001" table:style-name="ce5">
            <text:p><text:s/>15,1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129.183244408001" table:style-name="ce5">
            <text:p><text:s/>15,129<text:s/></text:p>
          </table:table-cell>
          <table:table-cell office:value-type="float" office:value="1.0264597409753737" table:style-name="ce6">
            <text:p>1.026</text:p>
          </table:table-cell>
          <table:table-cell office:value-type="float" office:value="15529.497514224" table:style-name="ce5">
            <text:p><text:s/>15,529<text:s/></text:p>
          </table:table-cell>
          <table:table-cell office:value-type="float" office:value="1.044262244341545" table:style-name="ce6">
            <text:p>1.044</text:p>
          </table:table-cell>
          <table:table-cell office:value-type="float" office:value="16216.867927700001" table:style-name="ce5">
            <text:p><text:s/>16,2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216.867927700001" table:style-name="ce5">
            <text:p><text:s/>16,217<text:s/></text:p>
          </table:table-cell>
          <table:table-cell office:value-type="float" office:value="1.013169440175572" table:style-name="ce6">
            <text:p>1.013</text:p>
          </table:table-cell>
          <table:table-cell office:value-type="float" office:value="16430.434999708999" table:style-name="ce5">
            <text:p><text:s/>16,430<text:s/></text:p>
          </table:table-cell>
          <table:table-cell office:value-type="float" office:value="1.1881287538729037" table:style-name="ce6">
            <text:p>1.188</text:p>
          </table:table-cell>
          <table:table-cell office:value-type="float" office:value="19521.472261793999" table:style-name="ce5">
            <text:p><text:s/>19,5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21.472261793999" table:style-name="ce5">
            <text:p><text:s/>19,521<text:s/></text:p>
          </table:table-cell>
          <table:table-cell office:value-type="float" office:value="1.030374946553007" table:style-name="ce6">
            <text:p>1.030</text:p>
          </table:table-cell>
          <table:table-cell office:value-type="float" office:value="20114.435938382001" table:style-name="ce5">
            <text:p><text:s/>20,114<text:s/></text:p>
          </table:table-cell>
          <table:table-cell office:value-type="float" office:value="1.0895941006398395" table:style-name="ce6">
            <text:p>1.090</text:p>
          </table:table-cell>
          <table:table-cell office:value-type="float" office:value="21916.570736158999" table:style-name="ce5">
            <text:p><text:s/>21,9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16.570736158999" table:style-name="ce5">
            <text:p><text:s/>21,917<text:s/></text:p>
          </table:table-cell>
          <table:table-cell office:value-type="float" office:value="1.0409654822612247" table:style-name="ce6">
            <text:p>1.041</text:p>
          </table:table-cell>
          <table:table-cell office:value-type="float" office:value="22814.393625877998" table:style-name="ce5">
            <text:p><text:s/>22,814<text:s/></text:p>
          </table:table-cell>
          <table:table-cell office:value-type="float" office:value="1.0621435318271555" table:style-name="ce6">
            <text:p>1.062</text:p>
          </table:table-cell>
          <table:table-cell office:value-type="float" office:value="24232.160622284999" table:style-name="ce5">
            <text:p><text:s/>24,2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232.160622284999" table:style-name="ce5">
            <text:p><text:s/>24,232<text:s/></text:p>
          </table:table-cell>
          <table:table-cell office:value-type="float" office:value="1.0111112332764247" table:style-name="ce6">
            <text:p>1.011</text:p>
          </table:table-cell>
          <table:table-cell office:value-type="float" office:value="24501.409811751" table:style-name="ce5">
            <text:p><text:s/>24,501<text:s/></text:p>
          </table:table-cell>
          <table:table-cell office:value-type="float" office:value="1.1066179462689585" table:style-name="ce6">
            <text:p>1.107</text:p>
          </table:table-cell>
          <table:table-cell office:value-type="float" office:value="27113.699806574001" table:style-name="ce5">
            <text:p><text:s/>27,1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13.699806574001" table:style-name="ce5">
            <text:p><text:s/>27,114<text:s/></text:p>
          </table:table-cell>
          <table:table-cell office:value-type="float" office:value="1.029716617475039" table:style-name="ce6">
            <text:p>1.030</text:p>
          </table:table-cell>
          <table:table-cell office:value-type="float" office:value="27919.427252058998" table:style-name="ce5">
            <text:p><text:s/>27,919<text:s/></text:p>
          </table:table-cell>
          <table:table-cell office:value-type="float" office:value="1.1159467586982561" table:style-name="ce6">
            <text:p>1.116</text:p>
          </table:table-cell>
          <table:table-cell office:value-type="float" office:value="31156.594346646998" table:style-name="ce5">
            <text:p><text:s/>31,1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156.594346646998" table:style-name="ce5">
            <text:p><text:s/>31,157<text:s/></text:p>
          </table:table-cell>
          <table:table-cell office:value-type="float" office:value="1.0224037938828547" table:style-name="ce6">
            <text:p>1.022</text:p>
          </table:table-cell>
          <table:table-cell office:value-type="float" office:value="31854.620264481" table:style-name="ce5">
            <text:p><text:s/>31,855<text:s/></text:p>
          </table:table-cell>
          <table:table-cell office:value-type="float" office:value="1.1117828082050973" table:style-name="ce6">
            <text:p>1.112</text:p>
          </table:table-cell>
          <table:table-cell office:value-type="float" office:value="35415.419171951682" table:style-name="ce5">
            <text:p><text:s/>35,4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415.419171951682" table:style-name="ce5">
            <text:p><text:s/>35,415<text:s/></text:p>
          </table:table-cell>
          <table:table-cell office:value-type="float" office:value="1.0159350324310701" table:style-name="ce6">
            <text:p>1.016</text:p>
          </table:table-cell>
          <table:table-cell office:value-type="float" office:value="35979.765025016677" table:style-name="ce5">
            <text:p><text:s/>35,980<text:s/></text:p>
          </table:table-cell>
          <table:table-cell office:value-type="float" office:value="1.1327832574528829" table:style-name="ce6">
            <text:p>1.133</text:p>
          </table:table-cell>
          <table:table-cell office:value-type="float" office:value="40757.275427427696" table:style-name="ce5">
            <text:p><text:s/>40,7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757.275427427696" table:style-name="ce5">
            <text:p><text:s/>40,757<text:s/></text:p>
          </table:table-cell>
          <table:table-cell office:value-type="float" office:value="1.0193877427488029" table:style-name="ce6">
            <text:p>1.019</text:p>
          </table:table-cell>
          <table:table-cell office:value-type="float" office:value="41547.466998556767" table:style-name="ce5">
            <text:p><text:s/>41,547<text:s/></text:p>
          </table:table-cell>
          <table:table-cell office:value-type="float" office:value="1.0845683838895681" table:style-name="ce6">
            <text:p>1.085</text:p>
          </table:table-cell>
          <table:table-cell office:value-type="float" office:value="45061.069137329883" table:style-name="ce5">
            <text:p><text:s/>45,0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061.069137329883" table:style-name="ce5">
            <text:p><text:s/>45,061<text:s/></text:p>
          </table:table-cell>
          <table:table-cell office:value-type="float" office:value="1.0100251229369805" table:style-name="ce6">
            <text:p>1.010</text:p>
          </table:table-cell>
          <table:table-cell office:value-type="float" office:value="45512.81189510339" table:style-name="ce5">
            <text:p><text:s/>45,513<text:s/></text:p>
          </table:table-cell>
          <table:table-cell office:value-type="float" office:value="1.0953405477977169" table:style-name="ce6">
            <text:p>1.095</text:p>
          </table:table-cell>
          <table:table-cell office:value-type="float" office:value="49852.028312997005" table:style-name="ce5">
            <text:p><text:s/>49,8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852.028312997005" table:style-name="ce5">
            <text:p><text:s/>49,852<text:s/></text:p>
          </table:table-cell>
          <table:table-cell office:value-type="float" office:value="0.99821799012962764" table:style-name="ce6">
            <text:p>0.998</text:p>
          </table:table-cell>
          <table:table-cell office:value-type="float" office:value="49763.191506485164" table:style-name="ce5">
            <text:p><text:s/>49,763<text:s/></text:p>
          </table:table-cell>
          <table:table-cell office:value-type="float" office:value="1.1219197521329343" table:style-name="ce6">
            <text:p>1.122</text:p>
          </table:table-cell>
          <table:table-cell office:value-type="float" office:value="55830.307480299569" table:style-name="ce5">
            <text:p><text:s/>55,8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830.307480299569" table:style-name="ce5">
            <text:p><text:s/>55,830<text:s/></text:p>
          </table:table-cell>
          <table:table-cell office:value-type="float" office:value="0.9832744498671866" table:style-name="ce6">
            <text:p>0.983</text:p>
          </table:table-cell>
          <table:table-cell office:value-type="float" office:value="54896.514873607426" table:style-name="ce5">
            <text:p><text:s/>54,897<text:s/></text:p>
          </table:table-cell>
          <table:table-cell office:value-type="float" office:value="1.0910350621614404" table:style-name="ce6">
            <text:p>1.091</text:p>
          </table:table-cell>
          <table:table-cell office:value-type="float" office:value="59894.022517572725" table:style-name="ce5">
            <text:p><text:s/>59,8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894.022517572725" table:style-name="ce5">
            <text:p><text:s/>59,894<text:s/></text:p>
          </table:table-cell>
          <table:table-cell office:value-type="float" office:value="0.98485165801668662" table:style-name="ce6">
            <text:p>0.985</text:p>
          </table:table-cell>
          <table:table-cell office:value-type="float" office:value="58986.727381720259" table:style-name="ce5">
            <text:p><text:s/>58,987<text:s/></text:p>
          </table:table-cell>
          <table:table-cell office:value-type="float" office:value="1.073336405143309" table:style-name="ce6">
            <text:p>1.073</text:p>
          </table:table-cell>
          <table:table-cell office:value-type="float" office:value="63312.601919064007" table:style-name="ce5">
            <text:p><text:s/>63,3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312.601919064007" table:style-name="ce5">
            <text:p><text:s/>63,313<text:s/></text:p>
          </table:table-cell>
          <table:table-cell office:value-type="float" office:value="0.99098294422295652" table:style-name="ce6">
            <text:p>0.991</text:p>
          </table:table-cell>
          <table:table-cell office:value-type="float" office:value="62741.708656170056" table:style-name="ce5">
            <text:p><text:s/>62,742<text:s/></text:p>
          </table:table-cell>
          <table:table-cell office:value-type="float" office:value="1.0556642170895394" table:style-name="ce6">
            <text:p>1.056</text:p>
          </table:table-cell>
          <table:table-cell office:value-type="float" office:value="66234.176747375735" table:style-name="ce5">
            <text:p><text:s/>66,2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234.176747375735" table:style-name="ce5">
            <text:p><text:s/>66,234<text:s/></text:p>
          </table:table-cell>
          <table:table-cell office:value-type="float" office:value="1.0138569893673999" table:style-name="ce6">
            <text:p>1.014</text:p>
          </table:table-cell>
          <table:table-cell office:value-type="float" office:value="67151.983030322619" table:style-name="ce5">
            <text:p><text:s/>67,152<text:s/></text:p>
          </table:table-cell>
          <table:table-cell office:value-type="float" office:value="1.0470947070872285" table:style-name="ce6">
            <text:p>1.047</text:p>
          </table:table-cell>
          <table:table-cell office:value-type="float" office:value="70314.48600146221" table:style-name="ce5">
            <text:p><text:s/>70,3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25.0024085983" table:style-name="ce5">
            <text:p><text:s/>3,7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725.0024085983" table:style-name="ce5">
            <text:p><text:s/>3,725<text:s/></text:p>
          </table:table-cell>
          <table:table-cell office:value-type="float" office:value="0.97320033891468938" table:style-name="ce6">
            <text:p>0.973</text:p>
          </table:table-cell>
          <table:table-cell office:value-type="float" office:value="3625.1736065058999" table:style-name="ce5">
            <text:p><text:s/>3,625<text:s/></text:p>
          </table:table-cell>
          <table:table-cell office:value-type="float" office:value="1.1931762603255784" table:style-name="ce6">
            <text:p>1.193</text:p>
          </table:table-cell>
          <table:table-cell office:value-type="float" office:value="4325.4710868416996" table:style-name="ce5">
            <text:p><text:s/>4,3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25.4710868416996" table:style-name="ce5">
            <text:p><text:s/>4,325<text:s/></text:p>
          </table:table-cell>
          <table:table-cell office:value-type="float" office:value="1.0215172829517303" table:style-name="ce6">
            <text:p>1.022</text:p>
          </table:table-cell>
          <table:table-cell office:value-type="float" office:value="4418.5434721168003" table:style-name="ce5">
            <text:p><text:s/>4,419<text:s/></text:p>
          </table:table-cell>
          <table:table-cell office:value-type="float" office:value="1.0138156492831008" table:style-name="ce6">
            <text:p>1.014</text:p>
          </table:table-cell>
          <table:table-cell office:value-type="float" office:value="4479.5885190696999" table:style-name="ce5">
            <text:p><text:s/>4,4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79.5885190696999" table:style-name="ce5">
            <text:p><text:s/>4,480<text:s/></text:p>
          </table:table-cell>
          <table:table-cell office:value-type="float" office:value="1.0433276410991443" table:style-name="ce6">
            <text:p>1.043</text:p>
          </table:table-cell>
          <table:table-cell office:value-type="float" office:value="4673.6785226958" table:style-name="ce5">
            <text:p><text:s/>4,674<text:s/></text:p>
          </table:table-cell>
          <table:table-cell office:value-type="float" office:value="1.1775824852326329" table:style-name="ce6">
            <text:p>1.178</text:p>
          </table:table-cell>
          <table:table-cell office:value-type="float" office:value="5503.6419699344997" table:style-name="ce5">
            <text:p><text:s/>5,5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03.6419699344997" table:style-name="ce5">
            <text:p><text:s/>5,504<text:s/></text:p>
          </table:table-cell>
          <table:table-cell office:value-type="float" office:value="1.0092274752689998" table:style-name="ce6">
            <text:p>1.009</text:p>
          </table:table-cell>
          <table:table-cell office:value-type="float" office:value="5554.4266901014998" table:style-name="ce5">
            <text:p><text:s/>5,554<text:s/></text:p>
          </table:table-cell>
          <table:table-cell office:value-type="float" office:value="1.0636690772232045" table:style-name="ce6">
            <text:p>1.064</text:p>
          </table:table-cell>
          <table:table-cell office:value-type="float" office:value="5908.0719119641999" table:style-name="ce5">
            <text:p><text:s/>5,9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08.0719119641999" table:style-name="ce5">
            <text:p><text:s/>5,908<text:s/></text:p>
          </table:table-cell>
          <table:table-cell office:value-type="float" office:value="1.1021187693985293" table:style-name="ce6">
            <text:p>1.102</text:p>
          </table:table-cell>
          <table:table-cell office:value-type="float" office:value="6511.3969451319999" table:style-name="ce5">
            <text:p><text:s/>6,511<text:s/></text:p>
          </table:table-cell>
          <table:table-cell office:value-type="float" office:value="0.98660878966311705" table:style-name="ce6">
            <text:p>0.987</text:p>
          </table:table-cell>
          <table:table-cell office:value-type="float" office:value="6424.2014590528006" table:style-name="ce5">
            <text:p><text:s/>6,4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24.2014590528006" table:style-name="ce5">
            <text:p><text:s/>6,424<text:s/></text:p>
          </table:table-cell>
          <table:table-cell office:value-type="float" office:value="1.0500110341919711" table:style-name="ce6">
            <text:p>1.050</text:p>
          </table:table-cell>
          <table:table-cell office:value-type="float" office:value="6745.4824178775998" table:style-name="ce5">
            <text:p><text:s/>6,745<text:s/></text:p>
          </table:table-cell>
          <table:table-cell office:value-type="float" office:value="1.0445565381549489" table:style-name="ce6">
            <text:p>1.045</text:p>
          </table:table-cell>
          <table:table-cell office:value-type="float" office:value="7046.0377626033005" table:style-name="ce5">
            <text:p><text:s/>7,0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46.0377626033005" table:style-name="ce5">
            <text:p><text:s/>7,046<text:s/></text:p>
          </table:table-cell>
          <table:table-cell office:value-type="float" office:value="1.0188446151964905" table:style-name="ce6">
            <text:p>1.019</text:p>
          </table:table-cell>
          <table:table-cell office:value-type="float" office:value="7178.8176328994996" table:style-name="ce5">
            <text:p><text:s/>7,179<text:s/></text:p>
          </table:table-cell>
          <table:table-cell office:value-type="float" office:value="1.1032384112105045" table:style-name="ce6">
            <text:p>1.103</text:p>
          </table:table-cell>
          <table:table-cell office:value-type="float" office:value="7919.9473596899998" table:style-name="ce5">
            <text:p><text:s/>7,9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9.9473596899998" table:style-name="ce5">
            <text:p><text:s/>7,920<text:s/></text:p>
          </table:table-cell>
          <table:table-cell office:value-type="float" office:value="1.0749606527270072" table:style-name="ce6">
            <text:p>1.075</text:p>
          </table:table-cell>
          <table:table-cell office:value-type="float" office:value="8513.6317833359008" table:style-name="ce5">
            <text:p><text:s/>8,514<text:s/></text:p>
          </table:table-cell>
          <table:table-cell office:value-type="float" office:value="1.133401732667646" table:style-name="ce6">
            <text:p>1.133</text:p>
          </table:table-cell>
          <table:table-cell office:value-type="float" office:value="9649.3650145272495" table:style-name="ce5">
            <text:p><text:s/>9,6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49.3650145272495" table:style-name="ce5">
            <text:p><text:s/>9,649<text:s/></text:p>
          </table:table-cell>
          <table:table-cell office:value-type="float" office:value="1.0275048351862335" table:style-name="ce6">
            <text:p>1.028</text:p>
          </table:table-cell>
          <table:table-cell office:value-type="float" office:value="9914.76920890363" table:style-name="ce5">
            <text:p><text:s/>9,915<text:s/></text:p>
          </table:table-cell>
          <table:table-cell office:value-type="float" office:value="1.1797803915605702" table:style-name="ce6">
            <text:p>1.180</text:p>
          </table:table-cell>
          <table:table-cell office:value-type="float" office:value="11697.250299513011" table:style-name="ce5">
            <text:p><text:s/>11,6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97.250299513011" table:style-name="ce5">
            <text:p><text:s/>11,697<text:s/></text:p>
          </table:table-cell>
          <table:table-cell office:value-type="float" office:value="1.0484841839379493" table:style-name="ce6">
            <text:p>1.048</text:p>
          </table:table-cell>
          <table:table-cell office:value-type="float" office:value="12264.38193460283" table:style-name="ce5">
            <text:p><text:s/>12,264<text:s/></text:p>
          </table:table-cell>
          <table:table-cell office:value-type="float" office:value="1.0612639748587136" table:style-name="ce6">
            <text:p>1.061</text:p>
          </table:table-cell>
          <table:table-cell office:value-type="float" office:value="13015.746721101999" table:style-name="ce5">
            <text:p><text:s/>13,0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015.746721101999" table:style-name="ce5">
            <text:p><text:s/>13,016<text:s/></text:p>
          </table:table-cell>
          <table:table-cell office:value-type="float" office:value="0.99898442164230583" table:style-name="ce6">
            <text:p>0.999</text:p>
          </table:table-cell>
          <table:table-cell office:value-type="float" office:value="13002.528210422819" table:style-name="ce5">
            <text:p><text:s/>13,003<text:s/></text:p>
          </table:table-cell>
          <table:table-cell office:value-type="float" office:value="1.0227249436956671" table:style-name="ce6">
            <text:p>1.023</text:p>
          </table:table-cell>
          <table:table-cell office:value-type="float" office:value="13298.009931906001" table:style-name="ce5">
            <text:p><text:s/>13,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98.009931906001" table:style-name="ce5">
            <text:p><text:s/>13,298<text:s/></text:p>
          </table:table-cell>
          <table:table-cell office:value-type="float" office:value="1.0188482121259828" table:style-name="ce6">
            <text:p>1.019</text:p>
          </table:table-cell>
          <table:table-cell office:value-type="float" office:value="13548.65364395599" table:style-name="ce5">
            <text:p><text:s/>13,549<text:s/></text:p>
          </table:table-cell>
          <table:table-cell office:value-type="float" office:value="1.1509309208368663" table:style-name="ce6">
            <text:p>1.151</text:p>
          </table:table-cell>
          <table:table-cell office:value-type="float" office:value="15593.56441453803" table:style-name="ce5">
            <text:p><text:s/>15,5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93.56441453803" table:style-name="ce5">
            <text:p><text:s/>15,594<text:s/></text:p>
          </table:table-cell>
          <table:table-cell office:value-type="float" office:value="0.93972806125493191" table:style-name="ce6">
            <text:p>0.940</text:p>
          </table:table-cell>
          <table:table-cell office:value-type="float" office:value="14653.710055327721" table:style-name="ce5">
            <text:p><text:s/>14,654<text:s/></text:p>
          </table:table-cell>
          <table:table-cell office:value-type="float" office:value="1.0638075993685565" table:style-name="ce6">
            <text:p>1.064</text:p>
          </table:table-cell>
          <table:table-cell office:value-type="float" office:value="15588.728115801059" table:style-name="ce5">
            <text:p><text:s/>15,5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588.728115801059" table:style-name="ce5">
            <text:p><text:s/>15,589<text:s/></text:p>
          </table:table-cell>
          <table:table-cell office:value-type="float" office:value="0.97918244671253585" table:style-name="ce6">
            <text:p>0.979</text:p>
          </table:table-cell>
          <table:table-cell office:value-type="float" office:value="15264.20893756658" table:style-name="ce5">
            <text:p><text:s/>15,264<text:s/></text:p>
          </table:table-cell>
          <table:table-cell office:value-type="float" office:value="1.0977061010757561" table:style-name="ce6">
            <text:p>1.098</text:p>
          </table:table-cell>
          <table:table-cell office:value-type="float" office:value="16755.615278861918" table:style-name="ce5">
            <text:p><text:s/>16,7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55.615278861918" table:style-name="ce5">
            <text:p><text:s/>16,756<text:s/></text:p>
          </table:table-cell>
          <table:table-cell office:value-type="float" office:value="0.97641742387946029" table:style-name="ce6">
            <text:p>0.976</text:p>
          </table:table-cell>
          <table:table-cell office:value-type="float" office:value="16360.474706101681" table:style-name="ce5">
            <text:p><text:s/>16,360<text:s/></text:p>
          </table:table-cell>
          <table:table-cell office:value-type="float" office:value="1.0420213047838305" table:style-name="ce6">
            <text:p>1.042</text:p>
          </table:table-cell>
          <table:table-cell office:value-type="float" office:value="17047.963200134931" table:style-name="ce5">
            <text:p><text:s/>17,0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47.963200134931" table:style-name="ce5">
            <text:p><text:s/>17,048<text:s/></text:p>
          </table:table-cell>
          <table:table-cell office:value-type="float" office:value="1.0407515405067838" table:style-name="ce6">
            <text:p>1.041</text:p>
          </table:table-cell>
          <table:table-cell office:value-type="float" office:value="17742.693963043388" table:style-name="ce5">
            <text:p><text:s/>17,743<text:s/></text:p>
          </table:table-cell>
          <table:table-cell office:value-type="float" office:value="1.0803095046838107" table:style-name="ce6">
            <text:p>1.080</text:p>
          </table:table-cell>
          <table:table-cell office:value-type="float" office:value="19167.600926971842" table:style-name="ce5">
            <text:p><text:s/>19,1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91.955356346698" table:style-name="ce5">
            <text:p><text:s/>9,6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91.955356346698" table:style-name="ce5">
            <text:p><text:s/>9,692<text:s/></text:p>
          </table:table-cell>
          <table:table-cell office:value-type="float" office:value="1.0211359621968603" table:style-name="ce6">
            <text:p>1.021</text:p>
          </table:table-cell>
          <table:table-cell office:value-type="float" office:value="9896.8041583721006" table:style-name="ce5">
            <text:p><text:s/>9,897<text:s/></text:p>
          </table:table-cell>
          <table:table-cell office:value-type="float" office:value="1.0916364499773406" table:style-name="ce6">
            <text:p>1.092</text:p>
          </table:table-cell>
          <table:table-cell office:value-type="float" office:value="10803.7121575663" table:style-name="ce5">
            <text:p><text:s/>10,8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03.7121575663" table:style-name="ce5">
            <text:p><text:s/>10,804<text:s/></text:p>
          </table:table-cell>
          <table:table-cell office:value-type="float" office:value="1.0284385477935678" table:style-name="ce6">
            <text:p>1.028</text:p>
          </table:table-cell>
          <table:table-cell office:value-type="float" office:value="11110.954042107202" table:style-name="ce5">
            <text:p><text:s/>11,111<text:s/></text:p>
          </table:table-cell>
          <table:table-cell office:value-type="float" office:value="1.0563700798463853" table:style-name="ce6">
            <text:p>1.056</text:p>
          </table:table-cell>
          <table:table-cell office:value-type="float" office:value="11737.2794086303" table:style-name="ce5">
            <text:p><text:s/>11,7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37.2794086303" table:style-name="ce5">
            <text:p><text:s/>11,737<text:s/></text:p>
          </table:table-cell>
          <table:table-cell office:value-type="float" office:value="1.0016594193343116" table:style-name="ce6">
            <text:p>1.002</text:p>
          </table:table-cell>
          <table:table-cell office:value-type="float" office:value="11756.756477013199" table:style-name="ce5">
            <text:p><text:s/>11,757<text:s/></text:p>
          </table:table-cell>
          <table:table-cell office:value-type="float" office:value="1.1923212256090487" table:style-name="ce6">
            <text:p>1.192</text:p>
          </table:table-cell>
          <table:table-cell office:value-type="float" office:value="14017.830291859498" table:style-name="ce5">
            <text:p><text:s/>14,0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17.830291859498" table:style-name="ce5">
            <text:p><text:s/>14,018<text:s/></text:p>
          </table:table-cell>
          <table:table-cell office:value-type="float" office:value="1.0386778085575668" table:style-name="ce6">
            <text:p>1.039</text:p>
          </table:table-cell>
          <table:table-cell office:value-type="float" office:value="14560.009248280501" table:style-name="ce5">
            <text:p><text:s/>14,560<text:s/></text:p>
          </table:table-cell>
          <table:table-cell office:value-type="float" office:value="1.0994841109792126" table:style-name="ce6">
            <text:p>1.099</text:p>
          </table:table-cell>
          <table:table-cell office:value-type="float" office:value="16008.498824194801" table:style-name="ce5">
            <text:p><text:s/>16,0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008.498824194801" table:style-name="ce5">
            <text:p><text:s/>16,008<text:s/></text:p>
          </table:table-cell>
          <table:table-cell office:value-type="float" office:value="1.0183963443284327" table:style-name="ce6">
            <text:p>1.018</text:p>
          </table:table-cell>
          <table:table-cell office:value-type="float" office:value="16302.996680745999" table:style-name="ce5">
            <text:p><text:s/>16,303<text:s/></text:p>
          </table:table-cell>
          <table:table-cell office:value-type="float" office:value="1.0923120155120671" table:style-name="ce6">
            <text:p>1.092</text:p>
          </table:table-cell>
          <table:table-cell office:value-type="float" office:value="17807.959163232201" table:style-name="ce5">
            <text:p><text:s/>17,8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07.959163232201" table:style-name="ce5">
            <text:p><text:s/>17,808<text:s/></text:p>
          </table:table-cell>
          <table:table-cell office:value-type="float" office:value="0.99707817336720805" table:style-name="ce6">
            <text:p>0.997</text:p>
          </table:table-cell>
          <table:table-cell office:value-type="float" office:value="17755.927393873397" table:style-name="ce5">
            <text:p><text:s/>17,756<text:s/></text:p>
          </table:table-cell>
          <table:table-cell office:value-type="float" office:value="1.1301950947881754" table:style-name="ce6">
            <text:p>1.130</text:p>
          </table:table-cell>
          <table:table-cell office:value-type="float" office:value="20067.662043970704" table:style-name="ce5">
            <text:p><text:s/>20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067.662043970704" table:style-name="ce5">
            <text:p><text:s/>20,068<text:s/></text:p>
          </table:table-cell>
          <table:table-cell office:value-type="float" office:value="1.0335339300469724" table:style-name="ce6">
            <text:p>1.034</text:p>
          </table:table-cell>
          <table:table-cell office:value-type="float" office:value="20740.609619159499" table:style-name="ce5">
            <text:p><text:s/>20,741<text:s/></text:p>
          </table:table-cell>
          <table:table-cell office:value-type="float" office:value="1.120345419620248" table:style-name="ce6">
            <text:p>1.120</text:p>
          </table:table-cell>
          <table:table-cell office:value-type="float" office:value="23236.646986956999" table:style-name="ce5">
            <text:p><text:s/>23,2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236.646986956999" table:style-name="ce5">
            <text:p><text:s/>23,237<text:s/></text:p>
          </table:table-cell>
          <table:table-cell office:value-type="float" office:value="1.0044903851337359" table:style-name="ce6">
            <text:p>1.004</text:p>
          </table:table-cell>
          <table:table-cell office:value-type="float" office:value="23340.988481145101" table:style-name="ce5">
            <text:p><text:s/>23,341<text:s/></text:p>
          </table:table-cell>
          <table:table-cell office:value-type="float" office:value="1.1038972997325416" table:style-name="ce6">
            <text:p>1.104</text:p>
          </table:table-cell>
          <table:table-cell office:value-type="float" office:value="25766.054157424431" table:style-name="ce5">
            <text:p><text:s/>25,7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766.054157424431" table:style-name="ce5">
            <text:p><text:s/>25,766<text:s/></text:p>
          </table:table-cell>
          <table:table-cell office:value-type="float" office:value="1.0116021512980666" table:style-name="ce6">
            <text:p>1.012</text:p>
          </table:table-cell>
          <table:table-cell office:value-type="float" office:value="26064.995816113049" table:style-name="ce5">
            <text:p><text:s/>26,065<text:s/></text:p>
          </table:table-cell>
          <table:table-cell office:value-type="float" office:value="1.1149061880896274" table:style-name="ce6">
            <text:p>1.115</text:p>
          </table:table-cell>
          <table:table-cell office:value-type="float" office:value="29060.025127914687" table:style-name="ce5">
            <text:p><text:s/>29,0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060.025127914687" table:style-name="ce5">
            <text:p><text:s/>29,060<text:s/></text:p>
          </table:table-cell>
          <table:table-cell office:value-type="float" office:value="1.0076758342450636" table:style-name="ce6">
            <text:p>1.008</text:p>
          </table:table-cell>
          <table:table-cell office:value-type="float" office:value="29283.085063953942" table:style-name="ce5">
            <text:p><text:s/>29,283<text:s/></text:p>
          </table:table-cell>
          <table:table-cell office:value-type="float" office:value="1.0943287685106007" table:style-name="ce6">
            <text:p>1.094</text:p>
          </table:table-cell>
          <table:table-cell office:value-type="float" office:value="32045.322416227882" table:style-name="ce5">
            <text:p><text:s/>32,0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045.322416227882" table:style-name="ce5">
            <text:p><text:s/>32,045<text:s/></text:p>
          </table:table-cell>
          <table:table-cell office:value-type="float" office:value="1.014509489479102" table:style-name="ce6">
            <text:p>1.015</text:p>
          </table:table-cell>
          <table:table-cell office:value-type="float" office:value="32510.283684680573" table:style-name="ce5">
            <text:p><text:s/>32,510<text:s/></text:p>
          </table:table-cell>
          <table:table-cell office:value-type="float" office:value="1.1243832485631589" table:style-name="ce6">
            <text:p>1.124</text:p>
          </table:table-cell>
          <table:table-cell office:value-type="float" office:value="36554.018381091002" table:style-name="ce5">
            <text:p><text:s/>36,5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554.018381091002" table:style-name="ce5">
            <text:p><text:s/>36,554<text:s/></text:p>
          </table:table-cell>
          <table:table-cell office:value-type="float" office:value="0.99071290835873083" table:style-name="ce6">
            <text:p>0.991</text:p>
          </table:table-cell>
          <table:table-cell office:value-type="float" office:value="36214.537862529178" table:style-name="ce5">
            <text:p><text:s/>36,215<text:s/></text:p>
          </table:table-cell>
          <table:table-cell office:value-type="float" office:value="1.1110660370291263" table:style-name="ce6">
            <text:p>1.111</text:p>
          </table:table-cell>
          <table:table-cell office:value-type="float" office:value="40236.743065761533" table:style-name="ce5">
            <text:p><text:s/>40,2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236.743065761533" table:style-name="ce5">
            <text:p><text:s/>40,237<text:s/></text:p>
          </table:table-cell>
          <table:table-cell office:value-type="float" office:value="1.00015065216656" table:style-name="ce6">
            <text:p>1.000</text:p>
          </table:table-cell>
          <table:table-cell office:value-type="float" office:value="40242.804818279707" table:style-name="ce5">
            <text:p><text:s/>40,243<text:s/></text:p>
          </table:table-cell>
          <table:table-cell office:value-type="float" office:value="1.1009494641796596" table:style-name="ce6">
            <text:p>1.101</text:p>
          </table:table-cell>
          <table:table-cell office:value-type="float" office:value="44305.294401771665" table:style-name="ce5">
            <text:p><text:s/>44,3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305.294401771665" table:style-name="ce5">
            <text:p><text:s/>44,305<text:s/></text:p>
          </table:table-cell>
          <table:table-cell office:value-type="float" office:value="0.98684635853374025" table:style-name="ce6">
            <text:p>0.987</text:p>
          </table:table-cell>
          <table:table-cell office:value-type="float" office:value="43722.518444153677" table:style-name="ce5">
            <text:p><text:s/>43,723<text:s/></text:p>
          </table:table-cell>
          <table:table-cell office:value-type="float" office:value="1.0648285665353163" table:style-name="ce6">
            <text:p>1.065</text:p>
          </table:table-cell>
          <table:table-cell office:value-type="float" office:value="46556.986640202085" table:style-name="ce5">
            <text:p><text:s/>46,5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556.986640202085" table:style-name="ce5">
            <text:p><text:s/>46,557<text:s/></text:p>
          </table:table-cell>
          <table:table-cell office:value-type="float" office:value="0.99622499859168401" table:style-name="ce6">
            <text:p>0.996</text:p>
          </table:table-cell>
          <table:table-cell office:value-type="float" office:value="46381.233950068374" table:style-name="ce5">
            <text:p><text:s/>46,381<text:s/></text:p>
          </table:table-cell>
          <table:table-cell office:value-type="float" office:value="1.0604766056934176" table:style-name="ce6">
            <text:p>1.060</text:p>
          </table:table-cell>
          <table:table-cell office:value-type="float" office:value="49186.213547240812" table:style-name="ce5">
            <text:p><text:s/>49,1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186.213547240812" table:style-name="ce5">
            <text:p><text:s/>49,186<text:s/></text:p>
          </table:table-cell>
          <table:table-cell office:value-type="float" office:value="1.004535326140203" table:style-name="ce6">
            <text:p>1.005</text:p>
          </table:table-cell>
          <table:table-cell office:value-type="float" office:value="49409.289067279227" table:style-name="ce5">
            <text:p><text:s/>49,409<text:s/></text:p>
          </table:table-cell>
          <table:table-cell office:value-type="float" office:value="1.0351673954434986" table:style-name="ce6">
            <text:p>1.035</text:p>
          </table:table-cell>
          <table:table-cell office:value-type="float" office:value="51146.885074490361" table:style-name="ce5">
            <text:p><text:s/>51,1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32.0584339063003" table:style-name="ce5">
            <text:p><text:s/>3,6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32.0584339063003" table:style-name="ce5">
            <text:p><text:s/>3,632<text:s/></text:p>
          </table:table-cell>
          <table:table-cell office:value-type="float" office:value="1.0077722059994887" table:style-name="ce6">
            <text:p>1.008</text:p>
          </table:table-cell>
          <table:table-cell office:value-type="float" office:value="3660.2875402568002" table:style-name="ce5">
            <text:p><text:s/>3,660<text:s/></text:p>
          </table:table-cell>
          <table:table-cell office:value-type="float" office:value="1.1190773421935374" table:style-name="ce6">
            <text:p>1.119</text:p>
          </table:table-cell>
          <table:table-cell office:value-type="float" office:value="4096.1448522147002" table:style-name="ce5">
            <text:p><text:s/>4,0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96.1448522147002" table:style-name="ce5">
            <text:p><text:s/>4,096<text:s/></text:p>
          </table:table-cell>
          <table:table-cell office:value-type="float" office:value="1.0291825787110211" table:style-name="ce6">
            <text:p>1.029</text:p>
          </table:table-cell>
          <table:table-cell office:value-type="float" office:value="4215.6809217762002" table:style-name="ce5">
            <text:p><text:s/>4,216<text:s/></text:p>
          </table:table-cell>
          <table:table-cell office:value-type="float" office:value="1.0600280745601538" table:style-name="ce6">
            <text:p>1.060</text:p>
          </table:table-cell>
          <table:table-cell office:value-type="float" office:value="4468.7401304703999" table:style-name="ce5">
            <text:p><text:s/>4,4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68.7401304703999" table:style-name="ce5">
            <text:p><text:s/>4,469<text:s/></text:p>
          </table:table-cell>
          <table:table-cell office:value-type="float" office:value="1.0387790435014082" table:style-name="ce6">
            <text:p>1.039</text:p>
          </table:table-cell>
          <table:table-cell office:value-type="float" office:value="4642.0335983864006" table:style-name="ce5">
            <text:p><text:s/>4,642<text:s/></text:p>
          </table:table-cell>
          <table:table-cell office:value-type="float" office:value="0.95426036647739787" table:style-name="ce6">
            <text:p>0.954</text:p>
          </table:table-cell>
          <table:table-cell office:value-type="float" office:value="4429.7086827966004" table:style-name="ce5">
            <text:p><text:s/>4,4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29.7086827966004" table:style-name="ce5">
            <text:p><text:s/>4,430<text:s/></text:p>
          </table:table-cell>
          <table:table-cell office:value-type="float" office:value="0.99833620801051237" table:style-name="ce6">
            <text:p>0.998</text:p>
          </table:table-cell>
          <table:table-cell office:value-type="float" office:value="4422.3385689744" table:style-name="ce5">
            <text:p><text:s/>4,422<text:s/></text:p>
          </table:table-cell>
          <table:table-cell office:value-type="float" office:value="1.0903811587286714" table:style-name="ce6">
            <text:p>1.090</text:p>
          </table:table-cell>
          <table:table-cell office:value-type="float" office:value="4822.0346531288005" table:style-name="ce5">
            <text:p><text:s/>4,8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22.0346531288005" table:style-name="ce5">
            <text:p><text:s/>4,822<text:s/></text:p>
          </table:table-cell>
          <table:table-cell office:value-type="float" office:value="0.99471125336605515" table:style-name="ce6">
            <text:p>0.995</text:p>
          </table:table-cell>
          <table:table-cell office:value-type="float" office:value="4796.5321335883" table:style-name="ce5">
            <text:p><text:s/>4,797<text:s/></text:p>
          </table:table-cell>
          <table:table-cell office:value-type="float" office:value="1.0914887481179474" table:style-name="ce6">
            <text:p>1.091</text:p>
          </table:table-cell>
          <table:table-cell office:value-type="float" office:value="5235.3608537977998" table:style-name="ce5">
            <text:p><text:s/>5,2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35.3608537977998" table:style-name="ce5">
            <text:p><text:s/>5,235<text:s/></text:p>
          </table:table-cell>
          <table:table-cell office:value-type="float" office:value="1.0546100632729074" table:style-name="ce6">
            <text:p>1.055</text:p>
          </table:table-cell>
          <table:table-cell office:value-type="float" office:value="5521.2642412801997" table:style-name="ce5">
            <text:p><text:s/>5,521<text:s/></text:p>
          </table:table-cell>
          <table:table-cell office:value-type="float" office:value="1.0204880936079364" table:style-name="ce6">
            <text:p>1.020</text:p>
          </table:table-cell>
          <table:table-cell office:value-type="float" office:value="5634.3844198896995" table:style-name="ce5">
            <text:p><text:s/>5,6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34.3844198896995" table:style-name="ce5">
            <text:p><text:s/>5,634<text:s/></text:p>
          </table:table-cell>
          <table:table-cell office:value-type="float" office:value="1.0324081518922834" table:style-name="ce6">
            <text:p>1.032</text:p>
          </table:table-cell>
          <table:table-cell office:value-type="float" office:value="5816.9844059890002" table:style-name="ce5">
            <text:p><text:s/>5,817<text:s/></text:p>
          </table:table-cell>
          <table:table-cell office:value-type="float" office:value="1.0655799945525453" table:style-name="ce6">
            <text:p>1.066</text:p>
          </table:table-cell>
          <table:table-cell office:value-type="float" office:value="6198.4622116459996" table:style-name="ce5">
            <text:p><text:s/>6,1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98.4622116459996" table:style-name="ce5">
            <text:p><text:s/>6,198<text:s/></text:p>
          </table:table-cell>
          <table:table-cell office:value-type="float" office:value="1.0448539879177985" table:style-name="ce6">
            <text:p>1.045</text:p>
          </table:table-cell>
          <table:table-cell office:value-type="float" office:value="6476.4879607960993" table:style-name="ce5">
            <text:p><text:s/>6,476<text:s/></text:p>
          </table:table-cell>
          <table:table-cell office:value-type="float" office:value="1.0393511195573633" table:style-name="ce6">
            <text:p>1.039</text:p>
          </table:table-cell>
          <table:table-cell office:value-type="float" office:value="6731.3450128532104" table:style-name="ce5">
            <text:p><text:s/>6,7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31.3450128532104" table:style-name="ce5">
            <text:p><text:s/>6,731<text:s/></text:p>
          </table:table-cell>
          <table:table-cell office:value-type="float" office:value="1.0290152415515668" table:style-name="ce6">
            <text:p>1.029</text:p>
          </table:table-cell>
          <table:table-cell office:value-type="float" office:value="6926.6566143680802" table:style-name="ce5">
            <text:p><text:s/>6,927<text:s/></text:p>
          </table:table-cell>
          <table:table-cell office:value-type="float" office:value="1.0532638364920719" table:style-name="ce6">
            <text:p>1.053</text:p>
          </table:table-cell>
          <table:table-cell office:value-type="float" office:value="7295.5969197125105" table:style-name="ce5">
            <text:p><text:s/>7,2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295.5969197125105" table:style-name="ce5">
            <text:p><text:s/>7,296<text:s/></text:p>
          </table:table-cell>
          <table:table-cell office:value-type="float" office:value="1.0567011072793357" table:style-name="ce6">
            <text:p>1.057</text:p>
          </table:table-cell>
          <table:table-cell office:value-type="float" office:value="7709.2653433239202" table:style-name="ce5">
            <text:p><text:s/>7,709<text:s/></text:p>
          </table:table-cell>
          <table:table-cell office:value-type="float" office:value="1.1078022768356088" table:style-name="ce6">
            <text:p>1.108</text:p>
          </table:table-cell>
          <table:table-cell office:value-type="float" office:value="8540.3417000640893" table:style-name="ce5">
            <text:p><text:s/>8,5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40.3417000640893" table:style-name="ce5">
            <text:p><text:s/>8,540<text:s/></text:p>
          </table:table-cell>
          <table:table-cell office:value-type="float" office:value="1.0161626096838214" table:style-name="ce6">
            <text:p>1.016</text:p>
          </table:table-cell>
          <table:table-cell office:value-type="float" office:value="8678.3759095286896" table:style-name="ce5">
            <text:p><text:s/>8,678<text:s/></text:p>
          </table:table-cell>
          <table:table-cell office:value-type="float" office:value="1.2850276264448248" table:style-name="ce6">
            <text:p>1.285</text:p>
          </table:table-cell>
          <table:table-cell office:value-type="float" office:value="11151.952796417601" table:style-name="ce5">
            <text:p><text:s/>11,1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51.952796417601" table:style-name="ce5">
            <text:p><text:s/>11,152<text:s/></text:p>
          </table:table-cell>
          <table:table-cell office:value-type="float" office:value="1.084312080889233" table:style-name="ce6">
            <text:p>1.084</text:p>
          </table:table-cell>
          <table:table-cell office:value-type="float" office:value="12092.197142662069" table:style-name="ce5">
            <text:p><text:s/>12,092<text:s/></text:p>
          </table:table-cell>
          <table:table-cell office:value-type="float" office:value="1.0143513476678232" table:style-name="ce6">
            <text:p>1.014</text:p>
          </table:table-cell>
          <table:table-cell office:value-type="float" office:value="12265.736467924271" table:style-name="ce5">
            <text:p><text:s/>12,26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265.736467924271" table:style-name="ce5">
            <text:p><text:s/>12,266<text:s/></text:p>
          </table:table-cell>
          <table:table-cell office:value-type="float" office:value="1.0187942807691328" table:style-name="ce6">
            <text:p>1.019</text:p>
          </table:table-cell>
          <table:table-cell office:value-type="float" office:value="12496.26216294263" table:style-name="ce5">
            <text:p><text:s/>12,496<text:s/></text:p>
          </table:table-cell>
          <table:table-cell office:value-type="float" office:value="1.1674561093408213" table:style-name="ce6">
            <text:p>1.167</text:p>
          </table:table-cell>
          <table:table-cell office:value-type="float" office:value="14588.83760605192" table:style-name="ce5">
            <text:p><text:s/>14,5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88.83760605192" table:style-name="ce5">
            <text:p><text:s/>14,589<text:s/></text:p>
          </table:table-cell>
          <table:table-cell office:value-type="float" office:value="1.0340078270704642" table:style-name="ce6">
            <text:p>1.034</text:p>
          </table:table-cell>
          <table:table-cell office:value-type="float" office:value="15084.97227251762" table:style-name="ce5">
            <text:p><text:s/>15,085<text:s/></text:p>
          </table:table-cell>
          <table:table-cell office:value-type="float" office:value="1.1623222168748046" table:style-name="ce6">
            <text:p>1.162</text:p>
          </table:table-cell>
          <table:table-cell office:value-type="float" office:value="17533.59841328764" table:style-name="ce5">
            <text:p><text:s/>17,5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533.59841328764" table:style-name="ce5">
            <text:p><text:s/>17,534<text:s/></text:p>
          </table:table-cell>
          <table:table-cell office:value-type="float" office:value="1.0224479633944181" table:style-name="ce6">
            <text:p>1.022</text:p>
          </table:table-cell>
          <table:table-cell office:value-type="float" office:value="17927.191988641549" table:style-name="ce5">
            <text:p><text:s/>17,927<text:s/></text:p>
          </table:table-cell>
          <table:table-cell office:value-type="float" office:value="1.0258639903092401" table:style-name="ce6">
            <text:p>1.026</text:p>
          </table:table-cell>
          <table:table-cell office:value-type="float" office:value="18390.860708507658" table:style-name="ce5">
            <text:p><text:s/>18,3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390.860708507658" table:style-name="ce5">
            <text:p><text:s/>18,391<text:s/></text:p>
          </table:table-cell>
          <table:table-cell office:value-type="float" office:value="1.0411078996137786" table:style-name="ce6">
            <text:p>1.041</text:p>
          </table:table-cell>
          <table:table-cell office:value-type="float" office:value="19146.870364323979" table:style-name="ce5">
            <text:p><text:s/>19,147<text:s/></text:p>
          </table:table-cell>
          <table:table-cell office:value-type="float" office:value="1.0940603920384051" table:style-name="ce6">
            <text:p>1.094</text:p>
          </table:table-cell>
          <table:table-cell office:value-type="float" office:value="20947.832497100811" table:style-name="ce5">
            <text:p><text:s/>20,9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60.2983164193001" table:style-name="ce5">
            <text:p><text:s/>1,66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60.2983164193001" table:style-name="ce5">
            <text:p><text:s/>1,660<text:s/></text:p>
          </table:table-cell>
          <table:table-cell office:value-type="float" office:value="1.0002473576080506" table:style-name="ce6">
            <text:p>1.000</text:p>
          </table:table-cell>
          <table:table-cell office:value-type="float" office:value="1660.7090038394999" table:style-name="ce5">
            <text:p><text:s/>1,661<text:s/></text:p>
          </table:table-cell>
          <table:table-cell office:value-type="float" office:value="1.1460915259283726" table:style-name="ce6">
            <text:p>1.146</text:p>
          </table:table-cell>
          <table:table-cell office:value-type="float" office:value="1903.3245163334" table:style-name="ce5">
            <text:p><text:s/>1,9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03.3245163334" table:style-name="ce5">
            <text:p><text:s/>1,903<text:s/></text:p>
          </table:table-cell>
          <table:table-cell office:value-type="float" office:value="1.0256100693899546" table:style-name="ce6">
            <text:p>1.026</text:p>
          </table:table-cell>
          <table:table-cell office:value-type="float" office:value="1952.0687892683" table:style-name="ce5">
            <text:p><text:s/>1,952<text:s/></text:p>
          </table:table-cell>
          <table:table-cell office:value-type="float" office:value="1.0569623463808768" table:style-name="ce6">
            <text:p>1.057</text:p>
          </table:table-cell>
          <table:table-cell office:value-type="float" office:value="2063.2632078019001" table:style-name="ce5">
            <text:p><text:s/>2,0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3.2632078019001" table:style-name="ce5">
            <text:p><text:s/>2,063<text:s/></text:p>
          </table:table-cell>
          <table:table-cell office:value-type="float" office:value="1.0408107244179505" table:style-name="ce6">
            <text:p>1.041</text:p>
          </table:table-cell>
          <table:table-cell office:value-type="float" office:value="2147.4664739772002" table:style-name="ce5">
            <text:p><text:s/>2,147<text:s/></text:p>
          </table:table-cell>
          <table:table-cell office:value-type="float" office:value="1.0415909443823748" table:style-name="ce6">
            <text:p>1.042</text:p>
          </table:table-cell>
          <table:table-cell office:value-type="float" office:value="2236.7816326594002" table:style-name="ce5">
            <text:p><text:s/>2,2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36.7816326594002" table:style-name="ce5">
            <text:p><text:s/>2,237<text:s/></text:p>
          </table:table-cell>
          <table:table-cell office:value-type="float" office:value="1.0125757204299179" table:style-name="ce6">
            <text:p>1.013</text:p>
          </table:table-cell>
          <table:table-cell office:value-type="float" office:value="2264.9107731345002" table:style-name="ce5">
            <text:p><text:s/>2,265<text:s/></text:p>
          </table:table-cell>
          <table:table-cell office:value-type="float" office:value="0.9875589147974676" table:style-name="ce6">
            <text:p>0.988</text:p>
          </table:table-cell>
          <table:table-cell office:value-type="float" office:value="2236.7328252298003" table:style-name="ce5">
            <text:p><text:s/>2,2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36.7328252298003" table:style-name="ce5">
            <text:p><text:s/>2,237<text:s/></text:p>
          </table:table-cell>
          <table:table-cell office:value-type="float" office:value="0.98959879024339437" table:style-name="ce6">
            <text:p>0.990</text:p>
          </table:table-cell>
          <table:table-cell office:value-type="float" office:value="2213.4680979451" table:style-name="ce5">
            <text:p><text:s/>2,213<text:s/></text:p>
          </table:table-cell>
          <table:table-cell office:value-type="float" office:value="1.0863993800210818" table:style-name="ce6">
            <text:p>1.086</text:p>
          </table:table-cell>
          <table:table-cell office:value-type="float" office:value="2404.7103693039999" table:style-name="ce5">
            <text:p><text:s/>2,4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04.7103693039999" table:style-name="ce5">
            <text:p><text:s/>2,405<text:s/></text:p>
          </table:table-cell>
          <table:table-cell office:value-type="float" office:value="1.0476927796155735" table:style-name="ce6">
            <text:p>1.048</text:p>
          </table:table-cell>
          <table:table-cell office:value-type="float" office:value="2519.3976909864996" table:style-name="ce5">
            <text:p><text:s/>2,519<text:s/></text:p>
          </table:table-cell>
          <table:table-cell office:value-type="float" office:value="1.0344317453210148" table:style-name="ce6">
            <text:p>1.034</text:p>
          </table:table-cell>
          <table:table-cell office:value-type="float" office:value="2606.1449506448998" table:style-name="ce5">
            <text:p><text:s/>2,6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6.1449506448998" table:style-name="ce5">
            <text:p><text:s/>2,606<text:s/></text:p>
          </table:table-cell>
          <table:table-cell office:value-type="float" office:value="1.0353893512010441" table:style-name="ce6">
            <text:p>1.035</text:p>
          </table:table-cell>
          <table:table-cell office:value-type="float" office:value="2698.3747295840999" table:style-name="ce5">
            <text:p><text:s/>2,698<text:s/></text:p>
          </table:table-cell>
          <table:table-cell office:value-type="float" office:value="1.0532998782846843" table:style-name="ce6">
            <text:p>1.053</text:p>
          </table:table-cell>
          <table:table-cell office:value-type="float" office:value="2842.1977742374002" table:style-name="ce5">
            <text:p><text:s/>2,8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42.1977742374002" table:style-name="ce5">
            <text:p><text:s/>2,842<text:s/></text:p>
          </table:table-cell>
          <table:table-cell office:value-type="float" office:value="1.0621094443086616" table:style-name="ce6">
            <text:p>1.062</text:p>
          </table:table-cell>
          <table:table-cell office:value-type="float" office:value="3018.7250986106001" table:style-name="ce5">
            <text:p><text:s/>3,019<text:s/></text:p>
          </table:table-cell>
          <table:table-cell office:value-type="float" office:value="1.0148908607635454" table:style-name="ce6">
            <text:p>1.015</text:p>
          </table:table-cell>
          <table:table-cell office:value-type="float" office:value="3063.67651373743" table:style-name="ce5">
            <text:p><text:s/>3,0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63.67651373743" table:style-name="ce5">
            <text:p><text:s/>3,064<text:s/></text:p>
          </table:table-cell>
          <table:table-cell office:value-type="float" office:value="1.0230582321539461" table:style-name="ce6">
            <text:p>1.023</text:p>
          </table:table-cell>
          <table:table-cell office:value-type="float" office:value="3134.3194780357799" table:style-name="ce5">
            <text:p><text:s/>3,134<text:s/></text:p>
          </table:table-cell>
          <table:table-cell office:value-type="float" office:value="1.0069343138957521" table:style-name="ce6">
            <text:p>1.007</text:p>
          </table:table-cell>
          <table:table-cell office:value-type="float" office:value="3156.0538331460498" table:style-name="ce5">
            <text:p><text:s/>3,1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56.0538331460498" table:style-name="ce5">
            <text:p><text:s/>3,156<text:s/></text:p>
          </table:table-cell>
          <table:table-cell office:value-type="float" office:value="1.054968558296091" table:style-name="ce6">
            <text:p>1.055</text:p>
          </table:table-cell>
          <table:table-cell office:value-type="float" office:value="3329.5375622589404" table:style-name="ce5">
            <text:p><text:s/>3,330<text:s/></text:p>
          </table:table-cell>
          <table:table-cell office:value-type="float" office:value="1.0274725934592763" table:style-name="ce6">
            <text:p>1.027</text:p>
          </table:table-cell>
          <table:table-cell office:value-type="float" office:value="3421.0085941142702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21.0085941142702" table:style-name="ce5">
            <text:p><text:s/>3,421<text:s/></text:p>
          </table:table-cell>
          <table:table-cell office:value-type="float" office:value="1.0215107094411677" table:style-name="ce6">
            <text:p>1.022</text:p>
          </table:table-cell>
          <table:table-cell office:value-type="float" office:value="3494.5969159780002" table:style-name="ce5">
            <text:p><text:s/>3,495<text:s/></text:p>
          </table:table-cell>
          <table:table-cell office:value-type="float" office:value="1.1431976263507355" table:style-name="ce6">
            <text:p>1.143</text:p>
          </table:table-cell>
          <table:table-cell office:value-type="float" office:value="3995.01489939865" table:style-name="ce5">
            <text:p><text:s/>3,9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95.01489939865" table:style-name="ce5">
            <text:p><text:s/>3,995<text:s/></text:p>
          </table:table-cell>
          <table:table-cell office:value-type="float" office:value="1.118473493780257" table:style-name="ce6">
            <text:p>1.118</text:p>
          </table:table-cell>
          <table:table-cell office:value-type="float" office:value="4468.3182722345891" table:style-name="ce5">
            <text:p><text:s/>4,468<text:s/></text:p>
          </table:table-cell>
          <table:table-cell office:value-type="float" office:value="1.0816023271418225" table:style-name="ce6">
            <text:p>1.082</text:p>
          </table:table-cell>
          <table:table-cell office:value-type="float" office:value="4832.9434416592594" table:style-name="ce5">
            <text:p><text:s/>4,8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32.9434416592594" table:style-name="ce5">
            <text:p><text:s/>4,833<text:s/></text:p>
          </table:table-cell>
          <table:table-cell office:value-type="float" office:value="1.0341953691421955" table:style-name="ce6">
            <text:p>1.034</text:p>
          </table:table-cell>
          <table:table-cell office:value-type="float" office:value="4998.2077266901506" table:style-name="ce5">
            <text:p><text:s/>4,998<text:s/></text:p>
          </table:table-cell>
          <table:table-cell office:value-type="float" office:value="1.121071772459501" table:style-name="ce6">
            <text:p>1.121</text:p>
          </table:table-cell>
          <table:table-cell office:value-type="float" office:value="5603.3495952813" table:style-name="ce5">
            <text:p><text:s/>5,6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03.3495952813" table:style-name="ce5">
            <text:p><text:s/>5,603<text:s/></text:p>
          </table:table-cell>
          <table:table-cell office:value-type="float" office:value="1.0404367674006794" table:style-name="ce6">
            <text:p>1.040</text:p>
          </table:table-cell>
          <table:table-cell office:value-type="float" office:value="5829.9309395303799" table:style-name="ce5">
            <text:p><text:s/>5,830<text:s/></text:p>
          </table:table-cell>
          <table:table-cell office:value-type="float" office:value="1.1365638965371145" table:style-name="ce6">
            <text:p>1.137</text:p>
          </table:table-cell>
          <table:table-cell office:value-type="float" office:value="6626.0890251749297" table:style-name="ce5">
            <text:p><text:s/>6,6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26.0890251749297" table:style-name="ce5">
            <text:p><text:s/>6,626<text:s/></text:p>
          </table:table-cell>
          <table:table-cell office:value-type="float" office:value="1.0333744667191085" table:style-name="ce6">
            <text:p>1.033</text:p>
          </table:table-cell>
          <table:table-cell office:value-type="float" office:value="6847.2312128234798" table:style-name="ce5">
            <text:p><text:s/>6,847<text:s/></text:p>
          </table:table-cell>
          <table:table-cell office:value-type="float" office:value="1.0452324485214612" table:style-name="ce6">
            <text:p>1.045</text:p>
          </table:table-cell>
          <table:table-cell office:value-type="float" office:value="7156.94824617206" table:style-name="ce5">
            <text:p><text:s/>7,1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56.94824617206" table:style-name="ce5">
            <text:p><text:s/>7,157<text:s/></text:p>
          </table:table-cell>
          <table:table-cell office:value-type="float" office:value="1.0536919319795668" table:style-name="ce6">
            <text:p>1.054</text:p>
          </table:table-cell>
          <table:table-cell office:value-type="float" office:value="7541.2186245868097" table:style-name="ce5">
            <text:p><text:s/>7,541<text:s/></text:p>
          </table:table-cell>
          <table:table-cell office:value-type="float" office:value="1.0804039546972493" table:style-name="ce6">
            <text:p>1.080</text:p>
          </table:table-cell>
          <table:table-cell office:value-type="float" office:value="8147.5624252401403" table:style-name="ce5">
            <text:p><text:s/>8,1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71.7601174869999" table:style-name="ce5">
            <text:p><text:s/>1,9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71.7601174869999" table:style-name="ce5">
            <text:p><text:s/>1,972<text:s/></text:p>
          </table:table-cell>
          <table:table-cell office:value-type="float" office:value="1.0141084195199945" table:style-name="ce6">
            <text:p>1.014</text:p>
          </table:table-cell>
          <table:table-cell office:value-type="float" office:value="1999.5785364173003" table:style-name="ce5">
            <text:p><text:s/>2,000<text:s/></text:p>
          </table:table-cell>
          <table:table-cell office:value-type="float" office:value="1.0966412651189168" table:style-name="ce6">
            <text:p>1.097</text:p>
          </table:table-cell>
          <table:table-cell office:value-type="float" office:value="2192.8203358812998" table:style-name="ce5">
            <text:p><text:s/>2,1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92.8203358812998" table:style-name="ce5">
            <text:p><text:s/>2,193<text:s/></text:p>
          </table:table-cell>
          <table:table-cell office:value-type="float" office:value="1.0322834458748069" table:style-name="ce6">
            <text:p>1.032</text:p>
          </table:table-cell>
          <table:table-cell office:value-type="float" office:value="2263.6121325078998" table:style-name="ce5">
            <text:p><text:s/>2,264<text:s/></text:p>
          </table:table-cell>
          <table:table-cell office:value-type="float" office:value="1.0626718633123005" table:style-name="ce6">
            <text:p>1.063</text:p>
          </table:table-cell>
          <table:table-cell office:value-type="float" office:value="2405.4769226684998" table:style-name="ce5">
            <text:p><text:s/>2,4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05.4769226684998" table:style-name="ce5">
            <text:p><text:s/>2,405<text:s/></text:p>
          </table:table-cell>
          <table:table-cell office:value-type="float" office:value="1.0370363984377238" table:style-name="ce6">
            <text:p>1.037</text:p>
          </table:table-cell>
          <table:table-cell office:value-type="float" office:value="2494.5671244092" table:style-name="ce5">
            <text:p><text:s/>2,495<text:s/></text:p>
          </table:table-cell>
          <table:table-cell office:value-type="float" office:value="0.87908119556276176" table:style-name="ce6">
            <text:p>0.879</text:p>
          </table:table-cell>
          <table:table-cell office:value-type="float" office:value="2192.9270501372002" table:style-name="ce5">
            <text:p><text:s/>2,1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92.9270501372002" table:style-name="ce5">
            <text:p><text:s/>2,193<text:s/></text:p>
          </table:table-cell>
          <table:table-cell office:value-type="float" office:value="0.98381193104664388" table:style-name="ce6">
            <text:p>0.984</text:p>
          </table:table-cell>
          <table:table-cell office:value-type="float" office:value="2157.4277958398993" table:style-name="ce5">
            <text:p><text:s/>2,157<text:s/></text:p>
          </table:table-cell>
          <table:table-cell office:value-type="float" office:value="1.1983260032545038" table:style-name="ce6">
            <text:p>1.198</text:p>
          </table:table-cell>
          <table:table-cell office:value-type="float" office:value="2585.3018278990003" table:style-name="ce5">
            <text:p><text:s/>2,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85.3018278990003" table:style-name="ce5">
            <text:p><text:s/>2,585<text:s/></text:p>
          </table:table-cell>
          <table:table-cell office:value-type="float" office:value="0.99913441740857822" table:style-name="ce6">
            <text:p>0.999</text:p>
          </table:table-cell>
          <table:table-cell office:value-type="float" office:value="2583.0640356432" table:style-name="ce5">
            <text:p><text:s/>2,583<text:s/></text:p>
          </table:table-cell>
          <table:table-cell office:value-type="float" office:value="1.0958499074874657" table:style-name="ce6">
            <text:p>1.096</text:p>
          </table:table-cell>
          <table:table-cell office:value-type="float" office:value="2830.6504844938004" table:style-name="ce5">
            <text:p><text:s/>2,8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30.6504844938004" table:style-name="ce5">
            <text:p><text:s/>2,831<text:s/></text:p>
          </table:table-cell>
          <table:table-cell office:value-type="float" office:value="1.0604864735995543" table:style-name="ce6">
            <text:p>1.060</text:p>
          </table:table-cell>
          <table:table-cell office:value-type="float" office:value="3001.8665502937001" table:style-name="ce5">
            <text:p><text:s/>3,002<text:s/></text:p>
          </table:table-cell>
          <table:table-cell office:value-type="float" office:value="1.0087855067869422" table:style-name="ce6">
            <text:p>1.009</text:p>
          </table:table-cell>
          <table:table-cell office:value-type="float" office:value="3028.2394692448001" table:style-name="ce5">
            <text:p><text:s/>3,0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8.2394692448001" table:style-name="ce5">
            <text:p><text:s/>3,028<text:s/></text:p>
          </table:table-cell>
          <table:table-cell office:value-type="float" office:value="1.029842490357157" table:style-name="ce6">
            <text:p>1.030</text:p>
          </table:table-cell>
          <table:table-cell office:value-type="float" office:value="3118.6096764049007" table:style-name="ce5">
            <text:p><text:s/>3,119<text:s/></text:p>
          </table:table-cell>
          <table:table-cell office:value-type="float" office:value="1.0762053561244846" table:style-name="ce6">
            <text:p>1.076</text:p>
          </table:table-cell>
          <table:table-cell office:value-type="float" office:value="3356.2644374085999" table:style-name="ce5">
            <text:p><text:s/>3,3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56.2644374085999" table:style-name="ce5">
            <text:p><text:s/>3,356<text:s/></text:p>
          </table:table-cell>
          <table:table-cell office:value-type="float" office:value="1.0302414862326128" table:style-name="ce6">
            <text:p>1.030</text:p>
          </table:table-cell>
          <table:table-cell office:value-type="float" office:value="3457.7628621854997" table:style-name="ce5">
            <text:p><text:s/>3,458<text:s/></text:p>
          </table:table-cell>
          <table:table-cell office:value-type="float" office:value="1.0607056195859563" table:style-name="ce6">
            <text:p>1.061</text:p>
          </table:table-cell>
          <table:table-cell office:value-type="float" office:value="3667.6684991157804" table:style-name="ce5">
            <text:p><text:s/>3,6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67.6684991157804" table:style-name="ce5">
            <text:p><text:s/>3,668<text:s/></text:p>
          </table:table-cell>
          <table:table-cell office:value-type="float" office:value="1.0339912500943245" table:style-name="ce6">
            <text:p>1.034</text:p>
          </table:table-cell>
          <table:table-cell office:value-type="float" office:value="3792.3371363323004" table:style-name="ce5">
            <text:p><text:s/>3,792<text:s/></text:p>
          </table:table-cell>
          <table:table-cell office:value-type="float" office:value="1.0915546107195402" table:style-name="ce6">
            <text:p>1.092</text:p>
          </table:table-cell>
          <table:table-cell office:value-type="float" office:value="4139.5430865664603" table:style-name="ce5">
            <text:p><text:s/>4,1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39.5430865664603" table:style-name="ce5">
            <text:p><text:s/>4,140<text:s/></text:p>
          </table:table-cell>
          <table:table-cell office:value-type="float" office:value="1.0580220303245449" table:style-name="ce6">
            <text:p>1.058</text:p>
          </table:table-cell>
          <table:table-cell office:value-type="float" office:value="4379.7277810649794" table:style-name="ce5">
            <text:p><text:s/>4,380<text:s/></text:p>
          </table:table-cell>
          <table:table-cell office:value-type="float" office:value="1.1688701585706764" table:style-name="ce6">
            <text:p>1.169</text:p>
          </table:table-cell>
          <table:table-cell office:value-type="float" office:value="5119.3331059498196" table:style-name="ce5">
            <text:p><text:s/>5,1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19.3331059498196" table:style-name="ce5">
            <text:p><text:s/>5,119<text:s/></text:p>
          </table:table-cell>
          <table:table-cell office:value-type="float" office:value="1.0125887271383003" table:style-name="ce6">
            <text:p>1.013</text:p>
          </table:table-cell>
          <table:table-cell office:value-type="float" office:value="5183.7789935506898" table:style-name="ce5">
            <text:p><text:s/>5,184<text:s/></text:p>
          </table:table-cell>
          <table:table-cell office:value-type="float" office:value="1.3806410161241698" table:style-name="ce6">
            <text:p>1.381</text:p>
          </table:table-cell>
          <table:table-cell office:value-type="float" office:value="7156.93789701895" table:style-name="ce5">
            <text:p><text:s/>7,1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56.93789701895" table:style-name="ce5">
            <text:p><text:s/>7,157<text:s/></text:p>
          </table:table-cell>
          <table:table-cell office:value-type="float" office:value="1.0652431221462775" table:style-name="ce6">
            <text:p>1.065</text:p>
          </table:table-cell>
          <table:table-cell office:value-type="float" office:value="7623.8788704274793" table:style-name="ce5">
            <text:p><text:s/>7,624<text:s/></text:p>
          </table:table-cell>
          <table:table-cell office:value-type="float" office:value="0.9749358761583059" table:style-name="ce6">
            <text:p>0.975</text:p>
          </table:table-cell>
          <table:table-cell office:value-type="float" office:value="7432.7930262650107" table:style-name="ce5">
            <text:p><text:s/>7,4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32.7930262650107" table:style-name="ce5">
            <text:p><text:s/>7,433<text:s/></text:p>
          </table:table-cell>
          <table:table-cell office:value-type="float" office:value="1.0087802000885613" table:style-name="ce6">
            <text:p>1.009</text:p>
          </table:table-cell>
          <table:table-cell office:value-type="float" office:value="7498.0544362524806" table:style-name="ce5">
            <text:p><text:s/>7,498<text:s/></text:p>
          </table:table-cell>
          <table:table-cell office:value-type="float" office:value="1.198375937006608" table:style-name="ce6">
            <text:p>1.198</text:p>
          </table:table-cell>
          <table:table-cell office:value-type="float" office:value="8985.4880107706194" table:style-name="ce5">
            <text:p><text:s/>8,9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85.4880107706194" table:style-name="ce5">
            <text:p><text:s/>8,985<text:s/></text:p>
          </table:table-cell>
          <table:table-cell office:value-type="float" office:value="1.0299987404015802" table:style-name="ce6">
            <text:p>1.030</text:p>
          </table:table-cell>
          <table:table-cell office:value-type="float" office:value="9255.041332987239" table:style-name="ce5">
            <text:p><text:s/>9,255<text:s/></text:p>
          </table:table-cell>
          <table:table-cell office:value-type="float" office:value="1.1785478849495428" table:style-name="ce6">
            <text:p>1.179</text:p>
          </table:table-cell>
          <table:table-cell office:value-type="float" office:value="10907.509388112709" table:style-name="ce5">
            <text:p><text:s/>10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907.509388112709" table:style-name="ce5">
            <text:p><text:s/>10,908<text:s/></text:p>
          </table:table-cell>
          <table:table-cell office:value-type="float" office:value="1.0158103359409714" table:style-name="ce6">
            <text:p>1.016</text:p>
          </table:table-cell>
          <table:table-cell office:value-type="float" office:value="11079.96077581807" table:style-name="ce5">
            <text:p><text:s/>11,080<text:s/></text:p>
          </table:table-cell>
          <table:table-cell office:value-type="float" office:value="1.0138946057330391" table:style-name="ce6">
            <text:p>1.014</text:p>
          </table:table-cell>
          <table:table-cell office:value-type="float" office:value="11233.9124623356" table:style-name="ce5">
            <text:p><text:s/>11,2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33.9124623356" table:style-name="ce5">
            <text:p><text:s/>11,234<text:s/></text:p>
          </table:table-cell>
          <table:table-cell office:value-type="float" office:value="1.0330908112955226" table:style-name="ce6">
            <text:p>1.033</text:p>
          </table:table-cell>
          <table:table-cell office:value-type="float" office:value="11605.651739737168" table:style-name="ce5">
            <text:p><text:s/>11,606<text:s/></text:p>
          </table:table-cell>
          <table:table-cell office:value-type="float" office:value="1.1029341874901513" table:style-name="ce6">
            <text:p>1.103</text:p>
          </table:table-cell>
          <table:table-cell office:value-type="float" office:value="12800.270071860672" table:style-name="ce5">
            <text:p><text:s/>12,8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8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95.5202945102001" table:style-name="ce5">
            <text:p><text:s/>2,7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95.5202945102001" table:style-name="ce5">
            <text:p><text:s/>2,796<text:s/></text:p>
          </table:table-cell>
          <table:table-cell office:value-type="float" office:value="0.96108018989661348" table:style-name="ce6">
            <text:p>0.961</text:p>
          </table:table-cell>
          <table:table-cell office:value-type="float" office:value="2686.7191755077001" table:style-name="ce5">
            <text:p><text:s/>2,687<text:s/></text:p>
          </table:table-cell>
          <table:table-cell office:value-type="float" office:value="1.0794648837033203" table:style-name="ce6">
            <text:p>1.079</text:p>
          </table:table-cell>
          <table:table-cell office:value-type="float" office:value="2900.2190023328999" table:style-name="ce5">
            <text:p><text:s/>2,9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00.2190023328999" table:style-name="ce5">
            <text:p><text:s/>2,900<text:s/></text:p>
          </table:table-cell>
          <table:table-cell office:value-type="float" office:value="0.9985831290039151" table:style-name="ce6">
            <text:p>0.999</text:p>
          </table:table-cell>
          <table:table-cell office:value-type="float" office:value="2896.1097661462004" table:style-name="ce5">
            <text:p><text:s/>2,896<text:s/></text:p>
          </table:table-cell>
          <table:table-cell office:value-type="float" office:value="1.1461269191157224" table:style-name="ce6">
            <text:p>1.146</text:p>
          </table:table-cell>
          <table:table-cell office:value-type="float" office:value="3319.3093636940998" table:style-name="ce5">
            <text:p><text:s/>3,3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19.3093636940998" table:style-name="ce5">
            <text:p><text:s/>3,319<text:s/></text:p>
          </table:table-cell>
          <table:table-cell office:value-type="float" office:value="1.0803971568668445" table:style-name="ce6">
            <text:p>1.080</text:p>
          </table:table-cell>
          <table:table-cell office:value-type="float" office:value="3586.1723992965999" table:style-name="ce5">
            <text:p><text:s/>3,586<text:s/></text:p>
          </table:table-cell>
          <table:table-cell office:value-type="float" office:value="1.0525214497182969" table:style-name="ce6">
            <text:p>1.053</text:p>
          </table:table-cell>
          <table:table-cell office:value-type="float" office:value="3774.5233726473998" table:style-name="ce5">
            <text:p><text:s/>3,7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774.5233726473998" table:style-name="ce5">
            <text:p><text:s/>3,775<text:s/></text:p>
          </table:table-cell>
          <table:table-cell office:value-type="float" office:value="1.0280875180983291" table:style-name="ce6">
            <text:p>1.028</text:p>
          </table:table-cell>
          <table:table-cell office:value-type="float" office:value="3880.5403661892001" table:style-name="ce5">
            <text:p><text:s/>3,881<text:s/></text:p>
          </table:table-cell>
          <table:table-cell office:value-type="float" office:value="1.2410892897738732" table:style-name="ce6">
            <text:p>1.241</text:p>
          </table:table-cell>
          <table:table-cell office:value-type="float" office:value="4816.0970870126002" table:style-name="ce5">
            <text:p><text:s/>4,8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16.0970870126002" table:style-name="ce5">
            <text:p><text:s/>4,816<text:s/></text:p>
          </table:table-cell>
          <table:table-cell office:value-type="float" office:value="1.0038528455693592" table:style-name="ce6">
            <text:p>1.004</text:p>
          </table:table-cell>
          <table:table-cell office:value-type="float" office:value="4834.6527653358999" table:style-name="ce5">
            <text:p><text:s/>4,835<text:s/></text:p>
          </table:table-cell>
          <table:table-cell office:value-type="float" office:value="1.0368176132520517" table:style-name="ce6">
            <text:p>1.037</text:p>
          </table:table-cell>
          <table:table-cell office:value-type="float" office:value="5012.6531410579992" table:style-name="ce5">
            <text:p><text:s/>5,0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12.6531410579992" table:style-name="ce5">
            <text:p><text:s/>5,013<text:s/></text:p>
          </table:table-cell>
          <table:table-cell office:value-type="float" office:value="1.1043518278291835" table:style-name="ce6">
            <text:p>1.104</text:p>
          </table:table-cell>
          <table:table-cell office:value-type="float" office:value="5535.7326586011004" table:style-name="ce5">
            <text:p><text:s/>5,536<text:s/></text:p>
          </table:table-cell>
          <table:table-cell office:value-type="float" office:value="1.0124283060646186" table:style-name="ce6">
            <text:p>1.012</text:p>
          </table:table-cell>
          <table:table-cell office:value-type="float" office:value="5604.5324383740999" table:style-name="ce5">
            <text:p><text:s/>5,6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04.5324383740999" table:style-name="ce5">
            <text:p><text:s/>5,605<text:s/></text:p>
          </table:table-cell>
          <table:table-cell office:value-type="float" office:value="1.0626286832402076" table:style-name="ce6">
            <text:p>1.063</text:p>
          </table:table-cell>
          <table:table-cell office:value-type="float" office:value="5955.5369251664997" table:style-name="ce5">
            <text:p><text:s/>5,956<text:s/></text:p>
          </table:table-cell>
          <table:table-cell office:value-type="float" office:value="1.1062932114070809" table:style-name="ce6">
            <text:p>1.106</text:p>
          </table:table-cell>
          <table:table-cell office:value-type="float" office:value="6588.5700705958998" table:style-name="ce5">
            <text:p><text:s/>6,5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88.5700705958998" table:style-name="ce5">
            <text:p><text:s/>6,589<text:s/></text:p>
          </table:table-cell>
          <table:table-cell office:value-type="float" office:value="1.0072972297121905" table:style-name="ce6">
            <text:p>1.007</text:p>
          </table:table-cell>
          <table:table-cell office:value-type="float" office:value="6636.6483798759" table:style-name="ce5">
            <text:p><text:s/>6,637<text:s/></text:p>
          </table:table-cell>
          <table:table-cell office:value-type="float" office:value="1.0059804354777844" table:style-name="ce6">
            <text:p>1.006</text:p>
          </table:table-cell>
          <table:table-cell office:value-type="float" office:value="6676.3384273004904" table:style-name="ce5">
            <text:p><text:s/>6,6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76.3384273004904" table:style-name="ce5">
            <text:p><text:s/>6,676<text:s/></text:p>
          </table:table-cell>
          <table:table-cell office:value-type="float" office:value="1.0172330489292796" table:style-name="ce6">
            <text:p>1.017</text:p>
          </table:table-cell>
          <table:table-cell office:value-type="float" office:value="6791.3920940865901" table:style-name="ce5">
            <text:p><text:s/>6,791<text:s/></text:p>
          </table:table-cell>
          <table:table-cell office:value-type="float" office:value="1.0280280335006635" table:style-name="ce6">
            <text:p>1.028</text:p>
          </table:table-cell>
          <table:table-cell office:value-type="float" office:value="6981.7414592157902" table:style-name="ce5">
            <text:p><text:s/>6,9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981.7414592157902" table:style-name="ce5">
            <text:p><text:s/>6,982<text:s/></text:p>
          </table:table-cell>
          <table:table-cell office:value-type="float" office:value="1.0258897356595245" table:style-name="ce6">
            <text:p>1.026</text:p>
          </table:table-cell>
          <table:table-cell office:value-type="float" office:value="7162.4969000380297" table:style-name="ce5">
            <text:p><text:s/>7,162<text:s/></text:p>
          </table:table-cell>
          <table:table-cell office:value-type="float" office:value="1.1527208022938848" table:style-name="ce6">
            <text:p>1.153</text:p>
          </table:table-cell>
          <table:table-cell office:value-type="float" office:value="8256.3591730393" table:style-name="ce5">
            <text:p><text:s/>8,25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256.3591730393" table:style-name="ce5">
            <text:p><text:s/>8,256<text:s/></text:p>
          </table:table-cell>
          <table:table-cell office:value-type="float" office:value="0.96348924893912735" table:style-name="ce6">
            <text:p>0.963</text:p>
          </table:table-cell>
          <table:table-cell office:value-type="float" office:value="7954.9132986033101" table:style-name="ce5">
            <text:p><text:s/>7,955<text:s/></text:p>
          </table:table-cell>
          <table:table-cell office:value-type="float" office:value="1.1203842350923361" table:style-name="ce6">
            <text:p>1.120</text:p>
          </table:table-cell>
          <table:table-cell office:value-type="float" office:value="8912.5594512815205" table:style-name="ce5">
            <text:p><text:s/>8,9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12.5594512815205" table:style-name="ce5">
            <text:p><text:s/>8,913<text:s/></text:p>
          </table:table-cell>
          <table:table-cell office:value-type="float" office:value="0.97625970436782816" table:style-name="ce6">
            <text:p>0.976</text:p>
          </table:table-cell>
          <table:table-cell office:value-type="float" office:value="8700.9726550687901" table:style-name="ce5">
            <text:p><text:s/>8,701<text:s/></text:p>
          </table:table-cell>
          <table:table-cell office:value-type="float" office:value="1.0462982423694727" table:style-name="ce6">
            <text:p>1.046</text:p>
          </table:table-cell>
          <table:table-cell office:value-type="float" office:value="9103.8123959033201" table:style-name="ce5">
            <text:p><text:s/>9,1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103.8123959033201" table:style-name="ce5">
            <text:p><text:s/>9,104<text:s/></text:p>
          </table:table-cell>
          <table:table-cell office:value-type="float" office:value="0.97756881711483046" table:style-name="ce6">
            <text:p>0.978</text:p>
          </table:table-cell>
          <table:table-cell office:value-type="float" office:value="8899.60311509854" table:style-name="ce5">
            <text:p><text:s/>8,900<text:s/></text:p>
          </table:table-cell>
          <table:table-cell office:value-type="float" office:value="1.0899082965571574" table:style-name="ce6">
            <text:p>1.090</text:p>
          </table:table-cell>
          <table:table-cell office:value-type="float" office:value="9699.7512712118205" table:style-name="ce5">
            <text:p><text:s/>9,7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99.7512712118205" table:style-name="ce5">
            <text:p><text:s/>9,700<text:s/></text:p>
          </table:table-cell>
          <table:table-cell office:value-type="float" office:value="0.94886072806925703" table:style-name="ce6">
            <text:p>0.949</text:p>
          </table:table-cell>
          <table:table-cell office:value-type="float" office:value="9203.7130532927495" table:style-name="ce5">
            <text:p><text:s/>9,204<text:s/></text:p>
          </table:table-cell>
          <table:table-cell office:value-type="float" office:value="1.0808994424025744" table:style-name="ce6">
            <text:p>1.081</text:p>
          </table:table-cell>
          <table:table-cell office:value-type="float" office:value="9948.2883073374287" table:style-name="ce5">
            <text:p><text:s/>9,9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48.2883073374287" table:style-name="ce5">
            <text:p><text:s/>9,948<text:s/></text:p>
          </table:table-cell>
          <table:table-cell office:value-type="float" office:value="0.99062134827218318" table:style-name="ce6">
            <text:p>0.991</text:p>
          </table:table-cell>
          <table:table-cell office:value-type="float" office:value="9854.9867760149991" table:style-name="ce5">
            <text:p><text:s/>9,855<text:s/></text:p>
          </table:table-cell>
          <table:table-cell office:value-type="float" office:value="1.0640377217719525" table:style-name="ce6">
            <text:p>1.064</text:p>
          </table:table-cell>
          <table:table-cell office:value-type="float" office:value="10486.077677243718" table:style-name="ce5">
            <text:p><text:s/>10,4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86.077677243718" table:style-name="ce5">
            <text:p><text:s/>10,486<text:s/></text:p>
          </table:table-cell>
          <table:table-cell office:value-type="float" office:value="1.0234985519505335" table:style-name="ce6">
            <text:p>1.023</text:p>
          </table:table-cell>
          <table:table-cell office:value-type="float" office:value="10732.485318299761" table:style-name="ce5">
            <text:p><text:s/>10,732<text:s/></text:p>
          </table:table-cell>
          <table:table-cell office:value-type="float" office:value="1.0134466951226504" table:style-name="ce6">
            <text:p>1.013</text:p>
          </table:table-cell>
          <table:table-cell office:value-type="float" office:value="10876.801776283261" table:style-name="ce5">
            <text:p><text:s/>10,8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6.4372289087" table:style-name="ce5">
            <text:p><text:s/>1,0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36.4372289087" table:style-name="ce5">
            <text:p><text:s/>1,036<text:s/></text:p>
          </table:table-cell>
          <table:table-cell office:value-type="float" office:value="0.94539303812759357" table:style-name="ce6">
            <text:p>0.945</text:p>
          </table:table-cell>
          <table:table-cell office:value-type="float" office:value="979.84054066654005" table:style-name="ce5">
            <text:p><text:s/>980<text:s/></text:p>
          </table:table-cell>
          <table:table-cell office:value-type="float" office:value="1.1670345254075984" table:style-name="ce6">
            <text:p>1.167</text:p>
          </table:table-cell>
          <table:table-cell office:value-type="float" office:value="1143.5077403519001" table:style-name="ce5">
            <text:p><text:s/>1,1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43.5077403519001" table:style-name="ce5">
            <text:p><text:s/>1,144<text:s/></text:p>
          </table:table-cell>
          <table:table-cell office:value-type="float" office:value="0.98107576890844594" table:style-name="ce6">
            <text:p>0.981</text:p>
          </table:table-cell>
          <table:table-cell office:value-type="float" office:value="1121.8677356185001" table:style-name="ce5">
            <text:p><text:s/>1,122<text:s/></text:p>
          </table:table-cell>
          <table:table-cell office:value-type="float" office:value="1.1236910146127852" table:style-name="ce6">
            <text:p>1.124</text:p>
          </table:table-cell>
          <table:table-cell office:value-type="float" office:value="1260.6326940985" table:style-name="ce5">
            <text:p><text:s/>1,2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0.6326940985" table:style-name="ce5">
            <text:p><text:s/>1,261<text:s/></text:p>
          </table:table-cell>
          <table:table-cell office:value-type="float" office:value="1.083698957337097" table:style-name="ce6">
            <text:p>1.084</text:p>
          </table:table-cell>
          <table:table-cell office:value-type="float" office:value="1366.1463361796" table:style-name="ce5">
            <text:p><text:s/>1,366<text:s/></text:p>
          </table:table-cell>
          <table:table-cell office:value-type="float" office:value="0.95516563041248914" table:style-name="ce6">
            <text:p>0.955</text:p>
          </table:table-cell>
          <table:table-cell office:value-type="float" office:value="1304.8960264327" table:style-name="ce5">
            <text:p><text:s/>1,30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04.8960264327" table:style-name="ce5">
            <text:p><text:s/>1,305<text:s/></text:p>
          </table:table-cell>
          <table:table-cell office:value-type="float" office:value="1.0307482107399686" table:style-name="ce6">
            <text:p>1.031</text:p>
          </table:table-cell>
          <table:table-cell office:value-type="float" office:value="1345.0192444472" table:style-name="ce5">
            <text:p><text:s/>1,345<text:s/></text:p>
          </table:table-cell>
          <table:table-cell office:value-type="float" office:value="1.3576835562364964" table:style-name="ce6">
            <text:p>1.358</text:p>
          </table:table-cell>
          <table:table-cell office:value-type="float" office:value="1826.1105110076001" table:style-name="ce5">
            <text:p><text:s/>1,8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26.1105110076001" table:style-name="ce5">
            <text:p><text:s/>1,826<text:s/></text:p>
          </table:table-cell>
          <table:table-cell office:value-type="float" office:value="0.9908268170179596" table:style-name="ce6">
            <text:p>0.991</text:p>
          </table:table-cell>
          <table:table-cell office:value-type="float" office:value="1809.3592651447" table:style-name="ce5">
            <text:p><text:s/>1,809<text:s/></text:p>
          </table:table-cell>
          <table:table-cell office:value-type="float" office:value="0.98248106742661456" table:style-name="ce6">
            <text:p>0.982</text:p>
          </table:table-cell>
          <table:table-cell office:value-type="float" office:value="1777.6612221775999" table:style-name="ce5">
            <text:p><text:s/>1,7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7.6612221775999" table:style-name="ce5">
            <text:p><text:s/>1,778<text:s/></text:p>
          </table:table-cell>
          <table:table-cell office:value-type="float" office:value="1.1220728656508432" table:style-name="ce6">
            <text:p>1.122</text:p>
          </table:table-cell>
          <table:table-cell office:value-type="float" office:value="1994.6654217251998" table:style-name="ce5">
            <text:p><text:s/>1,995<text:s/></text:p>
          </table:table-cell>
          <table:table-cell office:value-type="float" office:value="0.99849669411780029" table:style-name="ce6">
            <text:p>0.998</text:p>
          </table:table-cell>
          <table:table-cell office:value-type="float" office:value="1991.6668294637" table:style-name="ce5">
            <text:p><text:s/>1,9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1.6668294637" table:style-name="ce5">
            <text:p><text:s/>1,992<text:s/></text:p>
          </table:table-cell>
          <table:table-cell office:value-type="float" office:value="1.0688968456004007" table:style-name="ce6">
            <text:p>1.069</text:p>
          </table:table-cell>
          <table:table-cell office:value-type="float" office:value="2128.8863915007" table:style-name="ce5">
            <text:p><text:s/>2,129<text:s/></text:p>
          </table:table-cell>
          <table:table-cell office:value-type="float" office:value="1.1139028936134847" table:style-name="ce6">
            <text:p>1.114</text:p>
          </table:table-cell>
          <table:table-cell office:value-type="float" office:value="2371.3727116669997" table:style-name="ce5">
            <text:p><text:s/>2,3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71.3727116669997" table:style-name="ce5">
            <text:p><text:s/>2,371<text:s/></text:p>
          </table:table-cell>
          <table:table-cell office:value-type="float" office:value="1.0343374932445182" table:style-name="ce6">
            <text:p>1.034</text:p>
          </table:table-cell>
          <table:table-cell office:value-type="float" office:value="2452.7997061340998" table:style-name="ce5">
            <text:p><text:s/>2,453<text:s/></text:p>
          </table:table-cell>
          <table:table-cell office:value-type="float" office:value="0.99950870351657073" table:style-name="ce6">
            <text:p>1.000</text:p>
          </table:table-cell>
          <table:table-cell office:value-type="float" office:value="2451.5946542639199" table:style-name="ce5">
            <text:p><text:s/>2,4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51.5946542639199" table:style-name="ce5">
            <text:p><text:s/>2,452<text:s/></text:p>
          </table:table-cell>
          <table:table-cell office:value-type="float" office:value="0.98360401612564352" table:style-name="ce6">
            <text:p>0.984</text:p>
          </table:table-cell>
          <table:table-cell office:value-type="float" office:value="2411.39834784615" table:style-name="ce5">
            <text:p><text:s/>2,411<text:s/></text:p>
          </table:table-cell>
          <table:table-cell office:value-type="float" office:value="1.0465095340407089" table:style-name="ce6">
            <text:p>1.047</text:p>
          </table:table-cell>
          <table:table-cell office:value-type="float" office:value="2523.5513613910098" table:style-name="ce5">
            <text:p><text:s/>2,52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23.5513613910098" table:style-name="ce5">
            <text:p><text:s/>2,524<text:s/></text:p>
          </table:table-cell>
          <table:table-cell office:value-type="float" office:value="1.0485439026664767" table:style-name="ce6">
            <text:p>1.049</text:p>
          </table:table-cell>
          <table:table-cell office:value-type="float" office:value="2646.0543930522299" table:style-name="ce5">
            <text:p><text:s/>2,646<text:s/></text:p>
          </table:table-cell>
          <table:table-cell office:value-type="float" office:value="1.1559182175816884" table:style-name="ce6">
            <text:p>1.156</text:p>
          </table:table-cell>
          <table:table-cell office:value-type="float" office:value="3058.62247764113" table:style-name="ce5">
            <text:p><text:s/>3,0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58.62247764113" table:style-name="ce5">
            <text:p><text:s/>3,059<text:s/></text:p>
          </table:table-cell>
          <table:table-cell office:value-type="float" office:value="0.90173331624026432" table:style-name="ce6">
            <text:p>0.902</text:p>
          </table:table-cell>
          <table:table-cell office:value-type="float" office:value="2758.0617898903497" table:style-name="ce5">
            <text:p><text:s/>2,758<text:s/></text:p>
          </table:table-cell>
          <table:table-cell office:value-type="float" office:value="1.0833031270634095" table:style-name="ce6">
            <text:p>1.083</text:p>
          </table:table-cell>
          <table:table-cell office:value-type="float" office:value="2987.8169616223204" table:style-name="ce5">
            <text:p><text:s/>2,9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7.8169616223204" table:style-name="ce5">
            <text:p><text:s/>2,988<text:s/></text:p>
          </table:table-cell>
          <table:table-cell office:value-type="float" office:value="0.94980167771374036" table:style-name="ce6">
            <text:p>0.950</text:p>
          </table:table-cell>
          <table:table-cell office:value-type="float" office:value="2837.8335628504501" table:style-name="ce5">
            <text:p><text:s/>2,838<text:s/></text:p>
          </table:table-cell>
          <table:table-cell office:value-type="float" office:value="1.0268012810936396" table:style-name="ce6">
            <text:p>1.027</text:p>
          </table:table-cell>
          <table:table-cell office:value-type="float" office:value="2913.8911378653697" table:style-name="ce5">
            <text:p><text:s/>2,9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13.8911378653697" table:style-name="ce5">
            <text:p><text:s/>2,914<text:s/></text:p>
          </table:table-cell>
          <table:table-cell office:value-type="float" office:value="0.94107525280627935" table:style-name="ce6">
            <text:p>0.941</text:p>
          </table:table-cell>
          <table:table-cell office:value-type="float" office:value="2742.1908392166301" table:style-name="ce5">
            <text:p><text:s/>2,742<text:s/></text:p>
          </table:table-cell>
          <table:table-cell office:value-type="float" office:value="1.1113175093019576" table:style-name="ce6">
            <text:p>1.111</text:p>
          </table:table-cell>
          <table:table-cell office:value-type="float" office:value="3047.4446934688704" table:style-name="ce5">
            <text:p><text:s/>3,0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47.4446934688704" table:style-name="ce5">
            <text:p><text:s/>3,047<text:s/></text:p>
          </table:table-cell>
          <table:table-cell office:value-type="float" office:value="0.93767528952763901" table:style-name="ce6">
            <text:p>0.938</text:p>
          </table:table-cell>
          <table:table-cell office:value-type="float" office:value="2857.51358526789" table:style-name="ce5">
            <text:p><text:s/>2,858<text:s/></text:p>
          </table:table-cell>
          <table:table-cell office:value-type="float" office:value="1.079791565505007" table:style-name="ce6">
            <text:p>1.080</text:p>
          </table:table-cell>
          <table:table-cell office:value-type="float" office:value="3085.5190676882398" table:style-name="ce5">
            <text:p><text:s/>3,0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85.5190676882398" table:style-name="ce5">
            <text:p><text:s/>3,086<text:s/></text:p>
          </table:table-cell>
          <table:table-cell office:value-type="float" office:value="0.98794001741485593" table:style-name="ce6">
            <text:p>0.988</text:p>
          </table:table-cell>
          <table:table-cell office:value-type="float" office:value="3048.30776146579" table:style-name="ce5">
            <text:p><text:s/>3,048<text:s/></text:p>
          </table:table-cell>
          <table:table-cell office:value-type="float" office:value="1.1024382346231953" table:style-name="ce6">
            <text:p>1.102</text:p>
          </table:table-cell>
          <table:table-cell office:value-type="float" office:value="3360.5710271385296" table:style-name="ce5">
            <text:p><text:s/>3,3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60.5710271385296" table:style-name="ce5">
            <text:p><text:s/>3,361<text:s/></text:p>
          </table:table-cell>
          <table:table-cell office:value-type="float" office:value="1.0573546105902569" table:style-name="ce6">
            <text:p>1.057</text:p>
          </table:table-cell>
          <table:table-cell office:value-type="float" office:value="3553.3152697609603" table:style-name="ce5">
            <text:p><text:s/>3,553<text:s/></text:p>
          </table:table-cell>
          <table:table-cell office:value-type="float" office:value="0.98658255403206108" table:style-name="ce6">
            <text:p>0.987</text:p>
          </table:table-cell>
          <table:table-cell office:value-type="float" office:value="3505.6388541218903" table:style-name="ce5">
            <text:p><text:s/>3,5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ah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59.0830656015" table:style-name="ce5">
            <text:p><text:s/>1,7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59.0830656015" table:style-name="ce5">
            <text:p><text:s/>1,759<text:s/></text:p>
          </table:table-cell>
          <table:table-cell office:value-type="float" office:value="0.97032293029181682" table:style-name="ce6">
            <text:p>0.970</text:p>
          </table:table-cell>
          <table:table-cell office:value-type="float" office:value="1706.8786348411597" table:style-name="ce5">
            <text:p><text:s/>1,707<text:s/></text:p>
          </table:table-cell>
          <table:table-cell office:value-type="float" office:value="1.0291951789205431" table:style-name="ce6">
            <text:p>1.029</text:p>
          </table:table-cell>
          <table:table-cell office:value-type="float" office:value="1756.711261981" table:style-name="ce5">
            <text:p><text:s/>1,7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56.711261981" table:style-name="ce5">
            <text:p><text:s/>1,757<text:s/></text:p>
          </table:table-cell>
          <table:table-cell office:value-type="float" office:value="1.009979311299531" table:style-name="ce6">
            <text:p>1.010</text:p>
          </table:table-cell>
          <table:table-cell office:value-type="float" office:value="1774.2420305277001" table:style-name="ce5">
            <text:p><text:s/>1,774<text:s/></text:p>
          </table:table-cell>
          <table:table-cell office:value-type="float" office:value="1.1603133248868545" table:style-name="ce6">
            <text:p>1.160</text:p>
          </table:table-cell>
          <table:table-cell office:value-type="float" office:value="2058.6766695955998" table:style-name="ce5">
            <text:p><text:s/>2,0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58.6766695955998" table:style-name="ce5">
            <text:p><text:s/>2,059<text:s/></text:p>
          </table:table-cell>
          <table:table-cell office:value-type="float" office:value="1.0783752960843018" table:style-name="ce6">
            <text:p>1.078</text:p>
          </table:table-cell>
          <table:table-cell office:value-type="float" office:value="2220.0260631169995" table:style-name="ce5">
            <text:p><text:s/>2,220<text:s/></text:p>
          </table:table-cell>
          <table:table-cell office:value-type="float" office:value="1.1124316904402691" table:style-name="ce6">
            <text:p>1.112</text:p>
          </table:table-cell>
          <table:table-cell office:value-type="float" office:value="2469.6273462146996" table:style-name="ce5">
            <text:p><text:s/>2,4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69.6273462146996" table:style-name="ce5">
            <text:p><text:s/>2,470<text:s/></text:p>
          </table:table-cell>
          <table:table-cell office:value-type="float" office:value="1.0266816674298243" table:style-name="ce6">
            <text:p>1.027</text:p>
          </table:table-cell>
          <table:table-cell office:value-type="float" office:value="2535.5211217419997" table:style-name="ce5">
            <text:p><text:s/>2,536<text:s/></text:p>
          </table:table-cell>
          <table:table-cell office:value-type="float" office:value="1.1792394669348152" table:style-name="ce6">
            <text:p>1.179</text:p>
          </table:table-cell>
          <table:table-cell office:value-type="float" office:value="2989.9865760050002" table:style-name="ce5">
            <text:p><text:s/>2,9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89.9865760050002" table:style-name="ce5">
            <text:p><text:s/>2,990<text:s/></text:p>
          </table:table-cell>
          <table:table-cell office:value-type="float" office:value="1.0118083888635294" table:style-name="ce6">
            <text:p>1.012</text:p>
          </table:table-cell>
          <table:table-cell office:value-type="float" office:value="3025.2935001912001" table:style-name="ce5">
            <text:p><text:s/>3,025<text:s/></text:p>
          </table:table-cell>
          <table:table-cell office:value-type="float" office:value="1.0693150660178745" table:style-name="ce6">
            <text:p>1.069</text:p>
          </table:table-cell>
          <table:table-cell office:value-type="float" office:value="3234.9919188803997" table:style-name="ce5">
            <text:p><text:s/>3,2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34.9919188803997" table:style-name="ce5">
            <text:p><text:s/>3,235<text:s/></text:p>
          </table:table-cell>
          <table:table-cell office:value-type="float" office:value="1.094613935883163" table:style-name="ce6">
            <text:p>1.095</text:p>
          </table:table-cell>
          <table:table-cell office:value-type="float" office:value="3541.0672368759001" table:style-name="ce5">
            <text:p><text:s/>3,541<text:s/></text:p>
          </table:table-cell>
          <table:table-cell office:value-type="float" office:value="1.0202759132294372" table:style-name="ce6">
            <text:p>1.020</text:p>
          </table:table-cell>
          <table:table-cell office:value-type="float" office:value="3612.8656089103993" table:style-name="ce5">
            <text:p><text:s/>3,6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12.8656089103993" table:style-name="ce5">
            <text:p><text:s/>3,613<text:s/></text:p>
          </table:table-cell>
          <table:table-cell office:value-type="float" office:value="1.0591732292029197" table:style-name="ce6">
            <text:p>1.059</text:p>
          </table:table-cell>
          <table:table-cell office:value-type="float" office:value="3826.6505336658001" table:style-name="ce5">
            <text:p><text:s/>3,827<text:s/></text:p>
          </table:table-cell>
          <table:table-cell office:value-type="float" office:value="1.102059705172233" table:style-name="ce6">
            <text:p>1.102</text:p>
          </table:table-cell>
          <table:table-cell office:value-type="float" office:value="4217.1973589289" table:style-name="ce5">
            <text:p><text:s/>4,2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17.1973589289" table:style-name="ce5">
            <text:p><text:s/>4,217<text:s/></text:p>
          </table:table-cell>
          <table:table-cell office:value-type="float" office:value="0.99209221614528154" table:style-name="ce6">
            <text:p>0.992</text:p>
          </table:table-cell>
          <table:table-cell office:value-type="float" office:value="4183.8486737418007" table:style-name="ce5">
            <text:p><text:s/>4,184<text:s/></text:p>
          </table:table-cell>
          <table:table-cell office:value-type="float" office:value="1.0097745168345671" table:style-name="ce6">
            <text:p>1.010</text:p>
          </table:table-cell>
          <table:table-cell office:value-type="float" office:value="4224.7437730365709" table:style-name="ce5">
            <text:p><text:s/>4,2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24.7437730365709" table:style-name="ce5">
            <text:p><text:s/>4,225<text:s/></text:p>
          </table:table-cell>
          <table:table-cell office:value-type="float" office:value="1.0367477843732715" table:style-name="ce6">
            <text:p>1.037</text:p>
          </table:table-cell>
          <table:table-cell office:value-type="float" office:value="4379.9937462404405" table:style-name="ce5">
            <text:p><text:s/>4,380<text:s/></text:p>
          </table:table-cell>
          <table:table-cell office:value-type="float" office:value="1.0178530737975273" table:style-name="ce6">
            <text:p>1.018</text:p>
          </table:table-cell>
          <table:table-cell office:value-type="float" office:value="4458.1900978247795" table:style-name="ce5">
            <text:p><text:s/>4,4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58.1900978247795" table:style-name="ce5">
            <text:p><text:s/>4,458<text:s/></text:p>
          </table:table-cell>
          <table:table-cell office:value-type="float" office:value="1.0130663807246449" table:style-name="ce6">
            <text:p>1.013</text:p>
          </table:table-cell>
          <table:table-cell office:value-type="float" office:value="4516.4425069857998" table:style-name="ce5">
            <text:p><text:s/>4,516<text:s/></text:p>
          </table:table-cell>
          <table:table-cell office:value-type="float" office:value="1.1508475281947197" table:style-name="ce6">
            <text:p>1.151</text:p>
          </table:table-cell>
          <table:table-cell office:value-type="float" office:value="5197.7366953981709" table:style-name="ce5">
            <text:p><text:s/>5,1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97.7366953981709" table:style-name="ce5">
            <text:p><text:s/>5,198<text:s/></text:p>
          </table:table-cell>
          <table:table-cell office:value-type="float" office:value="0.99982969766706442" table:style-name="ce6">
            <text:p>1.000</text:p>
          </table:table-cell>
          <table:table-cell office:value-type="float" office:value="5196.851508712959" table:style-name="ce5">
            <text:p><text:s/>5,197<text:s/></text:p>
          </table:table-cell>
          <table:table-cell office:value-type="float" office:value="1.1400638405245698" table:style-name="ce6">
            <text:p>1.140</text:p>
          </table:table-cell>
          <table:table-cell office:value-type="float" office:value="5924.7424896592011" table:style-name="ce5">
            <text:p><text:s/>5,9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24.7424896592011" table:style-name="ce5">
            <text:p><text:s/>5,925<text:s/></text:p>
          </table:table-cell>
          <table:table-cell office:value-type="float" office:value="0.98960235022055709" table:style-name="ce6">
            <text:p>0.990</text:p>
          </table:table-cell>
          <table:table-cell office:value-type="float" office:value="5863.13909221834" table:style-name="ce5">
            <text:p><text:s/>5,863<text:s/></text:p>
          </table:table-cell>
          <table:table-cell office:value-type="float" office:value="1.0557350185079732" table:style-name="ce6">
            <text:p>1.056</text:p>
          </table:table-cell>
          <table:table-cell office:value-type="float" office:value="6189.9212580379508" table:style-name="ce5">
            <text:p><text:s/>6,19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89.9212580379508" table:style-name="ce5">
            <text:p><text:s/>6,190<text:s/></text:p>
          </table:table-cell>
          <table:table-cell office:value-type="float" office:value="0.99474807823866473" table:style-name="ce6">
            <text:p>0.995</text:p>
          </table:table-cell>
          <table:table-cell office:value-type="float" office:value="6157.4122758819094" table:style-name="ce5">
            <text:p><text:s/>6,157<text:s/></text:p>
          </table:table-cell>
          <table:table-cell office:value-type="float" office:value="1.0803737478809894" table:style-name="ce6">
            <text:p>1.080</text:p>
          </table:table-cell>
          <table:table-cell office:value-type="float" office:value="6652.3065777429501" table:style-name="ce5">
            <text:p><text:s/>6,6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52.3065777429501" table:style-name="ce5">
            <text:p><text:s/>6,652<text:s/></text:p>
          </table:table-cell>
          <table:table-cell office:value-type="float" office:value="0.95398481622265374" table:style-name="ce6">
            <text:p>0.954</text:p>
          </table:table-cell>
          <table:table-cell office:value-type="float" office:value="6346.199468024859" table:style-name="ce5">
            <text:p><text:s/>6,346<text:s/></text:p>
          </table:table-cell>
          <table:table-cell office:value-type="float" office:value="1.0813982879402155" table:style-name="ce6">
            <text:p>1.081</text:p>
          </table:table-cell>
          <table:table-cell office:value-type="float" office:value="6862.7692396491893" table:style-name="ce5">
            <text:p><text:s/>6,8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62.7692396491893" table:style-name="ce5">
            <text:p><text:s/>6,863<text:s/></text:p>
          </table:table-cell>
          <table:table-cell office:value-type="float" office:value="0.99182688166521438" table:style-name="ce6">
            <text:p>0.992</text:p>
          </table:table-cell>
          <table:table-cell office:value-type="float" office:value="6806.6790145492096" table:style-name="ce5">
            <text:p><text:s/>6,807<text:s/></text:p>
          </table:table-cell>
          <table:table-cell office:value-type="float" office:value="1.0468404099671056" table:style-name="ce6">
            <text:p>1.047</text:p>
          </table:table-cell>
          <table:table-cell office:value-type="float" office:value="7125.5066501051897" table:style-name="ce5">
            <text:p><text:s/>7,1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25.5066501051897" table:style-name="ce5">
            <text:p><text:s/>7,126<text:s/></text:p>
          </table:table-cell>
          <table:table-cell office:value-type="float" office:value="1.0075311695109876" table:style-name="ce6">
            <text:p>1.008</text:p>
          </table:table-cell>
          <table:table-cell office:value-type="float" office:value="7179.170048538801" table:style-name="ce5">
            <text:p><text:s/>7,179<text:s/></text:p>
          </table:table-cell>
          <table:table-cell office:value-type="float" office:value="1.0267430458290434" table:style-name="ce6">
            <text:p>1.027</text:p>
          </table:table-cell>
          <table:table-cell office:value-type="float" office:value="7371.1629221613703" table:style-name="ce5">
            <text:p><text:s/>7,3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6Z</meta:creation-date>
    <dc:date>2020-10-02T20:00:06Z</dc:date>
  </office:meta>
</office:document-meta>
</file>